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3000001C1A2D316A9DC337135.png" manifest:media-type="image/png"/>
  <manifest:file-entry manifest:full-path="Pictures/10000201000003E200000088F0B138AE9E91861F.png" manifest:media-type="image/png"/>
  <manifest:file-entry manifest:full-path="Pictures/10000201000002B3000000EC30CA3101F8A10B42.png" manifest:media-type="image/png"/>
  <manifest:file-entry manifest:full-path="Pictures/10000201000001C6000002121FC73BFD949025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SansCJKjpIdentityH" svg:font-family="NotoSansCJKjpIdentityH"/>
    <style:font-face style:name="NotoSansCJKjpularIdentityH" svg:font-family="NotoSansCJKjpularIdentityH"/>
    <style:font-face style:name="MS Gothic" svg:font-family="'MS Gothic'" style:font-pitch="variable"/>
    <style:font-face style:name="Noto Serif KR1" svg:font-family="'Noto Serif KR'" style:font-pitch="variable"/>
    <style:font-face style:name="NotoSansCJKjpIdentityH1" svg:font-family="NotoSansCJKjpIdentityH" style:font-pitch="variable"/>
    <style:font-face style:name="NotoSansCJKjpularIdentityH1" svg:font-family="NotoSansCJKjpularIdentityH" style:font-pitch="variable"/>
    <style:font-face style:name="Tahoma1" svg:font-family="Tahoma" style:font-pitch="variable"/>
    <style:font-face style:name="맑은 고딕1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KR" svg:font-family="'Noto Serif KR'" style:font-family-generic="roman" style:font-pitch="variable"/>
    <style:font-face style:name="맑은 고딕" svg:font-family="'맑은 고딕'" style:font-family-generic="roman" style:font-pitch="variable"/>
    <style:font-face style:name="휴먼둥근헤드라인" svg:font-family="휴먼둥근헤드라인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Noto Serif KR2" svg:font-family="'Noto Serif KR'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3049"/>
    </style:style>
    <style:style style:name="gr2" style:family="graphic" style:parent-style-name="standard">
      <style:graphic-properties draw:stroke="none" draw:fill="solid" draw:fill-color="#eae2b7"/>
    </style:style>
    <style:style style:name="gr3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" style:family="graphic" style:parent-style-name="standard">
      <style:graphic-properties draw:stroke="none" draw:fill="solid" draw:fill-color="#efbe54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24cm" fo:min-width="1.12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75cm" svg:stroke-color="#000000" draw:stroke-linejoin="miter" svg:stroke-linecap="butt" draw:fill="none" fo:padding-top="0.037cm" fo:padding-bottom="0.037cm" fo:padding-left="0.037cm" fo:padding-right="0.037cm"/>
    </style:style>
    <style:style style:name="gr11" style:family="graphic" style:parent-style-name="standard">
      <style:graphic-properties draw:stroke="solid" svg:stroke-width="0.014cm" svg:stroke-color="#ff0000" draw:stroke-linejoin="miter" svg:stroke-linecap="butt" draw:fill="none" fo:padding-top="0.007cm" fo:padding-bottom="0.007cm" fo:padding-left="0.007cm" fo:padding-right="0.007cm"/>
    </style:style>
    <style:style style:name="gr12" style:family="graphic" style:parent-style-name="standard">
      <style:graphic-properties draw:stroke="none" draw:fill="solid" draw:fill-color="#f57d11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loext:glow-color="#1e90ff" style:mirror="none"/>
    </style:style>
    <style:style style:name="P1" style:family="paragraph">
      <loext:graphic-properties draw:fill="solid" draw:fill-color="#003049"/>
    </style:style>
    <style:style style:name="P2" style:family="paragraph">
      <loext:graphic-properties draw:fill="solid" draw:fill-color="#eae2b7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fbe54"/>
    </style:style>
    <style:style style:name="P5" style:family="paragraph">
      <style:paragraph-properties fo:text-align="start" style:writing-mode="lr-tb"/>
      <style:text-properties style:font-name="맑은 고딕1" fo:font-weight="bold" style:font-name-asian="맑은 고딕1" style:font-weight-asian="bold" style:font-weight-complex="bold"/>
    </style:style>
    <style:style style:name="P6" style:family="paragraph">
      <loext:graphic-properties draw:fill="none"/>
      <style:text-properties style:font-name="맑은 고딕1" fo:font-size="24.7999992370605pt" fo:font-weight="bold" style:font-name-asian="맑은 고딕1" style:font-size-asian="24.7999992370605pt" style:font-weight-asian="bold" style:font-size-complex="24.7999992370605pt" style:font-weight-complex="bold"/>
    </style:style>
    <style:style style:name="P7" style:family="paragraph">
      <loext:graphic-properties draw:fill="none"/>
      <style:text-properties style:font-name="맑은 고딕1" fo:font-size="31.8999996185303pt" fo:font-weight="bold" style:font-name-asian="맑은 고딕1" style:font-size-asian="31.8999996185303pt" style:font-weight-asian="bold" style:font-size-complex="31.8999996185303pt" style:font-weight-complex="bold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0" style:family="paragraph">
      <loext:graphic-properties draw:fill="none"/>
      <style:text-properties style:font-name="맑은 고딕1" fo:font-size="14.3999996185303pt" fo:font-weight="bold" style:font-name-asian="맑은 고딕1" style:font-size-asian="14.3999996185303pt" style:font-weight-asian="bold" style:font-size-complex="14.3999996185303pt" style:font-weight-complex="bold"/>
    </style:style>
    <style:style style:name="P11" style:family="paragraph">
      <style:paragraph-properties fo:text-align="start" style:writing-mode="lr-tb"/>
      <style:text-properties style:font-name="Arial" fo:font-weight="bold" style:font-weight-asian="bold" style:font-weight-complex="bold"/>
    </style:style>
    <style:style style:name="P12" style:family="paragraph">
      <loext:graphic-properties draw:fill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f57d11"/>
    </style:style>
    <style:style style:name="T1" style:family="text">
      <style:text-properties fo:color="#000000" loext:opacity="100%" style:font-name="맑은 고딕1" fo:font-size="24.7999992370605pt" fo:font-weight="bold" style:font-name-asian="맑은 고딕1" style:font-size-asian="24.7999992370605pt" style:font-weight-asian="bold" style:font-name-complex="NotoSansCJKjpIdentityH" style:font-size-complex="24.7999992370605pt" style:font-weight-complex="bold"/>
    </style:style>
    <style:style style:name="T2" style:family="text">
      <style:text-properties fo:color="#000000" loext:opacity="100%" style:font-name="맑은 고딕1" fo:font-size="31.8999996185303pt" fo:font-weight="bold" style:font-name-asian="맑은 고딕1" style:font-size-asian="31.8999996185303pt" style:font-weight-asian="bold" style:font-name-complex="NotoSansCJKjpIdentityH" style:font-size-complex="31.8999996185303pt" style:font-weight-complex="bold"/>
    </style:style>
    <style:style style:name="T3" style:family="text">
      <style:text-properties fo:color="#000000" loext:opacity="100%" style:font-name="NotoSansCJKjpIdentityH" fo:font-size="14.3999996185303pt" fo:font-weight="bold" style:font-size-asian="14.3999996185303pt" style:font-name-complex="NotoSansCJKjpIdentityH" style:font-size-complex="14.3999996185303pt" style:font-weight-complex="bold"/>
    </style:style>
    <style:style style:name="T4" style:family="text">
      <style:text-properties fo:color="#000000" loext:opacity="100%" style:font-name="맑은 고딕1" fo:font-size="14.3999996185303pt" fo:font-weight="bold" style:font-name-asian="맑은 고딕1" style:font-size-asian="14.3999996185303pt" style:font-weight-asian="bold" style:font-name-complex="NotoSansCJKjpIdentityH" style:font-size-complex="14.3999996185303pt" style:font-weight-complex="bold"/>
    </style:style>
    <style:style style:name="T5" style:family="text">
      <style:text-properties fo:color="#000000" loext:opacity="100%" style:font-name="Arial" fo:font-size="12pt" fo:font-weight="bold" style:font-size-asian="12pt" style:font-weight-asian="bold" style:font-name-complex="NotoSansCJKjpularIdentityH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3" draw:text-style-name="P3" draw:layer="layout" svg:width="20.551cm" svg:height="13.365cm" svg:x="26.249cm" svg:y="1.5cm" svg:viewBox="0 0 20552 13366" draw:points="0,13366 20552,13366 20552,0 0,0">
          <text:p/>
        </draw:polygon>
        <draw:polygon draw:style-name="gr3" draw:text-style-name="P3" draw:layer="layout" svg:width="20.551cm" svg:height="13.365cm" svg:x="26.249cm" svg:y="1.5cm" svg:viewBox="0 0 20552 13366" draw:points="0,13366 20552,13366 20552,0 0,0">
          <text:p/>
        </draw:polygon>
        <draw:polygon draw:style-name="gr4" draw:text-style-name="P4" draw:layer="layout" svg:width="20.539cm" svg:height="7.989cm" svg:x="26.26cm" svg:y="6.865cm" svg:viewBox="0 0 20540 7990" draw:points="0,7990 0,0 20540,0 20540,799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5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6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7" draw:text-style-name="P9" draw:layer="layout" svg:width="2.089cm" svg:height="0.717cm" svg:x="42.836cm" svg:y="12.671cm">
          <draw:text-box>
            <text:p text:style-name="P8"><text:span text:style-name="T3">for v2.7</text:span></text:p>
          </draw:text-box>
        </draw:frame>
        <draw:frame draw:style-name="gr7" draw:text-style-name="P9" draw:layer="layout" svg:width="5.019cm" svg:height="0.717cm" svg:x="40.305cm" svg:y="13.304cm">
          <draw:text-box>
            <text:p text:style-name="P8"><text:span text:style-name="T3">Mark Galassi et al</text:span></text:p>
          </draw:text-box>
        </draw:frame>
        <draw:frame draw:style-name="gr7" draw:text-style-name="P10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8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8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8" draw:text-style-name="P3" draw:layer="layout" svg:width="3.799cm" svg:height="1.297cm" svg:x="3.5cm" svg:y="27.902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8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7" draw:text-style-name="P10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9" draw:text-style-name="P12" draw:layer="layout" svg:width="1.323cm" svg:height="0.475cm" svg:x="18.367cm" svg:y="25.557cm">
          <draw:text-box>
            <text:p text:style-name="P11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0" draw:text-style-name="P3" draw:layer="layout" svg:x1="17.932cm" svg:y1="26.67cm" svg:x2="17.932cm" svg:y2="26.594cm">
          <text:p/>
        </draw:line>
        <draw:line draw:style-name="gr10" draw:text-style-name="P3" draw:layer="layout" svg:x1="18.008cm" svg:y1="26.67cm" svg:x2="18.008cm" svg:y2="26.594cm">
          <text:p/>
        </draw:line>
        <draw:line draw:style-name="gr10" draw:text-style-name="P3" draw:layer="layout" svg:x1="18.083cm" svg:y1="26.67cm" svg:x2="18.083cm" svg:y2="26.594cm">
          <text:p/>
        </draw:line>
        <draw:line draw:style-name="gr10" draw:text-style-name="P3" draw:layer="layout" svg:x1="18.159cm" svg:y1="26.67cm" svg:x2="18.159cm" svg:y2="26.594cm">
          <text:p/>
        </draw:line>
        <draw:line draw:style-name="gr10" draw:text-style-name="P3" draw:layer="layout" svg:x1="18.235cm" svg:y1="26.67cm" svg:x2="18.235cm" svg:y2="26.594cm">
          <text:p/>
        </draw:line>
        <draw:line draw:style-name="gr10" draw:text-style-name="P3" draw:layer="layout" svg:x1="18.311cm" svg:y1="26.67cm" svg:x2="18.311cm" svg:y2="26.594cm">
          <text:p/>
        </draw:line>
        <draw:line draw:style-name="gr10" draw:text-style-name="P3" draw:layer="layout" svg:x1="18.386cm" svg:y1="26.67cm" svg:x2="18.386cm" svg:y2="26.594cm">
          <text:p/>
        </draw:line>
        <draw:line draw:style-name="gr10" draw:text-style-name="P3" draw:layer="layout" svg:x1="18.614cm" svg:y1="26.67cm" svg:x2="18.614cm" svg:y2="26.594cm">
          <text:p/>
        </draw:line>
        <draw:line draw:style-name="gr10" draw:text-style-name="P3" draw:layer="layout" svg:x1="18.765cm" svg:y1="26.67cm" svg:x2="18.765cm" svg:y2="26.594cm">
          <text:p/>
        </draw:line>
        <draw:line draw:style-name="gr10" draw:text-style-name="P3" draw:layer="layout" svg:x1="18.841cm" svg:y1="26.67cm" svg:x2="18.841cm" svg:y2="26.594cm">
          <text:p/>
        </draw:line>
        <draw:line draw:style-name="gr10" draw:text-style-name="P3" draw:layer="layout" svg:x1="18.917cm" svg:y1="26.67cm" svg:x2="18.917cm" svg:y2="26.594cm">
          <text:p/>
        </draw:line>
        <draw:line draw:style-name="gr10" draw:text-style-name="P3" draw:layer="layout" svg:x1="19.144cm" svg:y1="26.67cm" svg:x2="19.144cm" svg:y2="26.594cm">
          <text:p/>
        </draw:line>
        <draw:line draw:style-name="gr10" draw:text-style-name="P3" draw:layer="layout" svg:x1="19.22cm" svg:y1="26.67cm" svg:x2="19.22cm" svg:y2="26.594cm">
          <text:p/>
        </draw:line>
        <draw:line draw:style-name="gr10" draw:text-style-name="P3" draw:layer="layout" svg:x1="19.296cm" svg:y1="26.67cm" svg:x2="19.296cm" svg:y2="26.594cm">
          <text:p/>
        </draw:line>
        <draw:line draw:style-name="gr10" draw:text-style-name="P3" draw:layer="layout" svg:x1="19.371cm" svg:y1="26.67cm" svg:x2="19.371cm" svg:y2="26.594cm">
          <text:p/>
        </draw:line>
        <draw:line draw:style-name="gr10" draw:text-style-name="P3" draw:layer="layout" svg:x1="19.447cm" svg:y1="26.67cm" svg:x2="19.447cm" svg:y2="26.594cm">
          <text:p/>
        </draw:line>
        <draw:line draw:style-name="gr10" draw:text-style-name="P3" draw:layer="layout" svg:x1="19.523cm" svg:y1="26.67cm" svg:x2="19.523cm" svg:y2="26.594cm">
          <text:p/>
        </draw:line>
        <draw:line draw:style-name="gr10" draw:text-style-name="P3" draw:layer="layout" svg:x1="19.674cm" svg:y1="26.67cm" svg:x2="19.674cm" svg:y2="26.594cm">
          <text:p/>
        </draw:line>
        <draw:line draw:style-name="gr10" draw:text-style-name="P3" draw:layer="layout" svg:x1="19.902cm" svg:y1="26.67cm" svg:x2="19.902cm" svg:y2="26.594cm">
          <text:p/>
        </draw:line>
        <draw:line draw:style-name="gr10" draw:text-style-name="P3" draw:layer="layout" svg:x1="19.977cm" svg:y1="26.67cm" svg:x2="19.977cm" svg:y2="26.594cm">
          <text:p/>
        </draw:line>
        <draw:line draw:style-name="gr10" draw:text-style-name="P3" draw:layer="layout" svg:x1="20.053cm" svg:y1="26.67cm" svg:x2="20.053cm" svg:y2="26.594cm">
          <text:p/>
        </draw:line>
        <draw:line draw:style-name="gr10" draw:text-style-name="P3" draw:layer="layout" svg:x1="20.129cm" svg:y1="26.67cm" svg:x2="20.129cm" svg:y2="26.594cm">
          <text:p/>
        </draw:line>
        <draw:line draw:style-name="gr10" draw:text-style-name="P3" draw:layer="layout" svg:x1="20.205cm" svg:y1="26.67cm" svg:x2="20.205cm" svg:y2="26.594cm">
          <text:p/>
        </draw:line>
        <draw:line draw:style-name="gr10" draw:text-style-name="P3" draw:layer="layout" svg:x1="20.28cm" svg:y1="26.67cm" svg:x2="20.28cm" svg:y2="26.594cm">
          <text:p/>
        </draw:line>
        <draw:line draw:style-name="gr10" draw:text-style-name="P3" draw:layer="layout" svg:x1="20.356cm" svg:y1="26.67cm" svg:x2="20.356cm" svg:y2="26.594cm">
          <text:p/>
        </draw:line>
        <draw:line draw:style-name="gr10" draw:text-style-name="P3" draw:layer="layout" svg:x1="17.932cm" svg:y1="26.746cm" svg:x2="17.932cm" svg:y2="26.67cm">
          <text:p/>
        </draw:line>
        <draw:line draw:style-name="gr10" draw:text-style-name="P3" draw:layer="layout" svg:x1="18.386cm" svg:y1="26.746cm" svg:x2="18.386cm" svg:y2="26.67cm">
          <text:p/>
        </draw:line>
        <draw:line draw:style-name="gr10" draw:text-style-name="P3" draw:layer="layout" svg:x1="18.614cm" svg:y1="26.746cm" svg:x2="18.614cm" svg:y2="26.67cm">
          <text:p/>
        </draw:line>
        <draw:line draw:style-name="gr10" draw:text-style-name="P3" draw:layer="layout" svg:x1="18.69cm" svg:y1="26.746cm" svg:x2="18.69cm" svg:y2="26.67cm">
          <text:p/>
        </draw:line>
        <draw:line draw:style-name="gr10" draw:text-style-name="P3" draw:layer="layout" svg:x1="18.841cm" svg:y1="26.746cm" svg:x2="18.841cm" svg:y2="26.67cm">
          <text:p/>
        </draw:line>
        <draw:line draw:style-name="gr10" draw:text-style-name="P3" draw:layer="layout" svg:x1="18.917cm" svg:y1="26.746cm" svg:x2="18.917cm" svg:y2="26.67cm">
          <text:p/>
        </draw:line>
        <draw:line draw:style-name="gr10" draw:text-style-name="P3" draw:layer="layout" svg:x1="18.993cm" svg:y1="26.746cm" svg:x2="18.993cm" svg:y2="26.67cm">
          <text:p/>
        </draw:line>
        <draw:line draw:style-name="gr10" draw:text-style-name="P3" draw:layer="layout" svg:x1="19.068cm" svg:y1="26.746cm" svg:x2="19.068cm" svg:y2="26.67cm">
          <text:p/>
        </draw:line>
        <draw:line draw:style-name="gr10" draw:text-style-name="P3" draw:layer="layout" svg:x1="19.22cm" svg:y1="26.746cm" svg:x2="19.22cm" svg:y2="26.67cm">
          <text:p/>
        </draw:line>
        <draw:line draw:style-name="gr10" draw:text-style-name="P3" draw:layer="layout" svg:x1="19.447cm" svg:y1="26.746cm" svg:x2="19.447cm" svg:y2="26.67cm">
          <text:p/>
        </draw:line>
        <draw:line draw:style-name="gr10" draw:text-style-name="P3" draw:layer="layout" svg:x1="19.523cm" svg:y1="26.746cm" svg:x2="19.523cm" svg:y2="26.67cm">
          <text:p/>
        </draw:line>
        <draw:line draw:style-name="gr10" draw:text-style-name="P3" draw:layer="layout" svg:x1="19.599cm" svg:y1="26.746cm" svg:x2="19.599cm" svg:y2="26.67cm">
          <text:p/>
        </draw:line>
        <draw:line draw:style-name="gr10" draw:text-style-name="P3" draw:layer="layout" svg:x1="19.902cm" svg:y1="26.746cm" svg:x2="19.902cm" svg:y2="26.67cm">
          <text:p/>
        </draw:line>
        <draw:line draw:style-name="gr10" draw:text-style-name="P3" draw:layer="layout" svg:x1="20.356cm" svg:y1="26.746cm" svg:x2="20.356cm" svg:y2="26.67cm">
          <text:p/>
        </draw:line>
        <draw:line draw:style-name="gr10" draw:text-style-name="P3" draw:layer="layout" svg:x1="17.932cm" svg:y1="26.821cm" svg:x2="17.932cm" svg:y2="26.746cm">
          <text:p/>
        </draw:line>
        <draw:line draw:style-name="gr10" draw:text-style-name="P3" draw:layer="layout" svg:x1="18.083cm" svg:y1="26.821cm" svg:x2="18.083cm" svg:y2="26.746cm">
          <text:p/>
        </draw:line>
        <draw:line draw:style-name="gr10" draw:text-style-name="P3" draw:layer="layout" svg:x1="18.159cm" svg:y1="26.821cm" svg:x2="18.159cm" svg:y2="26.746cm">
          <text:p/>
        </draw:line>
        <draw:line draw:style-name="gr10" draw:text-style-name="P3" draw:layer="layout" svg:x1="18.235cm" svg:y1="26.821cm" svg:x2="18.235cm" svg:y2="26.746cm">
          <text:p/>
        </draw:line>
        <draw:line draw:style-name="gr10" draw:text-style-name="P3" draw:layer="layout" svg:x1="18.386cm" svg:y1="26.821cm" svg:x2="18.386cm" svg:y2="26.746cm">
          <text:p/>
        </draw:line>
        <draw:line draw:style-name="gr10" draw:text-style-name="P3" draw:layer="layout" svg:x1="18.538cm" svg:y1="26.821cm" svg:x2="18.538cm" svg:y2="26.746cm">
          <text:p/>
        </draw:line>
        <draw:line draw:style-name="gr10" draw:text-style-name="P3" draw:layer="layout" svg:x1="18.614cm" svg:y1="26.821cm" svg:x2="18.614cm" svg:y2="26.746cm">
          <text:p/>
        </draw:line>
        <draw:line draw:style-name="gr10" draw:text-style-name="P3" draw:layer="layout" svg:x1="18.69cm" svg:y1="26.821cm" svg:x2="18.69cm" svg:y2="26.746cm">
          <text:p/>
        </draw:line>
        <draw:line draw:style-name="gr10" draw:text-style-name="P3" draw:layer="layout" svg:x1="18.917cm" svg:y1="26.821cm" svg:x2="18.917cm" svg:y2="26.746cm">
          <text:p/>
        </draw:line>
        <draw:line draw:style-name="gr10" draw:text-style-name="P3" draw:layer="layout" svg:x1="19.068cm" svg:y1="26.821cm" svg:x2="19.068cm" svg:y2="26.746cm">
          <text:p/>
        </draw:line>
        <draw:line draw:style-name="gr10" draw:text-style-name="P3" draw:layer="layout" svg:x1="19.22cm" svg:y1="26.821cm" svg:x2="19.22cm" svg:y2="26.746cm">
          <text:p/>
        </draw:line>
        <draw:line draw:style-name="gr10" draw:text-style-name="P3" draw:layer="layout" svg:x1="19.296cm" svg:y1="26.821cm" svg:x2="19.296cm" svg:y2="26.746cm">
          <text:p/>
        </draw:line>
        <draw:line draw:style-name="gr10" draw:text-style-name="P3" draw:layer="layout" svg:x1="19.523cm" svg:y1="26.821cm" svg:x2="19.523cm" svg:y2="26.746cm">
          <text:p/>
        </draw:line>
        <draw:line draw:style-name="gr10" draw:text-style-name="P3" draw:layer="layout" svg:x1="19.599cm" svg:y1="26.821cm" svg:x2="19.599cm" svg:y2="26.746cm">
          <text:p/>
        </draw:line>
        <draw:line draw:style-name="gr10" draw:text-style-name="P3" draw:layer="layout" svg:x1="19.674cm" svg:y1="26.821cm" svg:x2="19.674cm" svg:y2="26.746cm">
          <text:p/>
        </draw:line>
        <draw:line draw:style-name="gr10" draw:text-style-name="P3" draw:layer="layout" svg:x1="19.75cm" svg:y1="26.821cm" svg:x2="19.75cm" svg:y2="26.746cm">
          <text:p/>
        </draw:line>
        <draw:line draw:style-name="gr10" draw:text-style-name="P3" draw:layer="layout" svg:x1="19.902cm" svg:y1="26.821cm" svg:x2="19.902cm" svg:y2="26.746cm">
          <text:p/>
        </draw:line>
        <draw:line draw:style-name="gr10" draw:text-style-name="P3" draw:layer="layout" svg:x1="20.053cm" svg:y1="26.821cm" svg:x2="20.053cm" svg:y2="26.746cm">
          <text:p/>
        </draw:line>
        <draw:line draw:style-name="gr10" draw:text-style-name="P3" draw:layer="layout" svg:x1="20.129cm" svg:y1="26.821cm" svg:x2="20.129cm" svg:y2="26.746cm">
          <text:p/>
        </draw:line>
        <draw:line draw:style-name="gr10" draw:text-style-name="P3" draw:layer="layout" svg:x1="20.205cm" svg:y1="26.821cm" svg:x2="20.205cm" svg:y2="26.746cm">
          <text:p/>
        </draw:line>
        <draw:line draw:style-name="gr10" draw:text-style-name="P3" draw:layer="layout" svg:x1="20.356cm" svg:y1="26.821cm" svg:x2="20.356cm" svg:y2="26.746cm">
          <text:p/>
        </draw:line>
        <draw:line draw:style-name="gr10" draw:text-style-name="P3" draw:layer="layout" svg:x1="17.932cm" svg:y1="26.897cm" svg:x2="17.932cm" svg:y2="26.821cm">
          <text:p/>
        </draw:line>
        <draw:line draw:style-name="gr10" draw:text-style-name="P3" draw:layer="layout" svg:x1="18.083cm" svg:y1="26.897cm" svg:x2="18.083cm" svg:y2="26.821cm">
          <text:p/>
        </draw:line>
        <draw:line draw:style-name="gr10" draw:text-style-name="P3" draw:layer="layout" svg:x1="18.159cm" svg:y1="26.897cm" svg:x2="18.159cm" svg:y2="26.821cm">
          <text:p/>
        </draw:line>
        <draw:line draw:style-name="gr10" draw:text-style-name="P3" draw:layer="layout" svg:x1="18.235cm" svg:y1="26.897cm" svg:x2="18.235cm" svg:y2="26.821cm">
          <text:p/>
        </draw:line>
        <draw:line draw:style-name="gr10" draw:text-style-name="P3" draw:layer="layout" svg:x1="18.386cm" svg:y1="26.897cm" svg:x2="18.386cm" svg:y2="26.821cm">
          <text:p/>
        </draw:line>
        <draw:line draw:style-name="gr10" draw:text-style-name="P3" draw:layer="layout" svg:x1="18.538cm" svg:y1="26.897cm" svg:x2="18.538cm" svg:y2="26.821cm">
          <text:p/>
        </draw:line>
        <draw:line draw:style-name="gr10" draw:text-style-name="P3" draw:layer="layout" svg:x1="18.614cm" svg:y1="26.897cm" svg:x2="18.614cm" svg:y2="26.821cm">
          <text:p/>
        </draw:line>
        <draw:line draw:style-name="gr10" draw:text-style-name="P3" draw:layer="layout" svg:x1="18.841cm" svg:y1="26.897cm" svg:x2="18.841cm" svg:y2="26.821cm">
          <text:p/>
        </draw:line>
        <draw:line draw:style-name="gr10" draw:text-style-name="P3" draw:layer="layout" svg:x1="18.993cm" svg:y1="26.897cm" svg:x2="18.993cm" svg:y2="26.821cm">
          <text:p/>
        </draw:line>
        <draw:line draw:style-name="gr10" draw:text-style-name="P3" draw:layer="layout" svg:x1="19.144cm" svg:y1="26.897cm" svg:x2="19.144cm" svg:y2="26.821cm">
          <text:p/>
        </draw:line>
        <draw:line draw:style-name="gr10" draw:text-style-name="P3" draw:layer="layout" svg:x1="19.447cm" svg:y1="26.897cm" svg:x2="19.447cm" svg:y2="26.821cm">
          <text:p/>
        </draw:line>
        <draw:line draw:style-name="gr10" draw:text-style-name="P3" draw:layer="layout" svg:x1="19.599cm" svg:y1="26.897cm" svg:x2="19.599cm" svg:y2="26.821cm">
          <text:p/>
        </draw:line>
        <draw:line draw:style-name="gr10" draw:text-style-name="P3" draw:layer="layout" svg:x1="19.674cm" svg:y1="26.897cm" svg:x2="19.674cm" svg:y2="26.821cm">
          <text:p/>
        </draw:line>
        <draw:line draw:style-name="gr10" draw:text-style-name="P3" draw:layer="layout" svg:x1="19.75cm" svg:y1="26.897cm" svg:x2="19.75cm" svg:y2="26.821cm">
          <text:p/>
        </draw:line>
        <draw:line draw:style-name="gr10" draw:text-style-name="P3" draw:layer="layout" svg:x1="19.902cm" svg:y1="26.897cm" svg:x2="19.902cm" svg:y2="26.821cm">
          <text:p/>
        </draw:line>
        <draw:line draw:style-name="gr10" draw:text-style-name="P3" draw:layer="layout" svg:x1="20.053cm" svg:y1="26.897cm" svg:x2="20.053cm" svg:y2="26.821cm">
          <text:p/>
        </draw:line>
        <draw:line draw:style-name="gr10" draw:text-style-name="P3" draw:layer="layout" svg:x1="20.129cm" svg:y1="26.897cm" svg:x2="20.129cm" svg:y2="26.821cm">
          <text:p/>
        </draw:line>
        <draw:line draw:style-name="gr10" draw:text-style-name="P3" draw:layer="layout" svg:x1="20.205cm" svg:y1="26.897cm" svg:x2="20.205cm" svg:y2="26.821cm">
          <text:p/>
        </draw:line>
        <draw:line draw:style-name="gr10" draw:text-style-name="P3" draw:layer="layout" svg:x1="20.356cm" svg:y1="26.897cm" svg:x2="20.356cm" svg:y2="26.821cm">
          <text:p/>
        </draw:line>
        <draw:line draw:style-name="gr10" draw:text-style-name="P3" draw:layer="layout" svg:x1="17.932cm" svg:y1="26.973cm" svg:x2="17.932cm" svg:y2="26.897cm">
          <text:p/>
        </draw:line>
        <draw:line draw:style-name="gr10" draw:text-style-name="P3" draw:layer="layout" svg:x1="18.083cm" svg:y1="26.973cm" svg:x2="18.083cm" svg:y2="26.897cm">
          <text:p/>
        </draw:line>
        <draw:line draw:style-name="gr10" draw:text-style-name="P3" draw:layer="layout" svg:x1="18.159cm" svg:y1="26.973cm" svg:x2="18.159cm" svg:y2="26.897cm">
          <text:p/>
        </draw:line>
        <draw:line draw:style-name="gr10" draw:text-style-name="P3" draw:layer="layout" svg:x1="18.235cm" svg:y1="26.973cm" svg:x2="18.235cm" svg:y2="26.897cm">
          <text:p/>
        </draw:line>
        <draw:line draw:style-name="gr10" draw:text-style-name="P3" draw:layer="layout" svg:x1="18.386cm" svg:y1="26.973cm" svg:x2="18.386cm" svg:y2="26.897cm">
          <text:p/>
        </draw:line>
        <draw:line draw:style-name="gr10" draw:text-style-name="P3" draw:layer="layout" svg:x1="18.538cm" svg:y1="26.973cm" svg:x2="18.538cm" svg:y2="26.897cm">
          <text:p/>
        </draw:line>
        <draw:line draw:style-name="gr10" draw:text-style-name="P3" draw:layer="layout" svg:x1="18.69cm" svg:y1="26.973cm" svg:x2="18.69cm" svg:y2="26.897cm">
          <text:p/>
        </draw:line>
        <draw:line draw:style-name="gr10" draw:text-style-name="P3" draw:layer="layout" svg:x1="18.841cm" svg:y1="26.973cm" svg:x2="18.841cm" svg:y2="26.897cm">
          <text:p/>
        </draw:line>
        <draw:line draw:style-name="gr10" draw:text-style-name="P3" draw:layer="layout" svg:x1="19.068cm" svg:y1="26.973cm" svg:x2="19.068cm" svg:y2="26.897cm">
          <text:p/>
        </draw:line>
        <draw:line draw:style-name="gr10" draw:text-style-name="P3" draw:layer="layout" svg:x1="19.22cm" svg:y1="26.973cm" svg:x2="19.22cm" svg:y2="26.897cm">
          <text:p/>
        </draw:line>
        <draw:line draw:style-name="gr10" draw:text-style-name="P3" draw:layer="layout" svg:x1="19.296cm" svg:y1="26.973cm" svg:x2="19.296cm" svg:y2="26.897cm">
          <text:p/>
        </draw:line>
        <draw:line draw:style-name="gr10" draw:text-style-name="P3" draw:layer="layout" svg:x1="19.599cm" svg:y1="26.973cm" svg:x2="19.599cm" svg:y2="26.897cm">
          <text:p/>
        </draw:line>
        <draw:line draw:style-name="gr10" draw:text-style-name="P3" draw:layer="layout" svg:x1="19.674cm" svg:y1="26.973cm" svg:x2="19.674cm" svg:y2="26.897cm">
          <text:p/>
        </draw:line>
        <draw:line draw:style-name="gr10" draw:text-style-name="P3" draw:layer="layout" svg:x1="19.902cm" svg:y1="26.973cm" svg:x2="19.902cm" svg:y2="26.897cm">
          <text:p/>
        </draw:line>
        <draw:line draw:style-name="gr10" draw:text-style-name="P3" draw:layer="layout" svg:x1="20.053cm" svg:y1="26.973cm" svg:x2="20.053cm" svg:y2="26.897cm">
          <text:p/>
        </draw:line>
        <draw:line draw:style-name="gr10" draw:text-style-name="P3" draw:layer="layout" svg:x1="20.129cm" svg:y1="26.973cm" svg:x2="20.129cm" svg:y2="26.897cm">
          <text:p/>
        </draw:line>
        <draw:line draw:style-name="gr10" draw:text-style-name="P3" draw:layer="layout" svg:x1="20.205cm" svg:y1="26.973cm" svg:x2="20.205cm" svg:y2="26.897cm">
          <text:p/>
        </draw:line>
        <draw:line draw:style-name="gr10" draw:text-style-name="P3" draw:layer="layout" svg:x1="20.356cm" svg:y1="26.973cm" svg:x2="20.356cm" svg:y2="26.897cm">
          <text:p/>
        </draw:line>
        <draw:line draw:style-name="gr10" draw:text-style-name="P3" draw:layer="layout" svg:x1="17.932cm" svg:y1="27.049cm" svg:x2="17.932cm" svg:y2="26.973cm">
          <text:p/>
        </draw:line>
        <draw:line draw:style-name="gr10" draw:text-style-name="P3" draw:layer="layout" svg:x1="18.386cm" svg:y1="27.049cm" svg:x2="18.386cm" svg:y2="26.973cm">
          <text:p/>
        </draw:line>
        <draw:line draw:style-name="gr10" draw:text-style-name="P3" draw:layer="layout" svg:x1="18.538cm" svg:y1="27.049cm" svg:x2="18.538cm" svg:y2="26.973cm">
          <text:p/>
        </draw:line>
        <draw:line draw:style-name="gr10" draw:text-style-name="P3" draw:layer="layout" svg:x1="18.993cm" svg:y1="27.049cm" svg:x2="18.993cm" svg:y2="26.973cm">
          <text:p/>
        </draw:line>
        <draw:line draw:style-name="gr10" draw:text-style-name="P3" draw:layer="layout" svg:x1="19.068cm" svg:y1="27.049cm" svg:x2="19.068cm" svg:y2="26.973cm">
          <text:p/>
        </draw:line>
        <draw:line draw:style-name="gr10" draw:text-style-name="P3" draw:layer="layout" svg:x1="19.144cm" svg:y1="27.049cm" svg:x2="19.144cm" svg:y2="26.973cm">
          <text:p/>
        </draw:line>
        <draw:line draw:style-name="gr10" draw:text-style-name="P3" draw:layer="layout" svg:x1="19.447cm" svg:y1="27.049cm" svg:x2="19.447cm" svg:y2="26.973cm">
          <text:p/>
        </draw:line>
        <draw:line draw:style-name="gr10" draw:text-style-name="P3" draw:layer="layout" svg:x1="19.599cm" svg:y1="27.049cm" svg:x2="19.599cm" svg:y2="26.973cm">
          <text:p/>
        </draw:line>
        <draw:line draw:style-name="gr10" draw:text-style-name="P3" draw:layer="layout" svg:x1="19.75cm" svg:y1="27.049cm" svg:x2="19.75cm" svg:y2="26.973cm">
          <text:p/>
        </draw:line>
        <draw:line draw:style-name="gr10" draw:text-style-name="P3" draw:layer="layout" svg:x1="19.902cm" svg:y1="27.049cm" svg:x2="19.902cm" svg:y2="26.973cm">
          <text:p/>
        </draw:line>
        <draw:line draw:style-name="gr10" draw:text-style-name="P3" draw:layer="layout" svg:x1="20.356cm" svg:y1="27.049cm" svg:x2="20.356cm" svg:y2="26.973cm">
          <text:p/>
        </draw:line>
        <draw:line draw:style-name="gr10" draw:text-style-name="P3" draw:layer="layout" svg:x1="17.932cm" svg:y1="27.124cm" svg:x2="17.932cm" svg:y2="27.049cm">
          <text:p/>
        </draw:line>
        <draw:line draw:style-name="gr10" draw:text-style-name="P3" draw:layer="layout" svg:x1="18.008cm" svg:y1="27.124cm" svg:x2="18.008cm" svg:y2="27.049cm">
          <text:p/>
        </draw:line>
        <draw:line draw:style-name="gr10" draw:text-style-name="P3" draw:layer="layout" svg:x1="18.083cm" svg:y1="27.124cm" svg:x2="18.083cm" svg:y2="27.049cm">
          <text:p/>
        </draw:line>
        <draw:line draw:style-name="gr10" draw:text-style-name="P3" draw:layer="layout" svg:x1="18.159cm" svg:y1="27.124cm" svg:x2="18.159cm" svg:y2="27.049cm">
          <text:p/>
        </draw:line>
        <draw:line draw:style-name="gr10" draw:text-style-name="P3" draw:layer="layout" svg:x1="18.235cm" svg:y1="27.124cm" svg:x2="18.235cm" svg:y2="27.049cm">
          <text:p/>
        </draw:line>
        <draw:line draw:style-name="gr10" draw:text-style-name="P3" draw:layer="layout" svg:x1="18.311cm" svg:y1="27.124cm" svg:x2="18.311cm" svg:y2="27.049cm">
          <text:p/>
        </draw:line>
        <draw:line draw:style-name="gr10" draw:text-style-name="P3" draw:layer="layout" svg:x1="18.386cm" svg:y1="27.124cm" svg:x2="18.386cm" svg:y2="27.049cm">
          <text:p/>
        </draw:line>
        <draw:line draw:style-name="gr10" draw:text-style-name="P3" draw:layer="layout" svg:x1="18.538cm" svg:y1="27.124cm" svg:x2="18.538cm" svg:y2="27.049cm">
          <text:p/>
        </draw:line>
        <draw:line draw:style-name="gr10" draw:text-style-name="P3" draw:layer="layout" svg:x1="18.69cm" svg:y1="27.124cm" svg:x2="18.69cm" svg:y2="27.049cm">
          <text:p/>
        </draw:line>
        <draw:line draw:style-name="gr10" draw:text-style-name="P3" draw:layer="layout" svg:x1="18.841cm" svg:y1="27.124cm" svg:x2="18.841cm" svg:y2="27.049cm">
          <text:p/>
        </draw:line>
        <draw:line draw:style-name="gr10" draw:text-style-name="P3" draw:layer="layout" svg:x1="18.993cm" svg:y1="27.124cm" svg:x2="18.993cm" svg:y2="27.049cm">
          <text:p/>
        </draw:line>
        <draw:line draw:style-name="gr10" draw:text-style-name="P3" draw:layer="layout" svg:x1="19.144cm" svg:y1="27.124cm" svg:x2="19.144cm" svg:y2="27.049cm">
          <text:p/>
        </draw:line>
        <draw:line draw:style-name="gr10" draw:text-style-name="P3" draw:layer="layout" svg:x1="19.296cm" svg:y1="27.124cm" svg:x2="19.296cm" svg:y2="27.049cm">
          <text:p/>
        </draw:line>
        <draw:line draw:style-name="gr10" draw:text-style-name="P3" draw:layer="layout" svg:x1="19.447cm" svg:y1="27.124cm" svg:x2="19.447cm" svg:y2="27.049cm">
          <text:p/>
        </draw:line>
        <draw:line draw:style-name="gr10" draw:text-style-name="P3" draw:layer="layout" svg:x1="19.599cm" svg:y1="27.124cm" svg:x2="19.599cm" svg:y2="27.049cm">
          <text:p/>
        </draw:line>
        <draw:line draw:style-name="gr10" draw:text-style-name="P3" draw:layer="layout" svg:x1="19.75cm" svg:y1="27.124cm" svg:x2="19.75cm" svg:y2="27.049cm">
          <text:p/>
        </draw:line>
        <draw:line draw:style-name="gr10" draw:text-style-name="P3" draw:layer="layout" svg:x1="19.902cm" svg:y1="27.124cm" svg:x2="19.902cm" svg:y2="27.049cm">
          <text:p/>
        </draw:line>
        <draw:line draw:style-name="gr10" draw:text-style-name="P3" draw:layer="layout" svg:x1="19.977cm" svg:y1="27.124cm" svg:x2="19.977cm" svg:y2="27.049cm">
          <text:p/>
        </draw:line>
        <draw:line draw:style-name="gr10" draw:text-style-name="P3" draw:layer="layout" svg:x1="20.053cm" svg:y1="27.124cm" svg:x2="20.053cm" svg:y2="27.049cm">
          <text:p/>
        </draw:line>
        <draw:line draw:style-name="gr10" draw:text-style-name="P3" draw:layer="layout" svg:x1="20.129cm" svg:y1="27.124cm" svg:x2="20.129cm" svg:y2="27.049cm">
          <text:p/>
        </draw:line>
        <draw:line draw:style-name="gr10" draw:text-style-name="P3" draw:layer="layout" svg:x1="20.205cm" svg:y1="27.124cm" svg:x2="20.205cm" svg:y2="27.049cm">
          <text:p/>
        </draw:line>
        <draw:line draw:style-name="gr10" draw:text-style-name="P3" draw:layer="layout" svg:x1="20.28cm" svg:y1="27.124cm" svg:x2="20.28cm" svg:y2="27.049cm">
          <text:p/>
        </draw:line>
        <draw:line draw:style-name="gr10" draw:text-style-name="P3" draw:layer="layout" svg:x1="20.356cm" svg:y1="27.124cm" svg:x2="20.356cm" svg:y2="27.049cm">
          <text:p/>
        </draw:line>
        <draw:line draw:style-name="gr10" draw:text-style-name="P3" draw:layer="layout" svg:x1="18.538cm" svg:y1="27.2cm" svg:x2="18.538cm" svg:y2="27.124cm">
          <text:p/>
        </draw:line>
        <draw:line draw:style-name="gr10" draw:text-style-name="P3" draw:layer="layout" svg:x1="18.614cm" svg:y1="27.2cm" svg:x2="18.614cm" svg:y2="27.124cm">
          <text:p/>
        </draw:line>
        <draw:line draw:style-name="gr10" draw:text-style-name="P3" draw:layer="layout" svg:x1="18.69cm" svg:y1="27.2cm" svg:x2="18.69cm" svg:y2="27.124cm">
          <text:p/>
        </draw:line>
        <draw:line draw:style-name="gr10" draw:text-style-name="P3" draw:layer="layout" svg:x1="18.841cm" svg:y1="27.2cm" svg:x2="18.841cm" svg:y2="27.124cm">
          <text:p/>
        </draw:line>
        <draw:line draw:style-name="gr10" draw:text-style-name="P3" draw:layer="layout" svg:x1="18.993cm" svg:y1="27.2cm" svg:x2="18.993cm" svg:y2="27.124cm">
          <text:p/>
        </draw:line>
        <draw:line draw:style-name="gr10" draw:text-style-name="P3" draw:layer="layout" svg:x1="19.068cm" svg:y1="27.2cm" svg:x2="19.068cm" svg:y2="27.124cm">
          <text:p/>
        </draw:line>
        <draw:line draw:style-name="gr10" draw:text-style-name="P3" draw:layer="layout" svg:x1="19.296cm" svg:y1="27.2cm" svg:x2="19.296cm" svg:y2="27.124cm">
          <text:p/>
        </draw:line>
        <draw:line draw:style-name="gr10" draw:text-style-name="P3" draw:layer="layout" svg:x1="19.523cm" svg:y1="27.2cm" svg:x2="19.523cm" svg:y2="27.124cm">
          <text:p/>
        </draw:line>
        <draw:line draw:style-name="gr10" draw:text-style-name="P3" draw:layer="layout" svg:x1="19.599cm" svg:y1="27.2cm" svg:x2="19.599cm" svg:y2="27.124cm">
          <text:p/>
        </draw:line>
        <draw:line draw:style-name="gr10" draw:text-style-name="P3" draw:layer="layout" svg:x1="17.932cm" svg:y1="27.276cm" svg:x2="17.932cm" svg:y2="27.2cm">
          <text:p/>
        </draw:line>
        <draw:line draw:style-name="gr10" draw:text-style-name="P3" draw:layer="layout" svg:x1="18.083cm" svg:y1="27.276cm" svg:x2="18.083cm" svg:y2="27.2cm">
          <text:p/>
        </draw:line>
        <draw:line draw:style-name="gr10" draw:text-style-name="P3" draw:layer="layout" svg:x1="18.159cm" svg:y1="27.276cm" svg:x2="18.159cm" svg:y2="27.2cm">
          <text:p/>
        </draw:line>
        <draw:line draw:style-name="gr10" draw:text-style-name="P3" draw:layer="layout" svg:x1="18.235cm" svg:y1="27.276cm" svg:x2="18.235cm" svg:y2="27.2cm">
          <text:p/>
        </draw:line>
        <draw:line draw:style-name="gr10" draw:text-style-name="P3" draw:layer="layout" svg:x1="18.311cm" svg:y1="27.276cm" svg:x2="18.311cm" svg:y2="27.2cm">
          <text:p/>
        </draw:line>
        <draw:line draw:style-name="gr10" draw:text-style-name="P3" draw:layer="layout" svg:x1="18.386cm" svg:y1="27.276cm" svg:x2="18.386cm" svg:y2="27.2cm">
          <text:p/>
        </draw:line>
        <draw:line draw:style-name="gr10" draw:text-style-name="P3" draw:layer="layout" svg:x1="18.614cm" svg:y1="27.276cm" svg:x2="18.614cm" svg:y2="27.2cm">
          <text:p/>
        </draw:line>
        <draw:line draw:style-name="gr10" draw:text-style-name="P3" draw:layer="layout" svg:x1="18.765cm" svg:y1="27.276cm" svg:x2="18.765cm" svg:y2="27.2cm">
          <text:p/>
        </draw:line>
        <draw:line draw:style-name="gr10" draw:text-style-name="P3" draw:layer="layout" svg:x1="18.841cm" svg:y1="27.276cm" svg:x2="18.841cm" svg:y2="27.2cm">
          <text:p/>
        </draw:line>
        <draw:line draw:style-name="gr10" draw:text-style-name="P3" draw:layer="layout" svg:x1="18.917cm" svg:y1="27.276cm" svg:x2="18.917cm" svg:y2="27.2cm">
          <text:p/>
        </draw:line>
        <draw:line draw:style-name="gr10" draw:text-style-name="P3" draw:layer="layout" svg:x1="18.993cm" svg:y1="27.276cm" svg:x2="18.993cm" svg:y2="27.2cm">
          <text:p/>
        </draw:line>
        <draw:line draw:style-name="gr10" draw:text-style-name="P3" draw:layer="layout" svg:x1="19.068cm" svg:y1="27.276cm" svg:x2="19.068cm" svg:y2="27.2cm">
          <text:p/>
        </draw:line>
        <draw:line draw:style-name="gr10" draw:text-style-name="P3" draw:layer="layout" svg:x1="19.22cm" svg:y1="27.276cm" svg:x2="19.22cm" svg:y2="27.2cm">
          <text:p/>
        </draw:line>
        <draw:line draw:style-name="gr10" draw:text-style-name="P3" draw:layer="layout" svg:x1="19.296cm" svg:y1="27.276cm" svg:x2="19.296cm" svg:y2="27.2cm">
          <text:p/>
        </draw:line>
        <draw:line draw:style-name="gr10" draw:text-style-name="P3" draw:layer="layout" svg:x1="19.599cm" svg:y1="27.276cm" svg:x2="19.599cm" svg:y2="27.2cm">
          <text:p/>
        </draw:line>
        <draw:line draw:style-name="gr10" draw:text-style-name="P3" draw:layer="layout" svg:x1="19.75cm" svg:y1="27.276cm" svg:x2="19.75cm" svg:y2="27.2cm">
          <text:p/>
        </draw:line>
        <draw:line draw:style-name="gr10" draw:text-style-name="P3" draw:layer="layout" svg:x1="19.902cm" svg:y1="27.276cm" svg:x2="19.902cm" svg:y2="27.2cm">
          <text:p/>
        </draw:line>
        <draw:line draw:style-name="gr10" draw:text-style-name="P3" draw:layer="layout" svg:x1="19.977cm" svg:y1="27.276cm" svg:x2="19.977cm" svg:y2="27.2cm">
          <text:p/>
        </draw:line>
        <draw:line draw:style-name="gr10" draw:text-style-name="P3" draw:layer="layout" svg:x1="20.053cm" svg:y1="27.276cm" svg:x2="20.053cm" svg:y2="27.2cm">
          <text:p/>
        </draw:line>
        <draw:line draw:style-name="gr10" draw:text-style-name="P3" draw:layer="layout" svg:x1="20.129cm" svg:y1="27.276cm" svg:x2="20.129cm" svg:y2="27.2cm">
          <text:p/>
        </draw:line>
        <draw:line draw:style-name="gr10" draw:text-style-name="P3" draw:layer="layout" svg:x1="20.205cm" svg:y1="27.276cm" svg:x2="20.205cm" svg:y2="27.2cm">
          <text:p/>
        </draw:line>
        <draw:line draw:style-name="gr10" draw:text-style-name="P3" draw:layer="layout" svg:x1="17.932cm" svg:y1="27.352cm" svg:x2="17.932cm" svg:y2="27.276cm">
          <text:p/>
        </draw:line>
        <draw:line draw:style-name="gr10" draw:text-style-name="P3" draw:layer="layout" svg:x1="18.008cm" svg:y1="27.352cm" svg:x2="18.008cm" svg:y2="27.276cm">
          <text:p/>
        </draw:line>
        <draw:line draw:style-name="gr10" draw:text-style-name="P3" draw:layer="layout" svg:x1="18.083cm" svg:y1="27.352cm" svg:x2="18.083cm" svg:y2="27.276cm">
          <text:p/>
        </draw:line>
        <draw:line draw:style-name="gr10" draw:text-style-name="P3" draw:layer="layout" svg:x1="18.235cm" svg:y1="27.352cm" svg:x2="18.235cm" svg:y2="27.276cm">
          <text:p/>
        </draw:line>
        <draw:line draw:style-name="gr10" draw:text-style-name="P3" draw:layer="layout" svg:x1="18.311cm" svg:y1="27.352cm" svg:x2="18.311cm" svg:y2="27.276cm">
          <text:p/>
        </draw:line>
        <draw:line draw:style-name="gr10" draw:text-style-name="P3" draw:layer="layout" svg:x1="18.462cm" svg:y1="27.352cm" svg:x2="18.462cm" svg:y2="27.276cm">
          <text:p/>
        </draw:line>
        <draw:line draw:style-name="gr10" draw:text-style-name="P3" draw:layer="layout" svg:x1="18.538cm" svg:y1="27.352cm" svg:x2="18.538cm" svg:y2="27.276cm">
          <text:p/>
        </draw:line>
        <draw:line draw:style-name="gr10" draw:text-style-name="P3" draw:layer="layout" svg:x1="18.614cm" svg:y1="27.352cm" svg:x2="18.614cm" svg:y2="27.276cm">
          <text:p/>
        </draw:line>
        <draw:line draw:style-name="gr10" draw:text-style-name="P3" draw:layer="layout" svg:x1="18.765cm" svg:y1="27.352cm" svg:x2="18.765cm" svg:y2="27.276cm">
          <text:p/>
        </draw:line>
        <draw:line draw:style-name="gr10" draw:text-style-name="P3" draw:layer="layout" svg:x1="18.841cm" svg:y1="27.352cm" svg:x2="18.841cm" svg:y2="27.276cm">
          <text:p/>
        </draw:line>
        <draw:line draw:style-name="gr10" draw:text-style-name="P3" draw:layer="layout" svg:x1="19.144cm" svg:y1="27.352cm" svg:x2="19.144cm" svg:y2="27.276cm">
          <text:p/>
        </draw:line>
        <draw:line draw:style-name="gr10" draw:text-style-name="P3" draw:layer="layout" svg:x1="19.296cm" svg:y1="27.352cm" svg:x2="19.296cm" svg:y2="27.276cm">
          <text:p/>
        </draw:line>
        <draw:line draw:style-name="gr10" draw:text-style-name="P3" draw:layer="layout" svg:x1="19.371cm" svg:y1="27.352cm" svg:x2="19.371cm" svg:y2="27.276cm">
          <text:p/>
        </draw:line>
        <draw:line draw:style-name="gr10" draw:text-style-name="P3" draw:layer="layout" svg:x1="19.447cm" svg:y1="27.352cm" svg:x2="19.447cm" svg:y2="27.276cm">
          <text:p/>
        </draw:line>
        <draw:line draw:style-name="gr10" draw:text-style-name="P3" draw:layer="layout" svg:x1="19.523cm" svg:y1="27.352cm" svg:x2="19.523cm" svg:y2="27.276cm">
          <text:p/>
        </draw:line>
        <draw:line draw:style-name="gr10" draw:text-style-name="P3" draw:layer="layout" svg:x1="19.599cm" svg:y1="27.352cm" svg:x2="19.599cm" svg:y2="27.276cm">
          <text:p/>
        </draw:line>
        <draw:line draw:style-name="gr10" draw:text-style-name="P3" draw:layer="layout" svg:x1="19.674cm" svg:y1="27.352cm" svg:x2="19.674cm" svg:y2="27.276cm">
          <text:p/>
        </draw:line>
        <draw:line draw:style-name="gr10" draw:text-style-name="P3" draw:layer="layout" svg:x1="19.902cm" svg:y1="27.352cm" svg:x2="19.902cm" svg:y2="27.276cm">
          <text:p/>
        </draw:line>
        <draw:line draw:style-name="gr10" draw:text-style-name="P3" draw:layer="layout" svg:x1="19.977cm" svg:y1="27.352cm" svg:x2="19.977cm" svg:y2="27.276cm">
          <text:p/>
        </draw:line>
        <draw:line draw:style-name="gr10" draw:text-style-name="P3" draw:layer="layout" svg:x1="20.129cm" svg:y1="27.352cm" svg:x2="20.129cm" svg:y2="27.276cm">
          <text:p/>
        </draw:line>
        <draw:line draw:style-name="gr10" draw:text-style-name="P3" draw:layer="layout" svg:x1="20.205cm" svg:y1="27.352cm" svg:x2="20.205cm" svg:y2="27.276cm">
          <text:p/>
        </draw:line>
        <draw:line draw:style-name="gr10" draw:text-style-name="P3" draw:layer="layout" svg:x1="20.28cm" svg:y1="27.352cm" svg:x2="20.28cm" svg:y2="27.276cm">
          <text:p/>
        </draw:line>
        <draw:line draw:style-name="gr10" draw:text-style-name="P3" draw:layer="layout" svg:x1="20.356cm" svg:y1="27.352cm" svg:x2="20.356cm" svg:y2="27.276cm">
          <text:p/>
        </draw:line>
        <draw:line draw:style-name="gr10" draw:text-style-name="P3" draw:layer="layout" svg:x1="18.008cm" svg:y1="27.427cm" svg:x2="18.008cm" svg:y2="27.352cm">
          <text:p/>
        </draw:line>
        <draw:line draw:style-name="gr10" draw:text-style-name="P3" draw:layer="layout" svg:x1="18.159cm" svg:y1="27.427cm" svg:x2="18.159cm" svg:y2="27.352cm">
          <text:p/>
        </draw:line>
        <draw:line draw:style-name="gr10" draw:text-style-name="P3" draw:layer="layout" svg:x1="18.311cm" svg:y1="27.427cm" svg:x2="18.311cm" svg:y2="27.352cm">
          <text:p/>
        </draw:line>
        <draw:line draw:style-name="gr10" draw:text-style-name="P3" draw:layer="layout" svg:x1="18.386cm" svg:y1="27.427cm" svg:x2="18.386cm" svg:y2="27.352cm">
          <text:p/>
        </draw:line>
        <draw:line draw:style-name="gr10" draw:text-style-name="P3" draw:layer="layout" svg:x1="18.462cm" svg:y1="27.427cm" svg:x2="18.462cm" svg:y2="27.352cm">
          <text:p/>
        </draw:line>
        <draw:line draw:style-name="gr10" draw:text-style-name="P3" draw:layer="layout" svg:x1="18.69cm" svg:y1="27.427cm" svg:x2="18.69cm" svg:y2="27.352cm">
          <text:p/>
        </draw:line>
        <draw:line draw:style-name="gr10" draw:text-style-name="P3" draw:layer="layout" svg:x1="19.068cm" svg:y1="27.427cm" svg:x2="19.068cm" svg:y2="27.352cm">
          <text:p/>
        </draw:line>
        <draw:line draw:style-name="gr10" draw:text-style-name="P3" draw:layer="layout" svg:x1="19.296cm" svg:y1="27.427cm" svg:x2="19.296cm" svg:y2="27.352cm">
          <text:p/>
        </draw:line>
        <draw:line draw:style-name="gr10" draw:text-style-name="P3" draw:layer="layout" svg:x1="19.447cm" svg:y1="27.427cm" svg:x2="19.447cm" svg:y2="27.352cm">
          <text:p/>
        </draw:line>
        <draw:line draw:style-name="gr10" draw:text-style-name="P3" draw:layer="layout" svg:x1="19.902cm" svg:y1="27.427cm" svg:x2="19.902cm" svg:y2="27.352cm">
          <text:p/>
        </draw:line>
        <draw:line draw:style-name="gr10" draw:text-style-name="P3" draw:layer="layout" svg:x1="20.053cm" svg:y1="27.427cm" svg:x2="20.053cm" svg:y2="27.352cm">
          <text:p/>
        </draw:line>
        <draw:line draw:style-name="gr10" draw:text-style-name="P3" draw:layer="layout" svg:x1="20.205cm" svg:y1="27.427cm" svg:x2="20.205cm" svg:y2="27.352cm">
          <text:p/>
        </draw:line>
        <draw:line draw:style-name="gr10" draw:text-style-name="P3" draw:layer="layout" svg:x1="20.28cm" svg:y1="27.427cm" svg:x2="20.28cm" svg:y2="27.352cm">
          <text:p/>
        </draw:line>
        <draw:line draw:style-name="gr10" draw:text-style-name="P3" draw:layer="layout" svg:x1="17.932cm" svg:y1="27.503cm" svg:x2="17.932cm" svg:y2="27.427cm">
          <text:p/>
        </draw:line>
        <draw:line draw:style-name="gr10" draw:text-style-name="P3" draw:layer="layout" svg:x1="18.008cm" svg:y1="27.503cm" svg:x2="18.008cm" svg:y2="27.427cm">
          <text:p/>
        </draw:line>
        <draw:line draw:style-name="gr10" draw:text-style-name="P3" draw:layer="layout" svg:x1="18.083cm" svg:y1="27.503cm" svg:x2="18.083cm" svg:y2="27.427cm">
          <text:p/>
        </draw:line>
        <draw:line draw:style-name="gr10" draw:text-style-name="P3" draw:layer="layout" svg:x1="18.69cm" svg:y1="27.503cm" svg:x2="18.69cm" svg:y2="27.427cm">
          <text:p/>
        </draw:line>
        <draw:line draw:style-name="gr10" draw:text-style-name="P3" draw:layer="layout" svg:x1="18.765cm" svg:y1="27.503cm" svg:x2="18.765cm" svg:y2="27.427cm">
          <text:p/>
        </draw:line>
        <draw:line draw:style-name="gr10" draw:text-style-name="P3" draw:layer="layout" svg:x1="18.841cm" svg:y1="27.503cm" svg:x2="18.841cm" svg:y2="27.427cm">
          <text:p/>
        </draw:line>
        <draw:line draw:style-name="gr10" draw:text-style-name="P3" draw:layer="layout" svg:x1="18.993cm" svg:y1="27.503cm" svg:x2="18.993cm" svg:y2="27.427cm">
          <text:p/>
        </draw:line>
        <draw:line draw:style-name="gr10" draw:text-style-name="P3" draw:layer="layout" svg:x1="19.068cm" svg:y1="27.503cm" svg:x2="19.068cm" svg:y2="27.427cm">
          <text:p/>
        </draw:line>
        <draw:line draw:style-name="gr10" draw:text-style-name="P3" draw:layer="layout" svg:x1="19.144cm" svg:y1="27.503cm" svg:x2="19.144cm" svg:y2="27.427cm">
          <text:p/>
        </draw:line>
        <draw:line draw:style-name="gr10" draw:text-style-name="P3" draw:layer="layout" svg:x1="19.447cm" svg:y1="27.503cm" svg:x2="19.447cm" svg:y2="27.427cm">
          <text:p/>
        </draw:line>
        <draw:line draw:style-name="gr10" draw:text-style-name="P3" draw:layer="layout" svg:x1="19.523cm" svg:y1="27.503cm" svg:x2="19.523cm" svg:y2="27.427cm">
          <text:p/>
        </draw:line>
        <draw:line draw:style-name="gr10" draw:text-style-name="P3" draw:layer="layout" svg:x1="19.599cm" svg:y1="27.503cm" svg:x2="19.599cm" svg:y2="27.427cm">
          <text:p/>
        </draw:line>
        <draw:line draw:style-name="gr10" draw:text-style-name="P3" draw:layer="layout" svg:x1="19.826cm" svg:y1="27.503cm" svg:x2="19.826cm" svg:y2="27.427cm">
          <text:p/>
        </draw:line>
        <draw:line draw:style-name="gr10" draw:text-style-name="P3" draw:layer="layout" svg:x1="19.902cm" svg:y1="27.503cm" svg:x2="19.902cm" svg:y2="27.427cm">
          <text:p/>
        </draw:line>
        <draw:line draw:style-name="gr10" draw:text-style-name="P3" draw:layer="layout" svg:x1="20.053cm" svg:y1="27.503cm" svg:x2="20.053cm" svg:y2="27.427cm">
          <text:p/>
        </draw:line>
        <draw:line draw:style-name="gr10" draw:text-style-name="P3" draw:layer="layout" svg:x1="20.129cm" svg:y1="27.503cm" svg:x2="20.129cm" svg:y2="27.427cm">
          <text:p/>
        </draw:line>
        <draw:line draw:style-name="gr10" draw:text-style-name="P3" draw:layer="layout" svg:x1="20.205cm" svg:y1="27.503cm" svg:x2="20.205cm" svg:y2="27.427cm">
          <text:p/>
        </draw:line>
        <draw:line draw:style-name="gr10" draw:text-style-name="P3" draw:layer="layout" svg:x1="20.28cm" svg:y1="27.503cm" svg:x2="20.28cm" svg:y2="27.427cm">
          <text:p/>
        </draw:line>
        <draw:line draw:style-name="gr10" draw:text-style-name="P3" draw:layer="layout" svg:x1="20.356cm" svg:y1="27.503cm" svg:x2="20.356cm" svg:y2="27.427cm">
          <text:p/>
        </draw:line>
        <draw:line draw:style-name="gr10" draw:text-style-name="P3" draw:layer="layout" svg:x1="18.235cm" svg:y1="27.579cm" svg:x2="18.235cm" svg:y2="27.503cm">
          <text:p/>
        </draw:line>
        <draw:line draw:style-name="gr10" draw:text-style-name="P3" draw:layer="layout" svg:x1="18.311cm" svg:y1="27.579cm" svg:x2="18.311cm" svg:y2="27.503cm">
          <text:p/>
        </draw:line>
        <draw:line draw:style-name="gr10" draw:text-style-name="P3" draw:layer="layout" svg:x1="18.386cm" svg:y1="27.579cm" svg:x2="18.386cm" svg:y2="27.503cm">
          <text:p/>
        </draw:line>
        <draw:line draw:style-name="gr10" draw:text-style-name="P3" draw:layer="layout" svg:x1="18.538cm" svg:y1="27.579cm" svg:x2="18.538cm" svg:y2="27.503cm">
          <text:p/>
        </draw:line>
        <draw:line draw:style-name="gr10" draw:text-style-name="P3" draw:layer="layout" svg:x1="18.69cm" svg:y1="27.579cm" svg:x2="18.69cm" svg:y2="27.503cm">
          <text:p/>
        </draw:line>
        <draw:line draw:style-name="gr10" draw:text-style-name="P3" draw:layer="layout" svg:x1="18.841cm" svg:y1="27.579cm" svg:x2="18.841cm" svg:y2="27.503cm">
          <text:p/>
        </draw:line>
        <draw:line draw:style-name="gr10" draw:text-style-name="P3" draw:layer="layout" svg:x1="19.068cm" svg:y1="27.579cm" svg:x2="19.068cm" svg:y2="27.503cm">
          <text:p/>
        </draw:line>
        <draw:line draw:style-name="gr10" draw:text-style-name="P3" draw:layer="layout" svg:x1="19.296cm" svg:y1="27.579cm" svg:x2="19.296cm" svg:y2="27.503cm">
          <text:p/>
        </draw:line>
        <draw:line draw:style-name="gr10" draw:text-style-name="P3" draw:layer="layout" svg:x1="19.599cm" svg:y1="27.579cm" svg:x2="19.599cm" svg:y2="27.503cm">
          <text:p/>
        </draw:line>
        <draw:line draw:style-name="gr10" draw:text-style-name="P3" draw:layer="layout" svg:x1="19.674cm" svg:y1="27.579cm" svg:x2="19.674cm" svg:y2="27.503cm">
          <text:p/>
        </draw:line>
        <draw:line draw:style-name="gr10" draw:text-style-name="P3" draw:layer="layout" svg:x1="19.826cm" svg:y1="27.579cm" svg:x2="19.826cm" svg:y2="27.503cm">
          <text:p/>
        </draw:line>
        <draw:line draw:style-name="gr10" draw:text-style-name="P3" draw:layer="layout" svg:x1="19.977cm" svg:y1="27.579cm" svg:x2="19.977cm" svg:y2="27.503cm">
          <text:p/>
        </draw:line>
        <draw:line draw:style-name="gr10" draw:text-style-name="P3" draw:layer="layout" svg:x1="20.053cm" svg:y1="27.579cm" svg:x2="20.053cm" svg:y2="27.503cm">
          <text:p/>
        </draw:line>
        <draw:line draw:style-name="gr10" draw:text-style-name="P3" draw:layer="layout" svg:x1="20.129cm" svg:y1="27.579cm" svg:x2="20.129cm" svg:y2="27.503cm">
          <text:p/>
        </draw:line>
        <draw:line draw:style-name="gr10" draw:text-style-name="P3" draw:layer="layout" svg:x1="18.008cm" svg:y1="27.655cm" svg:x2="18.008cm" svg:y2="27.579cm">
          <text:p/>
        </draw:line>
        <draw:line draw:style-name="gr10" draw:text-style-name="P3" draw:layer="layout" svg:x1="18.083cm" svg:y1="27.655cm" svg:x2="18.083cm" svg:y2="27.579cm">
          <text:p/>
        </draw:line>
        <draw:line draw:style-name="gr10" draw:text-style-name="P3" draw:layer="layout" svg:x1="18.159cm" svg:y1="27.655cm" svg:x2="18.159cm" svg:y2="27.579cm">
          <text:p/>
        </draw:line>
        <draw:line draw:style-name="gr10" draw:text-style-name="P3" draw:layer="layout" svg:x1="18.462cm" svg:y1="27.655cm" svg:x2="18.462cm" svg:y2="27.579cm">
          <text:p/>
        </draw:line>
        <draw:line draw:style-name="gr10" draw:text-style-name="P3" draw:layer="layout" svg:x1="18.538cm" svg:y1="27.655cm" svg:x2="18.538cm" svg:y2="27.579cm">
          <text:p/>
        </draw:line>
        <draw:line draw:style-name="gr10" draw:text-style-name="P3" draw:layer="layout" svg:x1="18.69cm" svg:y1="27.655cm" svg:x2="18.69cm" svg:y2="27.579cm">
          <text:p/>
        </draw:line>
        <draw:line draw:style-name="gr10" draw:text-style-name="P3" draw:layer="layout" svg:x1="18.841cm" svg:y1="27.655cm" svg:x2="18.841cm" svg:y2="27.579cm">
          <text:p/>
        </draw:line>
        <draw:line draw:style-name="gr10" draw:text-style-name="P3" draw:layer="layout" svg:x1="18.993cm" svg:y1="27.655cm" svg:x2="18.993cm" svg:y2="27.579cm">
          <text:p/>
        </draw:line>
        <draw:line draw:style-name="gr10" draw:text-style-name="P3" draw:layer="layout" svg:x1="19.068cm" svg:y1="27.655cm" svg:x2="19.068cm" svg:y2="27.579cm">
          <text:p/>
        </draw:line>
        <draw:line draw:style-name="gr10" draw:text-style-name="P3" draw:layer="layout" svg:x1="19.144cm" svg:y1="27.655cm" svg:x2="19.144cm" svg:y2="27.579cm">
          <text:p/>
        </draw:line>
        <draw:line draw:style-name="gr10" draw:text-style-name="P3" draw:layer="layout" svg:x1="19.22cm" svg:y1="27.655cm" svg:x2="19.22cm" svg:y2="27.579cm">
          <text:p/>
        </draw:line>
        <draw:line draw:style-name="gr10" draw:text-style-name="P3" draw:layer="layout" svg:x1="19.447cm" svg:y1="27.655cm" svg:x2="19.447cm" svg:y2="27.579cm">
          <text:p/>
        </draw:line>
        <draw:line draw:style-name="gr10" draw:text-style-name="P3" draw:layer="layout" svg:x1="19.523cm" svg:y1="27.655cm" svg:x2="19.523cm" svg:y2="27.579cm">
          <text:p/>
        </draw:line>
        <draw:line draw:style-name="gr10" draw:text-style-name="P3" draw:layer="layout" svg:x1="19.599cm" svg:y1="27.655cm" svg:x2="19.599cm" svg:y2="27.579cm">
          <text:p/>
        </draw:line>
        <draw:line draw:style-name="gr10" draw:text-style-name="P3" draw:layer="layout" svg:x1="19.674cm" svg:y1="27.655cm" svg:x2="19.674cm" svg:y2="27.579cm">
          <text:p/>
        </draw:line>
        <draw:line draw:style-name="gr10" draw:text-style-name="P3" draw:layer="layout" svg:x1="19.902cm" svg:y1="27.655cm" svg:x2="19.902cm" svg:y2="27.579cm">
          <text:p/>
        </draw:line>
        <draw:line draw:style-name="gr10" draw:text-style-name="P3" draw:layer="layout" svg:x1="20.205cm" svg:y1="27.655cm" svg:x2="20.205cm" svg:y2="27.579cm">
          <text:p/>
        </draw:line>
        <draw:line draw:style-name="gr10" draw:text-style-name="P3" draw:layer="layout" svg:x1="20.28cm" svg:y1="27.655cm" svg:x2="20.28cm" svg:y2="27.579cm">
          <text:p/>
        </draw:line>
        <draw:line draw:style-name="gr10" draw:text-style-name="P3" draw:layer="layout" svg:x1="20.356cm" svg:y1="27.655cm" svg:x2="20.356cm" svg:y2="27.579cm">
          <text:p/>
        </draw:line>
        <draw:line draw:style-name="gr10" draw:text-style-name="P3" draw:layer="layout" svg:x1="17.932cm" svg:y1="27.73cm" svg:x2="17.932cm" svg:y2="27.655cm">
          <text:p/>
        </draw:line>
        <draw:line draw:style-name="gr10" draw:text-style-name="P3" draw:layer="layout" svg:x1="18.159cm" svg:y1="27.73cm" svg:x2="18.159cm" svg:y2="27.655cm">
          <text:p/>
        </draw:line>
        <draw:line draw:style-name="gr10" draw:text-style-name="P3" draw:layer="layout" svg:x1="18.386cm" svg:y1="27.73cm" svg:x2="18.386cm" svg:y2="27.655cm">
          <text:p/>
        </draw:line>
        <draw:line draw:style-name="gr10" draw:text-style-name="P3" draw:layer="layout" svg:x1="18.765cm" svg:y1="27.73cm" svg:x2="18.765cm" svg:y2="27.655cm">
          <text:p/>
        </draw:line>
        <draw:line draw:style-name="gr10" draw:text-style-name="P3" draw:layer="layout" svg:x1="18.917cm" svg:y1="27.73cm" svg:x2="18.917cm" svg:y2="27.655cm">
          <text:p/>
        </draw:line>
        <draw:line draw:style-name="gr10" draw:text-style-name="P3" draw:layer="layout" svg:x1="19.22cm" svg:y1="27.73cm" svg:x2="19.22cm" svg:y2="27.655cm">
          <text:p/>
        </draw:line>
        <draw:line draw:style-name="gr10" draw:text-style-name="P3" draw:layer="layout" svg:x1="19.371cm" svg:y1="27.73cm" svg:x2="19.371cm" svg:y2="27.655cm">
          <text:p/>
        </draw:line>
        <draw:line draw:style-name="gr10" draw:text-style-name="P3" draw:layer="layout" svg:x1="19.826cm" svg:y1="27.73cm" svg:x2="19.826cm" svg:y2="27.655cm">
          <text:p/>
        </draw:line>
        <draw:line draw:style-name="gr10" draw:text-style-name="P3" draw:layer="layout" svg:x1="19.902cm" svg:y1="27.73cm" svg:x2="19.902cm" svg:y2="27.655cm">
          <text:p/>
        </draw:line>
        <draw:line draw:style-name="gr10" draw:text-style-name="P3" draw:layer="layout" svg:x1="20.053cm" svg:y1="27.73cm" svg:x2="20.053cm" svg:y2="27.655cm">
          <text:p/>
        </draw:line>
        <draw:line draw:style-name="gr10" draw:text-style-name="P3" draw:layer="layout" svg:x1="20.129cm" svg:y1="27.73cm" svg:x2="20.129cm" svg:y2="27.655cm">
          <text:p/>
        </draw:line>
        <draw:line draw:style-name="gr10" draw:text-style-name="P3" draw:layer="layout" svg:x1="20.28cm" svg:y1="27.73cm" svg:x2="20.28cm" svg:y2="27.655cm">
          <text:p/>
        </draw:line>
        <draw:line draw:style-name="gr10" draw:text-style-name="P3" draw:layer="layout" svg:x1="17.932cm" svg:y1="27.806cm" svg:x2="17.932cm" svg:y2="27.73cm">
          <text:p/>
        </draw:line>
        <draw:line draw:style-name="gr10" draw:text-style-name="P3" draw:layer="layout" svg:x1="18.008cm" svg:y1="27.806cm" svg:x2="18.008cm" svg:y2="27.73cm">
          <text:p/>
        </draw:line>
        <draw:line draw:style-name="gr10" draw:text-style-name="P3" draw:layer="layout" svg:x1="18.235cm" svg:y1="27.806cm" svg:x2="18.235cm" svg:y2="27.73cm">
          <text:p/>
        </draw:line>
        <draw:line draw:style-name="gr10" draw:text-style-name="P3" draw:layer="layout" svg:x1="18.462cm" svg:y1="27.806cm" svg:x2="18.462cm" svg:y2="27.73cm">
          <text:p/>
        </draw:line>
        <draw:line draw:style-name="gr10" draw:text-style-name="P3" draw:layer="layout" svg:x1="18.614cm" svg:y1="27.806cm" svg:x2="18.614cm" svg:y2="27.73cm">
          <text:p/>
        </draw:line>
        <draw:line draw:style-name="gr10" draw:text-style-name="P3" draw:layer="layout" svg:x1="18.765cm" svg:y1="27.806cm" svg:x2="18.765cm" svg:y2="27.73cm">
          <text:p/>
        </draw:line>
        <draw:line draw:style-name="gr10" draw:text-style-name="P3" draw:layer="layout" svg:x1="18.917cm" svg:y1="27.806cm" svg:x2="18.917cm" svg:y2="27.73cm">
          <text:p/>
        </draw:line>
        <draw:line draw:style-name="gr10" draw:text-style-name="P3" draw:layer="layout" svg:x1="18.993cm" svg:y1="27.806cm" svg:x2="18.993cm" svg:y2="27.73cm">
          <text:p/>
        </draw:line>
        <draw:line draw:style-name="gr10" draw:text-style-name="P3" draw:layer="layout" svg:x1="19.144cm" svg:y1="27.806cm" svg:x2="19.144cm" svg:y2="27.73cm">
          <text:p/>
        </draw:line>
        <draw:line draw:style-name="gr10" draw:text-style-name="P3" draw:layer="layout" svg:x1="19.296cm" svg:y1="27.806cm" svg:x2="19.296cm" svg:y2="27.73cm">
          <text:p/>
        </draw:line>
        <draw:line draw:style-name="gr10" draw:text-style-name="P3" draw:layer="layout" svg:x1="19.371cm" svg:y1="27.806cm" svg:x2="19.371cm" svg:y2="27.73cm">
          <text:p/>
        </draw:line>
        <draw:line draw:style-name="gr10" draw:text-style-name="P3" draw:layer="layout" svg:x1="19.447cm" svg:y1="27.806cm" svg:x2="19.447cm" svg:y2="27.73cm">
          <text:p/>
        </draw:line>
        <draw:line draw:style-name="gr10" draw:text-style-name="P3" draw:layer="layout" svg:x1="19.523cm" svg:y1="27.806cm" svg:x2="19.523cm" svg:y2="27.73cm">
          <text:p/>
        </draw:line>
        <draw:line draw:style-name="gr10" draw:text-style-name="P3" draw:layer="layout" svg:x1="19.75cm" svg:y1="27.806cm" svg:x2="19.75cm" svg:y2="27.73cm">
          <text:p/>
        </draw:line>
        <draw:line draw:style-name="gr10" draw:text-style-name="P3" draw:layer="layout" svg:x1="19.826cm" svg:y1="27.806cm" svg:x2="19.826cm" svg:y2="27.73cm">
          <text:p/>
        </draw:line>
        <draw:line draw:style-name="gr10" draw:text-style-name="P3" draw:layer="layout" svg:x1="19.902cm" svg:y1="27.806cm" svg:x2="19.902cm" svg:y2="27.73cm">
          <text:p/>
        </draw:line>
        <draw:line draw:style-name="gr10" draw:text-style-name="P3" draw:layer="layout" svg:x1="20.053cm" svg:y1="27.806cm" svg:x2="20.053cm" svg:y2="27.73cm">
          <text:p/>
        </draw:line>
        <draw:line draw:style-name="gr10" draw:text-style-name="P3" draw:layer="layout" svg:x1="20.205cm" svg:y1="27.806cm" svg:x2="20.205cm" svg:y2="27.73cm">
          <text:p/>
        </draw:line>
        <draw:line draw:style-name="gr10" draw:text-style-name="P3" draw:layer="layout" svg:x1="18.008cm" svg:y1="27.882cm" svg:x2="18.008cm" svg:y2="27.806cm">
          <text:p/>
        </draw:line>
        <draw:line draw:style-name="gr10" draw:text-style-name="P3" draw:layer="layout" svg:x1="18.159cm" svg:y1="27.882cm" svg:x2="18.159cm" svg:y2="27.806cm">
          <text:p/>
        </draw:line>
        <draw:line draw:style-name="gr10" draw:text-style-name="P3" draw:layer="layout" svg:x1="18.235cm" svg:y1="27.882cm" svg:x2="18.235cm" svg:y2="27.806cm">
          <text:p/>
        </draw:line>
        <draw:line draw:style-name="gr10" draw:text-style-name="P3" draw:layer="layout" svg:x1="18.386cm" svg:y1="27.882cm" svg:x2="18.386cm" svg:y2="27.806cm">
          <text:p/>
        </draw:line>
        <draw:line draw:style-name="gr10" draw:text-style-name="P3" draw:layer="layout" svg:x1="18.538cm" svg:y1="27.882cm" svg:x2="18.538cm" svg:y2="27.806cm">
          <text:p/>
        </draw:line>
        <draw:line draw:style-name="gr10" draw:text-style-name="P3" draw:layer="layout" svg:x1="18.69cm" svg:y1="27.882cm" svg:x2="18.69cm" svg:y2="27.806cm">
          <text:p/>
        </draw:line>
        <draw:line draw:style-name="gr10" draw:text-style-name="P3" draw:layer="layout" svg:x1="19.144cm" svg:y1="27.882cm" svg:x2="19.144cm" svg:y2="27.806cm">
          <text:p/>
        </draw:line>
        <draw:line draw:style-name="gr10" draw:text-style-name="P3" draw:layer="layout" svg:x1="19.22cm" svg:y1="27.882cm" svg:x2="19.22cm" svg:y2="27.806cm">
          <text:p/>
        </draw:line>
        <draw:line draw:style-name="gr10" draw:text-style-name="P3" draw:layer="layout" svg:x1="19.371cm" svg:y1="27.882cm" svg:x2="19.371cm" svg:y2="27.806cm">
          <text:p/>
        </draw:line>
        <draw:line draw:style-name="gr10" draw:text-style-name="P3" draw:layer="layout" svg:x1="19.447cm" svg:y1="27.882cm" svg:x2="19.447cm" svg:y2="27.806cm">
          <text:p/>
        </draw:line>
        <draw:line draw:style-name="gr10" draw:text-style-name="P3" draw:layer="layout" svg:x1="19.75cm" svg:y1="27.882cm" svg:x2="19.75cm" svg:y2="27.806cm">
          <text:p/>
        </draw:line>
        <draw:line draw:style-name="gr10" draw:text-style-name="P3" draw:layer="layout" svg:x1="19.826cm" svg:y1="27.882cm" svg:x2="19.826cm" svg:y2="27.806cm">
          <text:p/>
        </draw:line>
        <draw:line draw:style-name="gr10" draw:text-style-name="P3" draw:layer="layout" svg:x1="19.977cm" svg:y1="27.882cm" svg:x2="19.977cm" svg:y2="27.806cm">
          <text:p/>
        </draw:line>
        <draw:line draw:style-name="gr10" draw:text-style-name="P3" draw:layer="layout" svg:x1="20.053cm" svg:y1="27.882cm" svg:x2="20.053cm" svg:y2="27.806cm">
          <text:p/>
        </draw:line>
        <draw:line draw:style-name="gr10" draw:text-style-name="P3" draw:layer="layout" svg:x1="20.356cm" svg:y1="27.882cm" svg:x2="20.356cm" svg:y2="27.806cm">
          <text:p/>
        </draw:line>
        <draw:line draw:style-name="gr10" draw:text-style-name="P3" draw:layer="layout" svg:x1="17.932cm" svg:y1="27.958cm" svg:x2="17.932cm" svg:y2="27.882cm">
          <text:p/>
        </draw:line>
        <draw:line draw:style-name="gr10" draw:text-style-name="P3" draw:layer="layout" svg:x1="18.008cm" svg:y1="27.958cm" svg:x2="18.008cm" svg:y2="27.882cm">
          <text:p/>
        </draw:line>
        <draw:line draw:style-name="gr10" draw:text-style-name="P3" draw:layer="layout" svg:x1="18.083cm" svg:y1="27.958cm" svg:x2="18.083cm" svg:y2="27.882cm">
          <text:p/>
        </draw:line>
        <draw:line draw:style-name="gr10" draw:text-style-name="P3" draw:layer="layout" svg:x1="18.538cm" svg:y1="27.958cm" svg:x2="18.538cm" svg:y2="27.882cm">
          <text:p/>
        </draw:line>
        <draw:line draw:style-name="gr10" draw:text-style-name="P3" draw:layer="layout" svg:x1="18.614cm" svg:y1="27.958cm" svg:x2="18.614cm" svg:y2="27.882cm">
          <text:p/>
        </draw:line>
        <draw:line draw:style-name="gr10" draw:text-style-name="P3" draw:layer="layout" svg:x1="19.144cm" svg:y1="27.958cm" svg:x2="19.144cm" svg:y2="27.882cm">
          <text:p/>
        </draw:line>
        <draw:line draw:style-name="gr10" draw:text-style-name="P3" draw:layer="layout" svg:x1="19.22cm" svg:y1="27.958cm" svg:x2="19.22cm" svg:y2="27.882cm">
          <text:p/>
        </draw:line>
        <draw:line draw:style-name="gr10" draw:text-style-name="P3" draw:layer="layout" svg:x1="19.371cm" svg:y1="27.958cm" svg:x2="19.371cm" svg:y2="27.882cm">
          <text:p/>
        </draw:line>
        <draw:line draw:style-name="gr10" draw:text-style-name="P3" draw:layer="layout" svg:x1="19.447cm" svg:y1="27.958cm" svg:x2="19.447cm" svg:y2="27.882cm">
          <text:p/>
        </draw:line>
        <draw:line draw:style-name="gr10" draw:text-style-name="P3" draw:layer="layout" svg:x1="19.523cm" svg:y1="27.958cm" svg:x2="19.523cm" svg:y2="27.882cm">
          <text:p/>
        </draw:line>
        <draw:line draw:style-name="gr10" draw:text-style-name="P3" draw:layer="layout" svg:x1="19.674cm" svg:y1="27.958cm" svg:x2="19.674cm" svg:y2="27.882cm">
          <text:p/>
        </draw:line>
        <draw:line draw:style-name="gr10" draw:text-style-name="P3" draw:layer="layout" svg:x1="19.75cm" svg:y1="27.958cm" svg:x2="19.75cm" svg:y2="27.882cm">
          <text:p/>
        </draw:line>
        <draw:line draw:style-name="gr10" draw:text-style-name="P3" draw:layer="layout" svg:x1="19.902cm" svg:y1="27.958cm" svg:x2="19.902cm" svg:y2="27.882cm">
          <text:p/>
        </draw:line>
        <draw:line draw:style-name="gr10" draw:text-style-name="P3" draw:layer="layout" svg:x1="19.977cm" svg:y1="27.958cm" svg:x2="19.977cm" svg:y2="27.882cm">
          <text:p/>
        </draw:line>
        <draw:line draw:style-name="gr10" draw:text-style-name="P3" draw:layer="layout" svg:x1="20.129cm" svg:y1="27.958cm" svg:x2="20.129cm" svg:y2="27.882cm">
          <text:p/>
        </draw:line>
        <draw:line draw:style-name="gr10" draw:text-style-name="P3" draw:layer="layout" svg:x1="20.205cm" svg:y1="27.958cm" svg:x2="20.205cm" svg:y2="27.882cm">
          <text:p/>
        </draw:line>
        <draw:line draw:style-name="gr10" draw:text-style-name="P3" draw:layer="layout" svg:x1="20.356cm" svg:y1="27.958cm" svg:x2="20.356cm" svg:y2="27.882cm">
          <text:p/>
        </draw:line>
        <draw:line draw:style-name="gr10" draw:text-style-name="P3" draw:layer="layout" svg:x1="18.235cm" svg:y1="28.033cm" svg:x2="18.235cm" svg:y2="27.958cm">
          <text:p/>
        </draw:line>
        <draw:line draw:style-name="gr10" draw:text-style-name="P3" draw:layer="layout" svg:x1="18.311cm" svg:y1="28.033cm" svg:x2="18.311cm" svg:y2="27.958cm">
          <text:p/>
        </draw:line>
        <draw:line draw:style-name="gr10" draw:text-style-name="P3" draw:layer="layout" svg:x1="18.386cm" svg:y1="28.033cm" svg:x2="18.386cm" svg:y2="27.958cm">
          <text:p/>
        </draw:line>
        <draw:line draw:style-name="gr10" draw:text-style-name="P3" draw:layer="layout" svg:x1="18.462cm" svg:y1="28.033cm" svg:x2="18.462cm" svg:y2="27.958cm">
          <text:p/>
        </draw:line>
        <draw:line draw:style-name="gr10" draw:text-style-name="P3" draw:layer="layout" svg:x1="18.614cm" svg:y1="28.033cm" svg:x2="18.614cm" svg:y2="27.958cm">
          <text:p/>
        </draw:line>
        <draw:line draw:style-name="gr10" draw:text-style-name="P3" draw:layer="layout" svg:x1="19.068cm" svg:y1="28.033cm" svg:x2="19.068cm" svg:y2="27.958cm">
          <text:p/>
        </draw:line>
        <draw:line draw:style-name="gr10" draw:text-style-name="P3" draw:layer="layout" svg:x1="19.22cm" svg:y1="28.033cm" svg:x2="19.22cm" svg:y2="27.958cm">
          <text:p/>
        </draw:line>
        <draw:line draw:style-name="gr10" draw:text-style-name="P3" draw:layer="layout" svg:x1="19.523cm" svg:y1="28.033cm" svg:x2="19.523cm" svg:y2="27.958cm">
          <text:p/>
        </draw:line>
        <draw:line draw:style-name="gr10" draw:text-style-name="P3" draw:layer="layout" svg:x1="19.599cm" svg:y1="28.033cm" svg:x2="19.599cm" svg:y2="27.958cm">
          <text:p/>
        </draw:line>
        <draw:line draw:style-name="gr10" draw:text-style-name="P3" draw:layer="layout" svg:x1="19.75cm" svg:y1="28.033cm" svg:x2="19.75cm" svg:y2="27.958cm">
          <text:p/>
        </draw:line>
        <draw:line draw:style-name="gr10" draw:text-style-name="P3" draw:layer="layout" svg:x1="19.826cm" svg:y1="28.033cm" svg:x2="19.826cm" svg:y2="27.958cm">
          <text:p/>
        </draw:line>
        <draw:line draw:style-name="gr10" draw:text-style-name="P3" draw:layer="layout" svg:x1="19.902cm" svg:y1="28.033cm" svg:x2="19.902cm" svg:y2="27.958cm">
          <text:p/>
        </draw:line>
        <draw:line draw:style-name="gr10" draw:text-style-name="P3" draw:layer="layout" svg:x1="19.977cm" svg:y1="28.033cm" svg:x2="19.977cm" svg:y2="27.958cm">
          <text:p/>
        </draw:line>
        <draw:line draw:style-name="gr10" draw:text-style-name="P3" draw:layer="layout" svg:x1="20.053cm" svg:y1="28.033cm" svg:x2="20.053cm" svg:y2="27.958cm">
          <text:p/>
        </draw:line>
        <draw:line draw:style-name="gr10" draw:text-style-name="P3" draw:layer="layout" svg:x1="20.205cm" svg:y1="28.033cm" svg:x2="20.205cm" svg:y2="27.958cm">
          <text:p/>
        </draw:line>
        <draw:line draw:style-name="gr10" draw:text-style-name="P3" draw:layer="layout" svg:x1="20.28cm" svg:y1="28.033cm" svg:x2="20.28cm" svg:y2="27.958cm">
          <text:p/>
        </draw:line>
        <draw:line draw:style-name="gr10" draw:text-style-name="P3" draw:layer="layout" svg:x1="17.932cm" svg:y1="28.109cm" svg:x2="17.932cm" svg:y2="28.033cm">
          <text:p/>
        </draw:line>
        <draw:line draw:style-name="gr10" draw:text-style-name="P3" draw:layer="layout" svg:x1="18.008cm" svg:y1="28.109cm" svg:x2="18.008cm" svg:y2="28.033cm">
          <text:p/>
        </draw:line>
        <draw:line draw:style-name="gr10" draw:text-style-name="P3" draw:layer="layout" svg:x1="18.083cm" svg:y1="28.109cm" svg:x2="18.083cm" svg:y2="28.033cm">
          <text:p/>
        </draw:line>
        <draw:line draw:style-name="gr10" draw:text-style-name="P3" draw:layer="layout" svg:x1="18.235cm" svg:y1="28.109cm" svg:x2="18.235cm" svg:y2="28.033cm">
          <text:p/>
        </draw:line>
        <draw:line draw:style-name="gr10" draw:text-style-name="P3" draw:layer="layout" svg:x1="18.311cm" svg:y1="28.109cm" svg:x2="18.311cm" svg:y2="28.033cm">
          <text:p/>
        </draw:line>
        <draw:line draw:style-name="gr10" draw:text-style-name="P3" draw:layer="layout" svg:x1="18.69cm" svg:y1="28.109cm" svg:x2="18.69cm" svg:y2="28.033cm">
          <text:p/>
        </draw:line>
        <draw:line draw:style-name="gr10" draw:text-style-name="P3" draw:layer="layout" svg:x1="18.841cm" svg:y1="28.109cm" svg:x2="18.841cm" svg:y2="28.033cm">
          <text:p/>
        </draw:line>
        <draw:line draw:style-name="gr10" draw:text-style-name="P3" draw:layer="layout" svg:x1="18.917cm" svg:y1="28.109cm" svg:x2="18.917cm" svg:y2="28.033cm">
          <text:p/>
        </draw:line>
        <draw:line draw:style-name="gr10" draw:text-style-name="P3" draw:layer="layout" svg:x1="19.068cm" svg:y1="28.109cm" svg:x2="19.068cm" svg:y2="28.033cm">
          <text:p/>
        </draw:line>
        <draw:line draw:style-name="gr10" draw:text-style-name="P3" draw:layer="layout" svg:x1="19.144cm" svg:y1="28.109cm" svg:x2="19.144cm" svg:y2="28.033cm">
          <text:p/>
        </draw:line>
        <draw:line draw:style-name="gr10" draw:text-style-name="P3" draw:layer="layout" svg:x1="19.22cm" svg:y1="28.109cm" svg:x2="19.22cm" svg:y2="28.033cm">
          <text:p/>
        </draw:line>
        <draw:line draw:style-name="gr10" draw:text-style-name="P3" draw:layer="layout" svg:x1="19.296cm" svg:y1="28.109cm" svg:x2="19.296cm" svg:y2="28.033cm">
          <text:p/>
        </draw:line>
        <draw:line draw:style-name="gr10" draw:text-style-name="P3" draw:layer="layout" svg:x1="19.371cm" svg:y1="28.109cm" svg:x2="19.371cm" svg:y2="28.033cm">
          <text:p/>
        </draw:line>
        <draw:line draw:style-name="gr10" draw:text-style-name="P3" draw:layer="layout" svg:x1="19.447cm" svg:y1="28.109cm" svg:x2="19.447cm" svg:y2="28.033cm">
          <text:p/>
        </draw:line>
        <draw:line draw:style-name="gr10" draw:text-style-name="P3" draw:layer="layout" svg:x1="19.523cm" svg:y1="28.109cm" svg:x2="19.523cm" svg:y2="28.033cm">
          <text:p/>
        </draw:line>
        <draw:line draw:style-name="gr10" draw:text-style-name="P3" draw:layer="layout" svg:x1="19.826cm" svg:y1="28.109cm" svg:x2="19.826cm" svg:y2="28.033cm">
          <text:p/>
        </draw:line>
        <draw:line draw:style-name="gr10" draw:text-style-name="P3" draw:layer="layout" svg:x1="19.902cm" svg:y1="28.109cm" svg:x2="19.902cm" svg:y2="28.033cm">
          <text:p/>
        </draw:line>
        <draw:line draw:style-name="gr10" draw:text-style-name="P3" draw:layer="layout" svg:x1="19.977cm" svg:y1="28.109cm" svg:x2="19.977cm" svg:y2="28.033cm">
          <text:p/>
        </draw:line>
        <draw:line draw:style-name="gr10" draw:text-style-name="P3" draw:layer="layout" svg:x1="20.053cm" svg:y1="28.109cm" svg:x2="20.053cm" svg:y2="28.033cm">
          <text:p/>
        </draw:line>
        <draw:line draw:style-name="gr10" draw:text-style-name="P3" draw:layer="layout" svg:x1="20.129cm" svg:y1="28.109cm" svg:x2="20.129cm" svg:y2="28.033cm">
          <text:p/>
        </draw:line>
        <draw:line draw:style-name="gr10" draw:text-style-name="P3" draw:layer="layout" svg:x1="20.205cm" svg:y1="28.109cm" svg:x2="20.205cm" svg:y2="28.033cm">
          <text:p/>
        </draw:line>
        <draw:line draw:style-name="gr10" draw:text-style-name="P3" draw:layer="layout" svg:x1="20.28cm" svg:y1="28.109cm" svg:x2="20.28cm" svg:y2="28.033cm">
          <text:p/>
        </draw:line>
        <draw:line draw:style-name="gr10" draw:text-style-name="P3" draw:layer="layout" svg:x1="20.356cm" svg:y1="28.109cm" svg:x2="20.356cm" svg:y2="28.033cm">
          <text:p/>
        </draw:line>
        <draw:line draw:style-name="gr10" draw:text-style-name="P3" draw:layer="layout" svg:x1="18.159cm" svg:y1="28.185cm" svg:x2="18.159cm" svg:y2="28.109cm">
          <text:p/>
        </draw:line>
        <draw:line draw:style-name="gr10" draw:text-style-name="P3" draw:layer="layout" svg:x1="18.311cm" svg:y1="28.185cm" svg:x2="18.311cm" svg:y2="28.109cm">
          <text:p/>
        </draw:line>
        <draw:line draw:style-name="gr10" draw:text-style-name="P3" draw:layer="layout" svg:x1="18.386cm" svg:y1="28.185cm" svg:x2="18.386cm" svg:y2="28.109cm">
          <text:p/>
        </draw:line>
        <draw:line draw:style-name="gr10" draw:text-style-name="P3" draw:layer="layout" svg:x1="18.765cm" svg:y1="28.185cm" svg:x2="18.765cm" svg:y2="28.109cm">
          <text:p/>
        </draw:line>
        <draw:line draw:style-name="gr10" draw:text-style-name="P3" draw:layer="layout" svg:x1="19.068cm" svg:y1="28.185cm" svg:x2="19.068cm" svg:y2="28.109cm">
          <text:p/>
        </draw:line>
        <draw:line draw:style-name="gr10" draw:text-style-name="P3" draw:layer="layout" svg:x1="19.144cm" svg:y1="28.185cm" svg:x2="19.144cm" svg:y2="28.109cm">
          <text:p/>
        </draw:line>
        <draw:line draw:style-name="gr10" draw:text-style-name="P3" draw:layer="layout" svg:x1="19.371cm" svg:y1="28.185cm" svg:x2="19.371cm" svg:y2="28.109cm">
          <text:p/>
        </draw:line>
        <draw:line draw:style-name="gr10" draw:text-style-name="P3" draw:layer="layout" svg:x1="19.447cm" svg:y1="28.185cm" svg:x2="19.447cm" svg:y2="28.109cm">
          <text:p/>
        </draw:line>
        <draw:line draw:style-name="gr10" draw:text-style-name="P3" draw:layer="layout" svg:x1="19.674cm" svg:y1="28.185cm" svg:x2="19.674cm" svg:y2="28.109cm">
          <text:p/>
        </draw:line>
        <draw:line draw:style-name="gr10" draw:text-style-name="P3" draw:layer="layout" svg:x1="19.75cm" svg:y1="28.185cm" svg:x2="19.75cm" svg:y2="28.109cm">
          <text:p/>
        </draw:line>
        <draw:line draw:style-name="gr10" draw:text-style-name="P3" draw:layer="layout" svg:x1="19.977cm" svg:y1="28.185cm" svg:x2="19.977cm" svg:y2="28.109cm">
          <text:p/>
        </draw:line>
        <draw:line draw:style-name="gr10" draw:text-style-name="P3" draw:layer="layout" svg:x1="20.053cm" svg:y1="28.185cm" svg:x2="20.053cm" svg:y2="28.109cm">
          <text:p/>
        </draw:line>
        <draw:line draw:style-name="gr10" draw:text-style-name="P3" draw:layer="layout" svg:x1="20.129cm" svg:y1="28.185cm" svg:x2="20.129cm" svg:y2="28.109cm">
          <text:p/>
        </draw:line>
        <draw:line draw:style-name="gr10" draw:text-style-name="P3" draw:layer="layout" svg:x1="20.28cm" svg:y1="28.185cm" svg:x2="20.28cm" svg:y2="28.109cm">
          <text:p/>
        </draw:line>
        <draw:line draw:style-name="gr10" draw:text-style-name="P3" draw:layer="layout" svg:x1="20.356cm" svg:y1="28.185cm" svg:x2="20.356cm" svg:y2="28.109cm">
          <text:p/>
        </draw:line>
        <draw:line draw:style-name="gr10" draw:text-style-name="P3" draw:layer="layout" svg:x1="17.932cm" svg:y1="28.261cm" svg:x2="17.932cm" svg:y2="28.185cm">
          <text:p/>
        </draw:line>
        <draw:line draw:style-name="gr10" draw:text-style-name="P3" draw:layer="layout" svg:x1="18.008cm" svg:y1="28.261cm" svg:x2="18.008cm" svg:y2="28.185cm">
          <text:p/>
        </draw:line>
        <draw:line draw:style-name="gr10" draw:text-style-name="P3" draw:layer="layout" svg:x1="18.083cm" svg:y1="28.261cm" svg:x2="18.083cm" svg:y2="28.185cm">
          <text:p/>
        </draw:line>
        <draw:line draw:style-name="gr10" draw:text-style-name="P3" draw:layer="layout" svg:x1="18.462cm" svg:y1="28.261cm" svg:x2="18.462cm" svg:y2="28.185cm">
          <text:p/>
        </draw:line>
        <draw:line draw:style-name="gr10" draw:text-style-name="P3" draw:layer="layout" svg:x1="18.538cm" svg:y1="28.261cm" svg:x2="18.538cm" svg:y2="28.185cm">
          <text:p/>
        </draw:line>
        <draw:line draw:style-name="gr10" draw:text-style-name="P3" draw:layer="layout" svg:x1="18.614cm" svg:y1="28.261cm" svg:x2="18.614cm" svg:y2="28.185cm">
          <text:p/>
        </draw:line>
        <draw:line draw:style-name="gr10" draw:text-style-name="P3" draw:layer="layout" svg:x1="18.69cm" svg:y1="28.261cm" svg:x2="18.69cm" svg:y2="28.185cm">
          <text:p/>
        </draw:line>
        <draw:line draw:style-name="gr10" draw:text-style-name="P3" draw:layer="layout" svg:x1="18.841cm" svg:y1="28.261cm" svg:x2="18.841cm" svg:y2="28.185cm">
          <text:p/>
        </draw:line>
        <draw:line draw:style-name="gr10" draw:text-style-name="P3" draw:layer="layout" svg:x1="18.917cm" svg:y1="28.261cm" svg:x2="18.917cm" svg:y2="28.185cm">
          <text:p/>
        </draw:line>
        <draw:line draw:style-name="gr10" draw:text-style-name="P3" draw:layer="layout" svg:x1="18.993cm" svg:y1="28.261cm" svg:x2="18.993cm" svg:y2="28.185cm">
          <text:p/>
        </draw:line>
        <draw:line draw:style-name="gr10" draw:text-style-name="P3" draw:layer="layout" svg:x1="19.068cm" svg:y1="28.261cm" svg:x2="19.068cm" svg:y2="28.185cm">
          <text:p/>
        </draw:line>
        <draw:line draw:style-name="gr10" draw:text-style-name="P3" draw:layer="layout" svg:x1="19.296cm" svg:y1="28.261cm" svg:x2="19.296cm" svg:y2="28.185cm">
          <text:p/>
        </draw:line>
        <draw:line draw:style-name="gr10" draw:text-style-name="P3" draw:layer="layout" svg:x1="19.674cm" svg:y1="28.261cm" svg:x2="19.674cm" svg:y2="28.185cm">
          <text:p/>
        </draw:line>
        <draw:line draw:style-name="gr10" draw:text-style-name="P3" draw:layer="layout" svg:x1="19.902cm" svg:y1="28.261cm" svg:x2="19.902cm" svg:y2="28.185cm">
          <text:p/>
        </draw:line>
        <draw:line draw:style-name="gr10" draw:text-style-name="P3" draw:layer="layout" svg:x1="19.977cm" svg:y1="28.261cm" svg:x2="19.977cm" svg:y2="28.185cm">
          <text:p/>
        </draw:line>
        <draw:line draw:style-name="gr10" draw:text-style-name="P3" draw:layer="layout" svg:x1="20.129cm" svg:y1="28.261cm" svg:x2="20.129cm" svg:y2="28.185cm">
          <text:p/>
        </draw:line>
        <draw:line draw:style-name="gr10" draw:text-style-name="P3" draw:layer="layout" svg:x1="20.356cm" svg:y1="28.261cm" svg:x2="20.356cm" svg:y2="28.185cm">
          <text:p/>
        </draw:line>
        <draw:line draw:style-name="gr10" draw:text-style-name="P3" draw:layer="layout" svg:x1="17.932cm" svg:y1="28.337cm" svg:x2="17.932cm" svg:y2="28.261cm">
          <text:p/>
        </draw:line>
        <draw:line draw:style-name="gr10" draw:text-style-name="P3" draw:layer="layout" svg:x1="18.159cm" svg:y1="28.337cm" svg:x2="18.159cm" svg:y2="28.261cm">
          <text:p/>
        </draw:line>
        <draw:line draw:style-name="gr10" draw:text-style-name="P3" draw:layer="layout" svg:x1="18.311cm" svg:y1="28.337cm" svg:x2="18.311cm" svg:y2="28.261cm">
          <text:p/>
        </draw:line>
        <draw:line draw:style-name="gr10" draw:text-style-name="P3" draw:layer="layout" svg:x1="18.386cm" svg:y1="28.337cm" svg:x2="18.386cm" svg:y2="28.261cm">
          <text:p/>
        </draw:line>
        <draw:line draw:style-name="gr10" draw:text-style-name="P3" draw:layer="layout" svg:x1="18.462cm" svg:y1="28.337cm" svg:x2="18.462cm" svg:y2="28.261cm">
          <text:p/>
        </draw:line>
        <draw:line draw:style-name="gr10" draw:text-style-name="P3" draw:layer="layout" svg:x1="18.538cm" svg:y1="28.337cm" svg:x2="18.538cm" svg:y2="28.261cm">
          <text:p/>
        </draw:line>
        <draw:line draw:style-name="gr10" draw:text-style-name="P3" draw:layer="layout" svg:x1="18.614cm" svg:y1="28.337cm" svg:x2="18.614cm" svg:y2="28.261cm">
          <text:p/>
        </draw:line>
        <draw:line draw:style-name="gr10" draw:text-style-name="P3" draw:layer="layout" svg:x1="18.841cm" svg:y1="28.337cm" svg:x2="18.841cm" svg:y2="28.261cm">
          <text:p/>
        </draw:line>
        <draw:line draw:style-name="gr10" draw:text-style-name="P3" draw:layer="layout" svg:x1="19.068cm" svg:y1="28.337cm" svg:x2="19.068cm" svg:y2="28.261cm">
          <text:p/>
        </draw:line>
        <draw:line draw:style-name="gr10" draw:text-style-name="P3" draw:layer="layout" svg:x1="19.144cm" svg:y1="28.337cm" svg:x2="19.144cm" svg:y2="28.261cm">
          <text:p/>
        </draw:line>
        <draw:line draw:style-name="gr10" draw:text-style-name="P3" draw:layer="layout" svg:x1="19.22cm" svg:y1="28.337cm" svg:x2="19.22cm" svg:y2="28.261cm">
          <text:p/>
        </draw:line>
        <draw:line draw:style-name="gr10" draw:text-style-name="P3" draw:layer="layout" svg:x1="19.296cm" svg:y1="28.337cm" svg:x2="19.296cm" svg:y2="28.261cm">
          <text:p/>
        </draw:line>
        <draw:line draw:style-name="gr10" draw:text-style-name="P3" draw:layer="layout" svg:x1="19.447cm" svg:y1="28.337cm" svg:x2="19.447cm" svg:y2="28.261cm">
          <text:p/>
        </draw:line>
        <draw:line draw:style-name="gr10" draw:text-style-name="P3" draw:layer="layout" svg:x1="19.523cm" svg:y1="28.337cm" svg:x2="19.523cm" svg:y2="28.261cm">
          <text:p/>
        </draw:line>
        <draw:line draw:style-name="gr10" draw:text-style-name="P3" draw:layer="layout" svg:x1="19.599cm" svg:y1="28.337cm" svg:x2="19.599cm" svg:y2="28.261cm">
          <text:p/>
        </draw:line>
        <draw:line draw:style-name="gr10" draw:text-style-name="P3" draw:layer="layout" svg:x1="19.75cm" svg:y1="28.337cm" svg:x2="19.75cm" svg:y2="28.261cm">
          <text:p/>
        </draw:line>
        <draw:line draw:style-name="gr10" draw:text-style-name="P3" draw:layer="layout" svg:x1="19.826cm" svg:y1="28.337cm" svg:x2="19.826cm" svg:y2="28.261cm">
          <text:p/>
        </draw:line>
        <draw:line draw:style-name="gr10" draw:text-style-name="P3" draw:layer="layout" svg:x1="20.053cm" svg:y1="28.337cm" svg:x2="20.053cm" svg:y2="28.261cm">
          <text:p/>
        </draw:line>
        <draw:line draw:style-name="gr10" draw:text-style-name="P3" draw:layer="layout" svg:x1="20.28cm" svg:y1="28.337cm" svg:x2="20.28cm" svg:y2="28.261cm">
          <text:p/>
        </draw:line>
        <draw:line draw:style-name="gr10" draw:text-style-name="P3" draw:layer="layout" svg:x1="17.932cm" svg:y1="28.412cm" svg:x2="17.932cm" svg:y2="28.337cm">
          <text:p/>
        </draw:line>
        <draw:line draw:style-name="gr10" draw:text-style-name="P3" draw:layer="layout" svg:x1="18.159cm" svg:y1="28.412cm" svg:x2="18.159cm" svg:y2="28.337cm">
          <text:p/>
        </draw:line>
        <draw:line draw:style-name="gr10" draw:text-style-name="P3" draw:layer="layout" svg:x1="18.235cm" svg:y1="28.412cm" svg:x2="18.235cm" svg:y2="28.337cm">
          <text:p/>
        </draw:line>
        <draw:line draw:style-name="gr10" draw:text-style-name="P3" draw:layer="layout" svg:x1="18.311cm" svg:y1="28.412cm" svg:x2="18.311cm" svg:y2="28.337cm">
          <text:p/>
        </draw:line>
        <draw:line draw:style-name="gr10" draw:text-style-name="P3" draw:layer="layout" svg:x1="18.462cm" svg:y1="28.412cm" svg:x2="18.462cm" svg:y2="28.337cm">
          <text:p/>
        </draw:line>
        <draw:line draw:style-name="gr10" draw:text-style-name="P3" draw:layer="layout" svg:x1="18.538cm" svg:y1="28.412cm" svg:x2="18.538cm" svg:y2="28.337cm">
          <text:p/>
        </draw:line>
        <draw:line draw:style-name="gr10" draw:text-style-name="P3" draw:layer="layout" svg:x1="18.614cm" svg:y1="28.412cm" svg:x2="18.614cm" svg:y2="28.337cm">
          <text:p/>
        </draw:line>
        <draw:line draw:style-name="gr10" draw:text-style-name="P3" draw:layer="layout" svg:x1="18.69cm" svg:y1="28.412cm" svg:x2="18.69cm" svg:y2="28.337cm">
          <text:p/>
        </draw:line>
        <draw:line draw:style-name="gr10" draw:text-style-name="P3" draw:layer="layout" svg:x1="18.841cm" svg:y1="28.412cm" svg:x2="18.841cm" svg:y2="28.337cm">
          <text:p/>
        </draw:line>
        <draw:line draw:style-name="gr10" draw:text-style-name="P3" draw:layer="layout" svg:x1="18.917cm" svg:y1="28.412cm" svg:x2="18.917cm" svg:y2="28.337cm">
          <text:p/>
        </draw:line>
        <draw:line draw:style-name="gr10" draw:text-style-name="P3" draw:layer="layout" svg:x1="18.993cm" svg:y1="28.412cm" svg:x2="18.993cm" svg:y2="28.337cm">
          <text:p/>
        </draw:line>
        <draw:line draw:style-name="gr10" draw:text-style-name="P3" draw:layer="layout" svg:x1="19.068cm" svg:y1="28.412cm" svg:x2="19.068cm" svg:y2="28.337cm">
          <text:p/>
        </draw:line>
        <draw:line draw:style-name="gr10" draw:text-style-name="P3" draw:layer="layout" svg:x1="19.296cm" svg:y1="28.412cm" svg:x2="19.296cm" svg:y2="28.337cm">
          <text:p/>
        </draw:line>
        <draw:line draw:style-name="gr10" draw:text-style-name="P3" draw:layer="layout" svg:x1="19.523cm" svg:y1="28.412cm" svg:x2="19.523cm" svg:y2="28.337cm">
          <text:p/>
        </draw:line>
        <draw:line draw:style-name="gr10" draw:text-style-name="P3" draw:layer="layout" svg:x1="19.599cm" svg:y1="28.412cm" svg:x2="19.599cm" svg:y2="28.337cm">
          <text:p/>
        </draw:line>
        <draw:line draw:style-name="gr10" draw:text-style-name="P3" draw:layer="layout" svg:x1="19.826cm" svg:y1="28.412cm" svg:x2="19.826cm" svg:y2="28.337cm">
          <text:p/>
        </draw:line>
        <draw:line draw:style-name="gr10" draw:text-style-name="P3" draw:layer="layout" svg:x1="19.902cm" svg:y1="28.412cm" svg:x2="19.902cm" svg:y2="28.337cm">
          <text:p/>
        </draw:line>
        <draw:line draw:style-name="gr10" draw:text-style-name="P3" draw:layer="layout" svg:x1="20.053cm" svg:y1="28.412cm" svg:x2="20.053cm" svg:y2="28.337cm">
          <text:p/>
        </draw:line>
        <draw:line draw:style-name="gr10" draw:text-style-name="P3" draw:layer="layout" svg:x1="20.129cm" svg:y1="28.412cm" svg:x2="20.129cm" svg:y2="28.337cm">
          <text:p/>
        </draw:line>
        <draw:line draw:style-name="gr10" draw:text-style-name="P3" draw:layer="layout" svg:x1="20.205cm" svg:y1="28.412cm" svg:x2="20.205cm" svg:y2="28.337cm">
          <text:p/>
        </draw:line>
        <draw:line draw:style-name="gr10" draw:text-style-name="P3" draw:layer="layout" svg:x1="17.932cm" svg:y1="28.488cm" svg:x2="17.932cm" svg:y2="28.412cm">
          <text:p/>
        </draw:line>
        <draw:line draw:style-name="gr10" draw:text-style-name="P3" draw:layer="layout" svg:x1="18.159cm" svg:y1="28.488cm" svg:x2="18.159cm" svg:y2="28.412cm">
          <text:p/>
        </draw:line>
        <draw:line draw:style-name="gr10" draw:text-style-name="P3" draw:layer="layout" svg:x1="18.235cm" svg:y1="28.488cm" svg:x2="18.235cm" svg:y2="28.412cm">
          <text:p/>
        </draw:line>
        <draw:line draw:style-name="gr10" draw:text-style-name="P3" draw:layer="layout" svg:x1="18.311cm" svg:y1="28.488cm" svg:x2="18.311cm" svg:y2="28.412cm">
          <text:p/>
        </draw:line>
        <draw:line draw:style-name="gr10" draw:text-style-name="P3" draw:layer="layout" svg:x1="18.386cm" svg:y1="28.488cm" svg:x2="18.386cm" svg:y2="28.412cm">
          <text:p/>
        </draw:line>
        <draw:line draw:style-name="gr10" draw:text-style-name="P3" draw:layer="layout" svg:x1="18.462cm" svg:y1="28.488cm" svg:x2="18.462cm" svg:y2="28.412cm">
          <text:p/>
        </draw:line>
        <draw:line draw:style-name="gr10" draw:text-style-name="P3" draw:layer="layout" svg:x1="18.538cm" svg:y1="28.488cm" svg:x2="18.538cm" svg:y2="28.412cm">
          <text:p/>
        </draw:line>
        <draw:line draw:style-name="gr10" draw:text-style-name="P3" draw:layer="layout" svg:x1="18.765cm" svg:y1="28.488cm" svg:x2="18.765cm" svg:y2="28.412cm">
          <text:p/>
        </draw:line>
        <draw:line draw:style-name="gr10" draw:text-style-name="P3" draw:layer="layout" svg:x1="18.841cm" svg:y1="28.488cm" svg:x2="18.841cm" svg:y2="28.412cm">
          <text:p/>
        </draw:line>
        <draw:line draw:style-name="gr10" draw:text-style-name="P3" draw:layer="layout" svg:x1="19.068cm" svg:y1="28.488cm" svg:x2="19.068cm" svg:y2="28.412cm">
          <text:p/>
        </draw:line>
        <draw:line draw:style-name="gr10" draw:text-style-name="P3" draw:layer="layout" svg:x1="19.22cm" svg:y1="28.488cm" svg:x2="19.22cm" svg:y2="28.412cm">
          <text:p/>
        </draw:line>
        <draw:line draw:style-name="gr10" draw:text-style-name="P3" draw:layer="layout" svg:x1="19.599cm" svg:y1="28.488cm" svg:x2="19.599cm" svg:y2="28.412cm">
          <text:p/>
        </draw:line>
        <draw:line draw:style-name="gr10" draw:text-style-name="P3" draw:layer="layout" svg:x1="19.674cm" svg:y1="28.488cm" svg:x2="19.674cm" svg:y2="28.412cm">
          <text:p/>
        </draw:line>
        <draw:line draw:style-name="gr10" draw:text-style-name="P3" draw:layer="layout" svg:x1="19.75cm" svg:y1="28.488cm" svg:x2="19.75cm" svg:y2="28.412cm">
          <text:p/>
        </draw:line>
        <draw:line draw:style-name="gr10" draw:text-style-name="P3" draw:layer="layout" svg:x1="19.826cm" svg:y1="28.488cm" svg:x2="19.826cm" svg:y2="28.412cm">
          <text:p/>
        </draw:line>
        <draw:line draw:style-name="gr10" draw:text-style-name="P3" draw:layer="layout" svg:x1="19.902cm" svg:y1="28.488cm" svg:x2="19.902cm" svg:y2="28.412cm">
          <text:p/>
        </draw:line>
        <draw:line draw:style-name="gr10" draw:text-style-name="P3" draw:layer="layout" svg:x1="19.977cm" svg:y1="28.488cm" svg:x2="19.977cm" svg:y2="28.412cm">
          <text:p/>
        </draw:line>
        <draw:line draw:style-name="gr10" draw:text-style-name="P3" draw:layer="layout" svg:x1="20.053cm" svg:y1="28.488cm" svg:x2="20.053cm" svg:y2="28.412cm">
          <text:p/>
        </draw:line>
        <draw:line draw:style-name="gr10" draw:text-style-name="P3" draw:layer="layout" svg:x1="18.538cm" svg:y1="28.564cm" svg:x2="18.538cm" svg:y2="28.488cm">
          <text:p/>
        </draw:line>
        <draw:line draw:style-name="gr10" draw:text-style-name="P3" draw:layer="layout" svg:x1="18.841cm" svg:y1="28.564cm" svg:x2="18.841cm" svg:y2="28.488cm">
          <text:p/>
        </draw:line>
        <draw:line draw:style-name="gr10" draw:text-style-name="P3" draw:layer="layout" svg:x1="18.993cm" svg:y1="28.564cm" svg:x2="18.993cm" svg:y2="28.488cm">
          <text:p/>
        </draw:line>
        <draw:line draw:style-name="gr10" draw:text-style-name="P3" draw:layer="layout" svg:x1="19.144cm" svg:y1="28.564cm" svg:x2="19.144cm" svg:y2="28.488cm">
          <text:p/>
        </draw:line>
        <draw:line draw:style-name="gr10" draw:text-style-name="P3" draw:layer="layout" svg:x1="19.296cm" svg:y1="28.564cm" svg:x2="19.296cm" svg:y2="28.488cm">
          <text:p/>
        </draw:line>
        <draw:line draw:style-name="gr10" draw:text-style-name="P3" draw:layer="layout" svg:x1="19.371cm" svg:y1="28.564cm" svg:x2="19.371cm" svg:y2="28.488cm">
          <text:p/>
        </draw:line>
        <draw:line draw:style-name="gr10" draw:text-style-name="P3" draw:layer="layout" svg:x1="19.447cm" svg:y1="28.564cm" svg:x2="19.447cm" svg:y2="28.488cm">
          <text:p/>
        </draw:line>
        <draw:line draw:style-name="gr10" draw:text-style-name="P3" draw:layer="layout" svg:x1="19.75cm" svg:y1="28.564cm" svg:x2="19.75cm" svg:y2="28.488cm">
          <text:p/>
        </draw:line>
        <draw:line draw:style-name="gr10" draw:text-style-name="P3" draw:layer="layout" svg:x1="20.053cm" svg:y1="28.564cm" svg:x2="20.053cm" svg:y2="28.488cm">
          <text:p/>
        </draw:line>
        <draw:line draw:style-name="gr10" draw:text-style-name="P3" draw:layer="layout" svg:x1="20.205cm" svg:y1="28.564cm" svg:x2="20.205cm" svg:y2="28.488cm">
          <text:p/>
        </draw:line>
        <draw:line draw:style-name="gr10" draw:text-style-name="P3" draw:layer="layout" svg:x1="20.356cm" svg:y1="28.564cm" svg:x2="20.356cm" svg:y2="28.488cm">
          <text:p/>
        </draw:line>
        <draw:line draw:style-name="gr10" draw:text-style-name="P3" draw:layer="layout" svg:x1="17.932cm" svg:y1="28.64cm" svg:x2="17.932cm" svg:y2="28.564cm">
          <text:p/>
        </draw:line>
        <draw:line draw:style-name="gr10" draw:text-style-name="P3" draw:layer="layout" svg:x1="18.008cm" svg:y1="28.64cm" svg:x2="18.008cm" svg:y2="28.564cm">
          <text:p/>
        </draw:line>
        <draw:line draw:style-name="gr10" draw:text-style-name="P3" draw:layer="layout" svg:x1="18.083cm" svg:y1="28.64cm" svg:x2="18.083cm" svg:y2="28.564cm">
          <text:p/>
        </draw:line>
        <draw:line draw:style-name="gr10" draw:text-style-name="P3" draw:layer="layout" svg:x1="18.159cm" svg:y1="28.64cm" svg:x2="18.159cm" svg:y2="28.564cm">
          <text:p/>
        </draw:line>
        <draw:line draw:style-name="gr10" draw:text-style-name="P3" draw:layer="layout" svg:x1="18.235cm" svg:y1="28.64cm" svg:x2="18.235cm" svg:y2="28.564cm">
          <text:p/>
        </draw:line>
        <draw:line draw:style-name="gr10" draw:text-style-name="P3" draw:layer="layout" svg:x1="18.311cm" svg:y1="28.64cm" svg:x2="18.311cm" svg:y2="28.564cm">
          <text:p/>
        </draw:line>
        <draw:line draw:style-name="gr10" draw:text-style-name="P3" draw:layer="layout" svg:x1="18.386cm" svg:y1="28.64cm" svg:x2="18.386cm" svg:y2="28.564cm">
          <text:p/>
        </draw:line>
        <draw:line draw:style-name="gr10" draw:text-style-name="P3" draw:layer="layout" svg:x1="18.765cm" svg:y1="28.64cm" svg:x2="18.765cm" svg:y2="28.564cm">
          <text:p/>
        </draw:line>
        <draw:line draw:style-name="gr10" draw:text-style-name="P3" draw:layer="layout" svg:x1="18.841cm" svg:y1="28.64cm" svg:x2="18.841cm" svg:y2="28.564cm">
          <text:p/>
        </draw:line>
        <draw:line draw:style-name="gr10" draw:text-style-name="P3" draw:layer="layout" svg:x1="18.993cm" svg:y1="28.64cm" svg:x2="18.993cm" svg:y2="28.564cm">
          <text:p/>
        </draw:line>
        <draw:line draw:style-name="gr10" draw:text-style-name="P3" draw:layer="layout" svg:x1="19.068cm" svg:y1="28.64cm" svg:x2="19.068cm" svg:y2="28.564cm">
          <text:p/>
        </draw:line>
        <draw:line draw:style-name="gr10" draw:text-style-name="P3" draw:layer="layout" svg:x1="19.144cm" svg:y1="28.64cm" svg:x2="19.144cm" svg:y2="28.564cm">
          <text:p/>
        </draw:line>
        <draw:line draw:style-name="gr10" draw:text-style-name="P3" draw:layer="layout" svg:x1="19.296cm" svg:y1="28.64cm" svg:x2="19.296cm" svg:y2="28.564cm">
          <text:p/>
        </draw:line>
        <draw:line draw:style-name="gr10" draw:text-style-name="P3" draw:layer="layout" svg:x1="19.447cm" svg:y1="28.64cm" svg:x2="19.447cm" svg:y2="28.564cm">
          <text:p/>
        </draw:line>
        <draw:line draw:style-name="gr10" draw:text-style-name="P3" draw:layer="layout" svg:x1="19.599cm" svg:y1="28.64cm" svg:x2="19.599cm" svg:y2="28.564cm">
          <text:p/>
        </draw:line>
        <draw:line draw:style-name="gr10" draw:text-style-name="P3" draw:layer="layout" svg:x1="19.674cm" svg:y1="28.64cm" svg:x2="19.674cm" svg:y2="28.564cm">
          <text:p/>
        </draw:line>
        <draw:line draw:style-name="gr10" draw:text-style-name="P3" draw:layer="layout" svg:x1="19.75cm" svg:y1="28.64cm" svg:x2="19.75cm" svg:y2="28.564cm">
          <text:p/>
        </draw:line>
        <draw:line draw:style-name="gr10" draw:text-style-name="P3" draw:layer="layout" svg:x1="19.902cm" svg:y1="28.64cm" svg:x2="19.902cm" svg:y2="28.564cm">
          <text:p/>
        </draw:line>
        <draw:line draw:style-name="gr10" draw:text-style-name="P3" draw:layer="layout" svg:x1="20.053cm" svg:y1="28.64cm" svg:x2="20.053cm" svg:y2="28.564cm">
          <text:p/>
        </draw:line>
        <draw:line draw:style-name="gr10" draw:text-style-name="P3" draw:layer="layout" svg:x1="20.205cm" svg:y1="28.64cm" svg:x2="20.205cm" svg:y2="28.564cm">
          <text:p/>
        </draw:line>
        <draw:line draw:style-name="gr10" draw:text-style-name="P3" draw:layer="layout" svg:x1="20.28cm" svg:y1="28.64cm" svg:x2="20.28cm" svg:y2="28.564cm">
          <text:p/>
        </draw:line>
        <draw:line draw:style-name="gr10" draw:text-style-name="P3" draw:layer="layout" svg:x1="17.932cm" svg:y1="28.715cm" svg:x2="17.932cm" svg:y2="28.64cm">
          <text:p/>
        </draw:line>
        <draw:line draw:style-name="gr10" draw:text-style-name="P3" draw:layer="layout" svg:x1="18.386cm" svg:y1="28.715cm" svg:x2="18.386cm" svg:y2="28.64cm">
          <text:p/>
        </draw:line>
        <draw:line draw:style-name="gr10" draw:text-style-name="P3" draw:layer="layout" svg:x1="18.538cm" svg:y1="28.715cm" svg:x2="18.538cm" svg:y2="28.64cm">
          <text:p/>
        </draw:line>
        <draw:line draw:style-name="gr10" draw:text-style-name="P3" draw:layer="layout" svg:x1="18.614cm" svg:y1="28.715cm" svg:x2="18.614cm" svg:y2="28.64cm">
          <text:p/>
        </draw:line>
        <draw:line draw:style-name="gr10" draw:text-style-name="P3" draw:layer="layout" svg:x1="19.068cm" svg:y1="28.715cm" svg:x2="19.068cm" svg:y2="28.64cm">
          <text:p/>
        </draw:line>
        <draw:line draw:style-name="gr10" draw:text-style-name="P3" draw:layer="layout" svg:x1="19.523cm" svg:y1="28.715cm" svg:x2="19.523cm" svg:y2="28.64cm">
          <text:p/>
        </draw:line>
        <draw:line draw:style-name="gr10" draw:text-style-name="P3" draw:layer="layout" svg:x1="19.599cm" svg:y1="28.715cm" svg:x2="19.599cm" svg:y2="28.64cm">
          <text:p/>
        </draw:line>
        <draw:line draw:style-name="gr10" draw:text-style-name="P3" draw:layer="layout" svg:x1="19.674cm" svg:y1="28.715cm" svg:x2="19.674cm" svg:y2="28.64cm">
          <text:p/>
        </draw:line>
        <draw:line draw:style-name="gr10" draw:text-style-name="P3" draw:layer="layout" svg:x1="19.75cm" svg:y1="28.715cm" svg:x2="19.75cm" svg:y2="28.64cm">
          <text:p/>
        </draw:line>
        <draw:line draw:style-name="gr10" draw:text-style-name="P3" draw:layer="layout" svg:x1="20.053cm" svg:y1="28.715cm" svg:x2="20.053cm" svg:y2="28.64cm">
          <text:p/>
        </draw:line>
        <draw:line draw:style-name="gr10" draw:text-style-name="P3" draw:layer="layout" svg:x1="20.129cm" svg:y1="28.715cm" svg:x2="20.129cm" svg:y2="28.64cm">
          <text:p/>
        </draw:line>
        <draw:line draw:style-name="gr10" draw:text-style-name="P3" draw:layer="layout" svg:x1="20.205cm" svg:y1="28.715cm" svg:x2="20.205cm" svg:y2="28.64cm">
          <text:p/>
        </draw:line>
        <draw:line draw:style-name="gr10" draw:text-style-name="P3" draw:layer="layout" svg:x1="17.932cm" svg:y1="28.791cm" svg:x2="17.932cm" svg:y2="28.715cm">
          <text:p/>
        </draw:line>
        <draw:line draw:style-name="gr10" draw:text-style-name="P3" draw:layer="layout" svg:x1="18.083cm" svg:y1="28.791cm" svg:x2="18.083cm" svg:y2="28.715cm">
          <text:p/>
        </draw:line>
        <draw:line draw:style-name="gr10" draw:text-style-name="P3" draw:layer="layout" svg:x1="18.159cm" svg:y1="28.791cm" svg:x2="18.159cm" svg:y2="28.715cm">
          <text:p/>
        </draw:line>
        <draw:line draw:style-name="gr10" draw:text-style-name="P3" draw:layer="layout" svg:x1="18.235cm" svg:y1="28.791cm" svg:x2="18.235cm" svg:y2="28.715cm">
          <text:p/>
        </draw:line>
        <draw:line draw:style-name="gr10" draw:text-style-name="P3" draw:layer="layout" svg:x1="18.386cm" svg:y1="28.791cm" svg:x2="18.386cm" svg:y2="28.715cm">
          <text:p/>
        </draw:line>
        <draw:line draw:style-name="gr10" draw:text-style-name="P3" draw:layer="layout" svg:x1="18.538cm" svg:y1="28.791cm" svg:x2="18.538cm" svg:y2="28.715cm">
          <text:p/>
        </draw:line>
        <draw:line draw:style-name="gr10" draw:text-style-name="P3" draw:layer="layout" svg:x1="18.69cm" svg:y1="28.791cm" svg:x2="18.69cm" svg:y2="28.715cm">
          <text:p/>
        </draw:line>
        <draw:line draw:style-name="gr10" draw:text-style-name="P3" draw:layer="layout" svg:x1="18.765cm" svg:y1="28.791cm" svg:x2="18.765cm" svg:y2="28.715cm">
          <text:p/>
        </draw:line>
        <draw:line draw:style-name="gr10" draw:text-style-name="P3" draw:layer="layout" svg:x1="18.917cm" svg:y1="28.791cm" svg:x2="18.917cm" svg:y2="28.715cm">
          <text:p/>
        </draw:line>
        <draw:line draw:style-name="gr10" draw:text-style-name="P3" draw:layer="layout" svg:x1="18.993cm" svg:y1="28.791cm" svg:x2="18.993cm" svg:y2="28.715cm">
          <text:p/>
        </draw:line>
        <draw:line draw:style-name="gr10" draw:text-style-name="P3" draw:layer="layout" svg:x1="19.068cm" svg:y1="28.791cm" svg:x2="19.068cm" svg:y2="28.715cm">
          <text:p/>
        </draw:line>
        <draw:line draw:style-name="gr10" draw:text-style-name="P3" draw:layer="layout" svg:x1="19.296cm" svg:y1="28.791cm" svg:x2="19.296cm" svg:y2="28.715cm">
          <text:p/>
        </draw:line>
        <draw:line draw:style-name="gr10" draw:text-style-name="P3" draw:layer="layout" svg:x1="19.523cm" svg:y1="28.791cm" svg:x2="19.523cm" svg:y2="28.715cm">
          <text:p/>
        </draw:line>
        <draw:line draw:style-name="gr10" draw:text-style-name="P3" draw:layer="layout" svg:x1="19.75cm" svg:y1="28.791cm" svg:x2="19.75cm" svg:y2="28.715cm">
          <text:p/>
        </draw:line>
        <draw:line draw:style-name="gr10" draw:text-style-name="P3" draw:layer="layout" svg:x1="19.826cm" svg:y1="28.791cm" svg:x2="19.826cm" svg:y2="28.715cm">
          <text:p/>
        </draw:line>
        <draw:line draw:style-name="gr10" draw:text-style-name="P3" draw:layer="layout" svg:x1="19.902cm" svg:y1="28.791cm" svg:x2="19.902cm" svg:y2="28.715cm">
          <text:p/>
        </draw:line>
        <draw:line draw:style-name="gr10" draw:text-style-name="P3" draw:layer="layout" svg:x1="19.977cm" svg:y1="28.791cm" svg:x2="19.977cm" svg:y2="28.715cm">
          <text:p/>
        </draw:line>
        <draw:line draw:style-name="gr10" draw:text-style-name="P3" draw:layer="layout" svg:x1="20.053cm" svg:y1="28.791cm" svg:x2="20.053cm" svg:y2="28.715cm">
          <text:p/>
        </draw:line>
        <draw:line draw:style-name="gr10" draw:text-style-name="P3" draw:layer="layout" svg:x1="20.129cm" svg:y1="28.791cm" svg:x2="20.129cm" svg:y2="28.715cm">
          <text:p/>
        </draw:line>
        <draw:line draw:style-name="gr10" draw:text-style-name="P3" draw:layer="layout" svg:x1="20.28cm" svg:y1="28.791cm" svg:x2="20.28cm" svg:y2="28.715cm">
          <text:p/>
        </draw:line>
        <draw:line draw:style-name="gr10" draw:text-style-name="P3" draw:layer="layout" svg:x1="17.932cm" svg:y1="28.867cm" svg:x2="17.932cm" svg:y2="28.791cm">
          <text:p/>
        </draw:line>
        <draw:line draw:style-name="gr10" draw:text-style-name="P3" draw:layer="layout" svg:x1="18.083cm" svg:y1="28.867cm" svg:x2="18.083cm" svg:y2="28.791cm">
          <text:p/>
        </draw:line>
        <draw:line draw:style-name="gr10" draw:text-style-name="P3" draw:layer="layout" svg:x1="18.159cm" svg:y1="28.867cm" svg:x2="18.159cm" svg:y2="28.791cm">
          <text:p/>
        </draw:line>
        <draw:line draw:style-name="gr10" draw:text-style-name="P3" draw:layer="layout" svg:x1="18.235cm" svg:y1="28.867cm" svg:x2="18.235cm" svg:y2="28.791cm">
          <text:p/>
        </draw:line>
        <draw:line draw:style-name="gr10" draw:text-style-name="P3" draw:layer="layout" svg:x1="18.386cm" svg:y1="28.867cm" svg:x2="18.386cm" svg:y2="28.791cm">
          <text:p/>
        </draw:line>
        <draw:line draw:style-name="gr10" draw:text-style-name="P3" draw:layer="layout" svg:x1="18.538cm" svg:y1="28.867cm" svg:x2="18.538cm" svg:y2="28.791cm">
          <text:p/>
        </draw:line>
        <draw:line draw:style-name="gr10" draw:text-style-name="P3" draw:layer="layout" svg:x1="18.614cm" svg:y1="28.867cm" svg:x2="18.614cm" svg:y2="28.791cm">
          <text:p/>
        </draw:line>
        <draw:line draw:style-name="gr10" draw:text-style-name="P3" draw:layer="layout" svg:x1="18.69cm" svg:y1="28.867cm" svg:x2="18.69cm" svg:y2="28.791cm">
          <text:p/>
        </draw:line>
        <draw:line draw:style-name="gr10" draw:text-style-name="P3" draw:layer="layout" svg:x1="18.841cm" svg:y1="28.867cm" svg:x2="18.841cm" svg:y2="28.791cm">
          <text:p/>
        </draw:line>
        <draw:line draw:style-name="gr10" draw:text-style-name="P3" draw:layer="layout" svg:x1="19.068cm" svg:y1="28.867cm" svg:x2="19.068cm" svg:y2="28.791cm">
          <text:p/>
        </draw:line>
        <draw:line draw:style-name="gr10" draw:text-style-name="P3" draw:layer="layout" svg:x1="19.144cm" svg:y1="28.867cm" svg:x2="19.144cm" svg:y2="28.791cm">
          <text:p/>
        </draw:line>
        <draw:line draw:style-name="gr10" draw:text-style-name="P3" draw:layer="layout" svg:x1="19.447cm" svg:y1="28.867cm" svg:x2="19.447cm" svg:y2="28.791cm">
          <text:p/>
        </draw:line>
        <draw:line draw:style-name="gr10" draw:text-style-name="P3" draw:layer="layout" svg:x1="19.674cm" svg:y1="28.867cm" svg:x2="19.674cm" svg:y2="28.791cm">
          <text:p/>
        </draw:line>
        <draw:line draw:style-name="gr10" draw:text-style-name="P3" draw:layer="layout" svg:x1="19.826cm" svg:y1="28.867cm" svg:x2="19.826cm" svg:y2="28.791cm">
          <text:p/>
        </draw:line>
        <draw:line draw:style-name="gr10" draw:text-style-name="P3" draw:layer="layout" svg:x1="20.053cm" svg:y1="28.867cm" svg:x2="20.053cm" svg:y2="28.791cm">
          <text:p/>
        </draw:line>
        <draw:line draw:style-name="gr10" draw:text-style-name="P3" draw:layer="layout" svg:x1="20.28cm" svg:y1="28.867cm" svg:x2="20.28cm" svg:y2="28.791cm">
          <text:p/>
        </draw:line>
        <draw:line draw:style-name="gr10" draw:text-style-name="P3" draw:layer="layout" svg:x1="20.356cm" svg:y1="28.867cm" svg:x2="20.356cm" svg:y2="28.791cm">
          <text:p/>
        </draw:line>
        <draw:line draw:style-name="gr10" draw:text-style-name="P3" draw:layer="layout" svg:x1="17.932cm" svg:y1="28.943cm" svg:x2="17.932cm" svg:y2="28.867cm">
          <text:p/>
        </draw:line>
        <draw:line draw:style-name="gr10" draw:text-style-name="P3" draw:layer="layout" svg:x1="18.083cm" svg:y1="28.943cm" svg:x2="18.083cm" svg:y2="28.867cm">
          <text:p/>
        </draw:line>
        <draw:line draw:style-name="gr10" draw:text-style-name="P3" draw:layer="layout" svg:x1="18.159cm" svg:y1="28.943cm" svg:x2="18.159cm" svg:y2="28.867cm">
          <text:p/>
        </draw:line>
        <draw:line draw:style-name="gr10" draw:text-style-name="P3" draw:layer="layout" svg:x1="18.235cm" svg:y1="28.943cm" svg:x2="18.235cm" svg:y2="28.867cm">
          <text:p/>
        </draw:line>
        <draw:line draw:style-name="gr10" draw:text-style-name="P3" draw:layer="layout" svg:x1="18.386cm" svg:y1="28.943cm" svg:x2="18.386cm" svg:y2="28.867cm">
          <text:p/>
        </draw:line>
        <draw:line draw:style-name="gr10" draw:text-style-name="P3" draw:layer="layout" svg:x1="18.538cm" svg:y1="28.943cm" svg:x2="18.538cm" svg:y2="28.867cm">
          <text:p/>
        </draw:line>
        <draw:line draw:style-name="gr10" draw:text-style-name="P3" draw:layer="layout" svg:x1="18.765cm" svg:y1="28.943cm" svg:x2="18.765cm" svg:y2="28.867cm">
          <text:p/>
        </draw:line>
        <draw:line draw:style-name="gr10" draw:text-style-name="P3" draw:layer="layout" svg:x1="18.917cm" svg:y1="28.943cm" svg:x2="18.917cm" svg:y2="28.867cm">
          <text:p/>
        </draw:line>
        <draw:line draw:style-name="gr10" draw:text-style-name="P3" draw:layer="layout" svg:x1="19.371cm" svg:y1="28.943cm" svg:x2="19.371cm" svg:y2="28.867cm">
          <text:p/>
        </draw:line>
        <draw:line draw:style-name="gr10" draw:text-style-name="P3" draw:layer="layout" svg:x1="19.523cm" svg:y1="28.943cm" svg:x2="19.523cm" svg:y2="28.867cm">
          <text:p/>
        </draw:line>
        <draw:line draw:style-name="gr10" draw:text-style-name="P3" draw:layer="layout" svg:x1="19.599cm" svg:y1="28.943cm" svg:x2="19.599cm" svg:y2="28.867cm">
          <text:p/>
        </draw:line>
        <draw:line draw:style-name="gr10" draw:text-style-name="P3" draw:layer="layout" svg:x1="19.75cm" svg:y1="28.943cm" svg:x2="19.75cm" svg:y2="28.867cm">
          <text:p/>
        </draw:line>
        <draw:line draw:style-name="gr10" draw:text-style-name="P3" draw:layer="layout" svg:x1="19.826cm" svg:y1="28.943cm" svg:x2="19.826cm" svg:y2="28.867cm">
          <text:p/>
        </draw:line>
        <draw:line draw:style-name="gr10" draw:text-style-name="P3" draw:layer="layout" svg:x1="19.902cm" svg:y1="28.943cm" svg:x2="19.902cm" svg:y2="28.867cm">
          <text:p/>
        </draw:line>
        <draw:line draw:style-name="gr10" draw:text-style-name="P3" draw:layer="layout" svg:x1="19.977cm" svg:y1="28.943cm" svg:x2="19.977cm" svg:y2="28.867cm">
          <text:p/>
        </draw:line>
        <draw:line draw:style-name="gr10" draw:text-style-name="P3" draw:layer="layout" svg:x1="20.129cm" svg:y1="28.943cm" svg:x2="20.129cm" svg:y2="28.867cm">
          <text:p/>
        </draw:line>
        <draw:line draw:style-name="gr10" draw:text-style-name="P3" draw:layer="layout" svg:x1="20.205cm" svg:y1="28.943cm" svg:x2="20.205cm" svg:y2="28.867cm">
          <text:p/>
        </draw:line>
        <draw:line draw:style-name="gr10" draw:text-style-name="P3" draw:layer="layout" svg:x1="17.932cm" svg:y1="29.018cm" svg:x2="17.932cm" svg:y2="28.943cm">
          <text:p/>
        </draw:line>
        <draw:line draw:style-name="gr10" draw:text-style-name="P3" draw:layer="layout" svg:x1="18.386cm" svg:y1="29.018cm" svg:x2="18.386cm" svg:y2="28.943cm">
          <text:p/>
        </draw:line>
        <draw:line draw:style-name="gr10" draw:text-style-name="P3" draw:layer="layout" svg:x1="18.841cm" svg:y1="29.018cm" svg:x2="18.841cm" svg:y2="28.943cm">
          <text:p/>
        </draw:line>
        <draw:line draw:style-name="gr10" draw:text-style-name="P3" draw:layer="layout" svg:x1="18.993cm" svg:y1="29.018cm" svg:x2="18.993cm" svg:y2="28.943cm">
          <text:p/>
        </draw:line>
        <draw:line draw:style-name="gr10" draw:text-style-name="P3" draw:layer="layout" svg:x1="19.144cm" svg:y1="29.018cm" svg:x2="19.144cm" svg:y2="28.943cm">
          <text:p/>
        </draw:line>
        <draw:line draw:style-name="gr10" draw:text-style-name="P3" draw:layer="layout" svg:x1="19.371cm" svg:y1="29.018cm" svg:x2="19.371cm" svg:y2="28.943cm">
          <text:p/>
        </draw:line>
        <draw:line draw:style-name="gr10" draw:text-style-name="P3" draw:layer="layout" svg:x1="19.447cm" svg:y1="29.018cm" svg:x2="19.447cm" svg:y2="28.943cm">
          <text:p/>
        </draw:line>
        <draw:line draw:style-name="gr10" draw:text-style-name="P3" draw:layer="layout" svg:x1="19.523cm" svg:y1="29.018cm" svg:x2="19.523cm" svg:y2="28.943cm">
          <text:p/>
        </draw:line>
        <draw:line draw:style-name="gr10" draw:text-style-name="P3" draw:layer="layout" svg:x1="19.599cm" svg:y1="29.018cm" svg:x2="19.599cm" svg:y2="28.943cm">
          <text:p/>
        </draw:line>
        <draw:line draw:style-name="gr10" draw:text-style-name="P3" draw:layer="layout" svg:x1="19.826cm" svg:y1="29.018cm" svg:x2="19.826cm" svg:y2="28.943cm">
          <text:p/>
        </draw:line>
        <draw:line draw:style-name="gr10" draw:text-style-name="P3" draw:layer="layout" svg:x1="19.902cm" svg:y1="29.018cm" svg:x2="19.902cm" svg:y2="28.943cm">
          <text:p/>
        </draw:line>
        <draw:line draw:style-name="gr10" draw:text-style-name="P3" draw:layer="layout" svg:x1="20.053cm" svg:y1="29.018cm" svg:x2="20.053cm" svg:y2="28.943cm">
          <text:p/>
        </draw:line>
        <draw:line draw:style-name="gr10" draw:text-style-name="P3" draw:layer="layout" svg:x1="20.129cm" svg:y1="29.018cm" svg:x2="20.129cm" svg:y2="28.943cm">
          <text:p/>
        </draw:line>
        <draw:line draw:style-name="gr10" draw:text-style-name="P3" draw:layer="layout" svg:x1="20.205cm" svg:y1="29.018cm" svg:x2="20.205cm" svg:y2="28.943cm">
          <text:p/>
        </draw:line>
        <draw:line draw:style-name="gr10" draw:text-style-name="P3" draw:layer="layout" svg:x1="17.932cm" svg:y1="29.094cm" svg:x2="17.932cm" svg:y2="29.018cm">
          <text:p/>
        </draw:line>
        <draw:line draw:style-name="gr10" draw:text-style-name="P3" draw:layer="layout" svg:x1="18.008cm" svg:y1="29.094cm" svg:x2="18.008cm" svg:y2="29.018cm">
          <text:p/>
        </draw:line>
        <draw:line draw:style-name="gr10" draw:text-style-name="P3" draw:layer="layout" svg:x1="18.083cm" svg:y1="29.094cm" svg:x2="18.083cm" svg:y2="29.018cm">
          <text:p/>
        </draw:line>
        <draw:line draw:style-name="gr10" draw:text-style-name="P3" draw:layer="layout" svg:x1="18.159cm" svg:y1="29.094cm" svg:x2="18.159cm" svg:y2="29.018cm">
          <text:p/>
        </draw:line>
        <draw:line draw:style-name="gr10" draw:text-style-name="P3" draw:layer="layout" svg:x1="18.235cm" svg:y1="29.094cm" svg:x2="18.235cm" svg:y2="29.018cm">
          <text:p/>
        </draw:line>
        <draw:line draw:style-name="gr10" draw:text-style-name="P3" draw:layer="layout" svg:x1="18.311cm" svg:y1="29.094cm" svg:x2="18.311cm" svg:y2="29.018cm">
          <text:p/>
        </draw:line>
        <draw:line draw:style-name="gr10" draw:text-style-name="P3" draw:layer="layout" svg:x1="18.386cm" svg:y1="29.094cm" svg:x2="18.386cm" svg:y2="29.018cm">
          <text:p/>
        </draw:line>
        <draw:line draw:style-name="gr10" draw:text-style-name="P3" draw:layer="layout" svg:x1="18.538cm" svg:y1="29.094cm" svg:x2="18.538cm" svg:y2="29.018cm">
          <text:p/>
        </draw:line>
        <draw:line draw:style-name="gr10" draw:text-style-name="P3" draw:layer="layout" svg:x1="18.614cm" svg:y1="29.094cm" svg:x2="18.614cm" svg:y2="29.018cm">
          <text:p/>
        </draw:line>
        <draw:line draw:style-name="gr10" draw:text-style-name="P3" draw:layer="layout" svg:x1="18.841cm" svg:y1="29.094cm" svg:x2="18.841cm" svg:y2="29.018cm">
          <text:p/>
        </draw:line>
        <draw:line draw:style-name="gr10" draw:text-style-name="P3" draw:layer="layout" svg:x1="18.993cm" svg:y1="29.094cm" svg:x2="18.993cm" svg:y2="29.018cm">
          <text:p/>
        </draw:line>
        <draw:line draw:style-name="gr10" draw:text-style-name="P3" draw:layer="layout" svg:x1="19.22cm" svg:y1="29.094cm" svg:x2="19.22cm" svg:y2="29.018cm">
          <text:p/>
        </draw:line>
        <draw:line draw:style-name="gr10" draw:text-style-name="P3" draw:layer="layout" svg:x1="19.371cm" svg:y1="29.094cm" svg:x2="19.371cm" svg:y2="29.018cm">
          <text:p/>
        </draw:line>
        <draw:line draw:style-name="gr10" draw:text-style-name="P3" draw:layer="layout" svg:x1="19.599cm" svg:y1="29.094cm" svg:x2="19.599cm" svg:y2="29.018cm">
          <text:p/>
        </draw:line>
        <draw:line draw:style-name="gr10" draw:text-style-name="P3" draw:layer="layout" svg:x1="19.674cm" svg:y1="29.094cm" svg:x2="19.674cm" svg:y2="29.018cm">
          <text:p/>
        </draw:line>
        <draw:line draw:style-name="gr10" draw:text-style-name="P3" draw:layer="layout" svg:x1="19.75cm" svg:y1="29.094cm" svg:x2="19.75cm" svg:y2="29.018cm">
          <text:p/>
        </draw:line>
        <draw:line draw:style-name="gr10" draw:text-style-name="P3" draw:layer="layout" svg:x1="19.826cm" svg:y1="29.094cm" svg:x2="19.826cm" svg:y2="29.018cm">
          <text:p/>
        </draw:line>
        <draw:line draw:style-name="gr10" draw:text-style-name="P3" draw:layer="layout" svg:x1="19.902cm" svg:y1="29.094cm" svg:x2="19.902cm" svg:y2="29.018cm">
          <text:p/>
        </draw:line>
        <draw:line draw:style-name="gr10" draw:text-style-name="P3" draw:layer="layout" svg:x1="19.977cm" svg:y1="29.094cm" svg:x2="19.977cm" svg:y2="29.018cm">
          <text:p/>
        </draw:line>
        <draw:line draw:style-name="gr10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1" draw:text-style-name="P3" draw:layer="layout" svg:x1="1.5cm" svg:y1="32.7cm" svg:x2="1.5cm" svg:y2="31.7cm">
          <text:p/>
        </draw:line>
        <draw:line draw:style-name="gr11" draw:text-style-name="P3" draw:layer="layout" svg:x1="22.5cm" svg:y1="32.7cm" svg:x2="22.5cm" svg:y2="31.7cm">
          <text:p/>
        </draw:line>
        <draw:line draw:style-name="gr11" draw:text-style-name="P3" draw:layer="layout" svg:x1="26.1cm" svg:y1="32.7cm" svg:x2="26.1cm" svg:y2="31.7cm">
          <text:p/>
        </draw:line>
        <draw:line draw:style-name="gr11" draw:text-style-name="P3" draw:layer="layout" svg:x1="47.1cm" svg:y1="32.7cm" svg:x2="47.1cm" svg:y2="31.7cm">
          <text:p/>
        </draw:line>
        <draw:line draw:style-name="gr11" draw:text-style-name="P3" draw:layer="layout" svg:x1="1.5cm" svg:y1="0cm" svg:x2="1.5cm" svg:y2="1cm">
          <text:p/>
        </draw:line>
        <draw:line draw:style-name="gr11" draw:text-style-name="P3" draw:layer="layout" svg:x1="22.5cm" svg:y1="0cm" svg:x2="22.5cm" svg:y2="1cm">
          <text:p/>
        </draw:line>
        <draw:line draw:style-name="gr11" draw:text-style-name="P3" draw:layer="layout" svg:x1="26.1cm" svg:y1="0cm" svg:x2="26.1cm" svg:y2="1cm">
          <text:p/>
        </draw:line>
        <draw:line draw:style-name="gr11" draw:text-style-name="P3" draw:layer="layout" svg:x1="47.1cm" svg:y1="0cm" svg:x2="47.1cm" svg:y2="1cm">
          <text:p/>
        </draw:line>
        <draw:line draw:style-name="gr11" draw:text-style-name="P3" draw:layer="layout" svg:x1="0cm" svg:y1="1.5cm" svg:x2="1cm" svg:y2="1.5cm">
          <text:p/>
        </draw:line>
        <draw:line draw:style-name="gr11" draw:text-style-name="P3" draw:layer="layout" svg:x1="0cm" svg:y1="31.2cm" svg:x2="1cm" svg:y2="31.2cm">
          <text:p/>
        </draw:line>
        <draw:line draw:style-name="gr11" draw:text-style-name="P3" draw:layer="layout" svg:x1="48.6cm" svg:y1="1.5cm" svg:x2="47.6cm" svg:y2="1.5cm">
          <text:p/>
        </draw:line>
        <draw:line draw:style-name="gr11" draw:text-style-name="P3" draw:layer="layout" svg:x1="48.6cm" svg:y1="31.2cm" svg:x2="47.6cm" svg:y2="31.2cm">
          <text:p/>
        </draw:line>
        <draw:frame draw:style-name="gr9" draw:text-style-name="P12" draw:layer="layout" svg:width="2.026cm" svg:height="0.475cm" svg:x="18.156cm" svg:y="26.066cm">
          <draw:text-box>
            <text:p text:style-name="P11"><text:span text:style-name="T5">document</text:span></text:p>
          </draw:text-box>
        </draw:frame>
      </draw:page>
      <draw:page draw:name="page2" draw:style-name="dp1" draw:master-page-name="master-page3">
        <draw:polygon draw:style-name="gr12" draw:text-style-name="P13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4" draw:text-style-name="P4" draw:layer="layout" svg:width="20.539cm" svg:height="7.989cm" svg:x="26.26cm" svg:y="6.865cm" svg:viewBox="0 0 20540 7990" draw:points="0,7990 0,0 20540,0 20540,799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5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6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7" draw:text-style-name="P9" draw:layer="layout" svg:width="2.089cm" svg:height="0.717cm" svg:x="42.836cm" svg:y="12.671cm">
          <draw:text-box>
            <text:p text:style-name="P8"><text:span text:style-name="T3">for v2.7</text:span></text:p>
          </draw:text-box>
        </draw:frame>
        <draw:frame draw:style-name="gr7" draw:text-style-name="P9" draw:layer="layout" svg:width="5.019cm" svg:height="0.717cm" svg:x="40.305cm" svg:y="13.304cm">
          <draw:text-box>
            <text:p text:style-name="P8"><text:span text:style-name="T3">Mark Galassi et al</text:span></text:p>
          </draw:text-box>
        </draw:frame>
        <draw:frame draw:style-name="gr7" draw:text-style-name="P10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8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8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8" draw:text-style-name="P3" draw:layer="layout" svg:width="3.799cm" svg:height="1.297cm" svg:x="3.5cm" svg:y="27.902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8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7" draw:text-style-name="P10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9" draw:text-style-name="P12" draw:layer="layout" svg:width="1.323cm" svg:height="0.475cm" svg:x="18.367cm" svg:y="25.557cm">
          <draw:text-box>
            <text:p text:style-name="P11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0" draw:text-style-name="P3" draw:layer="layout" svg:x1="17.932cm" svg:y1="26.67cm" svg:x2="17.932cm" svg:y2="26.594cm">
          <text:p/>
        </draw:line>
        <draw:line draw:style-name="gr10" draw:text-style-name="P3" draw:layer="layout" svg:x1="18.008cm" svg:y1="26.67cm" svg:x2="18.008cm" svg:y2="26.594cm">
          <text:p/>
        </draw:line>
        <draw:line draw:style-name="gr10" draw:text-style-name="P3" draw:layer="layout" svg:x1="18.083cm" svg:y1="26.67cm" svg:x2="18.083cm" svg:y2="26.594cm">
          <text:p/>
        </draw:line>
        <draw:line draw:style-name="gr10" draw:text-style-name="P3" draw:layer="layout" svg:x1="18.159cm" svg:y1="26.67cm" svg:x2="18.159cm" svg:y2="26.594cm">
          <text:p/>
        </draw:line>
        <draw:line draw:style-name="gr10" draw:text-style-name="P3" draw:layer="layout" svg:x1="18.235cm" svg:y1="26.67cm" svg:x2="18.235cm" svg:y2="26.594cm">
          <text:p/>
        </draw:line>
        <draw:line draw:style-name="gr10" draw:text-style-name="P3" draw:layer="layout" svg:x1="18.311cm" svg:y1="26.67cm" svg:x2="18.311cm" svg:y2="26.594cm">
          <text:p/>
        </draw:line>
        <draw:line draw:style-name="gr10" draw:text-style-name="P3" draw:layer="layout" svg:x1="18.386cm" svg:y1="26.67cm" svg:x2="18.386cm" svg:y2="26.594cm">
          <text:p/>
        </draw:line>
        <draw:line draw:style-name="gr10" draw:text-style-name="P3" draw:layer="layout" svg:x1="18.614cm" svg:y1="26.67cm" svg:x2="18.614cm" svg:y2="26.594cm">
          <text:p/>
        </draw:line>
        <draw:line draw:style-name="gr10" draw:text-style-name="P3" draw:layer="layout" svg:x1="18.765cm" svg:y1="26.67cm" svg:x2="18.765cm" svg:y2="26.594cm">
          <text:p/>
        </draw:line>
        <draw:line draw:style-name="gr10" draw:text-style-name="P3" draw:layer="layout" svg:x1="18.841cm" svg:y1="26.67cm" svg:x2="18.841cm" svg:y2="26.594cm">
          <text:p/>
        </draw:line>
        <draw:line draw:style-name="gr10" draw:text-style-name="P3" draw:layer="layout" svg:x1="18.917cm" svg:y1="26.67cm" svg:x2="18.917cm" svg:y2="26.594cm">
          <text:p/>
        </draw:line>
        <draw:line draw:style-name="gr10" draw:text-style-name="P3" draw:layer="layout" svg:x1="19.144cm" svg:y1="26.67cm" svg:x2="19.144cm" svg:y2="26.594cm">
          <text:p/>
        </draw:line>
        <draw:line draw:style-name="gr10" draw:text-style-name="P3" draw:layer="layout" svg:x1="19.22cm" svg:y1="26.67cm" svg:x2="19.22cm" svg:y2="26.594cm">
          <text:p/>
        </draw:line>
        <draw:line draw:style-name="gr10" draw:text-style-name="P3" draw:layer="layout" svg:x1="19.296cm" svg:y1="26.67cm" svg:x2="19.296cm" svg:y2="26.594cm">
          <text:p/>
        </draw:line>
        <draw:line draw:style-name="gr10" draw:text-style-name="P3" draw:layer="layout" svg:x1="19.371cm" svg:y1="26.67cm" svg:x2="19.371cm" svg:y2="26.594cm">
          <text:p/>
        </draw:line>
        <draw:line draw:style-name="gr10" draw:text-style-name="P3" draw:layer="layout" svg:x1="19.447cm" svg:y1="26.67cm" svg:x2="19.447cm" svg:y2="26.594cm">
          <text:p/>
        </draw:line>
        <draw:line draw:style-name="gr10" draw:text-style-name="P3" draw:layer="layout" svg:x1="19.523cm" svg:y1="26.67cm" svg:x2="19.523cm" svg:y2="26.594cm">
          <text:p/>
        </draw:line>
        <draw:line draw:style-name="gr10" draw:text-style-name="P3" draw:layer="layout" svg:x1="19.674cm" svg:y1="26.67cm" svg:x2="19.674cm" svg:y2="26.594cm">
          <text:p/>
        </draw:line>
        <draw:line draw:style-name="gr10" draw:text-style-name="P3" draw:layer="layout" svg:x1="19.902cm" svg:y1="26.67cm" svg:x2="19.902cm" svg:y2="26.594cm">
          <text:p/>
        </draw:line>
        <draw:line draw:style-name="gr10" draw:text-style-name="P3" draw:layer="layout" svg:x1="19.977cm" svg:y1="26.67cm" svg:x2="19.977cm" svg:y2="26.594cm">
          <text:p/>
        </draw:line>
        <draw:line draw:style-name="gr10" draw:text-style-name="P3" draw:layer="layout" svg:x1="20.053cm" svg:y1="26.67cm" svg:x2="20.053cm" svg:y2="26.594cm">
          <text:p/>
        </draw:line>
        <draw:line draw:style-name="gr10" draw:text-style-name="P3" draw:layer="layout" svg:x1="20.129cm" svg:y1="26.67cm" svg:x2="20.129cm" svg:y2="26.594cm">
          <text:p/>
        </draw:line>
        <draw:line draw:style-name="gr10" draw:text-style-name="P3" draw:layer="layout" svg:x1="20.205cm" svg:y1="26.67cm" svg:x2="20.205cm" svg:y2="26.594cm">
          <text:p/>
        </draw:line>
        <draw:line draw:style-name="gr10" draw:text-style-name="P3" draw:layer="layout" svg:x1="20.28cm" svg:y1="26.67cm" svg:x2="20.28cm" svg:y2="26.594cm">
          <text:p/>
        </draw:line>
        <draw:line draw:style-name="gr10" draw:text-style-name="P3" draw:layer="layout" svg:x1="20.356cm" svg:y1="26.67cm" svg:x2="20.356cm" svg:y2="26.594cm">
          <text:p/>
        </draw:line>
        <draw:line draw:style-name="gr10" draw:text-style-name="P3" draw:layer="layout" svg:x1="17.932cm" svg:y1="26.746cm" svg:x2="17.932cm" svg:y2="26.67cm">
          <text:p/>
        </draw:line>
        <draw:line draw:style-name="gr10" draw:text-style-name="P3" draw:layer="layout" svg:x1="18.386cm" svg:y1="26.746cm" svg:x2="18.386cm" svg:y2="26.67cm">
          <text:p/>
        </draw:line>
        <draw:line draw:style-name="gr10" draw:text-style-name="P3" draw:layer="layout" svg:x1="18.614cm" svg:y1="26.746cm" svg:x2="18.614cm" svg:y2="26.67cm">
          <text:p/>
        </draw:line>
        <draw:line draw:style-name="gr10" draw:text-style-name="P3" draw:layer="layout" svg:x1="18.69cm" svg:y1="26.746cm" svg:x2="18.69cm" svg:y2="26.67cm">
          <text:p/>
        </draw:line>
        <draw:line draw:style-name="gr10" draw:text-style-name="P3" draw:layer="layout" svg:x1="18.841cm" svg:y1="26.746cm" svg:x2="18.841cm" svg:y2="26.67cm">
          <text:p/>
        </draw:line>
        <draw:line draw:style-name="gr10" draw:text-style-name="P3" draw:layer="layout" svg:x1="18.917cm" svg:y1="26.746cm" svg:x2="18.917cm" svg:y2="26.67cm">
          <text:p/>
        </draw:line>
        <draw:line draw:style-name="gr10" draw:text-style-name="P3" draw:layer="layout" svg:x1="18.993cm" svg:y1="26.746cm" svg:x2="18.993cm" svg:y2="26.67cm">
          <text:p/>
        </draw:line>
        <draw:line draw:style-name="gr10" draw:text-style-name="P3" draw:layer="layout" svg:x1="19.068cm" svg:y1="26.746cm" svg:x2="19.068cm" svg:y2="26.67cm">
          <text:p/>
        </draw:line>
        <draw:line draw:style-name="gr10" draw:text-style-name="P3" draw:layer="layout" svg:x1="19.22cm" svg:y1="26.746cm" svg:x2="19.22cm" svg:y2="26.67cm">
          <text:p/>
        </draw:line>
        <draw:line draw:style-name="gr10" draw:text-style-name="P3" draw:layer="layout" svg:x1="19.447cm" svg:y1="26.746cm" svg:x2="19.447cm" svg:y2="26.67cm">
          <text:p/>
        </draw:line>
        <draw:line draw:style-name="gr10" draw:text-style-name="P3" draw:layer="layout" svg:x1="19.523cm" svg:y1="26.746cm" svg:x2="19.523cm" svg:y2="26.67cm">
          <text:p/>
        </draw:line>
        <draw:line draw:style-name="gr10" draw:text-style-name="P3" draw:layer="layout" svg:x1="19.599cm" svg:y1="26.746cm" svg:x2="19.599cm" svg:y2="26.67cm">
          <text:p/>
        </draw:line>
        <draw:line draw:style-name="gr10" draw:text-style-name="P3" draw:layer="layout" svg:x1="19.902cm" svg:y1="26.746cm" svg:x2="19.902cm" svg:y2="26.67cm">
          <text:p/>
        </draw:line>
        <draw:line draw:style-name="gr10" draw:text-style-name="P3" draw:layer="layout" svg:x1="20.356cm" svg:y1="26.746cm" svg:x2="20.356cm" svg:y2="26.67cm">
          <text:p/>
        </draw:line>
        <draw:line draw:style-name="gr10" draw:text-style-name="P3" draw:layer="layout" svg:x1="17.932cm" svg:y1="26.821cm" svg:x2="17.932cm" svg:y2="26.746cm">
          <text:p/>
        </draw:line>
        <draw:line draw:style-name="gr10" draw:text-style-name="P3" draw:layer="layout" svg:x1="18.083cm" svg:y1="26.821cm" svg:x2="18.083cm" svg:y2="26.746cm">
          <text:p/>
        </draw:line>
        <draw:line draw:style-name="gr10" draw:text-style-name="P3" draw:layer="layout" svg:x1="18.159cm" svg:y1="26.821cm" svg:x2="18.159cm" svg:y2="26.746cm">
          <text:p/>
        </draw:line>
        <draw:line draw:style-name="gr10" draw:text-style-name="P3" draw:layer="layout" svg:x1="18.235cm" svg:y1="26.821cm" svg:x2="18.235cm" svg:y2="26.746cm">
          <text:p/>
        </draw:line>
        <draw:line draw:style-name="gr10" draw:text-style-name="P3" draw:layer="layout" svg:x1="18.386cm" svg:y1="26.821cm" svg:x2="18.386cm" svg:y2="26.746cm">
          <text:p/>
        </draw:line>
        <draw:line draw:style-name="gr10" draw:text-style-name="P3" draw:layer="layout" svg:x1="18.538cm" svg:y1="26.821cm" svg:x2="18.538cm" svg:y2="26.746cm">
          <text:p/>
        </draw:line>
        <draw:line draw:style-name="gr10" draw:text-style-name="P3" draw:layer="layout" svg:x1="18.614cm" svg:y1="26.821cm" svg:x2="18.614cm" svg:y2="26.746cm">
          <text:p/>
        </draw:line>
        <draw:line draw:style-name="gr10" draw:text-style-name="P3" draw:layer="layout" svg:x1="18.69cm" svg:y1="26.821cm" svg:x2="18.69cm" svg:y2="26.746cm">
          <text:p/>
        </draw:line>
        <draw:line draw:style-name="gr10" draw:text-style-name="P3" draw:layer="layout" svg:x1="18.917cm" svg:y1="26.821cm" svg:x2="18.917cm" svg:y2="26.746cm">
          <text:p/>
        </draw:line>
        <draw:line draw:style-name="gr10" draw:text-style-name="P3" draw:layer="layout" svg:x1="19.068cm" svg:y1="26.821cm" svg:x2="19.068cm" svg:y2="26.746cm">
          <text:p/>
        </draw:line>
        <draw:line draw:style-name="gr10" draw:text-style-name="P3" draw:layer="layout" svg:x1="19.22cm" svg:y1="26.821cm" svg:x2="19.22cm" svg:y2="26.746cm">
          <text:p/>
        </draw:line>
        <draw:line draw:style-name="gr10" draw:text-style-name="P3" draw:layer="layout" svg:x1="19.296cm" svg:y1="26.821cm" svg:x2="19.296cm" svg:y2="26.746cm">
          <text:p/>
        </draw:line>
        <draw:line draw:style-name="gr10" draw:text-style-name="P3" draw:layer="layout" svg:x1="19.523cm" svg:y1="26.821cm" svg:x2="19.523cm" svg:y2="26.746cm">
          <text:p/>
        </draw:line>
        <draw:line draw:style-name="gr10" draw:text-style-name="P3" draw:layer="layout" svg:x1="19.599cm" svg:y1="26.821cm" svg:x2="19.599cm" svg:y2="26.746cm">
          <text:p/>
        </draw:line>
        <draw:line draw:style-name="gr10" draw:text-style-name="P3" draw:layer="layout" svg:x1="19.674cm" svg:y1="26.821cm" svg:x2="19.674cm" svg:y2="26.746cm">
          <text:p/>
        </draw:line>
        <draw:line draw:style-name="gr10" draw:text-style-name="P3" draw:layer="layout" svg:x1="19.75cm" svg:y1="26.821cm" svg:x2="19.75cm" svg:y2="26.746cm">
          <text:p/>
        </draw:line>
        <draw:line draw:style-name="gr10" draw:text-style-name="P3" draw:layer="layout" svg:x1="19.902cm" svg:y1="26.821cm" svg:x2="19.902cm" svg:y2="26.746cm">
          <text:p/>
        </draw:line>
        <draw:line draw:style-name="gr10" draw:text-style-name="P3" draw:layer="layout" svg:x1="20.053cm" svg:y1="26.821cm" svg:x2="20.053cm" svg:y2="26.746cm">
          <text:p/>
        </draw:line>
        <draw:line draw:style-name="gr10" draw:text-style-name="P3" draw:layer="layout" svg:x1="20.129cm" svg:y1="26.821cm" svg:x2="20.129cm" svg:y2="26.746cm">
          <text:p/>
        </draw:line>
        <draw:line draw:style-name="gr10" draw:text-style-name="P3" draw:layer="layout" svg:x1="20.205cm" svg:y1="26.821cm" svg:x2="20.205cm" svg:y2="26.746cm">
          <text:p/>
        </draw:line>
        <draw:line draw:style-name="gr10" draw:text-style-name="P3" draw:layer="layout" svg:x1="20.356cm" svg:y1="26.821cm" svg:x2="20.356cm" svg:y2="26.746cm">
          <text:p/>
        </draw:line>
        <draw:line draw:style-name="gr10" draw:text-style-name="P3" draw:layer="layout" svg:x1="17.932cm" svg:y1="26.897cm" svg:x2="17.932cm" svg:y2="26.821cm">
          <text:p/>
        </draw:line>
        <draw:line draw:style-name="gr10" draw:text-style-name="P3" draw:layer="layout" svg:x1="18.083cm" svg:y1="26.897cm" svg:x2="18.083cm" svg:y2="26.821cm">
          <text:p/>
        </draw:line>
        <draw:line draw:style-name="gr10" draw:text-style-name="P3" draw:layer="layout" svg:x1="18.159cm" svg:y1="26.897cm" svg:x2="18.159cm" svg:y2="26.821cm">
          <text:p/>
        </draw:line>
        <draw:line draw:style-name="gr10" draw:text-style-name="P3" draw:layer="layout" svg:x1="18.235cm" svg:y1="26.897cm" svg:x2="18.235cm" svg:y2="26.821cm">
          <text:p/>
        </draw:line>
        <draw:line draw:style-name="gr10" draw:text-style-name="P3" draw:layer="layout" svg:x1="18.386cm" svg:y1="26.897cm" svg:x2="18.386cm" svg:y2="26.821cm">
          <text:p/>
        </draw:line>
        <draw:line draw:style-name="gr10" draw:text-style-name="P3" draw:layer="layout" svg:x1="18.538cm" svg:y1="26.897cm" svg:x2="18.538cm" svg:y2="26.821cm">
          <text:p/>
        </draw:line>
        <draw:line draw:style-name="gr10" draw:text-style-name="P3" draw:layer="layout" svg:x1="18.614cm" svg:y1="26.897cm" svg:x2="18.614cm" svg:y2="26.821cm">
          <text:p/>
        </draw:line>
        <draw:line draw:style-name="gr10" draw:text-style-name="P3" draw:layer="layout" svg:x1="18.841cm" svg:y1="26.897cm" svg:x2="18.841cm" svg:y2="26.821cm">
          <text:p/>
        </draw:line>
        <draw:line draw:style-name="gr10" draw:text-style-name="P3" draw:layer="layout" svg:x1="18.993cm" svg:y1="26.897cm" svg:x2="18.993cm" svg:y2="26.821cm">
          <text:p/>
        </draw:line>
        <draw:line draw:style-name="gr10" draw:text-style-name="P3" draw:layer="layout" svg:x1="19.144cm" svg:y1="26.897cm" svg:x2="19.144cm" svg:y2="26.821cm">
          <text:p/>
        </draw:line>
        <draw:line draw:style-name="gr10" draw:text-style-name="P3" draw:layer="layout" svg:x1="19.447cm" svg:y1="26.897cm" svg:x2="19.447cm" svg:y2="26.821cm">
          <text:p/>
        </draw:line>
        <draw:line draw:style-name="gr10" draw:text-style-name="P3" draw:layer="layout" svg:x1="19.599cm" svg:y1="26.897cm" svg:x2="19.599cm" svg:y2="26.821cm">
          <text:p/>
        </draw:line>
        <draw:line draw:style-name="gr10" draw:text-style-name="P3" draw:layer="layout" svg:x1="19.674cm" svg:y1="26.897cm" svg:x2="19.674cm" svg:y2="26.821cm">
          <text:p/>
        </draw:line>
        <draw:line draw:style-name="gr10" draw:text-style-name="P3" draw:layer="layout" svg:x1="19.75cm" svg:y1="26.897cm" svg:x2="19.75cm" svg:y2="26.821cm">
          <text:p/>
        </draw:line>
        <draw:line draw:style-name="gr10" draw:text-style-name="P3" draw:layer="layout" svg:x1="19.902cm" svg:y1="26.897cm" svg:x2="19.902cm" svg:y2="26.821cm">
          <text:p/>
        </draw:line>
        <draw:line draw:style-name="gr10" draw:text-style-name="P3" draw:layer="layout" svg:x1="20.053cm" svg:y1="26.897cm" svg:x2="20.053cm" svg:y2="26.821cm">
          <text:p/>
        </draw:line>
        <draw:line draw:style-name="gr10" draw:text-style-name="P3" draw:layer="layout" svg:x1="20.129cm" svg:y1="26.897cm" svg:x2="20.129cm" svg:y2="26.821cm">
          <text:p/>
        </draw:line>
        <draw:line draw:style-name="gr10" draw:text-style-name="P3" draw:layer="layout" svg:x1="20.205cm" svg:y1="26.897cm" svg:x2="20.205cm" svg:y2="26.821cm">
          <text:p/>
        </draw:line>
        <draw:line draw:style-name="gr10" draw:text-style-name="P3" draw:layer="layout" svg:x1="20.356cm" svg:y1="26.897cm" svg:x2="20.356cm" svg:y2="26.821cm">
          <text:p/>
        </draw:line>
        <draw:line draw:style-name="gr10" draw:text-style-name="P3" draw:layer="layout" svg:x1="17.932cm" svg:y1="26.973cm" svg:x2="17.932cm" svg:y2="26.897cm">
          <text:p/>
        </draw:line>
        <draw:line draw:style-name="gr10" draw:text-style-name="P3" draw:layer="layout" svg:x1="18.083cm" svg:y1="26.973cm" svg:x2="18.083cm" svg:y2="26.897cm">
          <text:p/>
        </draw:line>
        <draw:line draw:style-name="gr10" draw:text-style-name="P3" draw:layer="layout" svg:x1="18.159cm" svg:y1="26.973cm" svg:x2="18.159cm" svg:y2="26.897cm">
          <text:p/>
        </draw:line>
        <draw:line draw:style-name="gr10" draw:text-style-name="P3" draw:layer="layout" svg:x1="18.235cm" svg:y1="26.973cm" svg:x2="18.235cm" svg:y2="26.897cm">
          <text:p/>
        </draw:line>
        <draw:line draw:style-name="gr10" draw:text-style-name="P3" draw:layer="layout" svg:x1="18.386cm" svg:y1="26.973cm" svg:x2="18.386cm" svg:y2="26.897cm">
          <text:p/>
        </draw:line>
        <draw:line draw:style-name="gr10" draw:text-style-name="P3" draw:layer="layout" svg:x1="18.538cm" svg:y1="26.973cm" svg:x2="18.538cm" svg:y2="26.897cm">
          <text:p/>
        </draw:line>
        <draw:line draw:style-name="gr10" draw:text-style-name="P3" draw:layer="layout" svg:x1="18.69cm" svg:y1="26.973cm" svg:x2="18.69cm" svg:y2="26.897cm">
          <text:p/>
        </draw:line>
        <draw:line draw:style-name="gr10" draw:text-style-name="P3" draw:layer="layout" svg:x1="18.841cm" svg:y1="26.973cm" svg:x2="18.841cm" svg:y2="26.897cm">
          <text:p/>
        </draw:line>
        <draw:line draw:style-name="gr10" draw:text-style-name="P3" draw:layer="layout" svg:x1="19.068cm" svg:y1="26.973cm" svg:x2="19.068cm" svg:y2="26.897cm">
          <text:p/>
        </draw:line>
        <draw:line draw:style-name="gr10" draw:text-style-name="P3" draw:layer="layout" svg:x1="19.22cm" svg:y1="26.973cm" svg:x2="19.22cm" svg:y2="26.897cm">
          <text:p/>
        </draw:line>
        <draw:line draw:style-name="gr10" draw:text-style-name="P3" draw:layer="layout" svg:x1="19.296cm" svg:y1="26.973cm" svg:x2="19.296cm" svg:y2="26.897cm">
          <text:p/>
        </draw:line>
        <draw:line draw:style-name="gr10" draw:text-style-name="P3" draw:layer="layout" svg:x1="19.599cm" svg:y1="26.973cm" svg:x2="19.599cm" svg:y2="26.897cm">
          <text:p/>
        </draw:line>
        <draw:line draw:style-name="gr10" draw:text-style-name="P3" draw:layer="layout" svg:x1="19.674cm" svg:y1="26.973cm" svg:x2="19.674cm" svg:y2="26.897cm">
          <text:p/>
        </draw:line>
        <draw:line draw:style-name="gr10" draw:text-style-name="P3" draw:layer="layout" svg:x1="19.902cm" svg:y1="26.973cm" svg:x2="19.902cm" svg:y2="26.897cm">
          <text:p/>
        </draw:line>
        <draw:line draw:style-name="gr10" draw:text-style-name="P3" draw:layer="layout" svg:x1="20.053cm" svg:y1="26.973cm" svg:x2="20.053cm" svg:y2="26.897cm">
          <text:p/>
        </draw:line>
        <draw:line draw:style-name="gr10" draw:text-style-name="P3" draw:layer="layout" svg:x1="20.129cm" svg:y1="26.973cm" svg:x2="20.129cm" svg:y2="26.897cm">
          <text:p/>
        </draw:line>
        <draw:line draw:style-name="gr10" draw:text-style-name="P3" draw:layer="layout" svg:x1="20.205cm" svg:y1="26.973cm" svg:x2="20.205cm" svg:y2="26.897cm">
          <text:p/>
        </draw:line>
        <draw:line draw:style-name="gr10" draw:text-style-name="P3" draw:layer="layout" svg:x1="20.356cm" svg:y1="26.973cm" svg:x2="20.356cm" svg:y2="26.897cm">
          <text:p/>
        </draw:line>
        <draw:line draw:style-name="gr10" draw:text-style-name="P3" draw:layer="layout" svg:x1="17.932cm" svg:y1="27.049cm" svg:x2="17.932cm" svg:y2="26.973cm">
          <text:p/>
        </draw:line>
        <draw:line draw:style-name="gr10" draw:text-style-name="P3" draw:layer="layout" svg:x1="18.386cm" svg:y1="27.049cm" svg:x2="18.386cm" svg:y2="26.973cm">
          <text:p/>
        </draw:line>
        <draw:line draw:style-name="gr10" draw:text-style-name="P3" draw:layer="layout" svg:x1="18.538cm" svg:y1="27.049cm" svg:x2="18.538cm" svg:y2="26.973cm">
          <text:p/>
        </draw:line>
        <draw:line draw:style-name="gr10" draw:text-style-name="P3" draw:layer="layout" svg:x1="18.993cm" svg:y1="27.049cm" svg:x2="18.993cm" svg:y2="26.973cm">
          <text:p/>
        </draw:line>
        <draw:line draw:style-name="gr10" draw:text-style-name="P3" draw:layer="layout" svg:x1="19.068cm" svg:y1="27.049cm" svg:x2="19.068cm" svg:y2="26.973cm">
          <text:p/>
        </draw:line>
        <draw:line draw:style-name="gr10" draw:text-style-name="P3" draw:layer="layout" svg:x1="19.144cm" svg:y1="27.049cm" svg:x2="19.144cm" svg:y2="26.973cm">
          <text:p/>
        </draw:line>
        <draw:line draw:style-name="gr10" draw:text-style-name="P3" draw:layer="layout" svg:x1="19.447cm" svg:y1="27.049cm" svg:x2="19.447cm" svg:y2="26.973cm">
          <text:p/>
        </draw:line>
        <draw:line draw:style-name="gr10" draw:text-style-name="P3" draw:layer="layout" svg:x1="19.599cm" svg:y1="27.049cm" svg:x2="19.599cm" svg:y2="26.973cm">
          <text:p/>
        </draw:line>
        <draw:line draw:style-name="gr10" draw:text-style-name="P3" draw:layer="layout" svg:x1="19.75cm" svg:y1="27.049cm" svg:x2="19.75cm" svg:y2="26.973cm">
          <text:p/>
        </draw:line>
        <draw:line draw:style-name="gr10" draw:text-style-name="P3" draw:layer="layout" svg:x1="19.902cm" svg:y1="27.049cm" svg:x2="19.902cm" svg:y2="26.973cm">
          <text:p/>
        </draw:line>
        <draw:line draw:style-name="gr10" draw:text-style-name="P3" draw:layer="layout" svg:x1="20.356cm" svg:y1="27.049cm" svg:x2="20.356cm" svg:y2="26.973cm">
          <text:p/>
        </draw:line>
        <draw:line draw:style-name="gr10" draw:text-style-name="P3" draw:layer="layout" svg:x1="17.932cm" svg:y1="27.124cm" svg:x2="17.932cm" svg:y2="27.049cm">
          <text:p/>
        </draw:line>
        <draw:line draw:style-name="gr10" draw:text-style-name="P3" draw:layer="layout" svg:x1="18.008cm" svg:y1="27.124cm" svg:x2="18.008cm" svg:y2="27.049cm">
          <text:p/>
        </draw:line>
        <draw:line draw:style-name="gr10" draw:text-style-name="P3" draw:layer="layout" svg:x1="18.083cm" svg:y1="27.124cm" svg:x2="18.083cm" svg:y2="27.049cm">
          <text:p/>
        </draw:line>
        <draw:line draw:style-name="gr10" draw:text-style-name="P3" draw:layer="layout" svg:x1="18.159cm" svg:y1="27.124cm" svg:x2="18.159cm" svg:y2="27.049cm">
          <text:p/>
        </draw:line>
        <draw:line draw:style-name="gr10" draw:text-style-name="P3" draw:layer="layout" svg:x1="18.235cm" svg:y1="27.124cm" svg:x2="18.235cm" svg:y2="27.049cm">
          <text:p/>
        </draw:line>
        <draw:line draw:style-name="gr10" draw:text-style-name="P3" draw:layer="layout" svg:x1="18.311cm" svg:y1="27.124cm" svg:x2="18.311cm" svg:y2="27.049cm">
          <text:p/>
        </draw:line>
        <draw:line draw:style-name="gr10" draw:text-style-name="P3" draw:layer="layout" svg:x1="18.386cm" svg:y1="27.124cm" svg:x2="18.386cm" svg:y2="27.049cm">
          <text:p/>
        </draw:line>
        <draw:line draw:style-name="gr10" draw:text-style-name="P3" draw:layer="layout" svg:x1="18.538cm" svg:y1="27.124cm" svg:x2="18.538cm" svg:y2="27.049cm">
          <text:p/>
        </draw:line>
        <draw:line draw:style-name="gr10" draw:text-style-name="P3" draw:layer="layout" svg:x1="18.69cm" svg:y1="27.124cm" svg:x2="18.69cm" svg:y2="27.049cm">
          <text:p/>
        </draw:line>
        <draw:line draw:style-name="gr10" draw:text-style-name="P3" draw:layer="layout" svg:x1="18.841cm" svg:y1="27.124cm" svg:x2="18.841cm" svg:y2="27.049cm">
          <text:p/>
        </draw:line>
        <draw:line draw:style-name="gr10" draw:text-style-name="P3" draw:layer="layout" svg:x1="18.993cm" svg:y1="27.124cm" svg:x2="18.993cm" svg:y2="27.049cm">
          <text:p/>
        </draw:line>
        <draw:line draw:style-name="gr10" draw:text-style-name="P3" draw:layer="layout" svg:x1="19.144cm" svg:y1="27.124cm" svg:x2="19.144cm" svg:y2="27.049cm">
          <text:p/>
        </draw:line>
        <draw:line draw:style-name="gr10" draw:text-style-name="P3" draw:layer="layout" svg:x1="19.296cm" svg:y1="27.124cm" svg:x2="19.296cm" svg:y2="27.049cm">
          <text:p/>
        </draw:line>
        <draw:line draw:style-name="gr10" draw:text-style-name="P3" draw:layer="layout" svg:x1="19.447cm" svg:y1="27.124cm" svg:x2="19.447cm" svg:y2="27.049cm">
          <text:p/>
        </draw:line>
        <draw:line draw:style-name="gr10" draw:text-style-name="P3" draw:layer="layout" svg:x1="19.599cm" svg:y1="27.124cm" svg:x2="19.599cm" svg:y2="27.049cm">
          <text:p/>
        </draw:line>
        <draw:line draw:style-name="gr10" draw:text-style-name="P3" draw:layer="layout" svg:x1="19.75cm" svg:y1="27.124cm" svg:x2="19.75cm" svg:y2="27.049cm">
          <text:p/>
        </draw:line>
        <draw:line draw:style-name="gr10" draw:text-style-name="P3" draw:layer="layout" svg:x1="19.902cm" svg:y1="27.124cm" svg:x2="19.902cm" svg:y2="27.049cm">
          <text:p/>
        </draw:line>
        <draw:line draw:style-name="gr10" draw:text-style-name="P3" draw:layer="layout" svg:x1="19.977cm" svg:y1="27.124cm" svg:x2="19.977cm" svg:y2="27.049cm">
          <text:p/>
        </draw:line>
        <draw:line draw:style-name="gr10" draw:text-style-name="P3" draw:layer="layout" svg:x1="20.053cm" svg:y1="27.124cm" svg:x2="20.053cm" svg:y2="27.049cm">
          <text:p/>
        </draw:line>
        <draw:line draw:style-name="gr10" draw:text-style-name="P3" draw:layer="layout" svg:x1="20.129cm" svg:y1="27.124cm" svg:x2="20.129cm" svg:y2="27.049cm">
          <text:p/>
        </draw:line>
        <draw:line draw:style-name="gr10" draw:text-style-name="P3" draw:layer="layout" svg:x1="20.205cm" svg:y1="27.124cm" svg:x2="20.205cm" svg:y2="27.049cm">
          <text:p/>
        </draw:line>
        <draw:line draw:style-name="gr10" draw:text-style-name="P3" draw:layer="layout" svg:x1="20.28cm" svg:y1="27.124cm" svg:x2="20.28cm" svg:y2="27.049cm">
          <text:p/>
        </draw:line>
        <draw:line draw:style-name="gr10" draw:text-style-name="P3" draw:layer="layout" svg:x1="20.356cm" svg:y1="27.124cm" svg:x2="20.356cm" svg:y2="27.049cm">
          <text:p/>
        </draw:line>
        <draw:line draw:style-name="gr10" draw:text-style-name="P3" draw:layer="layout" svg:x1="18.538cm" svg:y1="27.2cm" svg:x2="18.538cm" svg:y2="27.124cm">
          <text:p/>
        </draw:line>
        <draw:line draw:style-name="gr10" draw:text-style-name="P3" draw:layer="layout" svg:x1="18.614cm" svg:y1="27.2cm" svg:x2="18.614cm" svg:y2="27.124cm">
          <text:p/>
        </draw:line>
        <draw:line draw:style-name="gr10" draw:text-style-name="P3" draw:layer="layout" svg:x1="18.69cm" svg:y1="27.2cm" svg:x2="18.69cm" svg:y2="27.124cm">
          <text:p/>
        </draw:line>
        <draw:line draw:style-name="gr10" draw:text-style-name="P3" draw:layer="layout" svg:x1="18.841cm" svg:y1="27.2cm" svg:x2="18.841cm" svg:y2="27.124cm">
          <text:p/>
        </draw:line>
        <draw:line draw:style-name="gr10" draw:text-style-name="P3" draw:layer="layout" svg:x1="18.993cm" svg:y1="27.2cm" svg:x2="18.993cm" svg:y2="27.124cm">
          <text:p/>
        </draw:line>
        <draw:line draw:style-name="gr10" draw:text-style-name="P3" draw:layer="layout" svg:x1="19.068cm" svg:y1="27.2cm" svg:x2="19.068cm" svg:y2="27.124cm">
          <text:p/>
        </draw:line>
        <draw:line draw:style-name="gr10" draw:text-style-name="P3" draw:layer="layout" svg:x1="19.296cm" svg:y1="27.2cm" svg:x2="19.296cm" svg:y2="27.124cm">
          <text:p/>
        </draw:line>
        <draw:line draw:style-name="gr10" draw:text-style-name="P3" draw:layer="layout" svg:x1="19.523cm" svg:y1="27.2cm" svg:x2="19.523cm" svg:y2="27.124cm">
          <text:p/>
        </draw:line>
        <draw:line draw:style-name="gr10" draw:text-style-name="P3" draw:layer="layout" svg:x1="19.599cm" svg:y1="27.2cm" svg:x2="19.599cm" svg:y2="27.124cm">
          <text:p/>
        </draw:line>
        <draw:line draw:style-name="gr10" draw:text-style-name="P3" draw:layer="layout" svg:x1="17.932cm" svg:y1="27.276cm" svg:x2="17.932cm" svg:y2="27.2cm">
          <text:p/>
        </draw:line>
        <draw:line draw:style-name="gr10" draw:text-style-name="P3" draw:layer="layout" svg:x1="18.083cm" svg:y1="27.276cm" svg:x2="18.083cm" svg:y2="27.2cm">
          <text:p/>
        </draw:line>
        <draw:line draw:style-name="gr10" draw:text-style-name="P3" draw:layer="layout" svg:x1="18.159cm" svg:y1="27.276cm" svg:x2="18.159cm" svg:y2="27.2cm">
          <text:p/>
        </draw:line>
        <draw:line draw:style-name="gr10" draw:text-style-name="P3" draw:layer="layout" svg:x1="18.235cm" svg:y1="27.276cm" svg:x2="18.235cm" svg:y2="27.2cm">
          <text:p/>
        </draw:line>
        <draw:line draw:style-name="gr10" draw:text-style-name="P3" draw:layer="layout" svg:x1="18.311cm" svg:y1="27.276cm" svg:x2="18.311cm" svg:y2="27.2cm">
          <text:p/>
        </draw:line>
        <draw:line draw:style-name="gr10" draw:text-style-name="P3" draw:layer="layout" svg:x1="18.386cm" svg:y1="27.276cm" svg:x2="18.386cm" svg:y2="27.2cm">
          <text:p/>
        </draw:line>
        <draw:line draw:style-name="gr10" draw:text-style-name="P3" draw:layer="layout" svg:x1="18.614cm" svg:y1="27.276cm" svg:x2="18.614cm" svg:y2="27.2cm">
          <text:p/>
        </draw:line>
        <draw:line draw:style-name="gr10" draw:text-style-name="P3" draw:layer="layout" svg:x1="18.765cm" svg:y1="27.276cm" svg:x2="18.765cm" svg:y2="27.2cm">
          <text:p/>
        </draw:line>
        <draw:line draw:style-name="gr10" draw:text-style-name="P3" draw:layer="layout" svg:x1="18.841cm" svg:y1="27.276cm" svg:x2="18.841cm" svg:y2="27.2cm">
          <text:p/>
        </draw:line>
        <draw:line draw:style-name="gr10" draw:text-style-name="P3" draw:layer="layout" svg:x1="18.917cm" svg:y1="27.276cm" svg:x2="18.917cm" svg:y2="27.2cm">
          <text:p/>
        </draw:line>
        <draw:line draw:style-name="gr10" draw:text-style-name="P3" draw:layer="layout" svg:x1="18.993cm" svg:y1="27.276cm" svg:x2="18.993cm" svg:y2="27.2cm">
          <text:p/>
        </draw:line>
        <draw:line draw:style-name="gr10" draw:text-style-name="P3" draw:layer="layout" svg:x1="19.068cm" svg:y1="27.276cm" svg:x2="19.068cm" svg:y2="27.2cm">
          <text:p/>
        </draw:line>
        <draw:line draw:style-name="gr10" draw:text-style-name="P3" draw:layer="layout" svg:x1="19.22cm" svg:y1="27.276cm" svg:x2="19.22cm" svg:y2="27.2cm">
          <text:p/>
        </draw:line>
        <draw:line draw:style-name="gr10" draw:text-style-name="P3" draw:layer="layout" svg:x1="19.296cm" svg:y1="27.276cm" svg:x2="19.296cm" svg:y2="27.2cm">
          <text:p/>
        </draw:line>
        <draw:line draw:style-name="gr10" draw:text-style-name="P3" draw:layer="layout" svg:x1="19.599cm" svg:y1="27.276cm" svg:x2="19.599cm" svg:y2="27.2cm">
          <text:p/>
        </draw:line>
        <draw:line draw:style-name="gr10" draw:text-style-name="P3" draw:layer="layout" svg:x1="19.75cm" svg:y1="27.276cm" svg:x2="19.75cm" svg:y2="27.2cm">
          <text:p/>
        </draw:line>
        <draw:line draw:style-name="gr10" draw:text-style-name="P3" draw:layer="layout" svg:x1="19.902cm" svg:y1="27.276cm" svg:x2="19.902cm" svg:y2="27.2cm">
          <text:p/>
        </draw:line>
        <draw:line draw:style-name="gr10" draw:text-style-name="P3" draw:layer="layout" svg:x1="19.977cm" svg:y1="27.276cm" svg:x2="19.977cm" svg:y2="27.2cm">
          <text:p/>
        </draw:line>
        <draw:line draw:style-name="gr10" draw:text-style-name="P3" draw:layer="layout" svg:x1="20.053cm" svg:y1="27.276cm" svg:x2="20.053cm" svg:y2="27.2cm">
          <text:p/>
        </draw:line>
        <draw:line draw:style-name="gr10" draw:text-style-name="P3" draw:layer="layout" svg:x1="20.129cm" svg:y1="27.276cm" svg:x2="20.129cm" svg:y2="27.2cm">
          <text:p/>
        </draw:line>
        <draw:line draw:style-name="gr10" draw:text-style-name="P3" draw:layer="layout" svg:x1="20.205cm" svg:y1="27.276cm" svg:x2="20.205cm" svg:y2="27.2cm">
          <text:p/>
        </draw:line>
        <draw:line draw:style-name="gr10" draw:text-style-name="P3" draw:layer="layout" svg:x1="17.932cm" svg:y1="27.352cm" svg:x2="17.932cm" svg:y2="27.276cm">
          <text:p/>
        </draw:line>
        <draw:line draw:style-name="gr10" draw:text-style-name="P3" draw:layer="layout" svg:x1="18.008cm" svg:y1="27.352cm" svg:x2="18.008cm" svg:y2="27.276cm">
          <text:p/>
        </draw:line>
        <draw:line draw:style-name="gr10" draw:text-style-name="P3" draw:layer="layout" svg:x1="18.083cm" svg:y1="27.352cm" svg:x2="18.083cm" svg:y2="27.276cm">
          <text:p/>
        </draw:line>
        <draw:line draw:style-name="gr10" draw:text-style-name="P3" draw:layer="layout" svg:x1="18.235cm" svg:y1="27.352cm" svg:x2="18.235cm" svg:y2="27.276cm">
          <text:p/>
        </draw:line>
        <draw:line draw:style-name="gr10" draw:text-style-name="P3" draw:layer="layout" svg:x1="18.311cm" svg:y1="27.352cm" svg:x2="18.311cm" svg:y2="27.276cm">
          <text:p/>
        </draw:line>
        <draw:line draw:style-name="gr10" draw:text-style-name="P3" draw:layer="layout" svg:x1="18.462cm" svg:y1="27.352cm" svg:x2="18.462cm" svg:y2="27.276cm">
          <text:p/>
        </draw:line>
        <draw:line draw:style-name="gr10" draw:text-style-name="P3" draw:layer="layout" svg:x1="18.538cm" svg:y1="27.352cm" svg:x2="18.538cm" svg:y2="27.276cm">
          <text:p/>
        </draw:line>
        <draw:line draw:style-name="gr10" draw:text-style-name="P3" draw:layer="layout" svg:x1="18.614cm" svg:y1="27.352cm" svg:x2="18.614cm" svg:y2="27.276cm">
          <text:p/>
        </draw:line>
        <draw:line draw:style-name="gr10" draw:text-style-name="P3" draw:layer="layout" svg:x1="18.765cm" svg:y1="27.352cm" svg:x2="18.765cm" svg:y2="27.276cm">
          <text:p/>
        </draw:line>
        <draw:line draw:style-name="gr10" draw:text-style-name="P3" draw:layer="layout" svg:x1="18.841cm" svg:y1="27.352cm" svg:x2="18.841cm" svg:y2="27.276cm">
          <text:p/>
        </draw:line>
        <draw:line draw:style-name="gr10" draw:text-style-name="P3" draw:layer="layout" svg:x1="19.144cm" svg:y1="27.352cm" svg:x2="19.144cm" svg:y2="27.276cm">
          <text:p/>
        </draw:line>
        <draw:line draw:style-name="gr10" draw:text-style-name="P3" draw:layer="layout" svg:x1="19.296cm" svg:y1="27.352cm" svg:x2="19.296cm" svg:y2="27.276cm">
          <text:p/>
        </draw:line>
        <draw:line draw:style-name="gr10" draw:text-style-name="P3" draw:layer="layout" svg:x1="19.371cm" svg:y1="27.352cm" svg:x2="19.371cm" svg:y2="27.276cm">
          <text:p/>
        </draw:line>
        <draw:line draw:style-name="gr10" draw:text-style-name="P3" draw:layer="layout" svg:x1="19.447cm" svg:y1="27.352cm" svg:x2="19.447cm" svg:y2="27.276cm">
          <text:p/>
        </draw:line>
        <draw:line draw:style-name="gr10" draw:text-style-name="P3" draw:layer="layout" svg:x1="19.523cm" svg:y1="27.352cm" svg:x2="19.523cm" svg:y2="27.276cm">
          <text:p/>
        </draw:line>
        <draw:line draw:style-name="gr10" draw:text-style-name="P3" draw:layer="layout" svg:x1="19.599cm" svg:y1="27.352cm" svg:x2="19.599cm" svg:y2="27.276cm">
          <text:p/>
        </draw:line>
        <draw:line draw:style-name="gr10" draw:text-style-name="P3" draw:layer="layout" svg:x1="19.674cm" svg:y1="27.352cm" svg:x2="19.674cm" svg:y2="27.276cm">
          <text:p/>
        </draw:line>
        <draw:line draw:style-name="gr10" draw:text-style-name="P3" draw:layer="layout" svg:x1="19.902cm" svg:y1="27.352cm" svg:x2="19.902cm" svg:y2="27.276cm">
          <text:p/>
        </draw:line>
        <draw:line draw:style-name="gr10" draw:text-style-name="P3" draw:layer="layout" svg:x1="19.977cm" svg:y1="27.352cm" svg:x2="19.977cm" svg:y2="27.276cm">
          <text:p/>
        </draw:line>
        <draw:line draw:style-name="gr10" draw:text-style-name="P3" draw:layer="layout" svg:x1="20.129cm" svg:y1="27.352cm" svg:x2="20.129cm" svg:y2="27.276cm">
          <text:p/>
        </draw:line>
        <draw:line draw:style-name="gr10" draw:text-style-name="P3" draw:layer="layout" svg:x1="20.205cm" svg:y1="27.352cm" svg:x2="20.205cm" svg:y2="27.276cm">
          <text:p/>
        </draw:line>
        <draw:line draw:style-name="gr10" draw:text-style-name="P3" draw:layer="layout" svg:x1="20.28cm" svg:y1="27.352cm" svg:x2="20.28cm" svg:y2="27.276cm">
          <text:p/>
        </draw:line>
        <draw:line draw:style-name="gr10" draw:text-style-name="P3" draw:layer="layout" svg:x1="20.356cm" svg:y1="27.352cm" svg:x2="20.356cm" svg:y2="27.276cm">
          <text:p/>
        </draw:line>
        <draw:line draw:style-name="gr10" draw:text-style-name="P3" draw:layer="layout" svg:x1="18.008cm" svg:y1="27.427cm" svg:x2="18.008cm" svg:y2="27.352cm">
          <text:p/>
        </draw:line>
        <draw:line draw:style-name="gr10" draw:text-style-name="P3" draw:layer="layout" svg:x1="18.159cm" svg:y1="27.427cm" svg:x2="18.159cm" svg:y2="27.352cm">
          <text:p/>
        </draw:line>
        <draw:line draw:style-name="gr10" draw:text-style-name="P3" draw:layer="layout" svg:x1="18.311cm" svg:y1="27.427cm" svg:x2="18.311cm" svg:y2="27.352cm">
          <text:p/>
        </draw:line>
        <draw:line draw:style-name="gr10" draw:text-style-name="P3" draw:layer="layout" svg:x1="18.386cm" svg:y1="27.427cm" svg:x2="18.386cm" svg:y2="27.352cm">
          <text:p/>
        </draw:line>
        <draw:line draw:style-name="gr10" draw:text-style-name="P3" draw:layer="layout" svg:x1="18.462cm" svg:y1="27.427cm" svg:x2="18.462cm" svg:y2="27.352cm">
          <text:p/>
        </draw:line>
        <draw:line draw:style-name="gr10" draw:text-style-name="P3" draw:layer="layout" svg:x1="18.69cm" svg:y1="27.427cm" svg:x2="18.69cm" svg:y2="27.352cm">
          <text:p/>
        </draw:line>
        <draw:line draw:style-name="gr10" draw:text-style-name="P3" draw:layer="layout" svg:x1="19.068cm" svg:y1="27.427cm" svg:x2="19.068cm" svg:y2="27.352cm">
          <text:p/>
        </draw:line>
        <draw:line draw:style-name="gr10" draw:text-style-name="P3" draw:layer="layout" svg:x1="19.296cm" svg:y1="27.427cm" svg:x2="19.296cm" svg:y2="27.352cm">
          <text:p/>
        </draw:line>
        <draw:line draw:style-name="gr10" draw:text-style-name="P3" draw:layer="layout" svg:x1="19.447cm" svg:y1="27.427cm" svg:x2="19.447cm" svg:y2="27.352cm">
          <text:p/>
        </draw:line>
        <draw:line draw:style-name="gr10" draw:text-style-name="P3" draw:layer="layout" svg:x1="19.902cm" svg:y1="27.427cm" svg:x2="19.902cm" svg:y2="27.352cm">
          <text:p/>
        </draw:line>
        <draw:line draw:style-name="gr10" draw:text-style-name="P3" draw:layer="layout" svg:x1="20.053cm" svg:y1="27.427cm" svg:x2="20.053cm" svg:y2="27.352cm">
          <text:p/>
        </draw:line>
        <draw:line draw:style-name="gr10" draw:text-style-name="P3" draw:layer="layout" svg:x1="20.205cm" svg:y1="27.427cm" svg:x2="20.205cm" svg:y2="27.352cm">
          <text:p/>
        </draw:line>
        <draw:line draw:style-name="gr10" draw:text-style-name="P3" draw:layer="layout" svg:x1="20.28cm" svg:y1="27.427cm" svg:x2="20.28cm" svg:y2="27.352cm">
          <text:p/>
        </draw:line>
        <draw:line draw:style-name="gr10" draw:text-style-name="P3" draw:layer="layout" svg:x1="17.932cm" svg:y1="27.503cm" svg:x2="17.932cm" svg:y2="27.427cm">
          <text:p/>
        </draw:line>
        <draw:line draw:style-name="gr10" draw:text-style-name="P3" draw:layer="layout" svg:x1="18.008cm" svg:y1="27.503cm" svg:x2="18.008cm" svg:y2="27.427cm">
          <text:p/>
        </draw:line>
        <draw:line draw:style-name="gr10" draw:text-style-name="P3" draw:layer="layout" svg:x1="18.083cm" svg:y1="27.503cm" svg:x2="18.083cm" svg:y2="27.427cm">
          <text:p/>
        </draw:line>
        <draw:line draw:style-name="gr10" draw:text-style-name="P3" draw:layer="layout" svg:x1="18.69cm" svg:y1="27.503cm" svg:x2="18.69cm" svg:y2="27.427cm">
          <text:p/>
        </draw:line>
        <draw:line draw:style-name="gr10" draw:text-style-name="P3" draw:layer="layout" svg:x1="18.765cm" svg:y1="27.503cm" svg:x2="18.765cm" svg:y2="27.427cm">
          <text:p/>
        </draw:line>
        <draw:line draw:style-name="gr10" draw:text-style-name="P3" draw:layer="layout" svg:x1="18.841cm" svg:y1="27.503cm" svg:x2="18.841cm" svg:y2="27.427cm">
          <text:p/>
        </draw:line>
        <draw:line draw:style-name="gr10" draw:text-style-name="P3" draw:layer="layout" svg:x1="18.993cm" svg:y1="27.503cm" svg:x2="18.993cm" svg:y2="27.427cm">
          <text:p/>
        </draw:line>
        <draw:line draw:style-name="gr10" draw:text-style-name="P3" draw:layer="layout" svg:x1="19.068cm" svg:y1="27.503cm" svg:x2="19.068cm" svg:y2="27.427cm">
          <text:p/>
        </draw:line>
        <draw:line draw:style-name="gr10" draw:text-style-name="P3" draw:layer="layout" svg:x1="19.144cm" svg:y1="27.503cm" svg:x2="19.144cm" svg:y2="27.427cm">
          <text:p/>
        </draw:line>
        <draw:line draw:style-name="gr10" draw:text-style-name="P3" draw:layer="layout" svg:x1="19.447cm" svg:y1="27.503cm" svg:x2="19.447cm" svg:y2="27.427cm">
          <text:p/>
        </draw:line>
        <draw:line draw:style-name="gr10" draw:text-style-name="P3" draw:layer="layout" svg:x1="19.523cm" svg:y1="27.503cm" svg:x2="19.523cm" svg:y2="27.427cm">
          <text:p/>
        </draw:line>
        <draw:line draw:style-name="gr10" draw:text-style-name="P3" draw:layer="layout" svg:x1="19.599cm" svg:y1="27.503cm" svg:x2="19.599cm" svg:y2="27.427cm">
          <text:p/>
        </draw:line>
        <draw:line draw:style-name="gr10" draw:text-style-name="P3" draw:layer="layout" svg:x1="19.826cm" svg:y1="27.503cm" svg:x2="19.826cm" svg:y2="27.427cm">
          <text:p/>
        </draw:line>
        <draw:line draw:style-name="gr10" draw:text-style-name="P3" draw:layer="layout" svg:x1="19.902cm" svg:y1="27.503cm" svg:x2="19.902cm" svg:y2="27.427cm">
          <text:p/>
        </draw:line>
        <draw:line draw:style-name="gr10" draw:text-style-name="P3" draw:layer="layout" svg:x1="20.053cm" svg:y1="27.503cm" svg:x2="20.053cm" svg:y2="27.427cm">
          <text:p/>
        </draw:line>
        <draw:line draw:style-name="gr10" draw:text-style-name="P3" draw:layer="layout" svg:x1="20.129cm" svg:y1="27.503cm" svg:x2="20.129cm" svg:y2="27.427cm">
          <text:p/>
        </draw:line>
        <draw:line draw:style-name="gr10" draw:text-style-name="P3" draw:layer="layout" svg:x1="20.205cm" svg:y1="27.503cm" svg:x2="20.205cm" svg:y2="27.427cm">
          <text:p/>
        </draw:line>
        <draw:line draw:style-name="gr10" draw:text-style-name="P3" draw:layer="layout" svg:x1="20.28cm" svg:y1="27.503cm" svg:x2="20.28cm" svg:y2="27.427cm">
          <text:p/>
        </draw:line>
        <draw:line draw:style-name="gr10" draw:text-style-name="P3" draw:layer="layout" svg:x1="20.356cm" svg:y1="27.503cm" svg:x2="20.356cm" svg:y2="27.427cm">
          <text:p/>
        </draw:line>
        <draw:line draw:style-name="gr10" draw:text-style-name="P3" draw:layer="layout" svg:x1="18.235cm" svg:y1="27.579cm" svg:x2="18.235cm" svg:y2="27.503cm">
          <text:p/>
        </draw:line>
        <draw:line draw:style-name="gr10" draw:text-style-name="P3" draw:layer="layout" svg:x1="18.311cm" svg:y1="27.579cm" svg:x2="18.311cm" svg:y2="27.503cm">
          <text:p/>
        </draw:line>
        <draw:line draw:style-name="gr10" draw:text-style-name="P3" draw:layer="layout" svg:x1="18.386cm" svg:y1="27.579cm" svg:x2="18.386cm" svg:y2="27.503cm">
          <text:p/>
        </draw:line>
        <draw:line draw:style-name="gr10" draw:text-style-name="P3" draw:layer="layout" svg:x1="18.538cm" svg:y1="27.579cm" svg:x2="18.538cm" svg:y2="27.503cm">
          <text:p/>
        </draw:line>
        <draw:line draw:style-name="gr10" draw:text-style-name="P3" draw:layer="layout" svg:x1="18.69cm" svg:y1="27.579cm" svg:x2="18.69cm" svg:y2="27.503cm">
          <text:p/>
        </draw:line>
        <draw:line draw:style-name="gr10" draw:text-style-name="P3" draw:layer="layout" svg:x1="18.841cm" svg:y1="27.579cm" svg:x2="18.841cm" svg:y2="27.503cm">
          <text:p/>
        </draw:line>
        <draw:line draw:style-name="gr10" draw:text-style-name="P3" draw:layer="layout" svg:x1="19.068cm" svg:y1="27.579cm" svg:x2="19.068cm" svg:y2="27.503cm">
          <text:p/>
        </draw:line>
        <draw:line draw:style-name="gr10" draw:text-style-name="P3" draw:layer="layout" svg:x1="19.296cm" svg:y1="27.579cm" svg:x2="19.296cm" svg:y2="27.503cm">
          <text:p/>
        </draw:line>
        <draw:line draw:style-name="gr10" draw:text-style-name="P3" draw:layer="layout" svg:x1="19.599cm" svg:y1="27.579cm" svg:x2="19.599cm" svg:y2="27.503cm">
          <text:p/>
        </draw:line>
        <draw:line draw:style-name="gr10" draw:text-style-name="P3" draw:layer="layout" svg:x1="19.674cm" svg:y1="27.579cm" svg:x2="19.674cm" svg:y2="27.503cm">
          <text:p/>
        </draw:line>
        <draw:line draw:style-name="gr10" draw:text-style-name="P3" draw:layer="layout" svg:x1="19.826cm" svg:y1="27.579cm" svg:x2="19.826cm" svg:y2="27.503cm">
          <text:p/>
        </draw:line>
        <draw:line draw:style-name="gr10" draw:text-style-name="P3" draw:layer="layout" svg:x1="19.977cm" svg:y1="27.579cm" svg:x2="19.977cm" svg:y2="27.503cm">
          <text:p/>
        </draw:line>
        <draw:line draw:style-name="gr10" draw:text-style-name="P3" draw:layer="layout" svg:x1="20.053cm" svg:y1="27.579cm" svg:x2="20.053cm" svg:y2="27.503cm">
          <text:p/>
        </draw:line>
        <draw:line draw:style-name="gr10" draw:text-style-name="P3" draw:layer="layout" svg:x1="20.129cm" svg:y1="27.579cm" svg:x2="20.129cm" svg:y2="27.503cm">
          <text:p/>
        </draw:line>
        <draw:line draw:style-name="gr10" draw:text-style-name="P3" draw:layer="layout" svg:x1="18.008cm" svg:y1="27.655cm" svg:x2="18.008cm" svg:y2="27.579cm">
          <text:p/>
        </draw:line>
        <draw:line draw:style-name="gr10" draw:text-style-name="P3" draw:layer="layout" svg:x1="18.083cm" svg:y1="27.655cm" svg:x2="18.083cm" svg:y2="27.579cm">
          <text:p/>
        </draw:line>
        <draw:line draw:style-name="gr10" draw:text-style-name="P3" draw:layer="layout" svg:x1="18.159cm" svg:y1="27.655cm" svg:x2="18.159cm" svg:y2="27.579cm">
          <text:p/>
        </draw:line>
        <draw:line draw:style-name="gr10" draw:text-style-name="P3" draw:layer="layout" svg:x1="18.462cm" svg:y1="27.655cm" svg:x2="18.462cm" svg:y2="27.579cm">
          <text:p/>
        </draw:line>
        <draw:line draw:style-name="gr10" draw:text-style-name="P3" draw:layer="layout" svg:x1="18.538cm" svg:y1="27.655cm" svg:x2="18.538cm" svg:y2="27.579cm">
          <text:p/>
        </draw:line>
        <draw:line draw:style-name="gr10" draw:text-style-name="P3" draw:layer="layout" svg:x1="18.69cm" svg:y1="27.655cm" svg:x2="18.69cm" svg:y2="27.579cm">
          <text:p/>
        </draw:line>
        <draw:line draw:style-name="gr10" draw:text-style-name="P3" draw:layer="layout" svg:x1="18.841cm" svg:y1="27.655cm" svg:x2="18.841cm" svg:y2="27.579cm">
          <text:p/>
        </draw:line>
        <draw:line draw:style-name="gr10" draw:text-style-name="P3" draw:layer="layout" svg:x1="18.993cm" svg:y1="27.655cm" svg:x2="18.993cm" svg:y2="27.579cm">
          <text:p/>
        </draw:line>
        <draw:line draw:style-name="gr10" draw:text-style-name="P3" draw:layer="layout" svg:x1="19.068cm" svg:y1="27.655cm" svg:x2="19.068cm" svg:y2="27.579cm">
          <text:p/>
        </draw:line>
        <draw:line draw:style-name="gr10" draw:text-style-name="P3" draw:layer="layout" svg:x1="19.144cm" svg:y1="27.655cm" svg:x2="19.144cm" svg:y2="27.579cm">
          <text:p/>
        </draw:line>
        <draw:line draw:style-name="gr10" draw:text-style-name="P3" draw:layer="layout" svg:x1="19.22cm" svg:y1="27.655cm" svg:x2="19.22cm" svg:y2="27.579cm">
          <text:p/>
        </draw:line>
        <draw:line draw:style-name="gr10" draw:text-style-name="P3" draw:layer="layout" svg:x1="19.447cm" svg:y1="27.655cm" svg:x2="19.447cm" svg:y2="27.579cm">
          <text:p/>
        </draw:line>
        <draw:line draw:style-name="gr10" draw:text-style-name="P3" draw:layer="layout" svg:x1="19.523cm" svg:y1="27.655cm" svg:x2="19.523cm" svg:y2="27.579cm">
          <text:p/>
        </draw:line>
        <draw:line draw:style-name="gr10" draw:text-style-name="P3" draw:layer="layout" svg:x1="19.599cm" svg:y1="27.655cm" svg:x2="19.599cm" svg:y2="27.579cm">
          <text:p/>
        </draw:line>
        <draw:line draw:style-name="gr10" draw:text-style-name="P3" draw:layer="layout" svg:x1="19.674cm" svg:y1="27.655cm" svg:x2="19.674cm" svg:y2="27.579cm">
          <text:p/>
        </draw:line>
        <draw:line draw:style-name="gr10" draw:text-style-name="P3" draw:layer="layout" svg:x1="19.902cm" svg:y1="27.655cm" svg:x2="19.902cm" svg:y2="27.579cm">
          <text:p/>
        </draw:line>
        <draw:line draw:style-name="gr10" draw:text-style-name="P3" draw:layer="layout" svg:x1="20.205cm" svg:y1="27.655cm" svg:x2="20.205cm" svg:y2="27.579cm">
          <text:p/>
        </draw:line>
        <draw:line draw:style-name="gr10" draw:text-style-name="P3" draw:layer="layout" svg:x1="20.28cm" svg:y1="27.655cm" svg:x2="20.28cm" svg:y2="27.579cm">
          <text:p/>
        </draw:line>
        <draw:line draw:style-name="gr10" draw:text-style-name="P3" draw:layer="layout" svg:x1="20.356cm" svg:y1="27.655cm" svg:x2="20.356cm" svg:y2="27.579cm">
          <text:p/>
        </draw:line>
        <draw:line draw:style-name="gr10" draw:text-style-name="P3" draw:layer="layout" svg:x1="17.932cm" svg:y1="27.73cm" svg:x2="17.932cm" svg:y2="27.655cm">
          <text:p/>
        </draw:line>
        <draw:line draw:style-name="gr10" draw:text-style-name="P3" draw:layer="layout" svg:x1="18.159cm" svg:y1="27.73cm" svg:x2="18.159cm" svg:y2="27.655cm">
          <text:p/>
        </draw:line>
        <draw:line draw:style-name="gr10" draw:text-style-name="P3" draw:layer="layout" svg:x1="18.386cm" svg:y1="27.73cm" svg:x2="18.386cm" svg:y2="27.655cm">
          <text:p/>
        </draw:line>
        <draw:line draw:style-name="gr10" draw:text-style-name="P3" draw:layer="layout" svg:x1="18.765cm" svg:y1="27.73cm" svg:x2="18.765cm" svg:y2="27.655cm">
          <text:p/>
        </draw:line>
        <draw:line draw:style-name="gr10" draw:text-style-name="P3" draw:layer="layout" svg:x1="18.917cm" svg:y1="27.73cm" svg:x2="18.917cm" svg:y2="27.655cm">
          <text:p/>
        </draw:line>
        <draw:line draw:style-name="gr10" draw:text-style-name="P3" draw:layer="layout" svg:x1="19.22cm" svg:y1="27.73cm" svg:x2="19.22cm" svg:y2="27.655cm">
          <text:p/>
        </draw:line>
        <draw:line draw:style-name="gr10" draw:text-style-name="P3" draw:layer="layout" svg:x1="19.371cm" svg:y1="27.73cm" svg:x2="19.371cm" svg:y2="27.655cm">
          <text:p/>
        </draw:line>
        <draw:line draw:style-name="gr10" draw:text-style-name="P3" draw:layer="layout" svg:x1="19.826cm" svg:y1="27.73cm" svg:x2="19.826cm" svg:y2="27.655cm">
          <text:p/>
        </draw:line>
        <draw:line draw:style-name="gr10" draw:text-style-name="P3" draw:layer="layout" svg:x1="19.902cm" svg:y1="27.73cm" svg:x2="19.902cm" svg:y2="27.655cm">
          <text:p/>
        </draw:line>
        <draw:line draw:style-name="gr10" draw:text-style-name="P3" draw:layer="layout" svg:x1="20.053cm" svg:y1="27.73cm" svg:x2="20.053cm" svg:y2="27.655cm">
          <text:p/>
        </draw:line>
        <draw:line draw:style-name="gr10" draw:text-style-name="P3" draw:layer="layout" svg:x1="20.129cm" svg:y1="27.73cm" svg:x2="20.129cm" svg:y2="27.655cm">
          <text:p/>
        </draw:line>
        <draw:line draw:style-name="gr10" draw:text-style-name="P3" draw:layer="layout" svg:x1="20.28cm" svg:y1="27.73cm" svg:x2="20.28cm" svg:y2="27.655cm">
          <text:p/>
        </draw:line>
        <draw:line draw:style-name="gr10" draw:text-style-name="P3" draw:layer="layout" svg:x1="17.932cm" svg:y1="27.806cm" svg:x2="17.932cm" svg:y2="27.73cm">
          <text:p/>
        </draw:line>
        <draw:line draw:style-name="gr10" draw:text-style-name="P3" draw:layer="layout" svg:x1="18.008cm" svg:y1="27.806cm" svg:x2="18.008cm" svg:y2="27.73cm">
          <text:p/>
        </draw:line>
        <draw:line draw:style-name="gr10" draw:text-style-name="P3" draw:layer="layout" svg:x1="18.235cm" svg:y1="27.806cm" svg:x2="18.235cm" svg:y2="27.73cm">
          <text:p/>
        </draw:line>
        <draw:line draw:style-name="gr10" draw:text-style-name="P3" draw:layer="layout" svg:x1="18.462cm" svg:y1="27.806cm" svg:x2="18.462cm" svg:y2="27.73cm">
          <text:p/>
        </draw:line>
        <draw:line draw:style-name="gr10" draw:text-style-name="P3" draw:layer="layout" svg:x1="18.614cm" svg:y1="27.806cm" svg:x2="18.614cm" svg:y2="27.73cm">
          <text:p/>
        </draw:line>
        <draw:line draw:style-name="gr10" draw:text-style-name="P3" draw:layer="layout" svg:x1="18.765cm" svg:y1="27.806cm" svg:x2="18.765cm" svg:y2="27.73cm">
          <text:p/>
        </draw:line>
        <draw:line draw:style-name="gr10" draw:text-style-name="P3" draw:layer="layout" svg:x1="18.917cm" svg:y1="27.806cm" svg:x2="18.917cm" svg:y2="27.73cm">
          <text:p/>
        </draw:line>
        <draw:line draw:style-name="gr10" draw:text-style-name="P3" draw:layer="layout" svg:x1="18.993cm" svg:y1="27.806cm" svg:x2="18.993cm" svg:y2="27.73cm">
          <text:p/>
        </draw:line>
        <draw:line draw:style-name="gr10" draw:text-style-name="P3" draw:layer="layout" svg:x1="19.144cm" svg:y1="27.806cm" svg:x2="19.144cm" svg:y2="27.73cm">
          <text:p/>
        </draw:line>
        <draw:line draw:style-name="gr10" draw:text-style-name="P3" draw:layer="layout" svg:x1="19.296cm" svg:y1="27.806cm" svg:x2="19.296cm" svg:y2="27.73cm">
          <text:p/>
        </draw:line>
        <draw:line draw:style-name="gr10" draw:text-style-name="P3" draw:layer="layout" svg:x1="19.371cm" svg:y1="27.806cm" svg:x2="19.371cm" svg:y2="27.73cm">
          <text:p/>
        </draw:line>
        <draw:line draw:style-name="gr10" draw:text-style-name="P3" draw:layer="layout" svg:x1="19.447cm" svg:y1="27.806cm" svg:x2="19.447cm" svg:y2="27.73cm">
          <text:p/>
        </draw:line>
        <draw:line draw:style-name="gr10" draw:text-style-name="P3" draw:layer="layout" svg:x1="19.523cm" svg:y1="27.806cm" svg:x2="19.523cm" svg:y2="27.73cm">
          <text:p/>
        </draw:line>
        <draw:line draw:style-name="gr10" draw:text-style-name="P3" draw:layer="layout" svg:x1="19.75cm" svg:y1="27.806cm" svg:x2="19.75cm" svg:y2="27.73cm">
          <text:p/>
        </draw:line>
        <draw:line draw:style-name="gr10" draw:text-style-name="P3" draw:layer="layout" svg:x1="19.826cm" svg:y1="27.806cm" svg:x2="19.826cm" svg:y2="27.73cm">
          <text:p/>
        </draw:line>
        <draw:line draw:style-name="gr10" draw:text-style-name="P3" draw:layer="layout" svg:x1="19.902cm" svg:y1="27.806cm" svg:x2="19.902cm" svg:y2="27.73cm">
          <text:p/>
        </draw:line>
        <draw:line draw:style-name="gr10" draw:text-style-name="P3" draw:layer="layout" svg:x1="20.053cm" svg:y1="27.806cm" svg:x2="20.053cm" svg:y2="27.73cm">
          <text:p/>
        </draw:line>
        <draw:line draw:style-name="gr10" draw:text-style-name="P3" draw:layer="layout" svg:x1="20.205cm" svg:y1="27.806cm" svg:x2="20.205cm" svg:y2="27.73cm">
          <text:p/>
        </draw:line>
        <draw:line draw:style-name="gr10" draw:text-style-name="P3" draw:layer="layout" svg:x1="18.008cm" svg:y1="27.882cm" svg:x2="18.008cm" svg:y2="27.806cm">
          <text:p/>
        </draw:line>
        <draw:line draw:style-name="gr10" draw:text-style-name="P3" draw:layer="layout" svg:x1="18.159cm" svg:y1="27.882cm" svg:x2="18.159cm" svg:y2="27.806cm">
          <text:p/>
        </draw:line>
        <draw:line draw:style-name="gr10" draw:text-style-name="P3" draw:layer="layout" svg:x1="18.235cm" svg:y1="27.882cm" svg:x2="18.235cm" svg:y2="27.806cm">
          <text:p/>
        </draw:line>
        <draw:line draw:style-name="gr10" draw:text-style-name="P3" draw:layer="layout" svg:x1="18.386cm" svg:y1="27.882cm" svg:x2="18.386cm" svg:y2="27.806cm">
          <text:p/>
        </draw:line>
        <draw:line draw:style-name="gr10" draw:text-style-name="P3" draw:layer="layout" svg:x1="18.538cm" svg:y1="27.882cm" svg:x2="18.538cm" svg:y2="27.806cm">
          <text:p/>
        </draw:line>
        <draw:line draw:style-name="gr10" draw:text-style-name="P3" draw:layer="layout" svg:x1="18.69cm" svg:y1="27.882cm" svg:x2="18.69cm" svg:y2="27.806cm">
          <text:p/>
        </draw:line>
        <draw:line draw:style-name="gr10" draw:text-style-name="P3" draw:layer="layout" svg:x1="19.144cm" svg:y1="27.882cm" svg:x2="19.144cm" svg:y2="27.806cm">
          <text:p/>
        </draw:line>
        <draw:line draw:style-name="gr10" draw:text-style-name="P3" draw:layer="layout" svg:x1="19.22cm" svg:y1="27.882cm" svg:x2="19.22cm" svg:y2="27.806cm">
          <text:p/>
        </draw:line>
        <draw:line draw:style-name="gr10" draw:text-style-name="P3" draw:layer="layout" svg:x1="19.371cm" svg:y1="27.882cm" svg:x2="19.371cm" svg:y2="27.806cm">
          <text:p/>
        </draw:line>
        <draw:line draw:style-name="gr10" draw:text-style-name="P3" draw:layer="layout" svg:x1="19.447cm" svg:y1="27.882cm" svg:x2="19.447cm" svg:y2="27.806cm">
          <text:p/>
        </draw:line>
        <draw:line draw:style-name="gr10" draw:text-style-name="P3" draw:layer="layout" svg:x1="19.75cm" svg:y1="27.882cm" svg:x2="19.75cm" svg:y2="27.806cm">
          <text:p/>
        </draw:line>
        <draw:line draw:style-name="gr10" draw:text-style-name="P3" draw:layer="layout" svg:x1="19.826cm" svg:y1="27.882cm" svg:x2="19.826cm" svg:y2="27.806cm">
          <text:p/>
        </draw:line>
        <draw:line draw:style-name="gr10" draw:text-style-name="P3" draw:layer="layout" svg:x1="19.977cm" svg:y1="27.882cm" svg:x2="19.977cm" svg:y2="27.806cm">
          <text:p/>
        </draw:line>
        <draw:line draw:style-name="gr10" draw:text-style-name="P3" draw:layer="layout" svg:x1="20.053cm" svg:y1="27.882cm" svg:x2="20.053cm" svg:y2="27.806cm">
          <text:p/>
        </draw:line>
        <draw:line draw:style-name="gr10" draw:text-style-name="P3" draw:layer="layout" svg:x1="20.356cm" svg:y1="27.882cm" svg:x2="20.356cm" svg:y2="27.806cm">
          <text:p/>
        </draw:line>
        <draw:line draw:style-name="gr10" draw:text-style-name="P3" draw:layer="layout" svg:x1="17.932cm" svg:y1="27.958cm" svg:x2="17.932cm" svg:y2="27.882cm">
          <text:p/>
        </draw:line>
        <draw:line draw:style-name="gr10" draw:text-style-name="P3" draw:layer="layout" svg:x1="18.008cm" svg:y1="27.958cm" svg:x2="18.008cm" svg:y2="27.882cm">
          <text:p/>
        </draw:line>
        <draw:line draw:style-name="gr10" draw:text-style-name="P3" draw:layer="layout" svg:x1="18.083cm" svg:y1="27.958cm" svg:x2="18.083cm" svg:y2="27.882cm">
          <text:p/>
        </draw:line>
        <draw:line draw:style-name="gr10" draw:text-style-name="P3" draw:layer="layout" svg:x1="18.538cm" svg:y1="27.958cm" svg:x2="18.538cm" svg:y2="27.882cm">
          <text:p/>
        </draw:line>
        <draw:line draw:style-name="gr10" draw:text-style-name="P3" draw:layer="layout" svg:x1="18.614cm" svg:y1="27.958cm" svg:x2="18.614cm" svg:y2="27.882cm">
          <text:p/>
        </draw:line>
        <draw:line draw:style-name="gr10" draw:text-style-name="P3" draw:layer="layout" svg:x1="19.144cm" svg:y1="27.958cm" svg:x2="19.144cm" svg:y2="27.882cm">
          <text:p/>
        </draw:line>
        <draw:line draw:style-name="gr10" draw:text-style-name="P3" draw:layer="layout" svg:x1="19.22cm" svg:y1="27.958cm" svg:x2="19.22cm" svg:y2="27.882cm">
          <text:p/>
        </draw:line>
        <draw:line draw:style-name="gr10" draw:text-style-name="P3" draw:layer="layout" svg:x1="19.371cm" svg:y1="27.958cm" svg:x2="19.371cm" svg:y2="27.882cm">
          <text:p/>
        </draw:line>
        <draw:line draw:style-name="gr10" draw:text-style-name="P3" draw:layer="layout" svg:x1="19.447cm" svg:y1="27.958cm" svg:x2="19.447cm" svg:y2="27.882cm">
          <text:p/>
        </draw:line>
        <draw:line draw:style-name="gr10" draw:text-style-name="P3" draw:layer="layout" svg:x1="19.523cm" svg:y1="27.958cm" svg:x2="19.523cm" svg:y2="27.882cm">
          <text:p/>
        </draw:line>
        <draw:line draw:style-name="gr10" draw:text-style-name="P3" draw:layer="layout" svg:x1="19.674cm" svg:y1="27.958cm" svg:x2="19.674cm" svg:y2="27.882cm">
          <text:p/>
        </draw:line>
        <draw:line draw:style-name="gr10" draw:text-style-name="P3" draw:layer="layout" svg:x1="19.75cm" svg:y1="27.958cm" svg:x2="19.75cm" svg:y2="27.882cm">
          <text:p/>
        </draw:line>
        <draw:line draw:style-name="gr10" draw:text-style-name="P3" draw:layer="layout" svg:x1="19.902cm" svg:y1="27.958cm" svg:x2="19.902cm" svg:y2="27.882cm">
          <text:p/>
        </draw:line>
        <draw:line draw:style-name="gr10" draw:text-style-name="P3" draw:layer="layout" svg:x1="19.977cm" svg:y1="27.958cm" svg:x2="19.977cm" svg:y2="27.882cm">
          <text:p/>
        </draw:line>
        <draw:line draw:style-name="gr10" draw:text-style-name="P3" draw:layer="layout" svg:x1="20.129cm" svg:y1="27.958cm" svg:x2="20.129cm" svg:y2="27.882cm">
          <text:p/>
        </draw:line>
        <draw:line draw:style-name="gr10" draw:text-style-name="P3" draw:layer="layout" svg:x1="20.205cm" svg:y1="27.958cm" svg:x2="20.205cm" svg:y2="27.882cm">
          <text:p/>
        </draw:line>
        <draw:line draw:style-name="gr10" draw:text-style-name="P3" draw:layer="layout" svg:x1="20.356cm" svg:y1="27.958cm" svg:x2="20.356cm" svg:y2="27.882cm">
          <text:p/>
        </draw:line>
        <draw:line draw:style-name="gr10" draw:text-style-name="P3" draw:layer="layout" svg:x1="18.235cm" svg:y1="28.033cm" svg:x2="18.235cm" svg:y2="27.958cm">
          <text:p/>
        </draw:line>
        <draw:line draw:style-name="gr10" draw:text-style-name="P3" draw:layer="layout" svg:x1="18.311cm" svg:y1="28.033cm" svg:x2="18.311cm" svg:y2="27.958cm">
          <text:p/>
        </draw:line>
        <draw:line draw:style-name="gr10" draw:text-style-name="P3" draw:layer="layout" svg:x1="18.386cm" svg:y1="28.033cm" svg:x2="18.386cm" svg:y2="27.958cm">
          <text:p/>
        </draw:line>
        <draw:line draw:style-name="gr10" draw:text-style-name="P3" draw:layer="layout" svg:x1="18.462cm" svg:y1="28.033cm" svg:x2="18.462cm" svg:y2="27.958cm">
          <text:p/>
        </draw:line>
        <draw:line draw:style-name="gr10" draw:text-style-name="P3" draw:layer="layout" svg:x1="18.614cm" svg:y1="28.033cm" svg:x2="18.614cm" svg:y2="27.958cm">
          <text:p/>
        </draw:line>
        <draw:line draw:style-name="gr10" draw:text-style-name="P3" draw:layer="layout" svg:x1="19.068cm" svg:y1="28.033cm" svg:x2="19.068cm" svg:y2="27.958cm">
          <text:p/>
        </draw:line>
        <draw:line draw:style-name="gr10" draw:text-style-name="P3" draw:layer="layout" svg:x1="19.22cm" svg:y1="28.033cm" svg:x2="19.22cm" svg:y2="27.958cm">
          <text:p/>
        </draw:line>
        <draw:line draw:style-name="gr10" draw:text-style-name="P3" draw:layer="layout" svg:x1="19.523cm" svg:y1="28.033cm" svg:x2="19.523cm" svg:y2="27.958cm">
          <text:p/>
        </draw:line>
        <draw:line draw:style-name="gr10" draw:text-style-name="P3" draw:layer="layout" svg:x1="19.599cm" svg:y1="28.033cm" svg:x2="19.599cm" svg:y2="27.958cm">
          <text:p/>
        </draw:line>
        <draw:line draw:style-name="gr10" draw:text-style-name="P3" draw:layer="layout" svg:x1="19.75cm" svg:y1="28.033cm" svg:x2="19.75cm" svg:y2="27.958cm">
          <text:p/>
        </draw:line>
        <draw:line draw:style-name="gr10" draw:text-style-name="P3" draw:layer="layout" svg:x1="19.826cm" svg:y1="28.033cm" svg:x2="19.826cm" svg:y2="27.958cm">
          <text:p/>
        </draw:line>
        <draw:line draw:style-name="gr10" draw:text-style-name="P3" draw:layer="layout" svg:x1="19.902cm" svg:y1="28.033cm" svg:x2="19.902cm" svg:y2="27.958cm">
          <text:p/>
        </draw:line>
        <draw:line draw:style-name="gr10" draw:text-style-name="P3" draw:layer="layout" svg:x1="19.977cm" svg:y1="28.033cm" svg:x2="19.977cm" svg:y2="27.958cm">
          <text:p/>
        </draw:line>
        <draw:line draw:style-name="gr10" draw:text-style-name="P3" draw:layer="layout" svg:x1="20.053cm" svg:y1="28.033cm" svg:x2="20.053cm" svg:y2="27.958cm">
          <text:p/>
        </draw:line>
        <draw:line draw:style-name="gr10" draw:text-style-name="P3" draw:layer="layout" svg:x1="20.205cm" svg:y1="28.033cm" svg:x2="20.205cm" svg:y2="27.958cm">
          <text:p/>
        </draw:line>
        <draw:line draw:style-name="gr10" draw:text-style-name="P3" draw:layer="layout" svg:x1="20.28cm" svg:y1="28.033cm" svg:x2="20.28cm" svg:y2="27.958cm">
          <text:p/>
        </draw:line>
        <draw:line draw:style-name="gr10" draw:text-style-name="P3" draw:layer="layout" svg:x1="17.932cm" svg:y1="28.109cm" svg:x2="17.932cm" svg:y2="28.033cm">
          <text:p/>
        </draw:line>
        <draw:line draw:style-name="gr10" draw:text-style-name="P3" draw:layer="layout" svg:x1="18.008cm" svg:y1="28.109cm" svg:x2="18.008cm" svg:y2="28.033cm">
          <text:p/>
        </draw:line>
        <draw:line draw:style-name="gr10" draw:text-style-name="P3" draw:layer="layout" svg:x1="18.083cm" svg:y1="28.109cm" svg:x2="18.083cm" svg:y2="28.033cm">
          <text:p/>
        </draw:line>
        <draw:line draw:style-name="gr10" draw:text-style-name="P3" draw:layer="layout" svg:x1="18.235cm" svg:y1="28.109cm" svg:x2="18.235cm" svg:y2="28.033cm">
          <text:p/>
        </draw:line>
        <draw:line draw:style-name="gr10" draw:text-style-name="P3" draw:layer="layout" svg:x1="18.311cm" svg:y1="28.109cm" svg:x2="18.311cm" svg:y2="28.033cm">
          <text:p/>
        </draw:line>
        <draw:line draw:style-name="gr10" draw:text-style-name="P3" draw:layer="layout" svg:x1="18.69cm" svg:y1="28.109cm" svg:x2="18.69cm" svg:y2="28.033cm">
          <text:p/>
        </draw:line>
        <draw:line draw:style-name="gr10" draw:text-style-name="P3" draw:layer="layout" svg:x1="18.841cm" svg:y1="28.109cm" svg:x2="18.841cm" svg:y2="28.033cm">
          <text:p/>
        </draw:line>
        <draw:line draw:style-name="gr10" draw:text-style-name="P3" draw:layer="layout" svg:x1="18.917cm" svg:y1="28.109cm" svg:x2="18.917cm" svg:y2="28.033cm">
          <text:p/>
        </draw:line>
        <draw:line draw:style-name="gr10" draw:text-style-name="P3" draw:layer="layout" svg:x1="19.068cm" svg:y1="28.109cm" svg:x2="19.068cm" svg:y2="28.033cm">
          <text:p/>
        </draw:line>
        <draw:line draw:style-name="gr10" draw:text-style-name="P3" draw:layer="layout" svg:x1="19.144cm" svg:y1="28.109cm" svg:x2="19.144cm" svg:y2="28.033cm">
          <text:p/>
        </draw:line>
        <draw:line draw:style-name="gr10" draw:text-style-name="P3" draw:layer="layout" svg:x1="19.22cm" svg:y1="28.109cm" svg:x2="19.22cm" svg:y2="28.033cm">
          <text:p/>
        </draw:line>
        <draw:line draw:style-name="gr10" draw:text-style-name="P3" draw:layer="layout" svg:x1="19.296cm" svg:y1="28.109cm" svg:x2="19.296cm" svg:y2="28.033cm">
          <text:p/>
        </draw:line>
        <draw:line draw:style-name="gr10" draw:text-style-name="P3" draw:layer="layout" svg:x1="19.371cm" svg:y1="28.109cm" svg:x2="19.371cm" svg:y2="28.033cm">
          <text:p/>
        </draw:line>
        <draw:line draw:style-name="gr10" draw:text-style-name="P3" draw:layer="layout" svg:x1="19.447cm" svg:y1="28.109cm" svg:x2="19.447cm" svg:y2="28.033cm">
          <text:p/>
        </draw:line>
        <draw:line draw:style-name="gr10" draw:text-style-name="P3" draw:layer="layout" svg:x1="19.523cm" svg:y1="28.109cm" svg:x2="19.523cm" svg:y2="28.033cm">
          <text:p/>
        </draw:line>
        <draw:line draw:style-name="gr10" draw:text-style-name="P3" draw:layer="layout" svg:x1="19.826cm" svg:y1="28.109cm" svg:x2="19.826cm" svg:y2="28.033cm">
          <text:p/>
        </draw:line>
        <draw:line draw:style-name="gr10" draw:text-style-name="P3" draw:layer="layout" svg:x1="19.902cm" svg:y1="28.109cm" svg:x2="19.902cm" svg:y2="28.033cm">
          <text:p/>
        </draw:line>
        <draw:line draw:style-name="gr10" draw:text-style-name="P3" draw:layer="layout" svg:x1="19.977cm" svg:y1="28.109cm" svg:x2="19.977cm" svg:y2="28.033cm">
          <text:p/>
        </draw:line>
        <draw:line draw:style-name="gr10" draw:text-style-name="P3" draw:layer="layout" svg:x1="20.053cm" svg:y1="28.109cm" svg:x2="20.053cm" svg:y2="28.033cm">
          <text:p/>
        </draw:line>
        <draw:line draw:style-name="gr10" draw:text-style-name="P3" draw:layer="layout" svg:x1="20.129cm" svg:y1="28.109cm" svg:x2="20.129cm" svg:y2="28.033cm">
          <text:p/>
        </draw:line>
        <draw:line draw:style-name="gr10" draw:text-style-name="P3" draw:layer="layout" svg:x1="20.205cm" svg:y1="28.109cm" svg:x2="20.205cm" svg:y2="28.033cm">
          <text:p/>
        </draw:line>
        <draw:line draw:style-name="gr10" draw:text-style-name="P3" draw:layer="layout" svg:x1="20.28cm" svg:y1="28.109cm" svg:x2="20.28cm" svg:y2="28.033cm">
          <text:p/>
        </draw:line>
        <draw:line draw:style-name="gr10" draw:text-style-name="P3" draw:layer="layout" svg:x1="20.356cm" svg:y1="28.109cm" svg:x2="20.356cm" svg:y2="28.033cm">
          <text:p/>
        </draw:line>
        <draw:line draw:style-name="gr10" draw:text-style-name="P3" draw:layer="layout" svg:x1="18.159cm" svg:y1="28.185cm" svg:x2="18.159cm" svg:y2="28.109cm">
          <text:p/>
        </draw:line>
        <draw:line draw:style-name="gr10" draw:text-style-name="P3" draw:layer="layout" svg:x1="18.311cm" svg:y1="28.185cm" svg:x2="18.311cm" svg:y2="28.109cm">
          <text:p/>
        </draw:line>
        <draw:line draw:style-name="gr10" draw:text-style-name="P3" draw:layer="layout" svg:x1="18.386cm" svg:y1="28.185cm" svg:x2="18.386cm" svg:y2="28.109cm">
          <text:p/>
        </draw:line>
        <draw:line draw:style-name="gr10" draw:text-style-name="P3" draw:layer="layout" svg:x1="18.765cm" svg:y1="28.185cm" svg:x2="18.765cm" svg:y2="28.109cm">
          <text:p/>
        </draw:line>
        <draw:line draw:style-name="gr10" draw:text-style-name="P3" draw:layer="layout" svg:x1="19.068cm" svg:y1="28.185cm" svg:x2="19.068cm" svg:y2="28.109cm">
          <text:p/>
        </draw:line>
        <draw:line draw:style-name="gr10" draw:text-style-name="P3" draw:layer="layout" svg:x1="19.144cm" svg:y1="28.185cm" svg:x2="19.144cm" svg:y2="28.109cm">
          <text:p/>
        </draw:line>
        <draw:line draw:style-name="gr10" draw:text-style-name="P3" draw:layer="layout" svg:x1="19.371cm" svg:y1="28.185cm" svg:x2="19.371cm" svg:y2="28.109cm">
          <text:p/>
        </draw:line>
        <draw:line draw:style-name="gr10" draw:text-style-name="P3" draw:layer="layout" svg:x1="19.447cm" svg:y1="28.185cm" svg:x2="19.447cm" svg:y2="28.109cm">
          <text:p/>
        </draw:line>
        <draw:line draw:style-name="gr10" draw:text-style-name="P3" draw:layer="layout" svg:x1="19.674cm" svg:y1="28.185cm" svg:x2="19.674cm" svg:y2="28.109cm">
          <text:p/>
        </draw:line>
        <draw:line draw:style-name="gr10" draw:text-style-name="P3" draw:layer="layout" svg:x1="19.75cm" svg:y1="28.185cm" svg:x2="19.75cm" svg:y2="28.109cm">
          <text:p/>
        </draw:line>
        <draw:line draw:style-name="gr10" draw:text-style-name="P3" draw:layer="layout" svg:x1="19.977cm" svg:y1="28.185cm" svg:x2="19.977cm" svg:y2="28.109cm">
          <text:p/>
        </draw:line>
        <draw:line draw:style-name="gr10" draw:text-style-name="P3" draw:layer="layout" svg:x1="20.053cm" svg:y1="28.185cm" svg:x2="20.053cm" svg:y2="28.109cm">
          <text:p/>
        </draw:line>
        <draw:line draw:style-name="gr10" draw:text-style-name="P3" draw:layer="layout" svg:x1="20.129cm" svg:y1="28.185cm" svg:x2="20.129cm" svg:y2="28.109cm">
          <text:p/>
        </draw:line>
        <draw:line draw:style-name="gr10" draw:text-style-name="P3" draw:layer="layout" svg:x1="20.28cm" svg:y1="28.185cm" svg:x2="20.28cm" svg:y2="28.109cm">
          <text:p/>
        </draw:line>
        <draw:line draw:style-name="gr10" draw:text-style-name="P3" draw:layer="layout" svg:x1="20.356cm" svg:y1="28.185cm" svg:x2="20.356cm" svg:y2="28.109cm">
          <text:p/>
        </draw:line>
        <draw:line draw:style-name="gr10" draw:text-style-name="P3" draw:layer="layout" svg:x1="17.932cm" svg:y1="28.261cm" svg:x2="17.932cm" svg:y2="28.185cm">
          <text:p/>
        </draw:line>
        <draw:line draw:style-name="gr10" draw:text-style-name="P3" draw:layer="layout" svg:x1="18.008cm" svg:y1="28.261cm" svg:x2="18.008cm" svg:y2="28.185cm">
          <text:p/>
        </draw:line>
        <draw:line draw:style-name="gr10" draw:text-style-name="P3" draw:layer="layout" svg:x1="18.083cm" svg:y1="28.261cm" svg:x2="18.083cm" svg:y2="28.185cm">
          <text:p/>
        </draw:line>
        <draw:line draw:style-name="gr10" draw:text-style-name="P3" draw:layer="layout" svg:x1="18.462cm" svg:y1="28.261cm" svg:x2="18.462cm" svg:y2="28.185cm">
          <text:p/>
        </draw:line>
        <draw:line draw:style-name="gr10" draw:text-style-name="P3" draw:layer="layout" svg:x1="18.538cm" svg:y1="28.261cm" svg:x2="18.538cm" svg:y2="28.185cm">
          <text:p/>
        </draw:line>
        <draw:line draw:style-name="gr10" draw:text-style-name="P3" draw:layer="layout" svg:x1="18.614cm" svg:y1="28.261cm" svg:x2="18.614cm" svg:y2="28.185cm">
          <text:p/>
        </draw:line>
        <draw:line draw:style-name="gr10" draw:text-style-name="P3" draw:layer="layout" svg:x1="18.69cm" svg:y1="28.261cm" svg:x2="18.69cm" svg:y2="28.185cm">
          <text:p/>
        </draw:line>
        <draw:line draw:style-name="gr10" draw:text-style-name="P3" draw:layer="layout" svg:x1="18.841cm" svg:y1="28.261cm" svg:x2="18.841cm" svg:y2="28.185cm">
          <text:p/>
        </draw:line>
        <draw:line draw:style-name="gr10" draw:text-style-name="P3" draw:layer="layout" svg:x1="18.917cm" svg:y1="28.261cm" svg:x2="18.917cm" svg:y2="28.185cm">
          <text:p/>
        </draw:line>
        <draw:line draw:style-name="gr10" draw:text-style-name="P3" draw:layer="layout" svg:x1="18.993cm" svg:y1="28.261cm" svg:x2="18.993cm" svg:y2="28.185cm">
          <text:p/>
        </draw:line>
        <draw:line draw:style-name="gr10" draw:text-style-name="P3" draw:layer="layout" svg:x1="19.068cm" svg:y1="28.261cm" svg:x2="19.068cm" svg:y2="28.185cm">
          <text:p/>
        </draw:line>
        <draw:line draw:style-name="gr10" draw:text-style-name="P3" draw:layer="layout" svg:x1="19.296cm" svg:y1="28.261cm" svg:x2="19.296cm" svg:y2="28.185cm">
          <text:p/>
        </draw:line>
        <draw:line draw:style-name="gr10" draw:text-style-name="P3" draw:layer="layout" svg:x1="19.674cm" svg:y1="28.261cm" svg:x2="19.674cm" svg:y2="28.185cm">
          <text:p/>
        </draw:line>
        <draw:line draw:style-name="gr10" draw:text-style-name="P3" draw:layer="layout" svg:x1="19.902cm" svg:y1="28.261cm" svg:x2="19.902cm" svg:y2="28.185cm">
          <text:p/>
        </draw:line>
        <draw:line draw:style-name="gr10" draw:text-style-name="P3" draw:layer="layout" svg:x1="19.977cm" svg:y1="28.261cm" svg:x2="19.977cm" svg:y2="28.185cm">
          <text:p/>
        </draw:line>
        <draw:line draw:style-name="gr10" draw:text-style-name="P3" draw:layer="layout" svg:x1="20.129cm" svg:y1="28.261cm" svg:x2="20.129cm" svg:y2="28.185cm">
          <text:p/>
        </draw:line>
        <draw:line draw:style-name="gr10" draw:text-style-name="P3" draw:layer="layout" svg:x1="20.356cm" svg:y1="28.261cm" svg:x2="20.356cm" svg:y2="28.185cm">
          <text:p/>
        </draw:line>
        <draw:line draw:style-name="gr10" draw:text-style-name="P3" draw:layer="layout" svg:x1="17.932cm" svg:y1="28.337cm" svg:x2="17.932cm" svg:y2="28.261cm">
          <text:p/>
        </draw:line>
        <draw:line draw:style-name="gr10" draw:text-style-name="P3" draw:layer="layout" svg:x1="18.159cm" svg:y1="28.337cm" svg:x2="18.159cm" svg:y2="28.261cm">
          <text:p/>
        </draw:line>
        <draw:line draw:style-name="gr10" draw:text-style-name="P3" draw:layer="layout" svg:x1="18.311cm" svg:y1="28.337cm" svg:x2="18.311cm" svg:y2="28.261cm">
          <text:p/>
        </draw:line>
        <draw:line draw:style-name="gr10" draw:text-style-name="P3" draw:layer="layout" svg:x1="18.386cm" svg:y1="28.337cm" svg:x2="18.386cm" svg:y2="28.261cm">
          <text:p/>
        </draw:line>
        <draw:line draw:style-name="gr10" draw:text-style-name="P3" draw:layer="layout" svg:x1="18.462cm" svg:y1="28.337cm" svg:x2="18.462cm" svg:y2="28.261cm">
          <text:p/>
        </draw:line>
        <draw:line draw:style-name="gr10" draw:text-style-name="P3" draw:layer="layout" svg:x1="18.538cm" svg:y1="28.337cm" svg:x2="18.538cm" svg:y2="28.261cm">
          <text:p/>
        </draw:line>
        <draw:line draw:style-name="gr10" draw:text-style-name="P3" draw:layer="layout" svg:x1="18.614cm" svg:y1="28.337cm" svg:x2="18.614cm" svg:y2="28.261cm">
          <text:p/>
        </draw:line>
        <draw:line draw:style-name="gr10" draw:text-style-name="P3" draw:layer="layout" svg:x1="18.841cm" svg:y1="28.337cm" svg:x2="18.841cm" svg:y2="28.261cm">
          <text:p/>
        </draw:line>
        <draw:line draw:style-name="gr10" draw:text-style-name="P3" draw:layer="layout" svg:x1="19.068cm" svg:y1="28.337cm" svg:x2="19.068cm" svg:y2="28.261cm">
          <text:p/>
        </draw:line>
        <draw:line draw:style-name="gr10" draw:text-style-name="P3" draw:layer="layout" svg:x1="19.144cm" svg:y1="28.337cm" svg:x2="19.144cm" svg:y2="28.261cm">
          <text:p/>
        </draw:line>
        <draw:line draw:style-name="gr10" draw:text-style-name="P3" draw:layer="layout" svg:x1="19.22cm" svg:y1="28.337cm" svg:x2="19.22cm" svg:y2="28.261cm">
          <text:p/>
        </draw:line>
        <draw:line draw:style-name="gr10" draw:text-style-name="P3" draw:layer="layout" svg:x1="19.296cm" svg:y1="28.337cm" svg:x2="19.296cm" svg:y2="28.261cm">
          <text:p/>
        </draw:line>
        <draw:line draw:style-name="gr10" draw:text-style-name="P3" draw:layer="layout" svg:x1="19.447cm" svg:y1="28.337cm" svg:x2="19.447cm" svg:y2="28.261cm">
          <text:p/>
        </draw:line>
        <draw:line draw:style-name="gr10" draw:text-style-name="P3" draw:layer="layout" svg:x1="19.523cm" svg:y1="28.337cm" svg:x2="19.523cm" svg:y2="28.261cm">
          <text:p/>
        </draw:line>
        <draw:line draw:style-name="gr10" draw:text-style-name="P3" draw:layer="layout" svg:x1="19.599cm" svg:y1="28.337cm" svg:x2="19.599cm" svg:y2="28.261cm">
          <text:p/>
        </draw:line>
        <draw:line draw:style-name="gr10" draw:text-style-name="P3" draw:layer="layout" svg:x1="19.75cm" svg:y1="28.337cm" svg:x2="19.75cm" svg:y2="28.261cm">
          <text:p/>
        </draw:line>
        <draw:line draw:style-name="gr10" draw:text-style-name="P3" draw:layer="layout" svg:x1="19.826cm" svg:y1="28.337cm" svg:x2="19.826cm" svg:y2="28.261cm">
          <text:p/>
        </draw:line>
        <draw:line draw:style-name="gr10" draw:text-style-name="P3" draw:layer="layout" svg:x1="20.053cm" svg:y1="28.337cm" svg:x2="20.053cm" svg:y2="28.261cm">
          <text:p/>
        </draw:line>
        <draw:line draw:style-name="gr10" draw:text-style-name="P3" draw:layer="layout" svg:x1="20.28cm" svg:y1="28.337cm" svg:x2="20.28cm" svg:y2="28.261cm">
          <text:p/>
        </draw:line>
        <draw:line draw:style-name="gr10" draw:text-style-name="P3" draw:layer="layout" svg:x1="17.932cm" svg:y1="28.412cm" svg:x2="17.932cm" svg:y2="28.337cm">
          <text:p/>
        </draw:line>
        <draw:line draw:style-name="gr10" draw:text-style-name="P3" draw:layer="layout" svg:x1="18.159cm" svg:y1="28.412cm" svg:x2="18.159cm" svg:y2="28.337cm">
          <text:p/>
        </draw:line>
        <draw:line draw:style-name="gr10" draw:text-style-name="P3" draw:layer="layout" svg:x1="18.235cm" svg:y1="28.412cm" svg:x2="18.235cm" svg:y2="28.337cm">
          <text:p/>
        </draw:line>
        <draw:line draw:style-name="gr10" draw:text-style-name="P3" draw:layer="layout" svg:x1="18.311cm" svg:y1="28.412cm" svg:x2="18.311cm" svg:y2="28.337cm">
          <text:p/>
        </draw:line>
        <draw:line draw:style-name="gr10" draw:text-style-name="P3" draw:layer="layout" svg:x1="18.462cm" svg:y1="28.412cm" svg:x2="18.462cm" svg:y2="28.337cm">
          <text:p/>
        </draw:line>
        <draw:line draw:style-name="gr10" draw:text-style-name="P3" draw:layer="layout" svg:x1="18.538cm" svg:y1="28.412cm" svg:x2="18.538cm" svg:y2="28.337cm">
          <text:p/>
        </draw:line>
        <draw:line draw:style-name="gr10" draw:text-style-name="P3" draw:layer="layout" svg:x1="18.614cm" svg:y1="28.412cm" svg:x2="18.614cm" svg:y2="28.337cm">
          <text:p/>
        </draw:line>
        <draw:line draw:style-name="gr10" draw:text-style-name="P3" draw:layer="layout" svg:x1="18.69cm" svg:y1="28.412cm" svg:x2="18.69cm" svg:y2="28.337cm">
          <text:p/>
        </draw:line>
        <draw:line draw:style-name="gr10" draw:text-style-name="P3" draw:layer="layout" svg:x1="18.841cm" svg:y1="28.412cm" svg:x2="18.841cm" svg:y2="28.337cm">
          <text:p/>
        </draw:line>
        <draw:line draw:style-name="gr10" draw:text-style-name="P3" draw:layer="layout" svg:x1="18.917cm" svg:y1="28.412cm" svg:x2="18.917cm" svg:y2="28.337cm">
          <text:p/>
        </draw:line>
        <draw:line draw:style-name="gr10" draw:text-style-name="P3" draw:layer="layout" svg:x1="18.993cm" svg:y1="28.412cm" svg:x2="18.993cm" svg:y2="28.337cm">
          <text:p/>
        </draw:line>
        <draw:line draw:style-name="gr10" draw:text-style-name="P3" draw:layer="layout" svg:x1="19.068cm" svg:y1="28.412cm" svg:x2="19.068cm" svg:y2="28.337cm">
          <text:p/>
        </draw:line>
        <draw:line draw:style-name="gr10" draw:text-style-name="P3" draw:layer="layout" svg:x1="19.296cm" svg:y1="28.412cm" svg:x2="19.296cm" svg:y2="28.337cm">
          <text:p/>
        </draw:line>
        <draw:line draw:style-name="gr10" draw:text-style-name="P3" draw:layer="layout" svg:x1="19.523cm" svg:y1="28.412cm" svg:x2="19.523cm" svg:y2="28.337cm">
          <text:p/>
        </draw:line>
        <draw:line draw:style-name="gr10" draw:text-style-name="P3" draw:layer="layout" svg:x1="19.599cm" svg:y1="28.412cm" svg:x2="19.599cm" svg:y2="28.337cm">
          <text:p/>
        </draw:line>
        <draw:line draw:style-name="gr10" draw:text-style-name="P3" draw:layer="layout" svg:x1="19.826cm" svg:y1="28.412cm" svg:x2="19.826cm" svg:y2="28.337cm">
          <text:p/>
        </draw:line>
        <draw:line draw:style-name="gr10" draw:text-style-name="P3" draw:layer="layout" svg:x1="19.902cm" svg:y1="28.412cm" svg:x2="19.902cm" svg:y2="28.337cm">
          <text:p/>
        </draw:line>
        <draw:line draw:style-name="gr10" draw:text-style-name="P3" draw:layer="layout" svg:x1="20.053cm" svg:y1="28.412cm" svg:x2="20.053cm" svg:y2="28.337cm">
          <text:p/>
        </draw:line>
        <draw:line draw:style-name="gr10" draw:text-style-name="P3" draw:layer="layout" svg:x1="20.129cm" svg:y1="28.412cm" svg:x2="20.129cm" svg:y2="28.337cm">
          <text:p/>
        </draw:line>
        <draw:line draw:style-name="gr10" draw:text-style-name="P3" draw:layer="layout" svg:x1="20.205cm" svg:y1="28.412cm" svg:x2="20.205cm" svg:y2="28.337cm">
          <text:p/>
        </draw:line>
        <draw:line draw:style-name="gr10" draw:text-style-name="P3" draw:layer="layout" svg:x1="17.932cm" svg:y1="28.488cm" svg:x2="17.932cm" svg:y2="28.412cm">
          <text:p/>
        </draw:line>
        <draw:line draw:style-name="gr10" draw:text-style-name="P3" draw:layer="layout" svg:x1="18.159cm" svg:y1="28.488cm" svg:x2="18.159cm" svg:y2="28.412cm">
          <text:p/>
        </draw:line>
        <draw:line draw:style-name="gr10" draw:text-style-name="P3" draw:layer="layout" svg:x1="18.235cm" svg:y1="28.488cm" svg:x2="18.235cm" svg:y2="28.412cm">
          <text:p/>
        </draw:line>
        <draw:line draw:style-name="gr10" draw:text-style-name="P3" draw:layer="layout" svg:x1="18.311cm" svg:y1="28.488cm" svg:x2="18.311cm" svg:y2="28.412cm">
          <text:p/>
        </draw:line>
        <draw:line draw:style-name="gr10" draw:text-style-name="P3" draw:layer="layout" svg:x1="18.386cm" svg:y1="28.488cm" svg:x2="18.386cm" svg:y2="28.412cm">
          <text:p/>
        </draw:line>
        <draw:line draw:style-name="gr10" draw:text-style-name="P3" draw:layer="layout" svg:x1="18.462cm" svg:y1="28.488cm" svg:x2="18.462cm" svg:y2="28.412cm">
          <text:p/>
        </draw:line>
        <draw:line draw:style-name="gr10" draw:text-style-name="P3" draw:layer="layout" svg:x1="18.538cm" svg:y1="28.488cm" svg:x2="18.538cm" svg:y2="28.412cm">
          <text:p/>
        </draw:line>
        <draw:line draw:style-name="gr10" draw:text-style-name="P3" draw:layer="layout" svg:x1="18.765cm" svg:y1="28.488cm" svg:x2="18.765cm" svg:y2="28.412cm">
          <text:p/>
        </draw:line>
        <draw:line draw:style-name="gr10" draw:text-style-name="P3" draw:layer="layout" svg:x1="18.841cm" svg:y1="28.488cm" svg:x2="18.841cm" svg:y2="28.412cm">
          <text:p/>
        </draw:line>
        <draw:line draw:style-name="gr10" draw:text-style-name="P3" draw:layer="layout" svg:x1="19.068cm" svg:y1="28.488cm" svg:x2="19.068cm" svg:y2="28.412cm">
          <text:p/>
        </draw:line>
        <draw:line draw:style-name="gr10" draw:text-style-name="P3" draw:layer="layout" svg:x1="19.22cm" svg:y1="28.488cm" svg:x2="19.22cm" svg:y2="28.412cm">
          <text:p/>
        </draw:line>
        <draw:line draw:style-name="gr10" draw:text-style-name="P3" draw:layer="layout" svg:x1="19.599cm" svg:y1="28.488cm" svg:x2="19.599cm" svg:y2="28.412cm">
          <text:p/>
        </draw:line>
        <draw:line draw:style-name="gr10" draw:text-style-name="P3" draw:layer="layout" svg:x1="19.674cm" svg:y1="28.488cm" svg:x2="19.674cm" svg:y2="28.412cm">
          <text:p/>
        </draw:line>
        <draw:line draw:style-name="gr10" draw:text-style-name="P3" draw:layer="layout" svg:x1="19.75cm" svg:y1="28.488cm" svg:x2="19.75cm" svg:y2="28.412cm">
          <text:p/>
        </draw:line>
        <draw:line draw:style-name="gr10" draw:text-style-name="P3" draw:layer="layout" svg:x1="19.826cm" svg:y1="28.488cm" svg:x2="19.826cm" svg:y2="28.412cm">
          <text:p/>
        </draw:line>
        <draw:line draw:style-name="gr10" draw:text-style-name="P3" draw:layer="layout" svg:x1="19.902cm" svg:y1="28.488cm" svg:x2="19.902cm" svg:y2="28.412cm">
          <text:p/>
        </draw:line>
        <draw:line draw:style-name="gr10" draw:text-style-name="P3" draw:layer="layout" svg:x1="19.977cm" svg:y1="28.488cm" svg:x2="19.977cm" svg:y2="28.412cm">
          <text:p/>
        </draw:line>
        <draw:line draw:style-name="gr10" draw:text-style-name="P3" draw:layer="layout" svg:x1="20.053cm" svg:y1="28.488cm" svg:x2="20.053cm" svg:y2="28.412cm">
          <text:p/>
        </draw:line>
        <draw:line draw:style-name="gr10" draw:text-style-name="P3" draw:layer="layout" svg:x1="18.538cm" svg:y1="28.564cm" svg:x2="18.538cm" svg:y2="28.488cm">
          <text:p/>
        </draw:line>
        <draw:line draw:style-name="gr10" draw:text-style-name="P3" draw:layer="layout" svg:x1="18.841cm" svg:y1="28.564cm" svg:x2="18.841cm" svg:y2="28.488cm">
          <text:p/>
        </draw:line>
        <draw:line draw:style-name="gr10" draw:text-style-name="P3" draw:layer="layout" svg:x1="18.993cm" svg:y1="28.564cm" svg:x2="18.993cm" svg:y2="28.488cm">
          <text:p/>
        </draw:line>
        <draw:line draw:style-name="gr10" draw:text-style-name="P3" draw:layer="layout" svg:x1="19.144cm" svg:y1="28.564cm" svg:x2="19.144cm" svg:y2="28.488cm">
          <text:p/>
        </draw:line>
        <draw:line draw:style-name="gr10" draw:text-style-name="P3" draw:layer="layout" svg:x1="19.296cm" svg:y1="28.564cm" svg:x2="19.296cm" svg:y2="28.488cm">
          <text:p/>
        </draw:line>
        <draw:line draw:style-name="gr10" draw:text-style-name="P3" draw:layer="layout" svg:x1="19.371cm" svg:y1="28.564cm" svg:x2="19.371cm" svg:y2="28.488cm">
          <text:p/>
        </draw:line>
        <draw:line draw:style-name="gr10" draw:text-style-name="P3" draw:layer="layout" svg:x1="19.447cm" svg:y1="28.564cm" svg:x2="19.447cm" svg:y2="28.488cm">
          <text:p/>
        </draw:line>
        <draw:line draw:style-name="gr10" draw:text-style-name="P3" draw:layer="layout" svg:x1="19.75cm" svg:y1="28.564cm" svg:x2="19.75cm" svg:y2="28.488cm">
          <text:p/>
        </draw:line>
        <draw:line draw:style-name="gr10" draw:text-style-name="P3" draw:layer="layout" svg:x1="20.053cm" svg:y1="28.564cm" svg:x2="20.053cm" svg:y2="28.488cm">
          <text:p/>
        </draw:line>
        <draw:line draw:style-name="gr10" draw:text-style-name="P3" draw:layer="layout" svg:x1="20.205cm" svg:y1="28.564cm" svg:x2="20.205cm" svg:y2="28.488cm">
          <text:p/>
        </draw:line>
        <draw:line draw:style-name="gr10" draw:text-style-name="P3" draw:layer="layout" svg:x1="20.356cm" svg:y1="28.564cm" svg:x2="20.356cm" svg:y2="28.488cm">
          <text:p/>
        </draw:line>
        <draw:line draw:style-name="gr10" draw:text-style-name="P3" draw:layer="layout" svg:x1="17.932cm" svg:y1="28.64cm" svg:x2="17.932cm" svg:y2="28.564cm">
          <text:p/>
        </draw:line>
        <draw:line draw:style-name="gr10" draw:text-style-name="P3" draw:layer="layout" svg:x1="18.008cm" svg:y1="28.64cm" svg:x2="18.008cm" svg:y2="28.564cm">
          <text:p/>
        </draw:line>
        <draw:line draw:style-name="gr10" draw:text-style-name="P3" draw:layer="layout" svg:x1="18.083cm" svg:y1="28.64cm" svg:x2="18.083cm" svg:y2="28.564cm">
          <text:p/>
        </draw:line>
        <draw:line draw:style-name="gr10" draw:text-style-name="P3" draw:layer="layout" svg:x1="18.159cm" svg:y1="28.64cm" svg:x2="18.159cm" svg:y2="28.564cm">
          <text:p/>
        </draw:line>
        <draw:line draw:style-name="gr10" draw:text-style-name="P3" draw:layer="layout" svg:x1="18.235cm" svg:y1="28.64cm" svg:x2="18.235cm" svg:y2="28.564cm">
          <text:p/>
        </draw:line>
        <draw:line draw:style-name="gr10" draw:text-style-name="P3" draw:layer="layout" svg:x1="18.311cm" svg:y1="28.64cm" svg:x2="18.311cm" svg:y2="28.564cm">
          <text:p/>
        </draw:line>
        <draw:line draw:style-name="gr10" draw:text-style-name="P3" draw:layer="layout" svg:x1="18.386cm" svg:y1="28.64cm" svg:x2="18.386cm" svg:y2="28.564cm">
          <text:p/>
        </draw:line>
        <draw:line draw:style-name="gr10" draw:text-style-name="P3" draw:layer="layout" svg:x1="18.765cm" svg:y1="28.64cm" svg:x2="18.765cm" svg:y2="28.564cm">
          <text:p/>
        </draw:line>
        <draw:line draw:style-name="gr10" draw:text-style-name="P3" draw:layer="layout" svg:x1="18.841cm" svg:y1="28.64cm" svg:x2="18.841cm" svg:y2="28.564cm">
          <text:p/>
        </draw:line>
        <draw:line draw:style-name="gr10" draw:text-style-name="P3" draw:layer="layout" svg:x1="18.993cm" svg:y1="28.64cm" svg:x2="18.993cm" svg:y2="28.564cm">
          <text:p/>
        </draw:line>
        <draw:line draw:style-name="gr10" draw:text-style-name="P3" draw:layer="layout" svg:x1="19.068cm" svg:y1="28.64cm" svg:x2="19.068cm" svg:y2="28.564cm">
          <text:p/>
        </draw:line>
        <draw:line draw:style-name="gr10" draw:text-style-name="P3" draw:layer="layout" svg:x1="19.144cm" svg:y1="28.64cm" svg:x2="19.144cm" svg:y2="28.564cm">
          <text:p/>
        </draw:line>
        <draw:line draw:style-name="gr10" draw:text-style-name="P3" draw:layer="layout" svg:x1="19.296cm" svg:y1="28.64cm" svg:x2="19.296cm" svg:y2="28.564cm">
          <text:p/>
        </draw:line>
        <draw:line draw:style-name="gr10" draw:text-style-name="P3" draw:layer="layout" svg:x1="19.447cm" svg:y1="28.64cm" svg:x2="19.447cm" svg:y2="28.564cm">
          <text:p/>
        </draw:line>
        <draw:line draw:style-name="gr10" draw:text-style-name="P3" draw:layer="layout" svg:x1="19.599cm" svg:y1="28.64cm" svg:x2="19.599cm" svg:y2="28.564cm">
          <text:p/>
        </draw:line>
        <draw:line draw:style-name="gr10" draw:text-style-name="P3" draw:layer="layout" svg:x1="19.674cm" svg:y1="28.64cm" svg:x2="19.674cm" svg:y2="28.564cm">
          <text:p/>
        </draw:line>
        <draw:line draw:style-name="gr10" draw:text-style-name="P3" draw:layer="layout" svg:x1="19.75cm" svg:y1="28.64cm" svg:x2="19.75cm" svg:y2="28.564cm">
          <text:p/>
        </draw:line>
        <draw:line draw:style-name="gr10" draw:text-style-name="P3" draw:layer="layout" svg:x1="19.902cm" svg:y1="28.64cm" svg:x2="19.902cm" svg:y2="28.564cm">
          <text:p/>
        </draw:line>
        <draw:line draw:style-name="gr10" draw:text-style-name="P3" draw:layer="layout" svg:x1="20.053cm" svg:y1="28.64cm" svg:x2="20.053cm" svg:y2="28.564cm">
          <text:p/>
        </draw:line>
        <draw:line draw:style-name="gr10" draw:text-style-name="P3" draw:layer="layout" svg:x1="20.205cm" svg:y1="28.64cm" svg:x2="20.205cm" svg:y2="28.564cm">
          <text:p/>
        </draw:line>
        <draw:line draw:style-name="gr10" draw:text-style-name="P3" draw:layer="layout" svg:x1="20.28cm" svg:y1="28.64cm" svg:x2="20.28cm" svg:y2="28.564cm">
          <text:p/>
        </draw:line>
        <draw:line draw:style-name="gr10" draw:text-style-name="P3" draw:layer="layout" svg:x1="17.932cm" svg:y1="28.715cm" svg:x2="17.932cm" svg:y2="28.64cm">
          <text:p/>
        </draw:line>
        <draw:line draw:style-name="gr10" draw:text-style-name="P3" draw:layer="layout" svg:x1="18.386cm" svg:y1="28.715cm" svg:x2="18.386cm" svg:y2="28.64cm">
          <text:p/>
        </draw:line>
        <draw:line draw:style-name="gr10" draw:text-style-name="P3" draw:layer="layout" svg:x1="18.538cm" svg:y1="28.715cm" svg:x2="18.538cm" svg:y2="28.64cm">
          <text:p/>
        </draw:line>
        <draw:line draw:style-name="gr10" draw:text-style-name="P3" draw:layer="layout" svg:x1="18.614cm" svg:y1="28.715cm" svg:x2="18.614cm" svg:y2="28.64cm">
          <text:p/>
        </draw:line>
        <draw:line draw:style-name="gr10" draw:text-style-name="P3" draw:layer="layout" svg:x1="19.068cm" svg:y1="28.715cm" svg:x2="19.068cm" svg:y2="28.64cm">
          <text:p/>
        </draw:line>
        <draw:line draw:style-name="gr10" draw:text-style-name="P3" draw:layer="layout" svg:x1="19.523cm" svg:y1="28.715cm" svg:x2="19.523cm" svg:y2="28.64cm">
          <text:p/>
        </draw:line>
        <draw:line draw:style-name="gr10" draw:text-style-name="P3" draw:layer="layout" svg:x1="19.599cm" svg:y1="28.715cm" svg:x2="19.599cm" svg:y2="28.64cm">
          <text:p/>
        </draw:line>
        <draw:line draw:style-name="gr10" draw:text-style-name="P3" draw:layer="layout" svg:x1="19.674cm" svg:y1="28.715cm" svg:x2="19.674cm" svg:y2="28.64cm">
          <text:p/>
        </draw:line>
        <draw:line draw:style-name="gr10" draw:text-style-name="P3" draw:layer="layout" svg:x1="19.75cm" svg:y1="28.715cm" svg:x2="19.75cm" svg:y2="28.64cm">
          <text:p/>
        </draw:line>
        <draw:line draw:style-name="gr10" draw:text-style-name="P3" draw:layer="layout" svg:x1="20.053cm" svg:y1="28.715cm" svg:x2="20.053cm" svg:y2="28.64cm">
          <text:p/>
        </draw:line>
        <draw:line draw:style-name="gr10" draw:text-style-name="P3" draw:layer="layout" svg:x1="20.129cm" svg:y1="28.715cm" svg:x2="20.129cm" svg:y2="28.64cm">
          <text:p/>
        </draw:line>
        <draw:line draw:style-name="gr10" draw:text-style-name="P3" draw:layer="layout" svg:x1="20.205cm" svg:y1="28.715cm" svg:x2="20.205cm" svg:y2="28.64cm">
          <text:p/>
        </draw:line>
        <draw:line draw:style-name="gr10" draw:text-style-name="P3" draw:layer="layout" svg:x1="17.932cm" svg:y1="28.791cm" svg:x2="17.932cm" svg:y2="28.715cm">
          <text:p/>
        </draw:line>
        <draw:line draw:style-name="gr10" draw:text-style-name="P3" draw:layer="layout" svg:x1="18.083cm" svg:y1="28.791cm" svg:x2="18.083cm" svg:y2="28.715cm">
          <text:p/>
        </draw:line>
        <draw:line draw:style-name="gr10" draw:text-style-name="P3" draw:layer="layout" svg:x1="18.159cm" svg:y1="28.791cm" svg:x2="18.159cm" svg:y2="28.715cm">
          <text:p/>
        </draw:line>
        <draw:line draw:style-name="gr10" draw:text-style-name="P3" draw:layer="layout" svg:x1="18.235cm" svg:y1="28.791cm" svg:x2="18.235cm" svg:y2="28.715cm">
          <text:p/>
        </draw:line>
        <draw:line draw:style-name="gr10" draw:text-style-name="P3" draw:layer="layout" svg:x1="18.386cm" svg:y1="28.791cm" svg:x2="18.386cm" svg:y2="28.715cm">
          <text:p/>
        </draw:line>
        <draw:line draw:style-name="gr10" draw:text-style-name="P3" draw:layer="layout" svg:x1="18.538cm" svg:y1="28.791cm" svg:x2="18.538cm" svg:y2="28.715cm">
          <text:p/>
        </draw:line>
        <draw:line draw:style-name="gr10" draw:text-style-name="P3" draw:layer="layout" svg:x1="18.69cm" svg:y1="28.791cm" svg:x2="18.69cm" svg:y2="28.715cm">
          <text:p/>
        </draw:line>
        <draw:line draw:style-name="gr10" draw:text-style-name="P3" draw:layer="layout" svg:x1="18.765cm" svg:y1="28.791cm" svg:x2="18.765cm" svg:y2="28.715cm">
          <text:p/>
        </draw:line>
        <draw:line draw:style-name="gr10" draw:text-style-name="P3" draw:layer="layout" svg:x1="18.917cm" svg:y1="28.791cm" svg:x2="18.917cm" svg:y2="28.715cm">
          <text:p/>
        </draw:line>
        <draw:line draw:style-name="gr10" draw:text-style-name="P3" draw:layer="layout" svg:x1="18.993cm" svg:y1="28.791cm" svg:x2="18.993cm" svg:y2="28.715cm">
          <text:p/>
        </draw:line>
        <draw:line draw:style-name="gr10" draw:text-style-name="P3" draw:layer="layout" svg:x1="19.068cm" svg:y1="28.791cm" svg:x2="19.068cm" svg:y2="28.715cm">
          <text:p/>
        </draw:line>
        <draw:line draw:style-name="gr10" draw:text-style-name="P3" draw:layer="layout" svg:x1="19.296cm" svg:y1="28.791cm" svg:x2="19.296cm" svg:y2="28.715cm">
          <text:p/>
        </draw:line>
        <draw:line draw:style-name="gr10" draw:text-style-name="P3" draw:layer="layout" svg:x1="19.523cm" svg:y1="28.791cm" svg:x2="19.523cm" svg:y2="28.715cm">
          <text:p/>
        </draw:line>
        <draw:line draw:style-name="gr10" draw:text-style-name="P3" draw:layer="layout" svg:x1="19.75cm" svg:y1="28.791cm" svg:x2="19.75cm" svg:y2="28.715cm">
          <text:p/>
        </draw:line>
        <draw:line draw:style-name="gr10" draw:text-style-name="P3" draw:layer="layout" svg:x1="19.826cm" svg:y1="28.791cm" svg:x2="19.826cm" svg:y2="28.715cm">
          <text:p/>
        </draw:line>
        <draw:line draw:style-name="gr10" draw:text-style-name="P3" draw:layer="layout" svg:x1="19.902cm" svg:y1="28.791cm" svg:x2="19.902cm" svg:y2="28.715cm">
          <text:p/>
        </draw:line>
        <draw:line draw:style-name="gr10" draw:text-style-name="P3" draw:layer="layout" svg:x1="19.977cm" svg:y1="28.791cm" svg:x2="19.977cm" svg:y2="28.715cm">
          <text:p/>
        </draw:line>
        <draw:line draw:style-name="gr10" draw:text-style-name="P3" draw:layer="layout" svg:x1="20.053cm" svg:y1="28.791cm" svg:x2="20.053cm" svg:y2="28.715cm">
          <text:p/>
        </draw:line>
        <draw:line draw:style-name="gr10" draw:text-style-name="P3" draw:layer="layout" svg:x1="20.129cm" svg:y1="28.791cm" svg:x2="20.129cm" svg:y2="28.715cm">
          <text:p/>
        </draw:line>
        <draw:line draw:style-name="gr10" draw:text-style-name="P3" draw:layer="layout" svg:x1="20.28cm" svg:y1="28.791cm" svg:x2="20.28cm" svg:y2="28.715cm">
          <text:p/>
        </draw:line>
        <draw:line draw:style-name="gr10" draw:text-style-name="P3" draw:layer="layout" svg:x1="17.932cm" svg:y1="28.867cm" svg:x2="17.932cm" svg:y2="28.791cm">
          <text:p/>
        </draw:line>
        <draw:line draw:style-name="gr10" draw:text-style-name="P3" draw:layer="layout" svg:x1="18.083cm" svg:y1="28.867cm" svg:x2="18.083cm" svg:y2="28.791cm">
          <text:p/>
        </draw:line>
        <draw:line draw:style-name="gr10" draw:text-style-name="P3" draw:layer="layout" svg:x1="18.159cm" svg:y1="28.867cm" svg:x2="18.159cm" svg:y2="28.791cm">
          <text:p/>
        </draw:line>
        <draw:line draw:style-name="gr10" draw:text-style-name="P3" draw:layer="layout" svg:x1="18.235cm" svg:y1="28.867cm" svg:x2="18.235cm" svg:y2="28.791cm">
          <text:p/>
        </draw:line>
        <draw:line draw:style-name="gr10" draw:text-style-name="P3" draw:layer="layout" svg:x1="18.386cm" svg:y1="28.867cm" svg:x2="18.386cm" svg:y2="28.791cm">
          <text:p/>
        </draw:line>
        <draw:line draw:style-name="gr10" draw:text-style-name="P3" draw:layer="layout" svg:x1="18.538cm" svg:y1="28.867cm" svg:x2="18.538cm" svg:y2="28.791cm">
          <text:p/>
        </draw:line>
        <draw:line draw:style-name="gr10" draw:text-style-name="P3" draw:layer="layout" svg:x1="18.614cm" svg:y1="28.867cm" svg:x2="18.614cm" svg:y2="28.791cm">
          <text:p/>
        </draw:line>
        <draw:line draw:style-name="gr10" draw:text-style-name="P3" draw:layer="layout" svg:x1="18.69cm" svg:y1="28.867cm" svg:x2="18.69cm" svg:y2="28.791cm">
          <text:p/>
        </draw:line>
        <draw:line draw:style-name="gr10" draw:text-style-name="P3" draw:layer="layout" svg:x1="18.841cm" svg:y1="28.867cm" svg:x2="18.841cm" svg:y2="28.791cm">
          <text:p/>
        </draw:line>
        <draw:line draw:style-name="gr10" draw:text-style-name="P3" draw:layer="layout" svg:x1="19.068cm" svg:y1="28.867cm" svg:x2="19.068cm" svg:y2="28.791cm">
          <text:p/>
        </draw:line>
        <draw:line draw:style-name="gr10" draw:text-style-name="P3" draw:layer="layout" svg:x1="19.144cm" svg:y1="28.867cm" svg:x2="19.144cm" svg:y2="28.791cm">
          <text:p/>
        </draw:line>
        <draw:line draw:style-name="gr10" draw:text-style-name="P3" draw:layer="layout" svg:x1="19.447cm" svg:y1="28.867cm" svg:x2="19.447cm" svg:y2="28.791cm">
          <text:p/>
        </draw:line>
        <draw:line draw:style-name="gr10" draw:text-style-name="P3" draw:layer="layout" svg:x1="19.674cm" svg:y1="28.867cm" svg:x2="19.674cm" svg:y2="28.791cm">
          <text:p/>
        </draw:line>
        <draw:line draw:style-name="gr10" draw:text-style-name="P3" draw:layer="layout" svg:x1="19.826cm" svg:y1="28.867cm" svg:x2="19.826cm" svg:y2="28.791cm">
          <text:p/>
        </draw:line>
        <draw:line draw:style-name="gr10" draw:text-style-name="P3" draw:layer="layout" svg:x1="20.053cm" svg:y1="28.867cm" svg:x2="20.053cm" svg:y2="28.791cm">
          <text:p/>
        </draw:line>
        <draw:line draw:style-name="gr10" draw:text-style-name="P3" draw:layer="layout" svg:x1="20.28cm" svg:y1="28.867cm" svg:x2="20.28cm" svg:y2="28.791cm">
          <text:p/>
        </draw:line>
        <draw:line draw:style-name="gr10" draw:text-style-name="P3" draw:layer="layout" svg:x1="20.356cm" svg:y1="28.867cm" svg:x2="20.356cm" svg:y2="28.791cm">
          <text:p/>
        </draw:line>
        <draw:line draw:style-name="gr10" draw:text-style-name="P3" draw:layer="layout" svg:x1="17.932cm" svg:y1="28.943cm" svg:x2="17.932cm" svg:y2="28.867cm">
          <text:p/>
        </draw:line>
        <draw:line draw:style-name="gr10" draw:text-style-name="P3" draw:layer="layout" svg:x1="18.083cm" svg:y1="28.943cm" svg:x2="18.083cm" svg:y2="28.867cm">
          <text:p/>
        </draw:line>
        <draw:line draw:style-name="gr10" draw:text-style-name="P3" draw:layer="layout" svg:x1="18.159cm" svg:y1="28.943cm" svg:x2="18.159cm" svg:y2="28.867cm">
          <text:p/>
        </draw:line>
        <draw:line draw:style-name="gr10" draw:text-style-name="P3" draw:layer="layout" svg:x1="18.235cm" svg:y1="28.943cm" svg:x2="18.235cm" svg:y2="28.867cm">
          <text:p/>
        </draw:line>
        <draw:line draw:style-name="gr10" draw:text-style-name="P3" draw:layer="layout" svg:x1="18.386cm" svg:y1="28.943cm" svg:x2="18.386cm" svg:y2="28.867cm">
          <text:p/>
        </draw:line>
        <draw:line draw:style-name="gr10" draw:text-style-name="P3" draw:layer="layout" svg:x1="18.538cm" svg:y1="28.943cm" svg:x2="18.538cm" svg:y2="28.867cm">
          <text:p/>
        </draw:line>
        <draw:line draw:style-name="gr10" draw:text-style-name="P3" draw:layer="layout" svg:x1="18.765cm" svg:y1="28.943cm" svg:x2="18.765cm" svg:y2="28.867cm">
          <text:p/>
        </draw:line>
        <draw:line draw:style-name="gr10" draw:text-style-name="P3" draw:layer="layout" svg:x1="18.917cm" svg:y1="28.943cm" svg:x2="18.917cm" svg:y2="28.867cm">
          <text:p/>
        </draw:line>
        <draw:line draw:style-name="gr10" draw:text-style-name="P3" draw:layer="layout" svg:x1="19.371cm" svg:y1="28.943cm" svg:x2="19.371cm" svg:y2="28.867cm">
          <text:p/>
        </draw:line>
        <draw:line draw:style-name="gr10" draw:text-style-name="P3" draw:layer="layout" svg:x1="19.523cm" svg:y1="28.943cm" svg:x2="19.523cm" svg:y2="28.867cm">
          <text:p/>
        </draw:line>
        <draw:line draw:style-name="gr10" draw:text-style-name="P3" draw:layer="layout" svg:x1="19.599cm" svg:y1="28.943cm" svg:x2="19.599cm" svg:y2="28.867cm">
          <text:p/>
        </draw:line>
        <draw:line draw:style-name="gr10" draw:text-style-name="P3" draw:layer="layout" svg:x1="19.75cm" svg:y1="28.943cm" svg:x2="19.75cm" svg:y2="28.867cm">
          <text:p/>
        </draw:line>
        <draw:line draw:style-name="gr10" draw:text-style-name="P3" draw:layer="layout" svg:x1="19.826cm" svg:y1="28.943cm" svg:x2="19.826cm" svg:y2="28.867cm">
          <text:p/>
        </draw:line>
        <draw:line draw:style-name="gr10" draw:text-style-name="P3" draw:layer="layout" svg:x1="19.902cm" svg:y1="28.943cm" svg:x2="19.902cm" svg:y2="28.867cm">
          <text:p/>
        </draw:line>
        <draw:line draw:style-name="gr10" draw:text-style-name="P3" draw:layer="layout" svg:x1="19.977cm" svg:y1="28.943cm" svg:x2="19.977cm" svg:y2="28.867cm">
          <text:p/>
        </draw:line>
        <draw:line draw:style-name="gr10" draw:text-style-name="P3" draw:layer="layout" svg:x1="20.129cm" svg:y1="28.943cm" svg:x2="20.129cm" svg:y2="28.867cm">
          <text:p/>
        </draw:line>
        <draw:line draw:style-name="gr10" draw:text-style-name="P3" draw:layer="layout" svg:x1="20.205cm" svg:y1="28.943cm" svg:x2="20.205cm" svg:y2="28.867cm">
          <text:p/>
        </draw:line>
        <draw:line draw:style-name="gr10" draw:text-style-name="P3" draw:layer="layout" svg:x1="17.932cm" svg:y1="29.018cm" svg:x2="17.932cm" svg:y2="28.943cm">
          <text:p/>
        </draw:line>
        <draw:line draw:style-name="gr10" draw:text-style-name="P3" draw:layer="layout" svg:x1="18.386cm" svg:y1="29.018cm" svg:x2="18.386cm" svg:y2="28.943cm">
          <text:p/>
        </draw:line>
        <draw:line draw:style-name="gr10" draw:text-style-name="P3" draw:layer="layout" svg:x1="18.841cm" svg:y1="29.018cm" svg:x2="18.841cm" svg:y2="28.943cm">
          <text:p/>
        </draw:line>
        <draw:line draw:style-name="gr10" draw:text-style-name="P3" draw:layer="layout" svg:x1="18.993cm" svg:y1="29.018cm" svg:x2="18.993cm" svg:y2="28.943cm">
          <text:p/>
        </draw:line>
        <draw:line draw:style-name="gr10" draw:text-style-name="P3" draw:layer="layout" svg:x1="19.144cm" svg:y1="29.018cm" svg:x2="19.144cm" svg:y2="28.943cm">
          <text:p/>
        </draw:line>
        <draw:line draw:style-name="gr10" draw:text-style-name="P3" draw:layer="layout" svg:x1="19.371cm" svg:y1="29.018cm" svg:x2="19.371cm" svg:y2="28.943cm">
          <text:p/>
        </draw:line>
        <draw:line draw:style-name="gr10" draw:text-style-name="P3" draw:layer="layout" svg:x1="19.447cm" svg:y1="29.018cm" svg:x2="19.447cm" svg:y2="28.943cm">
          <text:p/>
        </draw:line>
        <draw:line draw:style-name="gr10" draw:text-style-name="P3" draw:layer="layout" svg:x1="19.523cm" svg:y1="29.018cm" svg:x2="19.523cm" svg:y2="28.943cm">
          <text:p/>
        </draw:line>
        <draw:line draw:style-name="gr10" draw:text-style-name="P3" draw:layer="layout" svg:x1="19.599cm" svg:y1="29.018cm" svg:x2="19.599cm" svg:y2="28.943cm">
          <text:p/>
        </draw:line>
        <draw:line draw:style-name="gr10" draw:text-style-name="P3" draw:layer="layout" svg:x1="19.826cm" svg:y1="29.018cm" svg:x2="19.826cm" svg:y2="28.943cm">
          <text:p/>
        </draw:line>
        <draw:line draw:style-name="gr10" draw:text-style-name="P3" draw:layer="layout" svg:x1="19.902cm" svg:y1="29.018cm" svg:x2="19.902cm" svg:y2="28.943cm">
          <text:p/>
        </draw:line>
        <draw:line draw:style-name="gr10" draw:text-style-name="P3" draw:layer="layout" svg:x1="20.053cm" svg:y1="29.018cm" svg:x2="20.053cm" svg:y2="28.943cm">
          <text:p/>
        </draw:line>
        <draw:line draw:style-name="gr10" draw:text-style-name="P3" draw:layer="layout" svg:x1="20.129cm" svg:y1="29.018cm" svg:x2="20.129cm" svg:y2="28.943cm">
          <text:p/>
        </draw:line>
        <draw:line draw:style-name="gr10" draw:text-style-name="P3" draw:layer="layout" svg:x1="20.205cm" svg:y1="29.018cm" svg:x2="20.205cm" svg:y2="28.943cm">
          <text:p/>
        </draw:line>
        <draw:line draw:style-name="gr10" draw:text-style-name="P3" draw:layer="layout" svg:x1="17.932cm" svg:y1="29.094cm" svg:x2="17.932cm" svg:y2="29.018cm">
          <text:p/>
        </draw:line>
        <draw:line draw:style-name="gr10" draw:text-style-name="P3" draw:layer="layout" svg:x1="18.008cm" svg:y1="29.094cm" svg:x2="18.008cm" svg:y2="29.018cm">
          <text:p/>
        </draw:line>
        <draw:line draw:style-name="gr10" draw:text-style-name="P3" draw:layer="layout" svg:x1="18.083cm" svg:y1="29.094cm" svg:x2="18.083cm" svg:y2="29.018cm">
          <text:p/>
        </draw:line>
        <draw:line draw:style-name="gr10" draw:text-style-name="P3" draw:layer="layout" svg:x1="18.159cm" svg:y1="29.094cm" svg:x2="18.159cm" svg:y2="29.018cm">
          <text:p/>
        </draw:line>
        <draw:line draw:style-name="gr10" draw:text-style-name="P3" draw:layer="layout" svg:x1="18.235cm" svg:y1="29.094cm" svg:x2="18.235cm" svg:y2="29.018cm">
          <text:p/>
        </draw:line>
        <draw:line draw:style-name="gr10" draw:text-style-name="P3" draw:layer="layout" svg:x1="18.311cm" svg:y1="29.094cm" svg:x2="18.311cm" svg:y2="29.018cm">
          <text:p/>
        </draw:line>
        <draw:line draw:style-name="gr10" draw:text-style-name="P3" draw:layer="layout" svg:x1="18.386cm" svg:y1="29.094cm" svg:x2="18.386cm" svg:y2="29.018cm">
          <text:p/>
        </draw:line>
        <draw:line draw:style-name="gr10" draw:text-style-name="P3" draw:layer="layout" svg:x1="18.538cm" svg:y1="29.094cm" svg:x2="18.538cm" svg:y2="29.018cm">
          <text:p/>
        </draw:line>
        <draw:line draw:style-name="gr10" draw:text-style-name="P3" draw:layer="layout" svg:x1="18.614cm" svg:y1="29.094cm" svg:x2="18.614cm" svg:y2="29.018cm">
          <text:p/>
        </draw:line>
        <draw:line draw:style-name="gr10" draw:text-style-name="P3" draw:layer="layout" svg:x1="18.841cm" svg:y1="29.094cm" svg:x2="18.841cm" svg:y2="29.018cm">
          <text:p/>
        </draw:line>
        <draw:line draw:style-name="gr10" draw:text-style-name="P3" draw:layer="layout" svg:x1="18.993cm" svg:y1="29.094cm" svg:x2="18.993cm" svg:y2="29.018cm">
          <text:p/>
        </draw:line>
        <draw:line draw:style-name="gr10" draw:text-style-name="P3" draw:layer="layout" svg:x1="19.22cm" svg:y1="29.094cm" svg:x2="19.22cm" svg:y2="29.018cm">
          <text:p/>
        </draw:line>
        <draw:line draw:style-name="gr10" draw:text-style-name="P3" draw:layer="layout" svg:x1="19.371cm" svg:y1="29.094cm" svg:x2="19.371cm" svg:y2="29.018cm">
          <text:p/>
        </draw:line>
        <draw:line draw:style-name="gr10" draw:text-style-name="P3" draw:layer="layout" svg:x1="19.599cm" svg:y1="29.094cm" svg:x2="19.599cm" svg:y2="29.018cm">
          <text:p/>
        </draw:line>
        <draw:line draw:style-name="gr10" draw:text-style-name="P3" draw:layer="layout" svg:x1="19.674cm" svg:y1="29.094cm" svg:x2="19.674cm" svg:y2="29.018cm">
          <text:p/>
        </draw:line>
        <draw:line draw:style-name="gr10" draw:text-style-name="P3" draw:layer="layout" svg:x1="19.75cm" svg:y1="29.094cm" svg:x2="19.75cm" svg:y2="29.018cm">
          <text:p/>
        </draw:line>
        <draw:line draw:style-name="gr10" draw:text-style-name="P3" draw:layer="layout" svg:x1="19.826cm" svg:y1="29.094cm" svg:x2="19.826cm" svg:y2="29.018cm">
          <text:p/>
        </draw:line>
        <draw:line draw:style-name="gr10" draw:text-style-name="P3" draw:layer="layout" svg:x1="19.902cm" svg:y1="29.094cm" svg:x2="19.902cm" svg:y2="29.018cm">
          <text:p/>
        </draw:line>
        <draw:line draw:style-name="gr10" draw:text-style-name="P3" draw:layer="layout" svg:x1="19.977cm" svg:y1="29.094cm" svg:x2="19.977cm" svg:y2="29.018cm">
          <text:p/>
        </draw:line>
        <draw:line draw:style-name="gr10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1" draw:text-style-name="P3" draw:layer="layout" svg:x1="1.5cm" svg:y1="32.7cm" svg:x2="1.5cm" svg:y2="31.7cm">
          <text:p/>
        </draw:line>
        <draw:line draw:style-name="gr11" draw:text-style-name="P3" draw:layer="layout" svg:x1="22.5cm" svg:y1="32.7cm" svg:x2="22.5cm" svg:y2="31.7cm">
          <text:p/>
        </draw:line>
        <draw:line draw:style-name="gr11" draw:text-style-name="P3" draw:layer="layout" svg:x1="26.1cm" svg:y1="32.7cm" svg:x2="26.1cm" svg:y2="31.7cm">
          <text:p/>
        </draw:line>
        <draw:line draw:style-name="gr11" draw:text-style-name="P3" draw:layer="layout" svg:x1="47.1cm" svg:y1="32.7cm" svg:x2="47.1cm" svg:y2="31.7cm">
          <text:p/>
        </draw:line>
        <draw:line draw:style-name="gr11" draw:text-style-name="P3" draw:layer="layout" svg:x1="1.5cm" svg:y1="0cm" svg:x2="1.5cm" svg:y2="1cm">
          <text:p/>
        </draw:line>
        <draw:line draw:style-name="gr11" draw:text-style-name="P3" draw:layer="layout" svg:x1="22.5cm" svg:y1="0cm" svg:x2="22.5cm" svg:y2="1cm">
          <text:p/>
        </draw:line>
        <draw:line draw:style-name="gr11" draw:text-style-name="P3" draw:layer="layout" svg:x1="26.1cm" svg:y1="0cm" svg:x2="26.1cm" svg:y2="1cm">
          <text:p/>
        </draw:line>
        <draw:line draw:style-name="gr11" draw:text-style-name="P3" draw:layer="layout" svg:x1="47.1cm" svg:y1="0cm" svg:x2="47.1cm" svg:y2="1cm">
          <text:p/>
        </draw:line>
        <draw:line draw:style-name="gr11" draw:text-style-name="P3" draw:layer="layout" svg:x1="0cm" svg:y1="1.5cm" svg:x2="1cm" svg:y2="1.5cm">
          <text:p/>
        </draw:line>
        <draw:line draw:style-name="gr11" draw:text-style-name="P3" draw:layer="layout" svg:x1="0cm" svg:y1="31.2cm" svg:x2="1cm" svg:y2="31.2cm">
          <text:p/>
        </draw:line>
        <draw:line draw:style-name="gr11" draw:text-style-name="P3" draw:layer="layout" svg:x1="48.6cm" svg:y1="1.5cm" svg:x2="47.6cm" svg:y2="1.5cm">
          <text:p/>
        </draw:line>
        <draw:line draw:style-name="gr11" draw:text-style-name="P3" draw:layer="layout" svg:x1="48.6cm" svg:y1="31.2cm" svg:x2="47.6cm" svg:y2="31.2cm">
          <text:p/>
        </draw:line>
        <draw:frame draw:style-name="gr9" draw:text-style-name="P12" draw:layer="layout" svg:width="2.026cm" svg:height="0.475cm" svg:x="18.156cm" svg:y="26.066cm">
          <draw:text-box>
            <text:p text:style-name="P11"><text:span text:style-name="T5">document</text:span></text:p>
          </draw:text-box>
        </draw:frame>
      </draw:page>
      <draw:page draw:name="page3" draw:style-name="dp1" draw:master-page-name="master-page3">
        <draw:polygon draw:style-name="gr12" draw:text-style-name="P13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4" draw:text-style-name="P4" draw:layer="layout" svg:width="20.539cm" svg:height="7.989cm" svg:x="26.26cm" svg:y="6.865cm" svg:viewBox="0 0 20540 7990" draw:points="0,7990 0,0 20540,0 20540,799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5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6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7" draw:text-style-name="P9" draw:layer="layout" svg:width="2.089cm" svg:height="0.717cm" svg:x="42.836cm" svg:y="12.671cm">
          <draw:text-box>
            <text:p text:style-name="P8"><text:span text:style-name="T3">for v2.7</text:span></text:p>
          </draw:text-box>
        </draw:frame>
        <draw:frame draw:style-name="gr7" draw:text-style-name="P9" draw:layer="layout" svg:width="5.019cm" svg:height="0.717cm" svg:x="40.305cm" svg:y="13.304cm">
          <draw:text-box>
            <text:p text:style-name="P8"><text:span text:style-name="T3">Mark Galassi et al</text:span></text:p>
          </draw:text-box>
        </draw:frame>
        <draw:frame draw:style-name="gr7" draw:text-style-name="P10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13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8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8" draw:text-style-name="P3" draw:layer="layout" svg:width="3cm" svg:height="1.024cm" svg:x="3.25cm" svg:y="28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8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7" draw:text-style-name="P10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9" draw:text-style-name="P12" draw:layer="layout" svg:width="1.323cm" svg:height="0.475cm" svg:x="18.367cm" svg:y="25.557cm">
          <draw:text-box>
            <text:p text:style-name="P11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0" draw:text-style-name="P3" draw:layer="layout" svg:x1="17.932cm" svg:y1="26.67cm" svg:x2="17.932cm" svg:y2="26.594cm">
          <text:p/>
        </draw:line>
        <draw:line draw:style-name="gr10" draw:text-style-name="P3" draw:layer="layout" svg:x1="18.008cm" svg:y1="26.67cm" svg:x2="18.008cm" svg:y2="26.594cm">
          <text:p/>
        </draw:line>
        <draw:line draw:style-name="gr10" draw:text-style-name="P3" draw:layer="layout" svg:x1="18.083cm" svg:y1="26.67cm" svg:x2="18.083cm" svg:y2="26.594cm">
          <text:p/>
        </draw:line>
        <draw:line draw:style-name="gr10" draw:text-style-name="P3" draw:layer="layout" svg:x1="18.159cm" svg:y1="26.67cm" svg:x2="18.159cm" svg:y2="26.594cm">
          <text:p/>
        </draw:line>
        <draw:line draw:style-name="gr10" draw:text-style-name="P3" draw:layer="layout" svg:x1="18.235cm" svg:y1="26.67cm" svg:x2="18.235cm" svg:y2="26.594cm">
          <text:p/>
        </draw:line>
        <draw:line draw:style-name="gr10" draw:text-style-name="P3" draw:layer="layout" svg:x1="18.311cm" svg:y1="26.67cm" svg:x2="18.311cm" svg:y2="26.594cm">
          <text:p/>
        </draw:line>
        <draw:line draw:style-name="gr10" draw:text-style-name="P3" draw:layer="layout" svg:x1="18.386cm" svg:y1="26.67cm" svg:x2="18.386cm" svg:y2="26.594cm">
          <text:p/>
        </draw:line>
        <draw:line draw:style-name="gr10" draw:text-style-name="P3" draw:layer="layout" svg:x1="18.614cm" svg:y1="26.67cm" svg:x2="18.614cm" svg:y2="26.594cm">
          <text:p/>
        </draw:line>
        <draw:line draw:style-name="gr10" draw:text-style-name="P3" draw:layer="layout" svg:x1="18.765cm" svg:y1="26.67cm" svg:x2="18.765cm" svg:y2="26.594cm">
          <text:p/>
        </draw:line>
        <draw:line draw:style-name="gr10" draw:text-style-name="P3" draw:layer="layout" svg:x1="18.841cm" svg:y1="26.67cm" svg:x2="18.841cm" svg:y2="26.594cm">
          <text:p/>
        </draw:line>
        <draw:line draw:style-name="gr10" draw:text-style-name="P3" draw:layer="layout" svg:x1="18.917cm" svg:y1="26.67cm" svg:x2="18.917cm" svg:y2="26.594cm">
          <text:p/>
        </draw:line>
        <draw:line draw:style-name="gr10" draw:text-style-name="P3" draw:layer="layout" svg:x1="19.144cm" svg:y1="26.67cm" svg:x2="19.144cm" svg:y2="26.594cm">
          <text:p/>
        </draw:line>
        <draw:line draw:style-name="gr10" draw:text-style-name="P3" draw:layer="layout" svg:x1="19.22cm" svg:y1="26.67cm" svg:x2="19.22cm" svg:y2="26.594cm">
          <text:p/>
        </draw:line>
        <draw:line draw:style-name="gr10" draw:text-style-name="P3" draw:layer="layout" svg:x1="19.296cm" svg:y1="26.67cm" svg:x2="19.296cm" svg:y2="26.594cm">
          <text:p/>
        </draw:line>
        <draw:line draw:style-name="gr10" draw:text-style-name="P3" draw:layer="layout" svg:x1="19.371cm" svg:y1="26.67cm" svg:x2="19.371cm" svg:y2="26.594cm">
          <text:p/>
        </draw:line>
        <draw:line draw:style-name="gr10" draw:text-style-name="P3" draw:layer="layout" svg:x1="19.447cm" svg:y1="26.67cm" svg:x2="19.447cm" svg:y2="26.594cm">
          <text:p/>
        </draw:line>
        <draw:line draw:style-name="gr10" draw:text-style-name="P3" draw:layer="layout" svg:x1="19.523cm" svg:y1="26.67cm" svg:x2="19.523cm" svg:y2="26.594cm">
          <text:p/>
        </draw:line>
        <draw:line draw:style-name="gr10" draw:text-style-name="P3" draw:layer="layout" svg:x1="19.674cm" svg:y1="26.67cm" svg:x2="19.674cm" svg:y2="26.594cm">
          <text:p/>
        </draw:line>
        <draw:line draw:style-name="gr10" draw:text-style-name="P3" draw:layer="layout" svg:x1="19.902cm" svg:y1="26.67cm" svg:x2="19.902cm" svg:y2="26.594cm">
          <text:p/>
        </draw:line>
        <draw:line draw:style-name="gr10" draw:text-style-name="P3" draw:layer="layout" svg:x1="19.977cm" svg:y1="26.67cm" svg:x2="19.977cm" svg:y2="26.594cm">
          <text:p/>
        </draw:line>
        <draw:line draw:style-name="gr10" draw:text-style-name="P3" draw:layer="layout" svg:x1="20.053cm" svg:y1="26.67cm" svg:x2="20.053cm" svg:y2="26.594cm">
          <text:p/>
        </draw:line>
        <draw:line draw:style-name="gr10" draw:text-style-name="P3" draw:layer="layout" svg:x1="20.129cm" svg:y1="26.67cm" svg:x2="20.129cm" svg:y2="26.594cm">
          <text:p/>
        </draw:line>
        <draw:line draw:style-name="gr10" draw:text-style-name="P3" draw:layer="layout" svg:x1="20.205cm" svg:y1="26.67cm" svg:x2="20.205cm" svg:y2="26.594cm">
          <text:p/>
        </draw:line>
        <draw:line draw:style-name="gr10" draw:text-style-name="P3" draw:layer="layout" svg:x1="20.28cm" svg:y1="26.67cm" svg:x2="20.28cm" svg:y2="26.594cm">
          <text:p/>
        </draw:line>
        <draw:line draw:style-name="gr10" draw:text-style-name="P3" draw:layer="layout" svg:x1="20.356cm" svg:y1="26.67cm" svg:x2="20.356cm" svg:y2="26.594cm">
          <text:p/>
        </draw:line>
        <draw:line draw:style-name="gr10" draw:text-style-name="P3" draw:layer="layout" svg:x1="17.932cm" svg:y1="26.746cm" svg:x2="17.932cm" svg:y2="26.67cm">
          <text:p/>
        </draw:line>
        <draw:line draw:style-name="gr10" draw:text-style-name="P3" draw:layer="layout" svg:x1="18.386cm" svg:y1="26.746cm" svg:x2="18.386cm" svg:y2="26.67cm">
          <text:p/>
        </draw:line>
        <draw:line draw:style-name="gr10" draw:text-style-name="P3" draw:layer="layout" svg:x1="18.614cm" svg:y1="26.746cm" svg:x2="18.614cm" svg:y2="26.67cm">
          <text:p/>
        </draw:line>
        <draw:line draw:style-name="gr10" draw:text-style-name="P3" draw:layer="layout" svg:x1="18.69cm" svg:y1="26.746cm" svg:x2="18.69cm" svg:y2="26.67cm">
          <text:p/>
        </draw:line>
        <draw:line draw:style-name="gr10" draw:text-style-name="P3" draw:layer="layout" svg:x1="18.841cm" svg:y1="26.746cm" svg:x2="18.841cm" svg:y2="26.67cm">
          <text:p/>
        </draw:line>
        <draw:line draw:style-name="gr10" draw:text-style-name="P3" draw:layer="layout" svg:x1="18.917cm" svg:y1="26.746cm" svg:x2="18.917cm" svg:y2="26.67cm">
          <text:p/>
        </draw:line>
        <draw:line draw:style-name="gr10" draw:text-style-name="P3" draw:layer="layout" svg:x1="18.993cm" svg:y1="26.746cm" svg:x2="18.993cm" svg:y2="26.67cm">
          <text:p/>
        </draw:line>
        <draw:line draw:style-name="gr10" draw:text-style-name="P3" draw:layer="layout" svg:x1="19.068cm" svg:y1="26.746cm" svg:x2="19.068cm" svg:y2="26.67cm">
          <text:p/>
        </draw:line>
        <draw:line draw:style-name="gr10" draw:text-style-name="P3" draw:layer="layout" svg:x1="19.22cm" svg:y1="26.746cm" svg:x2="19.22cm" svg:y2="26.67cm">
          <text:p/>
        </draw:line>
        <draw:line draw:style-name="gr10" draw:text-style-name="P3" draw:layer="layout" svg:x1="19.447cm" svg:y1="26.746cm" svg:x2="19.447cm" svg:y2="26.67cm">
          <text:p/>
        </draw:line>
        <draw:line draw:style-name="gr10" draw:text-style-name="P3" draw:layer="layout" svg:x1="19.523cm" svg:y1="26.746cm" svg:x2="19.523cm" svg:y2="26.67cm">
          <text:p/>
        </draw:line>
        <draw:line draw:style-name="gr10" draw:text-style-name="P3" draw:layer="layout" svg:x1="19.599cm" svg:y1="26.746cm" svg:x2="19.599cm" svg:y2="26.67cm">
          <text:p/>
        </draw:line>
        <draw:line draw:style-name="gr10" draw:text-style-name="P3" draw:layer="layout" svg:x1="19.902cm" svg:y1="26.746cm" svg:x2="19.902cm" svg:y2="26.67cm">
          <text:p/>
        </draw:line>
        <draw:line draw:style-name="gr10" draw:text-style-name="P3" draw:layer="layout" svg:x1="20.356cm" svg:y1="26.746cm" svg:x2="20.356cm" svg:y2="26.67cm">
          <text:p/>
        </draw:line>
        <draw:line draw:style-name="gr10" draw:text-style-name="P3" draw:layer="layout" svg:x1="17.932cm" svg:y1="26.821cm" svg:x2="17.932cm" svg:y2="26.746cm">
          <text:p/>
        </draw:line>
        <draw:line draw:style-name="gr10" draw:text-style-name="P3" draw:layer="layout" svg:x1="18.083cm" svg:y1="26.821cm" svg:x2="18.083cm" svg:y2="26.746cm">
          <text:p/>
        </draw:line>
        <draw:line draw:style-name="gr10" draw:text-style-name="P3" draw:layer="layout" svg:x1="18.159cm" svg:y1="26.821cm" svg:x2="18.159cm" svg:y2="26.746cm">
          <text:p/>
        </draw:line>
        <draw:line draw:style-name="gr10" draw:text-style-name="P3" draw:layer="layout" svg:x1="18.235cm" svg:y1="26.821cm" svg:x2="18.235cm" svg:y2="26.746cm">
          <text:p/>
        </draw:line>
        <draw:line draw:style-name="gr10" draw:text-style-name="P3" draw:layer="layout" svg:x1="18.386cm" svg:y1="26.821cm" svg:x2="18.386cm" svg:y2="26.746cm">
          <text:p/>
        </draw:line>
        <draw:line draw:style-name="gr10" draw:text-style-name="P3" draw:layer="layout" svg:x1="18.538cm" svg:y1="26.821cm" svg:x2="18.538cm" svg:y2="26.746cm">
          <text:p/>
        </draw:line>
        <draw:line draw:style-name="gr10" draw:text-style-name="P3" draw:layer="layout" svg:x1="18.614cm" svg:y1="26.821cm" svg:x2="18.614cm" svg:y2="26.746cm">
          <text:p/>
        </draw:line>
        <draw:line draw:style-name="gr10" draw:text-style-name="P3" draw:layer="layout" svg:x1="18.69cm" svg:y1="26.821cm" svg:x2="18.69cm" svg:y2="26.746cm">
          <text:p/>
        </draw:line>
        <draw:line draw:style-name="gr10" draw:text-style-name="P3" draw:layer="layout" svg:x1="18.917cm" svg:y1="26.821cm" svg:x2="18.917cm" svg:y2="26.746cm">
          <text:p/>
        </draw:line>
        <draw:line draw:style-name="gr10" draw:text-style-name="P3" draw:layer="layout" svg:x1="19.068cm" svg:y1="26.821cm" svg:x2="19.068cm" svg:y2="26.746cm">
          <text:p/>
        </draw:line>
        <draw:line draw:style-name="gr10" draw:text-style-name="P3" draw:layer="layout" svg:x1="19.22cm" svg:y1="26.821cm" svg:x2="19.22cm" svg:y2="26.746cm">
          <text:p/>
        </draw:line>
        <draw:line draw:style-name="gr10" draw:text-style-name="P3" draw:layer="layout" svg:x1="19.296cm" svg:y1="26.821cm" svg:x2="19.296cm" svg:y2="26.746cm">
          <text:p/>
        </draw:line>
        <draw:line draw:style-name="gr10" draw:text-style-name="P3" draw:layer="layout" svg:x1="19.523cm" svg:y1="26.821cm" svg:x2="19.523cm" svg:y2="26.746cm">
          <text:p/>
        </draw:line>
        <draw:line draw:style-name="gr10" draw:text-style-name="P3" draw:layer="layout" svg:x1="19.599cm" svg:y1="26.821cm" svg:x2="19.599cm" svg:y2="26.746cm">
          <text:p/>
        </draw:line>
        <draw:line draw:style-name="gr10" draw:text-style-name="P3" draw:layer="layout" svg:x1="19.674cm" svg:y1="26.821cm" svg:x2="19.674cm" svg:y2="26.746cm">
          <text:p/>
        </draw:line>
        <draw:line draw:style-name="gr10" draw:text-style-name="P3" draw:layer="layout" svg:x1="19.75cm" svg:y1="26.821cm" svg:x2="19.75cm" svg:y2="26.746cm">
          <text:p/>
        </draw:line>
        <draw:line draw:style-name="gr10" draw:text-style-name="P3" draw:layer="layout" svg:x1="19.902cm" svg:y1="26.821cm" svg:x2="19.902cm" svg:y2="26.746cm">
          <text:p/>
        </draw:line>
        <draw:line draw:style-name="gr10" draw:text-style-name="P3" draw:layer="layout" svg:x1="20.053cm" svg:y1="26.821cm" svg:x2="20.053cm" svg:y2="26.746cm">
          <text:p/>
        </draw:line>
        <draw:line draw:style-name="gr10" draw:text-style-name="P3" draw:layer="layout" svg:x1="20.129cm" svg:y1="26.821cm" svg:x2="20.129cm" svg:y2="26.746cm">
          <text:p/>
        </draw:line>
        <draw:line draw:style-name="gr10" draw:text-style-name="P3" draw:layer="layout" svg:x1="20.205cm" svg:y1="26.821cm" svg:x2="20.205cm" svg:y2="26.746cm">
          <text:p/>
        </draw:line>
        <draw:line draw:style-name="gr10" draw:text-style-name="P3" draw:layer="layout" svg:x1="20.356cm" svg:y1="26.821cm" svg:x2="20.356cm" svg:y2="26.746cm">
          <text:p/>
        </draw:line>
        <draw:line draw:style-name="gr10" draw:text-style-name="P3" draw:layer="layout" svg:x1="17.932cm" svg:y1="26.897cm" svg:x2="17.932cm" svg:y2="26.821cm">
          <text:p/>
        </draw:line>
        <draw:line draw:style-name="gr10" draw:text-style-name="P3" draw:layer="layout" svg:x1="18.083cm" svg:y1="26.897cm" svg:x2="18.083cm" svg:y2="26.821cm">
          <text:p/>
        </draw:line>
        <draw:line draw:style-name="gr10" draw:text-style-name="P3" draw:layer="layout" svg:x1="18.159cm" svg:y1="26.897cm" svg:x2="18.159cm" svg:y2="26.821cm">
          <text:p/>
        </draw:line>
        <draw:line draw:style-name="gr10" draw:text-style-name="P3" draw:layer="layout" svg:x1="18.235cm" svg:y1="26.897cm" svg:x2="18.235cm" svg:y2="26.821cm">
          <text:p/>
        </draw:line>
        <draw:line draw:style-name="gr10" draw:text-style-name="P3" draw:layer="layout" svg:x1="18.386cm" svg:y1="26.897cm" svg:x2="18.386cm" svg:y2="26.821cm">
          <text:p/>
        </draw:line>
        <draw:line draw:style-name="gr10" draw:text-style-name="P3" draw:layer="layout" svg:x1="18.538cm" svg:y1="26.897cm" svg:x2="18.538cm" svg:y2="26.821cm">
          <text:p/>
        </draw:line>
        <draw:line draw:style-name="gr10" draw:text-style-name="P3" draw:layer="layout" svg:x1="18.614cm" svg:y1="26.897cm" svg:x2="18.614cm" svg:y2="26.821cm">
          <text:p/>
        </draw:line>
        <draw:line draw:style-name="gr10" draw:text-style-name="P3" draw:layer="layout" svg:x1="18.841cm" svg:y1="26.897cm" svg:x2="18.841cm" svg:y2="26.821cm">
          <text:p/>
        </draw:line>
        <draw:line draw:style-name="gr10" draw:text-style-name="P3" draw:layer="layout" svg:x1="18.993cm" svg:y1="26.897cm" svg:x2="18.993cm" svg:y2="26.821cm">
          <text:p/>
        </draw:line>
        <draw:line draw:style-name="gr10" draw:text-style-name="P3" draw:layer="layout" svg:x1="19.144cm" svg:y1="26.897cm" svg:x2="19.144cm" svg:y2="26.821cm">
          <text:p/>
        </draw:line>
        <draw:line draw:style-name="gr10" draw:text-style-name="P3" draw:layer="layout" svg:x1="19.447cm" svg:y1="26.897cm" svg:x2="19.447cm" svg:y2="26.821cm">
          <text:p/>
        </draw:line>
        <draw:line draw:style-name="gr10" draw:text-style-name="P3" draw:layer="layout" svg:x1="19.599cm" svg:y1="26.897cm" svg:x2="19.599cm" svg:y2="26.821cm">
          <text:p/>
        </draw:line>
        <draw:line draw:style-name="gr10" draw:text-style-name="P3" draw:layer="layout" svg:x1="19.674cm" svg:y1="26.897cm" svg:x2="19.674cm" svg:y2="26.821cm">
          <text:p/>
        </draw:line>
        <draw:line draw:style-name="gr10" draw:text-style-name="P3" draw:layer="layout" svg:x1="19.75cm" svg:y1="26.897cm" svg:x2="19.75cm" svg:y2="26.821cm">
          <text:p/>
        </draw:line>
        <draw:line draw:style-name="gr10" draw:text-style-name="P3" draw:layer="layout" svg:x1="19.902cm" svg:y1="26.897cm" svg:x2="19.902cm" svg:y2="26.821cm">
          <text:p/>
        </draw:line>
        <draw:line draw:style-name="gr10" draw:text-style-name="P3" draw:layer="layout" svg:x1="20.053cm" svg:y1="26.897cm" svg:x2="20.053cm" svg:y2="26.821cm">
          <text:p/>
        </draw:line>
        <draw:line draw:style-name="gr10" draw:text-style-name="P3" draw:layer="layout" svg:x1="20.129cm" svg:y1="26.897cm" svg:x2="20.129cm" svg:y2="26.821cm">
          <text:p/>
        </draw:line>
        <draw:line draw:style-name="gr10" draw:text-style-name="P3" draw:layer="layout" svg:x1="20.205cm" svg:y1="26.897cm" svg:x2="20.205cm" svg:y2="26.821cm">
          <text:p/>
        </draw:line>
        <draw:line draw:style-name="gr10" draw:text-style-name="P3" draw:layer="layout" svg:x1="20.356cm" svg:y1="26.897cm" svg:x2="20.356cm" svg:y2="26.821cm">
          <text:p/>
        </draw:line>
        <draw:line draw:style-name="gr10" draw:text-style-name="P3" draw:layer="layout" svg:x1="17.932cm" svg:y1="26.973cm" svg:x2="17.932cm" svg:y2="26.897cm">
          <text:p/>
        </draw:line>
        <draw:line draw:style-name="gr10" draw:text-style-name="P3" draw:layer="layout" svg:x1="18.083cm" svg:y1="26.973cm" svg:x2="18.083cm" svg:y2="26.897cm">
          <text:p/>
        </draw:line>
        <draw:line draw:style-name="gr10" draw:text-style-name="P3" draw:layer="layout" svg:x1="18.159cm" svg:y1="26.973cm" svg:x2="18.159cm" svg:y2="26.897cm">
          <text:p/>
        </draw:line>
        <draw:line draw:style-name="gr10" draw:text-style-name="P3" draw:layer="layout" svg:x1="18.235cm" svg:y1="26.973cm" svg:x2="18.235cm" svg:y2="26.897cm">
          <text:p/>
        </draw:line>
        <draw:line draw:style-name="gr10" draw:text-style-name="P3" draw:layer="layout" svg:x1="18.386cm" svg:y1="26.973cm" svg:x2="18.386cm" svg:y2="26.897cm">
          <text:p/>
        </draw:line>
        <draw:line draw:style-name="gr10" draw:text-style-name="P3" draw:layer="layout" svg:x1="18.538cm" svg:y1="26.973cm" svg:x2="18.538cm" svg:y2="26.897cm">
          <text:p/>
        </draw:line>
        <draw:line draw:style-name="gr10" draw:text-style-name="P3" draw:layer="layout" svg:x1="18.69cm" svg:y1="26.973cm" svg:x2="18.69cm" svg:y2="26.897cm">
          <text:p/>
        </draw:line>
        <draw:line draw:style-name="gr10" draw:text-style-name="P3" draw:layer="layout" svg:x1="18.841cm" svg:y1="26.973cm" svg:x2="18.841cm" svg:y2="26.897cm">
          <text:p/>
        </draw:line>
        <draw:line draw:style-name="gr10" draw:text-style-name="P3" draw:layer="layout" svg:x1="19.068cm" svg:y1="26.973cm" svg:x2="19.068cm" svg:y2="26.897cm">
          <text:p/>
        </draw:line>
        <draw:line draw:style-name="gr10" draw:text-style-name="P3" draw:layer="layout" svg:x1="19.22cm" svg:y1="26.973cm" svg:x2="19.22cm" svg:y2="26.897cm">
          <text:p/>
        </draw:line>
        <draw:line draw:style-name="gr10" draw:text-style-name="P3" draw:layer="layout" svg:x1="19.296cm" svg:y1="26.973cm" svg:x2="19.296cm" svg:y2="26.897cm">
          <text:p/>
        </draw:line>
        <draw:line draw:style-name="gr10" draw:text-style-name="P3" draw:layer="layout" svg:x1="19.599cm" svg:y1="26.973cm" svg:x2="19.599cm" svg:y2="26.897cm">
          <text:p/>
        </draw:line>
        <draw:line draw:style-name="gr10" draw:text-style-name="P3" draw:layer="layout" svg:x1="19.674cm" svg:y1="26.973cm" svg:x2="19.674cm" svg:y2="26.897cm">
          <text:p/>
        </draw:line>
        <draw:line draw:style-name="gr10" draw:text-style-name="P3" draw:layer="layout" svg:x1="19.902cm" svg:y1="26.973cm" svg:x2="19.902cm" svg:y2="26.897cm">
          <text:p/>
        </draw:line>
        <draw:line draw:style-name="gr10" draw:text-style-name="P3" draw:layer="layout" svg:x1="20.053cm" svg:y1="26.973cm" svg:x2="20.053cm" svg:y2="26.897cm">
          <text:p/>
        </draw:line>
        <draw:line draw:style-name="gr10" draw:text-style-name="P3" draw:layer="layout" svg:x1="20.129cm" svg:y1="26.973cm" svg:x2="20.129cm" svg:y2="26.897cm">
          <text:p/>
        </draw:line>
        <draw:line draw:style-name="gr10" draw:text-style-name="P3" draw:layer="layout" svg:x1="20.205cm" svg:y1="26.973cm" svg:x2="20.205cm" svg:y2="26.897cm">
          <text:p/>
        </draw:line>
        <draw:line draw:style-name="gr10" draw:text-style-name="P3" draw:layer="layout" svg:x1="20.356cm" svg:y1="26.973cm" svg:x2="20.356cm" svg:y2="26.897cm">
          <text:p/>
        </draw:line>
        <draw:line draw:style-name="gr10" draw:text-style-name="P3" draw:layer="layout" svg:x1="17.932cm" svg:y1="27.049cm" svg:x2="17.932cm" svg:y2="26.973cm">
          <text:p/>
        </draw:line>
        <draw:line draw:style-name="gr10" draw:text-style-name="P3" draw:layer="layout" svg:x1="18.386cm" svg:y1="27.049cm" svg:x2="18.386cm" svg:y2="26.973cm">
          <text:p/>
        </draw:line>
        <draw:line draw:style-name="gr10" draw:text-style-name="P3" draw:layer="layout" svg:x1="18.538cm" svg:y1="27.049cm" svg:x2="18.538cm" svg:y2="26.973cm">
          <text:p/>
        </draw:line>
        <draw:line draw:style-name="gr10" draw:text-style-name="P3" draw:layer="layout" svg:x1="18.993cm" svg:y1="27.049cm" svg:x2="18.993cm" svg:y2="26.973cm">
          <text:p/>
        </draw:line>
        <draw:line draw:style-name="gr10" draw:text-style-name="P3" draw:layer="layout" svg:x1="19.068cm" svg:y1="27.049cm" svg:x2="19.068cm" svg:y2="26.973cm">
          <text:p/>
        </draw:line>
        <draw:line draw:style-name="gr10" draw:text-style-name="P3" draw:layer="layout" svg:x1="19.144cm" svg:y1="27.049cm" svg:x2="19.144cm" svg:y2="26.973cm">
          <text:p/>
        </draw:line>
        <draw:line draw:style-name="gr10" draw:text-style-name="P3" draw:layer="layout" svg:x1="19.447cm" svg:y1="27.049cm" svg:x2="19.447cm" svg:y2="26.973cm">
          <text:p/>
        </draw:line>
        <draw:line draw:style-name="gr10" draw:text-style-name="P3" draw:layer="layout" svg:x1="19.599cm" svg:y1="27.049cm" svg:x2="19.599cm" svg:y2="26.973cm">
          <text:p/>
        </draw:line>
        <draw:line draw:style-name="gr10" draw:text-style-name="P3" draw:layer="layout" svg:x1="19.75cm" svg:y1="27.049cm" svg:x2="19.75cm" svg:y2="26.973cm">
          <text:p/>
        </draw:line>
        <draw:line draw:style-name="gr10" draw:text-style-name="P3" draw:layer="layout" svg:x1="19.902cm" svg:y1="27.049cm" svg:x2="19.902cm" svg:y2="26.973cm">
          <text:p/>
        </draw:line>
        <draw:line draw:style-name="gr10" draw:text-style-name="P3" draw:layer="layout" svg:x1="20.356cm" svg:y1="27.049cm" svg:x2="20.356cm" svg:y2="26.973cm">
          <text:p/>
        </draw:line>
        <draw:line draw:style-name="gr10" draw:text-style-name="P3" draw:layer="layout" svg:x1="17.932cm" svg:y1="27.124cm" svg:x2="17.932cm" svg:y2="27.049cm">
          <text:p/>
        </draw:line>
        <draw:line draw:style-name="gr10" draw:text-style-name="P3" draw:layer="layout" svg:x1="18.008cm" svg:y1="27.124cm" svg:x2="18.008cm" svg:y2="27.049cm">
          <text:p/>
        </draw:line>
        <draw:line draw:style-name="gr10" draw:text-style-name="P3" draw:layer="layout" svg:x1="18.083cm" svg:y1="27.124cm" svg:x2="18.083cm" svg:y2="27.049cm">
          <text:p/>
        </draw:line>
        <draw:line draw:style-name="gr10" draw:text-style-name="P3" draw:layer="layout" svg:x1="18.159cm" svg:y1="27.124cm" svg:x2="18.159cm" svg:y2="27.049cm">
          <text:p/>
        </draw:line>
        <draw:line draw:style-name="gr10" draw:text-style-name="P3" draw:layer="layout" svg:x1="18.235cm" svg:y1="27.124cm" svg:x2="18.235cm" svg:y2="27.049cm">
          <text:p/>
        </draw:line>
        <draw:line draw:style-name="gr10" draw:text-style-name="P3" draw:layer="layout" svg:x1="18.311cm" svg:y1="27.124cm" svg:x2="18.311cm" svg:y2="27.049cm">
          <text:p/>
        </draw:line>
        <draw:line draw:style-name="gr10" draw:text-style-name="P3" draw:layer="layout" svg:x1="18.386cm" svg:y1="27.124cm" svg:x2="18.386cm" svg:y2="27.049cm">
          <text:p/>
        </draw:line>
        <draw:line draw:style-name="gr10" draw:text-style-name="P3" draw:layer="layout" svg:x1="18.538cm" svg:y1="27.124cm" svg:x2="18.538cm" svg:y2="27.049cm">
          <text:p/>
        </draw:line>
        <draw:line draw:style-name="gr10" draw:text-style-name="P3" draw:layer="layout" svg:x1="18.69cm" svg:y1="27.124cm" svg:x2="18.69cm" svg:y2="27.049cm">
          <text:p/>
        </draw:line>
        <draw:line draw:style-name="gr10" draw:text-style-name="P3" draw:layer="layout" svg:x1="18.841cm" svg:y1="27.124cm" svg:x2="18.841cm" svg:y2="27.049cm">
          <text:p/>
        </draw:line>
        <draw:line draw:style-name="gr10" draw:text-style-name="P3" draw:layer="layout" svg:x1="18.993cm" svg:y1="27.124cm" svg:x2="18.993cm" svg:y2="27.049cm">
          <text:p/>
        </draw:line>
        <draw:line draw:style-name="gr10" draw:text-style-name="P3" draw:layer="layout" svg:x1="19.144cm" svg:y1="27.124cm" svg:x2="19.144cm" svg:y2="27.049cm">
          <text:p/>
        </draw:line>
        <draw:line draw:style-name="gr10" draw:text-style-name="P3" draw:layer="layout" svg:x1="19.296cm" svg:y1="27.124cm" svg:x2="19.296cm" svg:y2="27.049cm">
          <text:p/>
        </draw:line>
        <draw:line draw:style-name="gr10" draw:text-style-name="P3" draw:layer="layout" svg:x1="19.447cm" svg:y1="27.124cm" svg:x2="19.447cm" svg:y2="27.049cm">
          <text:p/>
        </draw:line>
        <draw:line draw:style-name="gr10" draw:text-style-name="P3" draw:layer="layout" svg:x1="19.599cm" svg:y1="27.124cm" svg:x2="19.599cm" svg:y2="27.049cm">
          <text:p/>
        </draw:line>
        <draw:line draw:style-name="gr10" draw:text-style-name="P3" draw:layer="layout" svg:x1="19.75cm" svg:y1="27.124cm" svg:x2="19.75cm" svg:y2="27.049cm">
          <text:p/>
        </draw:line>
        <draw:line draw:style-name="gr10" draw:text-style-name="P3" draw:layer="layout" svg:x1="19.902cm" svg:y1="27.124cm" svg:x2="19.902cm" svg:y2="27.049cm">
          <text:p/>
        </draw:line>
        <draw:line draw:style-name="gr10" draw:text-style-name="P3" draw:layer="layout" svg:x1="19.977cm" svg:y1="27.124cm" svg:x2="19.977cm" svg:y2="27.049cm">
          <text:p/>
        </draw:line>
        <draw:line draw:style-name="gr10" draw:text-style-name="P3" draw:layer="layout" svg:x1="20.053cm" svg:y1="27.124cm" svg:x2="20.053cm" svg:y2="27.049cm">
          <text:p/>
        </draw:line>
        <draw:line draw:style-name="gr10" draw:text-style-name="P3" draw:layer="layout" svg:x1="20.129cm" svg:y1="27.124cm" svg:x2="20.129cm" svg:y2="27.049cm">
          <text:p/>
        </draw:line>
        <draw:line draw:style-name="gr10" draw:text-style-name="P3" draw:layer="layout" svg:x1="20.205cm" svg:y1="27.124cm" svg:x2="20.205cm" svg:y2="27.049cm">
          <text:p/>
        </draw:line>
        <draw:line draw:style-name="gr10" draw:text-style-name="P3" draw:layer="layout" svg:x1="20.28cm" svg:y1="27.124cm" svg:x2="20.28cm" svg:y2="27.049cm">
          <text:p/>
        </draw:line>
        <draw:line draw:style-name="gr10" draw:text-style-name="P3" draw:layer="layout" svg:x1="20.356cm" svg:y1="27.124cm" svg:x2="20.356cm" svg:y2="27.049cm">
          <text:p/>
        </draw:line>
        <draw:line draw:style-name="gr10" draw:text-style-name="P3" draw:layer="layout" svg:x1="18.538cm" svg:y1="27.2cm" svg:x2="18.538cm" svg:y2="27.124cm">
          <text:p/>
        </draw:line>
        <draw:line draw:style-name="gr10" draw:text-style-name="P3" draw:layer="layout" svg:x1="18.614cm" svg:y1="27.2cm" svg:x2="18.614cm" svg:y2="27.124cm">
          <text:p/>
        </draw:line>
        <draw:line draw:style-name="gr10" draw:text-style-name="P3" draw:layer="layout" svg:x1="18.69cm" svg:y1="27.2cm" svg:x2="18.69cm" svg:y2="27.124cm">
          <text:p/>
        </draw:line>
        <draw:line draw:style-name="gr10" draw:text-style-name="P3" draw:layer="layout" svg:x1="18.841cm" svg:y1="27.2cm" svg:x2="18.841cm" svg:y2="27.124cm">
          <text:p/>
        </draw:line>
        <draw:line draw:style-name="gr10" draw:text-style-name="P3" draw:layer="layout" svg:x1="18.993cm" svg:y1="27.2cm" svg:x2="18.993cm" svg:y2="27.124cm">
          <text:p/>
        </draw:line>
        <draw:line draw:style-name="gr10" draw:text-style-name="P3" draw:layer="layout" svg:x1="19.068cm" svg:y1="27.2cm" svg:x2="19.068cm" svg:y2="27.124cm">
          <text:p/>
        </draw:line>
        <draw:line draw:style-name="gr10" draw:text-style-name="P3" draw:layer="layout" svg:x1="19.296cm" svg:y1="27.2cm" svg:x2="19.296cm" svg:y2="27.124cm">
          <text:p/>
        </draw:line>
        <draw:line draw:style-name="gr10" draw:text-style-name="P3" draw:layer="layout" svg:x1="19.523cm" svg:y1="27.2cm" svg:x2="19.523cm" svg:y2="27.124cm">
          <text:p/>
        </draw:line>
        <draw:line draw:style-name="gr10" draw:text-style-name="P3" draw:layer="layout" svg:x1="19.599cm" svg:y1="27.2cm" svg:x2="19.599cm" svg:y2="27.124cm">
          <text:p/>
        </draw:line>
        <draw:line draw:style-name="gr10" draw:text-style-name="P3" draw:layer="layout" svg:x1="17.932cm" svg:y1="27.276cm" svg:x2="17.932cm" svg:y2="27.2cm">
          <text:p/>
        </draw:line>
        <draw:line draw:style-name="gr10" draw:text-style-name="P3" draw:layer="layout" svg:x1="18.083cm" svg:y1="27.276cm" svg:x2="18.083cm" svg:y2="27.2cm">
          <text:p/>
        </draw:line>
        <draw:line draw:style-name="gr10" draw:text-style-name="P3" draw:layer="layout" svg:x1="18.159cm" svg:y1="27.276cm" svg:x2="18.159cm" svg:y2="27.2cm">
          <text:p/>
        </draw:line>
        <draw:line draw:style-name="gr10" draw:text-style-name="P3" draw:layer="layout" svg:x1="18.235cm" svg:y1="27.276cm" svg:x2="18.235cm" svg:y2="27.2cm">
          <text:p/>
        </draw:line>
        <draw:line draw:style-name="gr10" draw:text-style-name="P3" draw:layer="layout" svg:x1="18.311cm" svg:y1="27.276cm" svg:x2="18.311cm" svg:y2="27.2cm">
          <text:p/>
        </draw:line>
        <draw:line draw:style-name="gr10" draw:text-style-name="P3" draw:layer="layout" svg:x1="18.386cm" svg:y1="27.276cm" svg:x2="18.386cm" svg:y2="27.2cm">
          <text:p/>
        </draw:line>
        <draw:line draw:style-name="gr10" draw:text-style-name="P3" draw:layer="layout" svg:x1="18.614cm" svg:y1="27.276cm" svg:x2="18.614cm" svg:y2="27.2cm">
          <text:p/>
        </draw:line>
        <draw:line draw:style-name="gr10" draw:text-style-name="P3" draw:layer="layout" svg:x1="18.765cm" svg:y1="27.276cm" svg:x2="18.765cm" svg:y2="27.2cm">
          <text:p/>
        </draw:line>
        <draw:line draw:style-name="gr10" draw:text-style-name="P3" draw:layer="layout" svg:x1="18.841cm" svg:y1="27.276cm" svg:x2="18.841cm" svg:y2="27.2cm">
          <text:p/>
        </draw:line>
        <draw:line draw:style-name="gr10" draw:text-style-name="P3" draw:layer="layout" svg:x1="18.917cm" svg:y1="27.276cm" svg:x2="18.917cm" svg:y2="27.2cm">
          <text:p/>
        </draw:line>
        <draw:line draw:style-name="gr10" draw:text-style-name="P3" draw:layer="layout" svg:x1="18.993cm" svg:y1="27.276cm" svg:x2="18.993cm" svg:y2="27.2cm">
          <text:p/>
        </draw:line>
        <draw:line draw:style-name="gr10" draw:text-style-name="P3" draw:layer="layout" svg:x1="19.068cm" svg:y1="27.276cm" svg:x2="19.068cm" svg:y2="27.2cm">
          <text:p/>
        </draw:line>
        <draw:line draw:style-name="gr10" draw:text-style-name="P3" draw:layer="layout" svg:x1="19.22cm" svg:y1="27.276cm" svg:x2="19.22cm" svg:y2="27.2cm">
          <text:p/>
        </draw:line>
        <draw:line draw:style-name="gr10" draw:text-style-name="P3" draw:layer="layout" svg:x1="19.296cm" svg:y1="27.276cm" svg:x2="19.296cm" svg:y2="27.2cm">
          <text:p/>
        </draw:line>
        <draw:line draw:style-name="gr10" draw:text-style-name="P3" draw:layer="layout" svg:x1="19.599cm" svg:y1="27.276cm" svg:x2="19.599cm" svg:y2="27.2cm">
          <text:p/>
        </draw:line>
        <draw:line draw:style-name="gr10" draw:text-style-name="P3" draw:layer="layout" svg:x1="19.75cm" svg:y1="27.276cm" svg:x2="19.75cm" svg:y2="27.2cm">
          <text:p/>
        </draw:line>
        <draw:line draw:style-name="gr10" draw:text-style-name="P3" draw:layer="layout" svg:x1="19.902cm" svg:y1="27.276cm" svg:x2="19.902cm" svg:y2="27.2cm">
          <text:p/>
        </draw:line>
        <draw:line draw:style-name="gr10" draw:text-style-name="P3" draw:layer="layout" svg:x1="19.977cm" svg:y1="27.276cm" svg:x2="19.977cm" svg:y2="27.2cm">
          <text:p/>
        </draw:line>
        <draw:line draw:style-name="gr10" draw:text-style-name="P3" draw:layer="layout" svg:x1="20.053cm" svg:y1="27.276cm" svg:x2="20.053cm" svg:y2="27.2cm">
          <text:p/>
        </draw:line>
        <draw:line draw:style-name="gr10" draw:text-style-name="P3" draw:layer="layout" svg:x1="20.129cm" svg:y1="27.276cm" svg:x2="20.129cm" svg:y2="27.2cm">
          <text:p/>
        </draw:line>
        <draw:line draw:style-name="gr10" draw:text-style-name="P3" draw:layer="layout" svg:x1="20.205cm" svg:y1="27.276cm" svg:x2="20.205cm" svg:y2="27.2cm">
          <text:p/>
        </draw:line>
        <draw:line draw:style-name="gr10" draw:text-style-name="P3" draw:layer="layout" svg:x1="17.932cm" svg:y1="27.352cm" svg:x2="17.932cm" svg:y2="27.276cm">
          <text:p/>
        </draw:line>
        <draw:line draw:style-name="gr10" draw:text-style-name="P3" draw:layer="layout" svg:x1="18.008cm" svg:y1="27.352cm" svg:x2="18.008cm" svg:y2="27.276cm">
          <text:p/>
        </draw:line>
        <draw:line draw:style-name="gr10" draw:text-style-name="P3" draw:layer="layout" svg:x1="18.083cm" svg:y1="27.352cm" svg:x2="18.083cm" svg:y2="27.276cm">
          <text:p/>
        </draw:line>
        <draw:line draw:style-name="gr10" draw:text-style-name="P3" draw:layer="layout" svg:x1="18.235cm" svg:y1="27.352cm" svg:x2="18.235cm" svg:y2="27.276cm">
          <text:p/>
        </draw:line>
        <draw:line draw:style-name="gr10" draw:text-style-name="P3" draw:layer="layout" svg:x1="18.311cm" svg:y1="27.352cm" svg:x2="18.311cm" svg:y2="27.276cm">
          <text:p/>
        </draw:line>
        <draw:line draw:style-name="gr10" draw:text-style-name="P3" draw:layer="layout" svg:x1="18.462cm" svg:y1="27.352cm" svg:x2="18.462cm" svg:y2="27.276cm">
          <text:p/>
        </draw:line>
        <draw:line draw:style-name="gr10" draw:text-style-name="P3" draw:layer="layout" svg:x1="18.538cm" svg:y1="27.352cm" svg:x2="18.538cm" svg:y2="27.276cm">
          <text:p/>
        </draw:line>
        <draw:line draw:style-name="gr10" draw:text-style-name="P3" draw:layer="layout" svg:x1="18.614cm" svg:y1="27.352cm" svg:x2="18.614cm" svg:y2="27.276cm">
          <text:p/>
        </draw:line>
        <draw:line draw:style-name="gr10" draw:text-style-name="P3" draw:layer="layout" svg:x1="18.765cm" svg:y1="27.352cm" svg:x2="18.765cm" svg:y2="27.276cm">
          <text:p/>
        </draw:line>
        <draw:line draw:style-name="gr10" draw:text-style-name="P3" draw:layer="layout" svg:x1="18.841cm" svg:y1="27.352cm" svg:x2="18.841cm" svg:y2="27.276cm">
          <text:p/>
        </draw:line>
        <draw:line draw:style-name="gr10" draw:text-style-name="P3" draw:layer="layout" svg:x1="19.144cm" svg:y1="27.352cm" svg:x2="19.144cm" svg:y2="27.276cm">
          <text:p/>
        </draw:line>
        <draw:line draw:style-name="gr10" draw:text-style-name="P3" draw:layer="layout" svg:x1="19.296cm" svg:y1="27.352cm" svg:x2="19.296cm" svg:y2="27.276cm">
          <text:p/>
        </draw:line>
        <draw:line draw:style-name="gr10" draw:text-style-name="P3" draw:layer="layout" svg:x1="19.371cm" svg:y1="27.352cm" svg:x2="19.371cm" svg:y2="27.276cm">
          <text:p/>
        </draw:line>
        <draw:line draw:style-name="gr10" draw:text-style-name="P3" draw:layer="layout" svg:x1="19.447cm" svg:y1="27.352cm" svg:x2="19.447cm" svg:y2="27.276cm">
          <text:p/>
        </draw:line>
        <draw:line draw:style-name="gr10" draw:text-style-name="P3" draw:layer="layout" svg:x1="19.523cm" svg:y1="27.352cm" svg:x2="19.523cm" svg:y2="27.276cm">
          <text:p/>
        </draw:line>
        <draw:line draw:style-name="gr10" draw:text-style-name="P3" draw:layer="layout" svg:x1="19.599cm" svg:y1="27.352cm" svg:x2="19.599cm" svg:y2="27.276cm">
          <text:p/>
        </draw:line>
        <draw:line draw:style-name="gr10" draw:text-style-name="P3" draw:layer="layout" svg:x1="19.674cm" svg:y1="27.352cm" svg:x2="19.674cm" svg:y2="27.276cm">
          <text:p/>
        </draw:line>
        <draw:line draw:style-name="gr10" draw:text-style-name="P3" draw:layer="layout" svg:x1="19.902cm" svg:y1="27.352cm" svg:x2="19.902cm" svg:y2="27.276cm">
          <text:p/>
        </draw:line>
        <draw:line draw:style-name="gr10" draw:text-style-name="P3" draw:layer="layout" svg:x1="19.977cm" svg:y1="27.352cm" svg:x2="19.977cm" svg:y2="27.276cm">
          <text:p/>
        </draw:line>
        <draw:line draw:style-name="gr10" draw:text-style-name="P3" draw:layer="layout" svg:x1="20.129cm" svg:y1="27.352cm" svg:x2="20.129cm" svg:y2="27.276cm">
          <text:p/>
        </draw:line>
        <draw:line draw:style-name="gr10" draw:text-style-name="P3" draw:layer="layout" svg:x1="20.205cm" svg:y1="27.352cm" svg:x2="20.205cm" svg:y2="27.276cm">
          <text:p/>
        </draw:line>
        <draw:line draw:style-name="gr10" draw:text-style-name="P3" draw:layer="layout" svg:x1="20.28cm" svg:y1="27.352cm" svg:x2="20.28cm" svg:y2="27.276cm">
          <text:p/>
        </draw:line>
        <draw:line draw:style-name="gr10" draw:text-style-name="P3" draw:layer="layout" svg:x1="20.356cm" svg:y1="27.352cm" svg:x2="20.356cm" svg:y2="27.276cm">
          <text:p/>
        </draw:line>
        <draw:line draw:style-name="gr10" draw:text-style-name="P3" draw:layer="layout" svg:x1="18.008cm" svg:y1="27.427cm" svg:x2="18.008cm" svg:y2="27.352cm">
          <text:p/>
        </draw:line>
        <draw:line draw:style-name="gr10" draw:text-style-name="P3" draw:layer="layout" svg:x1="18.159cm" svg:y1="27.427cm" svg:x2="18.159cm" svg:y2="27.352cm">
          <text:p/>
        </draw:line>
        <draw:line draw:style-name="gr10" draw:text-style-name="P3" draw:layer="layout" svg:x1="18.311cm" svg:y1="27.427cm" svg:x2="18.311cm" svg:y2="27.352cm">
          <text:p/>
        </draw:line>
        <draw:line draw:style-name="gr10" draw:text-style-name="P3" draw:layer="layout" svg:x1="18.386cm" svg:y1="27.427cm" svg:x2="18.386cm" svg:y2="27.352cm">
          <text:p/>
        </draw:line>
        <draw:line draw:style-name="gr10" draw:text-style-name="P3" draw:layer="layout" svg:x1="18.462cm" svg:y1="27.427cm" svg:x2="18.462cm" svg:y2="27.352cm">
          <text:p/>
        </draw:line>
        <draw:line draw:style-name="gr10" draw:text-style-name="P3" draw:layer="layout" svg:x1="18.69cm" svg:y1="27.427cm" svg:x2="18.69cm" svg:y2="27.352cm">
          <text:p/>
        </draw:line>
        <draw:line draw:style-name="gr10" draw:text-style-name="P3" draw:layer="layout" svg:x1="19.068cm" svg:y1="27.427cm" svg:x2="19.068cm" svg:y2="27.352cm">
          <text:p/>
        </draw:line>
        <draw:line draw:style-name="gr10" draw:text-style-name="P3" draw:layer="layout" svg:x1="19.296cm" svg:y1="27.427cm" svg:x2="19.296cm" svg:y2="27.352cm">
          <text:p/>
        </draw:line>
        <draw:line draw:style-name="gr10" draw:text-style-name="P3" draw:layer="layout" svg:x1="19.447cm" svg:y1="27.427cm" svg:x2="19.447cm" svg:y2="27.352cm">
          <text:p/>
        </draw:line>
        <draw:line draw:style-name="gr10" draw:text-style-name="P3" draw:layer="layout" svg:x1="19.902cm" svg:y1="27.427cm" svg:x2="19.902cm" svg:y2="27.352cm">
          <text:p/>
        </draw:line>
        <draw:line draw:style-name="gr10" draw:text-style-name="P3" draw:layer="layout" svg:x1="20.053cm" svg:y1="27.427cm" svg:x2="20.053cm" svg:y2="27.352cm">
          <text:p/>
        </draw:line>
        <draw:line draw:style-name="gr10" draw:text-style-name="P3" draw:layer="layout" svg:x1="20.205cm" svg:y1="27.427cm" svg:x2="20.205cm" svg:y2="27.352cm">
          <text:p/>
        </draw:line>
        <draw:line draw:style-name="gr10" draw:text-style-name="P3" draw:layer="layout" svg:x1="20.28cm" svg:y1="27.427cm" svg:x2="20.28cm" svg:y2="27.352cm">
          <text:p/>
        </draw:line>
        <draw:line draw:style-name="gr10" draw:text-style-name="P3" draw:layer="layout" svg:x1="17.932cm" svg:y1="27.503cm" svg:x2="17.932cm" svg:y2="27.427cm">
          <text:p/>
        </draw:line>
        <draw:line draw:style-name="gr10" draw:text-style-name="P3" draw:layer="layout" svg:x1="18.008cm" svg:y1="27.503cm" svg:x2="18.008cm" svg:y2="27.427cm">
          <text:p/>
        </draw:line>
        <draw:line draw:style-name="gr10" draw:text-style-name="P3" draw:layer="layout" svg:x1="18.083cm" svg:y1="27.503cm" svg:x2="18.083cm" svg:y2="27.427cm">
          <text:p/>
        </draw:line>
        <draw:line draw:style-name="gr10" draw:text-style-name="P3" draw:layer="layout" svg:x1="18.69cm" svg:y1="27.503cm" svg:x2="18.69cm" svg:y2="27.427cm">
          <text:p/>
        </draw:line>
        <draw:line draw:style-name="gr10" draw:text-style-name="P3" draw:layer="layout" svg:x1="18.765cm" svg:y1="27.503cm" svg:x2="18.765cm" svg:y2="27.427cm">
          <text:p/>
        </draw:line>
        <draw:line draw:style-name="gr10" draw:text-style-name="P3" draw:layer="layout" svg:x1="18.841cm" svg:y1="27.503cm" svg:x2="18.841cm" svg:y2="27.427cm">
          <text:p/>
        </draw:line>
        <draw:line draw:style-name="gr10" draw:text-style-name="P3" draw:layer="layout" svg:x1="18.993cm" svg:y1="27.503cm" svg:x2="18.993cm" svg:y2="27.427cm">
          <text:p/>
        </draw:line>
        <draw:line draw:style-name="gr10" draw:text-style-name="P3" draw:layer="layout" svg:x1="19.068cm" svg:y1="27.503cm" svg:x2="19.068cm" svg:y2="27.427cm">
          <text:p/>
        </draw:line>
        <draw:line draw:style-name="gr10" draw:text-style-name="P3" draw:layer="layout" svg:x1="19.144cm" svg:y1="27.503cm" svg:x2="19.144cm" svg:y2="27.427cm">
          <text:p/>
        </draw:line>
        <draw:line draw:style-name="gr10" draw:text-style-name="P3" draw:layer="layout" svg:x1="19.447cm" svg:y1="27.503cm" svg:x2="19.447cm" svg:y2="27.427cm">
          <text:p/>
        </draw:line>
        <draw:line draw:style-name="gr10" draw:text-style-name="P3" draw:layer="layout" svg:x1="19.523cm" svg:y1="27.503cm" svg:x2="19.523cm" svg:y2="27.427cm">
          <text:p/>
        </draw:line>
        <draw:line draw:style-name="gr10" draw:text-style-name="P3" draw:layer="layout" svg:x1="19.599cm" svg:y1="27.503cm" svg:x2="19.599cm" svg:y2="27.427cm">
          <text:p/>
        </draw:line>
        <draw:line draw:style-name="gr10" draw:text-style-name="P3" draw:layer="layout" svg:x1="19.826cm" svg:y1="27.503cm" svg:x2="19.826cm" svg:y2="27.427cm">
          <text:p/>
        </draw:line>
        <draw:line draw:style-name="gr10" draw:text-style-name="P3" draw:layer="layout" svg:x1="19.902cm" svg:y1="27.503cm" svg:x2="19.902cm" svg:y2="27.427cm">
          <text:p/>
        </draw:line>
        <draw:line draw:style-name="gr10" draw:text-style-name="P3" draw:layer="layout" svg:x1="20.053cm" svg:y1="27.503cm" svg:x2="20.053cm" svg:y2="27.427cm">
          <text:p/>
        </draw:line>
        <draw:line draw:style-name="gr10" draw:text-style-name="P3" draw:layer="layout" svg:x1="20.129cm" svg:y1="27.503cm" svg:x2="20.129cm" svg:y2="27.427cm">
          <text:p/>
        </draw:line>
        <draw:line draw:style-name="gr10" draw:text-style-name="P3" draw:layer="layout" svg:x1="20.205cm" svg:y1="27.503cm" svg:x2="20.205cm" svg:y2="27.427cm">
          <text:p/>
        </draw:line>
        <draw:line draw:style-name="gr10" draw:text-style-name="P3" draw:layer="layout" svg:x1="20.28cm" svg:y1="27.503cm" svg:x2="20.28cm" svg:y2="27.427cm">
          <text:p/>
        </draw:line>
        <draw:line draw:style-name="gr10" draw:text-style-name="P3" draw:layer="layout" svg:x1="20.356cm" svg:y1="27.503cm" svg:x2="20.356cm" svg:y2="27.427cm">
          <text:p/>
        </draw:line>
        <draw:line draw:style-name="gr10" draw:text-style-name="P3" draw:layer="layout" svg:x1="18.235cm" svg:y1="27.579cm" svg:x2="18.235cm" svg:y2="27.503cm">
          <text:p/>
        </draw:line>
        <draw:line draw:style-name="gr10" draw:text-style-name="P3" draw:layer="layout" svg:x1="18.311cm" svg:y1="27.579cm" svg:x2="18.311cm" svg:y2="27.503cm">
          <text:p/>
        </draw:line>
        <draw:line draw:style-name="gr10" draw:text-style-name="P3" draw:layer="layout" svg:x1="18.386cm" svg:y1="27.579cm" svg:x2="18.386cm" svg:y2="27.503cm">
          <text:p/>
        </draw:line>
        <draw:line draw:style-name="gr10" draw:text-style-name="P3" draw:layer="layout" svg:x1="18.538cm" svg:y1="27.579cm" svg:x2="18.538cm" svg:y2="27.503cm">
          <text:p/>
        </draw:line>
        <draw:line draw:style-name="gr10" draw:text-style-name="P3" draw:layer="layout" svg:x1="18.69cm" svg:y1="27.579cm" svg:x2="18.69cm" svg:y2="27.503cm">
          <text:p/>
        </draw:line>
        <draw:line draw:style-name="gr10" draw:text-style-name="P3" draw:layer="layout" svg:x1="18.841cm" svg:y1="27.579cm" svg:x2="18.841cm" svg:y2="27.503cm">
          <text:p/>
        </draw:line>
        <draw:line draw:style-name="gr10" draw:text-style-name="P3" draw:layer="layout" svg:x1="19.068cm" svg:y1="27.579cm" svg:x2="19.068cm" svg:y2="27.503cm">
          <text:p/>
        </draw:line>
        <draw:line draw:style-name="gr10" draw:text-style-name="P3" draw:layer="layout" svg:x1="19.296cm" svg:y1="27.579cm" svg:x2="19.296cm" svg:y2="27.503cm">
          <text:p/>
        </draw:line>
        <draw:line draw:style-name="gr10" draw:text-style-name="P3" draw:layer="layout" svg:x1="19.599cm" svg:y1="27.579cm" svg:x2="19.599cm" svg:y2="27.503cm">
          <text:p/>
        </draw:line>
        <draw:line draw:style-name="gr10" draw:text-style-name="P3" draw:layer="layout" svg:x1="19.674cm" svg:y1="27.579cm" svg:x2="19.674cm" svg:y2="27.503cm">
          <text:p/>
        </draw:line>
        <draw:line draw:style-name="gr10" draw:text-style-name="P3" draw:layer="layout" svg:x1="19.826cm" svg:y1="27.579cm" svg:x2="19.826cm" svg:y2="27.503cm">
          <text:p/>
        </draw:line>
        <draw:line draw:style-name="gr10" draw:text-style-name="P3" draw:layer="layout" svg:x1="19.977cm" svg:y1="27.579cm" svg:x2="19.977cm" svg:y2="27.503cm">
          <text:p/>
        </draw:line>
        <draw:line draw:style-name="gr10" draw:text-style-name="P3" draw:layer="layout" svg:x1="20.053cm" svg:y1="27.579cm" svg:x2="20.053cm" svg:y2="27.503cm">
          <text:p/>
        </draw:line>
        <draw:line draw:style-name="gr10" draw:text-style-name="P3" draw:layer="layout" svg:x1="20.129cm" svg:y1="27.579cm" svg:x2="20.129cm" svg:y2="27.503cm">
          <text:p/>
        </draw:line>
        <draw:line draw:style-name="gr10" draw:text-style-name="P3" draw:layer="layout" svg:x1="18.008cm" svg:y1="27.655cm" svg:x2="18.008cm" svg:y2="27.579cm">
          <text:p/>
        </draw:line>
        <draw:line draw:style-name="gr10" draw:text-style-name="P3" draw:layer="layout" svg:x1="18.083cm" svg:y1="27.655cm" svg:x2="18.083cm" svg:y2="27.579cm">
          <text:p/>
        </draw:line>
        <draw:line draw:style-name="gr10" draw:text-style-name="P3" draw:layer="layout" svg:x1="18.159cm" svg:y1="27.655cm" svg:x2="18.159cm" svg:y2="27.579cm">
          <text:p/>
        </draw:line>
        <draw:line draw:style-name="gr10" draw:text-style-name="P3" draw:layer="layout" svg:x1="18.462cm" svg:y1="27.655cm" svg:x2="18.462cm" svg:y2="27.579cm">
          <text:p/>
        </draw:line>
        <draw:line draw:style-name="gr10" draw:text-style-name="P3" draw:layer="layout" svg:x1="18.538cm" svg:y1="27.655cm" svg:x2="18.538cm" svg:y2="27.579cm">
          <text:p/>
        </draw:line>
        <draw:line draw:style-name="gr10" draw:text-style-name="P3" draw:layer="layout" svg:x1="18.69cm" svg:y1="27.655cm" svg:x2="18.69cm" svg:y2="27.579cm">
          <text:p/>
        </draw:line>
        <draw:line draw:style-name="gr10" draw:text-style-name="P3" draw:layer="layout" svg:x1="18.841cm" svg:y1="27.655cm" svg:x2="18.841cm" svg:y2="27.579cm">
          <text:p/>
        </draw:line>
        <draw:line draw:style-name="gr10" draw:text-style-name="P3" draw:layer="layout" svg:x1="18.993cm" svg:y1="27.655cm" svg:x2="18.993cm" svg:y2="27.579cm">
          <text:p/>
        </draw:line>
        <draw:line draw:style-name="gr10" draw:text-style-name="P3" draw:layer="layout" svg:x1="19.068cm" svg:y1="27.655cm" svg:x2="19.068cm" svg:y2="27.579cm">
          <text:p/>
        </draw:line>
        <draw:line draw:style-name="gr10" draw:text-style-name="P3" draw:layer="layout" svg:x1="19.144cm" svg:y1="27.655cm" svg:x2="19.144cm" svg:y2="27.579cm">
          <text:p/>
        </draw:line>
        <draw:line draw:style-name="gr10" draw:text-style-name="P3" draw:layer="layout" svg:x1="19.22cm" svg:y1="27.655cm" svg:x2="19.22cm" svg:y2="27.579cm">
          <text:p/>
        </draw:line>
        <draw:line draw:style-name="gr10" draw:text-style-name="P3" draw:layer="layout" svg:x1="19.447cm" svg:y1="27.655cm" svg:x2="19.447cm" svg:y2="27.579cm">
          <text:p/>
        </draw:line>
        <draw:line draw:style-name="gr10" draw:text-style-name="P3" draw:layer="layout" svg:x1="19.523cm" svg:y1="27.655cm" svg:x2="19.523cm" svg:y2="27.579cm">
          <text:p/>
        </draw:line>
        <draw:line draw:style-name="gr10" draw:text-style-name="P3" draw:layer="layout" svg:x1="19.599cm" svg:y1="27.655cm" svg:x2="19.599cm" svg:y2="27.579cm">
          <text:p/>
        </draw:line>
        <draw:line draw:style-name="gr10" draw:text-style-name="P3" draw:layer="layout" svg:x1="19.674cm" svg:y1="27.655cm" svg:x2="19.674cm" svg:y2="27.579cm">
          <text:p/>
        </draw:line>
        <draw:line draw:style-name="gr10" draw:text-style-name="P3" draw:layer="layout" svg:x1="19.902cm" svg:y1="27.655cm" svg:x2="19.902cm" svg:y2="27.579cm">
          <text:p/>
        </draw:line>
        <draw:line draw:style-name="gr10" draw:text-style-name="P3" draw:layer="layout" svg:x1="20.205cm" svg:y1="27.655cm" svg:x2="20.205cm" svg:y2="27.579cm">
          <text:p/>
        </draw:line>
        <draw:line draw:style-name="gr10" draw:text-style-name="P3" draw:layer="layout" svg:x1="20.28cm" svg:y1="27.655cm" svg:x2="20.28cm" svg:y2="27.579cm">
          <text:p/>
        </draw:line>
        <draw:line draw:style-name="gr10" draw:text-style-name="P3" draw:layer="layout" svg:x1="20.356cm" svg:y1="27.655cm" svg:x2="20.356cm" svg:y2="27.579cm">
          <text:p/>
        </draw:line>
        <draw:line draw:style-name="gr10" draw:text-style-name="P3" draw:layer="layout" svg:x1="17.932cm" svg:y1="27.73cm" svg:x2="17.932cm" svg:y2="27.655cm">
          <text:p/>
        </draw:line>
        <draw:line draw:style-name="gr10" draw:text-style-name="P3" draw:layer="layout" svg:x1="18.159cm" svg:y1="27.73cm" svg:x2="18.159cm" svg:y2="27.655cm">
          <text:p/>
        </draw:line>
        <draw:line draw:style-name="gr10" draw:text-style-name="P3" draw:layer="layout" svg:x1="18.386cm" svg:y1="27.73cm" svg:x2="18.386cm" svg:y2="27.655cm">
          <text:p/>
        </draw:line>
        <draw:line draw:style-name="gr10" draw:text-style-name="P3" draw:layer="layout" svg:x1="18.765cm" svg:y1="27.73cm" svg:x2="18.765cm" svg:y2="27.655cm">
          <text:p/>
        </draw:line>
        <draw:line draw:style-name="gr10" draw:text-style-name="P3" draw:layer="layout" svg:x1="18.917cm" svg:y1="27.73cm" svg:x2="18.917cm" svg:y2="27.655cm">
          <text:p/>
        </draw:line>
        <draw:line draw:style-name="gr10" draw:text-style-name="P3" draw:layer="layout" svg:x1="19.22cm" svg:y1="27.73cm" svg:x2="19.22cm" svg:y2="27.655cm">
          <text:p/>
        </draw:line>
        <draw:line draw:style-name="gr10" draw:text-style-name="P3" draw:layer="layout" svg:x1="19.371cm" svg:y1="27.73cm" svg:x2="19.371cm" svg:y2="27.655cm">
          <text:p/>
        </draw:line>
        <draw:line draw:style-name="gr10" draw:text-style-name="P3" draw:layer="layout" svg:x1="19.826cm" svg:y1="27.73cm" svg:x2="19.826cm" svg:y2="27.655cm">
          <text:p/>
        </draw:line>
        <draw:line draw:style-name="gr10" draw:text-style-name="P3" draw:layer="layout" svg:x1="19.902cm" svg:y1="27.73cm" svg:x2="19.902cm" svg:y2="27.655cm">
          <text:p/>
        </draw:line>
        <draw:line draw:style-name="gr10" draw:text-style-name="P3" draw:layer="layout" svg:x1="20.053cm" svg:y1="27.73cm" svg:x2="20.053cm" svg:y2="27.655cm">
          <text:p/>
        </draw:line>
        <draw:line draw:style-name="gr10" draw:text-style-name="P3" draw:layer="layout" svg:x1="20.129cm" svg:y1="27.73cm" svg:x2="20.129cm" svg:y2="27.655cm">
          <text:p/>
        </draw:line>
        <draw:line draw:style-name="gr10" draw:text-style-name="P3" draw:layer="layout" svg:x1="20.28cm" svg:y1="27.73cm" svg:x2="20.28cm" svg:y2="27.655cm">
          <text:p/>
        </draw:line>
        <draw:line draw:style-name="gr10" draw:text-style-name="P3" draw:layer="layout" svg:x1="17.932cm" svg:y1="27.806cm" svg:x2="17.932cm" svg:y2="27.73cm">
          <text:p/>
        </draw:line>
        <draw:line draw:style-name="gr10" draw:text-style-name="P3" draw:layer="layout" svg:x1="18.008cm" svg:y1="27.806cm" svg:x2="18.008cm" svg:y2="27.73cm">
          <text:p/>
        </draw:line>
        <draw:line draw:style-name="gr10" draw:text-style-name="P3" draw:layer="layout" svg:x1="18.235cm" svg:y1="27.806cm" svg:x2="18.235cm" svg:y2="27.73cm">
          <text:p/>
        </draw:line>
        <draw:line draw:style-name="gr10" draw:text-style-name="P3" draw:layer="layout" svg:x1="18.462cm" svg:y1="27.806cm" svg:x2="18.462cm" svg:y2="27.73cm">
          <text:p/>
        </draw:line>
        <draw:line draw:style-name="gr10" draw:text-style-name="P3" draw:layer="layout" svg:x1="18.614cm" svg:y1="27.806cm" svg:x2="18.614cm" svg:y2="27.73cm">
          <text:p/>
        </draw:line>
        <draw:line draw:style-name="gr10" draw:text-style-name="P3" draw:layer="layout" svg:x1="18.765cm" svg:y1="27.806cm" svg:x2="18.765cm" svg:y2="27.73cm">
          <text:p/>
        </draw:line>
        <draw:line draw:style-name="gr10" draw:text-style-name="P3" draw:layer="layout" svg:x1="18.917cm" svg:y1="27.806cm" svg:x2="18.917cm" svg:y2="27.73cm">
          <text:p/>
        </draw:line>
        <draw:line draw:style-name="gr10" draw:text-style-name="P3" draw:layer="layout" svg:x1="18.993cm" svg:y1="27.806cm" svg:x2="18.993cm" svg:y2="27.73cm">
          <text:p/>
        </draw:line>
        <draw:line draw:style-name="gr10" draw:text-style-name="P3" draw:layer="layout" svg:x1="19.144cm" svg:y1="27.806cm" svg:x2="19.144cm" svg:y2="27.73cm">
          <text:p/>
        </draw:line>
        <draw:line draw:style-name="gr10" draw:text-style-name="P3" draw:layer="layout" svg:x1="19.296cm" svg:y1="27.806cm" svg:x2="19.296cm" svg:y2="27.73cm">
          <text:p/>
        </draw:line>
        <draw:line draw:style-name="gr10" draw:text-style-name="P3" draw:layer="layout" svg:x1="19.371cm" svg:y1="27.806cm" svg:x2="19.371cm" svg:y2="27.73cm">
          <text:p/>
        </draw:line>
        <draw:line draw:style-name="gr10" draw:text-style-name="P3" draw:layer="layout" svg:x1="19.447cm" svg:y1="27.806cm" svg:x2="19.447cm" svg:y2="27.73cm">
          <text:p/>
        </draw:line>
        <draw:line draw:style-name="gr10" draw:text-style-name="P3" draw:layer="layout" svg:x1="19.523cm" svg:y1="27.806cm" svg:x2="19.523cm" svg:y2="27.73cm">
          <text:p/>
        </draw:line>
        <draw:line draw:style-name="gr10" draw:text-style-name="P3" draw:layer="layout" svg:x1="19.75cm" svg:y1="27.806cm" svg:x2="19.75cm" svg:y2="27.73cm">
          <text:p/>
        </draw:line>
        <draw:line draw:style-name="gr10" draw:text-style-name="P3" draw:layer="layout" svg:x1="19.826cm" svg:y1="27.806cm" svg:x2="19.826cm" svg:y2="27.73cm">
          <text:p/>
        </draw:line>
        <draw:line draw:style-name="gr10" draw:text-style-name="P3" draw:layer="layout" svg:x1="19.902cm" svg:y1="27.806cm" svg:x2="19.902cm" svg:y2="27.73cm">
          <text:p/>
        </draw:line>
        <draw:line draw:style-name="gr10" draw:text-style-name="P3" draw:layer="layout" svg:x1="20.053cm" svg:y1="27.806cm" svg:x2="20.053cm" svg:y2="27.73cm">
          <text:p/>
        </draw:line>
        <draw:line draw:style-name="gr10" draw:text-style-name="P3" draw:layer="layout" svg:x1="20.205cm" svg:y1="27.806cm" svg:x2="20.205cm" svg:y2="27.73cm">
          <text:p/>
        </draw:line>
        <draw:line draw:style-name="gr10" draw:text-style-name="P3" draw:layer="layout" svg:x1="18.008cm" svg:y1="27.882cm" svg:x2="18.008cm" svg:y2="27.806cm">
          <text:p/>
        </draw:line>
        <draw:line draw:style-name="gr10" draw:text-style-name="P3" draw:layer="layout" svg:x1="18.159cm" svg:y1="27.882cm" svg:x2="18.159cm" svg:y2="27.806cm">
          <text:p/>
        </draw:line>
        <draw:line draw:style-name="gr10" draw:text-style-name="P3" draw:layer="layout" svg:x1="18.235cm" svg:y1="27.882cm" svg:x2="18.235cm" svg:y2="27.806cm">
          <text:p/>
        </draw:line>
        <draw:line draw:style-name="gr10" draw:text-style-name="P3" draw:layer="layout" svg:x1="18.386cm" svg:y1="27.882cm" svg:x2="18.386cm" svg:y2="27.806cm">
          <text:p/>
        </draw:line>
        <draw:line draw:style-name="gr10" draw:text-style-name="P3" draw:layer="layout" svg:x1="18.538cm" svg:y1="27.882cm" svg:x2="18.538cm" svg:y2="27.806cm">
          <text:p/>
        </draw:line>
        <draw:line draw:style-name="gr10" draw:text-style-name="P3" draw:layer="layout" svg:x1="18.69cm" svg:y1="27.882cm" svg:x2="18.69cm" svg:y2="27.806cm">
          <text:p/>
        </draw:line>
        <draw:line draw:style-name="gr10" draw:text-style-name="P3" draw:layer="layout" svg:x1="19.144cm" svg:y1="27.882cm" svg:x2="19.144cm" svg:y2="27.806cm">
          <text:p/>
        </draw:line>
        <draw:line draw:style-name="gr10" draw:text-style-name="P3" draw:layer="layout" svg:x1="19.22cm" svg:y1="27.882cm" svg:x2="19.22cm" svg:y2="27.806cm">
          <text:p/>
        </draw:line>
        <draw:line draw:style-name="gr10" draw:text-style-name="P3" draw:layer="layout" svg:x1="19.371cm" svg:y1="27.882cm" svg:x2="19.371cm" svg:y2="27.806cm">
          <text:p/>
        </draw:line>
        <draw:line draw:style-name="gr10" draw:text-style-name="P3" draw:layer="layout" svg:x1="19.447cm" svg:y1="27.882cm" svg:x2="19.447cm" svg:y2="27.806cm">
          <text:p/>
        </draw:line>
        <draw:line draw:style-name="gr10" draw:text-style-name="P3" draw:layer="layout" svg:x1="19.75cm" svg:y1="27.882cm" svg:x2="19.75cm" svg:y2="27.806cm">
          <text:p/>
        </draw:line>
        <draw:line draw:style-name="gr10" draw:text-style-name="P3" draw:layer="layout" svg:x1="19.826cm" svg:y1="27.882cm" svg:x2="19.826cm" svg:y2="27.806cm">
          <text:p/>
        </draw:line>
        <draw:line draw:style-name="gr10" draw:text-style-name="P3" draw:layer="layout" svg:x1="19.977cm" svg:y1="27.882cm" svg:x2="19.977cm" svg:y2="27.806cm">
          <text:p/>
        </draw:line>
        <draw:line draw:style-name="gr10" draw:text-style-name="P3" draw:layer="layout" svg:x1="20.053cm" svg:y1="27.882cm" svg:x2="20.053cm" svg:y2="27.806cm">
          <text:p/>
        </draw:line>
        <draw:line draw:style-name="gr10" draw:text-style-name="P3" draw:layer="layout" svg:x1="20.356cm" svg:y1="27.882cm" svg:x2="20.356cm" svg:y2="27.806cm">
          <text:p/>
        </draw:line>
        <draw:line draw:style-name="gr10" draw:text-style-name="P3" draw:layer="layout" svg:x1="17.932cm" svg:y1="27.958cm" svg:x2="17.932cm" svg:y2="27.882cm">
          <text:p/>
        </draw:line>
        <draw:line draw:style-name="gr10" draw:text-style-name="P3" draw:layer="layout" svg:x1="18.008cm" svg:y1="27.958cm" svg:x2="18.008cm" svg:y2="27.882cm">
          <text:p/>
        </draw:line>
        <draw:line draw:style-name="gr10" draw:text-style-name="P3" draw:layer="layout" svg:x1="18.083cm" svg:y1="27.958cm" svg:x2="18.083cm" svg:y2="27.882cm">
          <text:p/>
        </draw:line>
        <draw:line draw:style-name="gr10" draw:text-style-name="P3" draw:layer="layout" svg:x1="18.538cm" svg:y1="27.958cm" svg:x2="18.538cm" svg:y2="27.882cm">
          <text:p/>
        </draw:line>
        <draw:line draw:style-name="gr10" draw:text-style-name="P3" draw:layer="layout" svg:x1="18.614cm" svg:y1="27.958cm" svg:x2="18.614cm" svg:y2="27.882cm">
          <text:p/>
        </draw:line>
        <draw:line draw:style-name="gr10" draw:text-style-name="P3" draw:layer="layout" svg:x1="19.144cm" svg:y1="27.958cm" svg:x2="19.144cm" svg:y2="27.882cm">
          <text:p/>
        </draw:line>
        <draw:line draw:style-name="gr10" draw:text-style-name="P3" draw:layer="layout" svg:x1="19.22cm" svg:y1="27.958cm" svg:x2="19.22cm" svg:y2="27.882cm">
          <text:p/>
        </draw:line>
        <draw:line draw:style-name="gr10" draw:text-style-name="P3" draw:layer="layout" svg:x1="19.371cm" svg:y1="27.958cm" svg:x2="19.371cm" svg:y2="27.882cm">
          <text:p/>
        </draw:line>
        <draw:line draw:style-name="gr10" draw:text-style-name="P3" draw:layer="layout" svg:x1="19.447cm" svg:y1="27.958cm" svg:x2="19.447cm" svg:y2="27.882cm">
          <text:p/>
        </draw:line>
        <draw:line draw:style-name="gr10" draw:text-style-name="P3" draw:layer="layout" svg:x1="19.523cm" svg:y1="27.958cm" svg:x2="19.523cm" svg:y2="27.882cm">
          <text:p/>
        </draw:line>
        <draw:line draw:style-name="gr10" draw:text-style-name="P3" draw:layer="layout" svg:x1="19.674cm" svg:y1="27.958cm" svg:x2="19.674cm" svg:y2="27.882cm">
          <text:p/>
        </draw:line>
        <draw:line draw:style-name="gr10" draw:text-style-name="P3" draw:layer="layout" svg:x1="19.75cm" svg:y1="27.958cm" svg:x2="19.75cm" svg:y2="27.882cm">
          <text:p/>
        </draw:line>
        <draw:line draw:style-name="gr10" draw:text-style-name="P3" draw:layer="layout" svg:x1="19.902cm" svg:y1="27.958cm" svg:x2="19.902cm" svg:y2="27.882cm">
          <text:p/>
        </draw:line>
        <draw:line draw:style-name="gr10" draw:text-style-name="P3" draw:layer="layout" svg:x1="19.977cm" svg:y1="27.958cm" svg:x2="19.977cm" svg:y2="27.882cm">
          <text:p/>
        </draw:line>
        <draw:line draw:style-name="gr10" draw:text-style-name="P3" draw:layer="layout" svg:x1="20.129cm" svg:y1="27.958cm" svg:x2="20.129cm" svg:y2="27.882cm">
          <text:p/>
        </draw:line>
        <draw:line draw:style-name="gr10" draw:text-style-name="P3" draw:layer="layout" svg:x1="20.205cm" svg:y1="27.958cm" svg:x2="20.205cm" svg:y2="27.882cm">
          <text:p/>
        </draw:line>
        <draw:line draw:style-name="gr10" draw:text-style-name="P3" draw:layer="layout" svg:x1="20.356cm" svg:y1="27.958cm" svg:x2="20.356cm" svg:y2="27.882cm">
          <text:p/>
        </draw:line>
        <draw:line draw:style-name="gr10" draw:text-style-name="P3" draw:layer="layout" svg:x1="18.235cm" svg:y1="28.033cm" svg:x2="18.235cm" svg:y2="27.958cm">
          <text:p/>
        </draw:line>
        <draw:line draw:style-name="gr10" draw:text-style-name="P3" draw:layer="layout" svg:x1="18.311cm" svg:y1="28.033cm" svg:x2="18.311cm" svg:y2="27.958cm">
          <text:p/>
        </draw:line>
        <draw:line draw:style-name="gr10" draw:text-style-name="P3" draw:layer="layout" svg:x1="18.386cm" svg:y1="28.033cm" svg:x2="18.386cm" svg:y2="27.958cm">
          <text:p/>
        </draw:line>
        <draw:line draw:style-name="gr10" draw:text-style-name="P3" draw:layer="layout" svg:x1="18.462cm" svg:y1="28.033cm" svg:x2="18.462cm" svg:y2="27.958cm">
          <text:p/>
        </draw:line>
        <draw:line draw:style-name="gr10" draw:text-style-name="P3" draw:layer="layout" svg:x1="18.614cm" svg:y1="28.033cm" svg:x2="18.614cm" svg:y2="27.958cm">
          <text:p/>
        </draw:line>
        <draw:line draw:style-name="gr10" draw:text-style-name="P3" draw:layer="layout" svg:x1="19.068cm" svg:y1="28.033cm" svg:x2="19.068cm" svg:y2="27.958cm">
          <text:p/>
        </draw:line>
        <draw:line draw:style-name="gr10" draw:text-style-name="P3" draw:layer="layout" svg:x1="19.22cm" svg:y1="28.033cm" svg:x2="19.22cm" svg:y2="27.958cm">
          <text:p/>
        </draw:line>
        <draw:line draw:style-name="gr10" draw:text-style-name="P3" draw:layer="layout" svg:x1="19.523cm" svg:y1="28.033cm" svg:x2="19.523cm" svg:y2="27.958cm">
          <text:p/>
        </draw:line>
        <draw:line draw:style-name="gr10" draw:text-style-name="P3" draw:layer="layout" svg:x1="19.599cm" svg:y1="28.033cm" svg:x2="19.599cm" svg:y2="27.958cm">
          <text:p/>
        </draw:line>
        <draw:line draw:style-name="gr10" draw:text-style-name="P3" draw:layer="layout" svg:x1="19.75cm" svg:y1="28.033cm" svg:x2="19.75cm" svg:y2="27.958cm">
          <text:p/>
        </draw:line>
        <draw:line draw:style-name="gr10" draw:text-style-name="P3" draw:layer="layout" svg:x1="19.826cm" svg:y1="28.033cm" svg:x2="19.826cm" svg:y2="27.958cm">
          <text:p/>
        </draw:line>
        <draw:line draw:style-name="gr10" draw:text-style-name="P3" draw:layer="layout" svg:x1="19.902cm" svg:y1="28.033cm" svg:x2="19.902cm" svg:y2="27.958cm">
          <text:p/>
        </draw:line>
        <draw:line draw:style-name="gr10" draw:text-style-name="P3" draw:layer="layout" svg:x1="19.977cm" svg:y1="28.033cm" svg:x2="19.977cm" svg:y2="27.958cm">
          <text:p/>
        </draw:line>
        <draw:line draw:style-name="gr10" draw:text-style-name="P3" draw:layer="layout" svg:x1="20.053cm" svg:y1="28.033cm" svg:x2="20.053cm" svg:y2="27.958cm">
          <text:p/>
        </draw:line>
        <draw:line draw:style-name="gr10" draw:text-style-name="P3" draw:layer="layout" svg:x1="20.205cm" svg:y1="28.033cm" svg:x2="20.205cm" svg:y2="27.958cm">
          <text:p/>
        </draw:line>
        <draw:line draw:style-name="gr10" draw:text-style-name="P3" draw:layer="layout" svg:x1="20.28cm" svg:y1="28.033cm" svg:x2="20.28cm" svg:y2="27.958cm">
          <text:p/>
        </draw:line>
        <draw:line draw:style-name="gr10" draw:text-style-name="P3" draw:layer="layout" svg:x1="17.932cm" svg:y1="28.109cm" svg:x2="17.932cm" svg:y2="28.033cm">
          <text:p/>
        </draw:line>
        <draw:line draw:style-name="gr10" draw:text-style-name="P3" draw:layer="layout" svg:x1="18.008cm" svg:y1="28.109cm" svg:x2="18.008cm" svg:y2="28.033cm">
          <text:p/>
        </draw:line>
        <draw:line draw:style-name="gr10" draw:text-style-name="P3" draw:layer="layout" svg:x1="18.083cm" svg:y1="28.109cm" svg:x2="18.083cm" svg:y2="28.033cm">
          <text:p/>
        </draw:line>
        <draw:line draw:style-name="gr10" draw:text-style-name="P3" draw:layer="layout" svg:x1="18.235cm" svg:y1="28.109cm" svg:x2="18.235cm" svg:y2="28.033cm">
          <text:p/>
        </draw:line>
        <draw:line draw:style-name="gr10" draw:text-style-name="P3" draw:layer="layout" svg:x1="18.311cm" svg:y1="28.109cm" svg:x2="18.311cm" svg:y2="28.033cm">
          <text:p/>
        </draw:line>
        <draw:line draw:style-name="gr10" draw:text-style-name="P3" draw:layer="layout" svg:x1="18.69cm" svg:y1="28.109cm" svg:x2="18.69cm" svg:y2="28.033cm">
          <text:p/>
        </draw:line>
        <draw:line draw:style-name="gr10" draw:text-style-name="P3" draw:layer="layout" svg:x1="18.841cm" svg:y1="28.109cm" svg:x2="18.841cm" svg:y2="28.033cm">
          <text:p/>
        </draw:line>
        <draw:line draw:style-name="gr10" draw:text-style-name="P3" draw:layer="layout" svg:x1="18.917cm" svg:y1="28.109cm" svg:x2="18.917cm" svg:y2="28.033cm">
          <text:p/>
        </draw:line>
        <draw:line draw:style-name="gr10" draw:text-style-name="P3" draw:layer="layout" svg:x1="19.068cm" svg:y1="28.109cm" svg:x2="19.068cm" svg:y2="28.033cm">
          <text:p/>
        </draw:line>
        <draw:line draw:style-name="gr10" draw:text-style-name="P3" draw:layer="layout" svg:x1="19.144cm" svg:y1="28.109cm" svg:x2="19.144cm" svg:y2="28.033cm">
          <text:p/>
        </draw:line>
        <draw:line draw:style-name="gr10" draw:text-style-name="P3" draw:layer="layout" svg:x1="19.22cm" svg:y1="28.109cm" svg:x2="19.22cm" svg:y2="28.033cm">
          <text:p/>
        </draw:line>
        <draw:line draw:style-name="gr10" draw:text-style-name="P3" draw:layer="layout" svg:x1="19.296cm" svg:y1="28.109cm" svg:x2="19.296cm" svg:y2="28.033cm">
          <text:p/>
        </draw:line>
        <draw:line draw:style-name="gr10" draw:text-style-name="P3" draw:layer="layout" svg:x1="19.371cm" svg:y1="28.109cm" svg:x2="19.371cm" svg:y2="28.033cm">
          <text:p/>
        </draw:line>
        <draw:line draw:style-name="gr10" draw:text-style-name="P3" draw:layer="layout" svg:x1="19.447cm" svg:y1="28.109cm" svg:x2="19.447cm" svg:y2="28.033cm">
          <text:p/>
        </draw:line>
        <draw:line draw:style-name="gr10" draw:text-style-name="P3" draw:layer="layout" svg:x1="19.523cm" svg:y1="28.109cm" svg:x2="19.523cm" svg:y2="28.033cm">
          <text:p/>
        </draw:line>
        <draw:line draw:style-name="gr10" draw:text-style-name="P3" draw:layer="layout" svg:x1="19.826cm" svg:y1="28.109cm" svg:x2="19.826cm" svg:y2="28.033cm">
          <text:p/>
        </draw:line>
        <draw:line draw:style-name="gr10" draw:text-style-name="P3" draw:layer="layout" svg:x1="19.902cm" svg:y1="28.109cm" svg:x2="19.902cm" svg:y2="28.033cm">
          <text:p/>
        </draw:line>
        <draw:line draw:style-name="gr10" draw:text-style-name="P3" draw:layer="layout" svg:x1="19.977cm" svg:y1="28.109cm" svg:x2="19.977cm" svg:y2="28.033cm">
          <text:p/>
        </draw:line>
        <draw:line draw:style-name="gr10" draw:text-style-name="P3" draw:layer="layout" svg:x1="20.053cm" svg:y1="28.109cm" svg:x2="20.053cm" svg:y2="28.033cm">
          <text:p/>
        </draw:line>
        <draw:line draw:style-name="gr10" draw:text-style-name="P3" draw:layer="layout" svg:x1="20.129cm" svg:y1="28.109cm" svg:x2="20.129cm" svg:y2="28.033cm">
          <text:p/>
        </draw:line>
        <draw:line draw:style-name="gr10" draw:text-style-name="P3" draw:layer="layout" svg:x1="20.205cm" svg:y1="28.109cm" svg:x2="20.205cm" svg:y2="28.033cm">
          <text:p/>
        </draw:line>
        <draw:line draw:style-name="gr10" draw:text-style-name="P3" draw:layer="layout" svg:x1="20.28cm" svg:y1="28.109cm" svg:x2="20.28cm" svg:y2="28.033cm">
          <text:p/>
        </draw:line>
        <draw:line draw:style-name="gr10" draw:text-style-name="P3" draw:layer="layout" svg:x1="20.356cm" svg:y1="28.109cm" svg:x2="20.356cm" svg:y2="28.033cm">
          <text:p/>
        </draw:line>
        <draw:line draw:style-name="gr10" draw:text-style-name="P3" draw:layer="layout" svg:x1="18.159cm" svg:y1="28.185cm" svg:x2="18.159cm" svg:y2="28.109cm">
          <text:p/>
        </draw:line>
        <draw:line draw:style-name="gr10" draw:text-style-name="P3" draw:layer="layout" svg:x1="18.311cm" svg:y1="28.185cm" svg:x2="18.311cm" svg:y2="28.109cm">
          <text:p/>
        </draw:line>
        <draw:line draw:style-name="gr10" draw:text-style-name="P3" draw:layer="layout" svg:x1="18.386cm" svg:y1="28.185cm" svg:x2="18.386cm" svg:y2="28.109cm">
          <text:p/>
        </draw:line>
        <draw:line draw:style-name="gr10" draw:text-style-name="P3" draw:layer="layout" svg:x1="18.765cm" svg:y1="28.185cm" svg:x2="18.765cm" svg:y2="28.109cm">
          <text:p/>
        </draw:line>
        <draw:line draw:style-name="gr10" draw:text-style-name="P3" draw:layer="layout" svg:x1="19.068cm" svg:y1="28.185cm" svg:x2="19.068cm" svg:y2="28.109cm">
          <text:p/>
        </draw:line>
        <draw:line draw:style-name="gr10" draw:text-style-name="P3" draw:layer="layout" svg:x1="19.144cm" svg:y1="28.185cm" svg:x2="19.144cm" svg:y2="28.109cm">
          <text:p/>
        </draw:line>
        <draw:line draw:style-name="gr10" draw:text-style-name="P3" draw:layer="layout" svg:x1="19.371cm" svg:y1="28.185cm" svg:x2="19.371cm" svg:y2="28.109cm">
          <text:p/>
        </draw:line>
        <draw:line draw:style-name="gr10" draw:text-style-name="P3" draw:layer="layout" svg:x1="19.447cm" svg:y1="28.185cm" svg:x2="19.447cm" svg:y2="28.109cm">
          <text:p/>
        </draw:line>
        <draw:line draw:style-name="gr10" draw:text-style-name="P3" draw:layer="layout" svg:x1="19.674cm" svg:y1="28.185cm" svg:x2="19.674cm" svg:y2="28.109cm">
          <text:p/>
        </draw:line>
        <draw:line draw:style-name="gr10" draw:text-style-name="P3" draw:layer="layout" svg:x1="19.75cm" svg:y1="28.185cm" svg:x2="19.75cm" svg:y2="28.109cm">
          <text:p/>
        </draw:line>
        <draw:line draw:style-name="gr10" draw:text-style-name="P3" draw:layer="layout" svg:x1="19.977cm" svg:y1="28.185cm" svg:x2="19.977cm" svg:y2="28.109cm">
          <text:p/>
        </draw:line>
        <draw:line draw:style-name="gr10" draw:text-style-name="P3" draw:layer="layout" svg:x1="20.053cm" svg:y1="28.185cm" svg:x2="20.053cm" svg:y2="28.109cm">
          <text:p/>
        </draw:line>
        <draw:line draw:style-name="gr10" draw:text-style-name="P3" draw:layer="layout" svg:x1="20.129cm" svg:y1="28.185cm" svg:x2="20.129cm" svg:y2="28.109cm">
          <text:p/>
        </draw:line>
        <draw:line draw:style-name="gr10" draw:text-style-name="P3" draw:layer="layout" svg:x1="20.28cm" svg:y1="28.185cm" svg:x2="20.28cm" svg:y2="28.109cm">
          <text:p/>
        </draw:line>
        <draw:line draw:style-name="gr10" draw:text-style-name="P3" draw:layer="layout" svg:x1="20.356cm" svg:y1="28.185cm" svg:x2="20.356cm" svg:y2="28.109cm">
          <text:p/>
        </draw:line>
        <draw:line draw:style-name="gr10" draw:text-style-name="P3" draw:layer="layout" svg:x1="17.932cm" svg:y1="28.261cm" svg:x2="17.932cm" svg:y2="28.185cm">
          <text:p/>
        </draw:line>
        <draw:line draw:style-name="gr10" draw:text-style-name="P3" draw:layer="layout" svg:x1="18.008cm" svg:y1="28.261cm" svg:x2="18.008cm" svg:y2="28.185cm">
          <text:p/>
        </draw:line>
        <draw:line draw:style-name="gr10" draw:text-style-name="P3" draw:layer="layout" svg:x1="18.083cm" svg:y1="28.261cm" svg:x2="18.083cm" svg:y2="28.185cm">
          <text:p/>
        </draw:line>
        <draw:line draw:style-name="gr10" draw:text-style-name="P3" draw:layer="layout" svg:x1="18.462cm" svg:y1="28.261cm" svg:x2="18.462cm" svg:y2="28.185cm">
          <text:p/>
        </draw:line>
        <draw:line draw:style-name="gr10" draw:text-style-name="P3" draw:layer="layout" svg:x1="18.538cm" svg:y1="28.261cm" svg:x2="18.538cm" svg:y2="28.185cm">
          <text:p/>
        </draw:line>
        <draw:line draw:style-name="gr10" draw:text-style-name="P3" draw:layer="layout" svg:x1="18.614cm" svg:y1="28.261cm" svg:x2="18.614cm" svg:y2="28.185cm">
          <text:p/>
        </draw:line>
        <draw:line draw:style-name="gr10" draw:text-style-name="P3" draw:layer="layout" svg:x1="18.69cm" svg:y1="28.261cm" svg:x2="18.69cm" svg:y2="28.185cm">
          <text:p/>
        </draw:line>
        <draw:line draw:style-name="gr10" draw:text-style-name="P3" draw:layer="layout" svg:x1="18.841cm" svg:y1="28.261cm" svg:x2="18.841cm" svg:y2="28.185cm">
          <text:p/>
        </draw:line>
        <draw:line draw:style-name="gr10" draw:text-style-name="P3" draw:layer="layout" svg:x1="18.917cm" svg:y1="28.261cm" svg:x2="18.917cm" svg:y2="28.185cm">
          <text:p/>
        </draw:line>
        <draw:line draw:style-name="gr10" draw:text-style-name="P3" draw:layer="layout" svg:x1="18.993cm" svg:y1="28.261cm" svg:x2="18.993cm" svg:y2="28.185cm">
          <text:p/>
        </draw:line>
        <draw:line draw:style-name="gr10" draw:text-style-name="P3" draw:layer="layout" svg:x1="19.068cm" svg:y1="28.261cm" svg:x2="19.068cm" svg:y2="28.185cm">
          <text:p/>
        </draw:line>
        <draw:line draw:style-name="gr10" draw:text-style-name="P3" draw:layer="layout" svg:x1="19.296cm" svg:y1="28.261cm" svg:x2="19.296cm" svg:y2="28.185cm">
          <text:p/>
        </draw:line>
        <draw:line draw:style-name="gr10" draw:text-style-name="P3" draw:layer="layout" svg:x1="19.674cm" svg:y1="28.261cm" svg:x2="19.674cm" svg:y2="28.185cm">
          <text:p/>
        </draw:line>
        <draw:line draw:style-name="gr10" draw:text-style-name="P3" draw:layer="layout" svg:x1="19.902cm" svg:y1="28.261cm" svg:x2="19.902cm" svg:y2="28.185cm">
          <text:p/>
        </draw:line>
        <draw:line draw:style-name="gr10" draw:text-style-name="P3" draw:layer="layout" svg:x1="19.977cm" svg:y1="28.261cm" svg:x2="19.977cm" svg:y2="28.185cm">
          <text:p/>
        </draw:line>
        <draw:line draw:style-name="gr10" draw:text-style-name="P3" draw:layer="layout" svg:x1="20.129cm" svg:y1="28.261cm" svg:x2="20.129cm" svg:y2="28.185cm">
          <text:p/>
        </draw:line>
        <draw:line draw:style-name="gr10" draw:text-style-name="P3" draw:layer="layout" svg:x1="20.356cm" svg:y1="28.261cm" svg:x2="20.356cm" svg:y2="28.185cm">
          <text:p/>
        </draw:line>
        <draw:line draw:style-name="gr10" draw:text-style-name="P3" draw:layer="layout" svg:x1="17.932cm" svg:y1="28.337cm" svg:x2="17.932cm" svg:y2="28.261cm">
          <text:p/>
        </draw:line>
        <draw:line draw:style-name="gr10" draw:text-style-name="P3" draw:layer="layout" svg:x1="18.159cm" svg:y1="28.337cm" svg:x2="18.159cm" svg:y2="28.261cm">
          <text:p/>
        </draw:line>
        <draw:line draw:style-name="gr10" draw:text-style-name="P3" draw:layer="layout" svg:x1="18.311cm" svg:y1="28.337cm" svg:x2="18.311cm" svg:y2="28.261cm">
          <text:p/>
        </draw:line>
        <draw:line draw:style-name="gr10" draw:text-style-name="P3" draw:layer="layout" svg:x1="18.386cm" svg:y1="28.337cm" svg:x2="18.386cm" svg:y2="28.261cm">
          <text:p/>
        </draw:line>
        <draw:line draw:style-name="gr10" draw:text-style-name="P3" draw:layer="layout" svg:x1="18.462cm" svg:y1="28.337cm" svg:x2="18.462cm" svg:y2="28.261cm">
          <text:p/>
        </draw:line>
        <draw:line draw:style-name="gr10" draw:text-style-name="P3" draw:layer="layout" svg:x1="18.538cm" svg:y1="28.337cm" svg:x2="18.538cm" svg:y2="28.261cm">
          <text:p/>
        </draw:line>
        <draw:line draw:style-name="gr10" draw:text-style-name="P3" draw:layer="layout" svg:x1="18.614cm" svg:y1="28.337cm" svg:x2="18.614cm" svg:y2="28.261cm">
          <text:p/>
        </draw:line>
        <draw:line draw:style-name="gr10" draw:text-style-name="P3" draw:layer="layout" svg:x1="18.841cm" svg:y1="28.337cm" svg:x2="18.841cm" svg:y2="28.261cm">
          <text:p/>
        </draw:line>
        <draw:line draw:style-name="gr10" draw:text-style-name="P3" draw:layer="layout" svg:x1="19.068cm" svg:y1="28.337cm" svg:x2="19.068cm" svg:y2="28.261cm">
          <text:p/>
        </draw:line>
        <draw:line draw:style-name="gr10" draw:text-style-name="P3" draw:layer="layout" svg:x1="19.144cm" svg:y1="28.337cm" svg:x2="19.144cm" svg:y2="28.261cm">
          <text:p/>
        </draw:line>
        <draw:line draw:style-name="gr10" draw:text-style-name="P3" draw:layer="layout" svg:x1="19.22cm" svg:y1="28.337cm" svg:x2="19.22cm" svg:y2="28.261cm">
          <text:p/>
        </draw:line>
        <draw:line draw:style-name="gr10" draw:text-style-name="P3" draw:layer="layout" svg:x1="19.296cm" svg:y1="28.337cm" svg:x2="19.296cm" svg:y2="28.261cm">
          <text:p/>
        </draw:line>
        <draw:line draw:style-name="gr10" draw:text-style-name="P3" draw:layer="layout" svg:x1="19.447cm" svg:y1="28.337cm" svg:x2="19.447cm" svg:y2="28.261cm">
          <text:p/>
        </draw:line>
        <draw:line draw:style-name="gr10" draw:text-style-name="P3" draw:layer="layout" svg:x1="19.523cm" svg:y1="28.337cm" svg:x2="19.523cm" svg:y2="28.261cm">
          <text:p/>
        </draw:line>
        <draw:line draw:style-name="gr10" draw:text-style-name="P3" draw:layer="layout" svg:x1="19.599cm" svg:y1="28.337cm" svg:x2="19.599cm" svg:y2="28.261cm">
          <text:p/>
        </draw:line>
        <draw:line draw:style-name="gr10" draw:text-style-name="P3" draw:layer="layout" svg:x1="19.75cm" svg:y1="28.337cm" svg:x2="19.75cm" svg:y2="28.261cm">
          <text:p/>
        </draw:line>
        <draw:line draw:style-name="gr10" draw:text-style-name="P3" draw:layer="layout" svg:x1="19.826cm" svg:y1="28.337cm" svg:x2="19.826cm" svg:y2="28.261cm">
          <text:p/>
        </draw:line>
        <draw:line draw:style-name="gr10" draw:text-style-name="P3" draw:layer="layout" svg:x1="20.053cm" svg:y1="28.337cm" svg:x2="20.053cm" svg:y2="28.261cm">
          <text:p/>
        </draw:line>
        <draw:line draw:style-name="gr10" draw:text-style-name="P3" draw:layer="layout" svg:x1="20.28cm" svg:y1="28.337cm" svg:x2="20.28cm" svg:y2="28.261cm">
          <text:p/>
        </draw:line>
        <draw:line draw:style-name="gr10" draw:text-style-name="P3" draw:layer="layout" svg:x1="17.932cm" svg:y1="28.412cm" svg:x2="17.932cm" svg:y2="28.337cm">
          <text:p/>
        </draw:line>
        <draw:line draw:style-name="gr10" draw:text-style-name="P3" draw:layer="layout" svg:x1="18.159cm" svg:y1="28.412cm" svg:x2="18.159cm" svg:y2="28.337cm">
          <text:p/>
        </draw:line>
        <draw:line draw:style-name="gr10" draw:text-style-name="P3" draw:layer="layout" svg:x1="18.235cm" svg:y1="28.412cm" svg:x2="18.235cm" svg:y2="28.337cm">
          <text:p/>
        </draw:line>
        <draw:line draw:style-name="gr10" draw:text-style-name="P3" draw:layer="layout" svg:x1="18.311cm" svg:y1="28.412cm" svg:x2="18.311cm" svg:y2="28.337cm">
          <text:p/>
        </draw:line>
        <draw:line draw:style-name="gr10" draw:text-style-name="P3" draw:layer="layout" svg:x1="18.462cm" svg:y1="28.412cm" svg:x2="18.462cm" svg:y2="28.337cm">
          <text:p/>
        </draw:line>
        <draw:line draw:style-name="gr10" draw:text-style-name="P3" draw:layer="layout" svg:x1="18.538cm" svg:y1="28.412cm" svg:x2="18.538cm" svg:y2="28.337cm">
          <text:p/>
        </draw:line>
        <draw:line draw:style-name="gr10" draw:text-style-name="P3" draw:layer="layout" svg:x1="18.614cm" svg:y1="28.412cm" svg:x2="18.614cm" svg:y2="28.337cm">
          <text:p/>
        </draw:line>
        <draw:line draw:style-name="gr10" draw:text-style-name="P3" draw:layer="layout" svg:x1="18.69cm" svg:y1="28.412cm" svg:x2="18.69cm" svg:y2="28.337cm">
          <text:p/>
        </draw:line>
        <draw:line draw:style-name="gr10" draw:text-style-name="P3" draw:layer="layout" svg:x1="18.841cm" svg:y1="28.412cm" svg:x2="18.841cm" svg:y2="28.337cm">
          <text:p/>
        </draw:line>
        <draw:line draw:style-name="gr10" draw:text-style-name="P3" draw:layer="layout" svg:x1="18.917cm" svg:y1="28.412cm" svg:x2="18.917cm" svg:y2="28.337cm">
          <text:p/>
        </draw:line>
        <draw:line draw:style-name="gr10" draw:text-style-name="P3" draw:layer="layout" svg:x1="18.993cm" svg:y1="28.412cm" svg:x2="18.993cm" svg:y2="28.337cm">
          <text:p/>
        </draw:line>
        <draw:line draw:style-name="gr10" draw:text-style-name="P3" draw:layer="layout" svg:x1="19.068cm" svg:y1="28.412cm" svg:x2="19.068cm" svg:y2="28.337cm">
          <text:p/>
        </draw:line>
        <draw:line draw:style-name="gr10" draw:text-style-name="P3" draw:layer="layout" svg:x1="19.296cm" svg:y1="28.412cm" svg:x2="19.296cm" svg:y2="28.337cm">
          <text:p/>
        </draw:line>
        <draw:line draw:style-name="gr10" draw:text-style-name="P3" draw:layer="layout" svg:x1="19.523cm" svg:y1="28.412cm" svg:x2="19.523cm" svg:y2="28.337cm">
          <text:p/>
        </draw:line>
        <draw:line draw:style-name="gr10" draw:text-style-name="P3" draw:layer="layout" svg:x1="19.599cm" svg:y1="28.412cm" svg:x2="19.599cm" svg:y2="28.337cm">
          <text:p/>
        </draw:line>
        <draw:line draw:style-name="gr10" draw:text-style-name="P3" draw:layer="layout" svg:x1="19.826cm" svg:y1="28.412cm" svg:x2="19.826cm" svg:y2="28.337cm">
          <text:p/>
        </draw:line>
        <draw:line draw:style-name="gr10" draw:text-style-name="P3" draw:layer="layout" svg:x1="19.902cm" svg:y1="28.412cm" svg:x2="19.902cm" svg:y2="28.337cm">
          <text:p/>
        </draw:line>
        <draw:line draw:style-name="gr10" draw:text-style-name="P3" draw:layer="layout" svg:x1="20.053cm" svg:y1="28.412cm" svg:x2="20.053cm" svg:y2="28.337cm">
          <text:p/>
        </draw:line>
        <draw:line draw:style-name="gr10" draw:text-style-name="P3" draw:layer="layout" svg:x1="20.129cm" svg:y1="28.412cm" svg:x2="20.129cm" svg:y2="28.337cm">
          <text:p/>
        </draw:line>
        <draw:line draw:style-name="gr10" draw:text-style-name="P3" draw:layer="layout" svg:x1="20.205cm" svg:y1="28.412cm" svg:x2="20.205cm" svg:y2="28.337cm">
          <text:p/>
        </draw:line>
        <draw:line draw:style-name="gr10" draw:text-style-name="P3" draw:layer="layout" svg:x1="17.932cm" svg:y1="28.488cm" svg:x2="17.932cm" svg:y2="28.412cm">
          <text:p/>
        </draw:line>
        <draw:line draw:style-name="gr10" draw:text-style-name="P3" draw:layer="layout" svg:x1="18.159cm" svg:y1="28.488cm" svg:x2="18.159cm" svg:y2="28.412cm">
          <text:p/>
        </draw:line>
        <draw:line draw:style-name="gr10" draw:text-style-name="P3" draw:layer="layout" svg:x1="18.235cm" svg:y1="28.488cm" svg:x2="18.235cm" svg:y2="28.412cm">
          <text:p/>
        </draw:line>
        <draw:line draw:style-name="gr10" draw:text-style-name="P3" draw:layer="layout" svg:x1="18.311cm" svg:y1="28.488cm" svg:x2="18.311cm" svg:y2="28.412cm">
          <text:p/>
        </draw:line>
        <draw:line draw:style-name="gr10" draw:text-style-name="P3" draw:layer="layout" svg:x1="18.386cm" svg:y1="28.488cm" svg:x2="18.386cm" svg:y2="28.412cm">
          <text:p/>
        </draw:line>
        <draw:line draw:style-name="gr10" draw:text-style-name="P3" draw:layer="layout" svg:x1="18.462cm" svg:y1="28.488cm" svg:x2="18.462cm" svg:y2="28.412cm">
          <text:p/>
        </draw:line>
        <draw:line draw:style-name="gr10" draw:text-style-name="P3" draw:layer="layout" svg:x1="18.538cm" svg:y1="28.488cm" svg:x2="18.538cm" svg:y2="28.412cm">
          <text:p/>
        </draw:line>
        <draw:line draw:style-name="gr10" draw:text-style-name="P3" draw:layer="layout" svg:x1="18.765cm" svg:y1="28.488cm" svg:x2="18.765cm" svg:y2="28.412cm">
          <text:p/>
        </draw:line>
        <draw:line draw:style-name="gr10" draw:text-style-name="P3" draw:layer="layout" svg:x1="18.841cm" svg:y1="28.488cm" svg:x2="18.841cm" svg:y2="28.412cm">
          <text:p/>
        </draw:line>
        <draw:line draw:style-name="gr10" draw:text-style-name="P3" draw:layer="layout" svg:x1="19.068cm" svg:y1="28.488cm" svg:x2="19.068cm" svg:y2="28.412cm">
          <text:p/>
        </draw:line>
        <draw:line draw:style-name="gr10" draw:text-style-name="P3" draw:layer="layout" svg:x1="19.22cm" svg:y1="28.488cm" svg:x2="19.22cm" svg:y2="28.412cm">
          <text:p/>
        </draw:line>
        <draw:line draw:style-name="gr10" draw:text-style-name="P3" draw:layer="layout" svg:x1="19.599cm" svg:y1="28.488cm" svg:x2="19.599cm" svg:y2="28.412cm">
          <text:p/>
        </draw:line>
        <draw:line draw:style-name="gr10" draw:text-style-name="P3" draw:layer="layout" svg:x1="19.674cm" svg:y1="28.488cm" svg:x2="19.674cm" svg:y2="28.412cm">
          <text:p/>
        </draw:line>
        <draw:line draw:style-name="gr10" draw:text-style-name="P3" draw:layer="layout" svg:x1="19.75cm" svg:y1="28.488cm" svg:x2="19.75cm" svg:y2="28.412cm">
          <text:p/>
        </draw:line>
        <draw:line draw:style-name="gr10" draw:text-style-name="P3" draw:layer="layout" svg:x1="19.826cm" svg:y1="28.488cm" svg:x2="19.826cm" svg:y2="28.412cm">
          <text:p/>
        </draw:line>
        <draw:line draw:style-name="gr10" draw:text-style-name="P3" draw:layer="layout" svg:x1="19.902cm" svg:y1="28.488cm" svg:x2="19.902cm" svg:y2="28.412cm">
          <text:p/>
        </draw:line>
        <draw:line draw:style-name="gr10" draw:text-style-name="P3" draw:layer="layout" svg:x1="19.977cm" svg:y1="28.488cm" svg:x2="19.977cm" svg:y2="28.412cm">
          <text:p/>
        </draw:line>
        <draw:line draw:style-name="gr10" draw:text-style-name="P3" draw:layer="layout" svg:x1="20.053cm" svg:y1="28.488cm" svg:x2="20.053cm" svg:y2="28.412cm">
          <text:p/>
        </draw:line>
        <draw:line draw:style-name="gr10" draw:text-style-name="P3" draw:layer="layout" svg:x1="18.538cm" svg:y1="28.564cm" svg:x2="18.538cm" svg:y2="28.488cm">
          <text:p/>
        </draw:line>
        <draw:line draw:style-name="gr10" draw:text-style-name="P3" draw:layer="layout" svg:x1="18.841cm" svg:y1="28.564cm" svg:x2="18.841cm" svg:y2="28.488cm">
          <text:p/>
        </draw:line>
        <draw:line draw:style-name="gr10" draw:text-style-name="P3" draw:layer="layout" svg:x1="18.993cm" svg:y1="28.564cm" svg:x2="18.993cm" svg:y2="28.488cm">
          <text:p/>
        </draw:line>
        <draw:line draw:style-name="gr10" draw:text-style-name="P3" draw:layer="layout" svg:x1="19.144cm" svg:y1="28.564cm" svg:x2="19.144cm" svg:y2="28.488cm">
          <text:p/>
        </draw:line>
        <draw:line draw:style-name="gr10" draw:text-style-name="P3" draw:layer="layout" svg:x1="19.296cm" svg:y1="28.564cm" svg:x2="19.296cm" svg:y2="28.488cm">
          <text:p/>
        </draw:line>
        <draw:line draw:style-name="gr10" draw:text-style-name="P3" draw:layer="layout" svg:x1="19.371cm" svg:y1="28.564cm" svg:x2="19.371cm" svg:y2="28.488cm">
          <text:p/>
        </draw:line>
        <draw:line draw:style-name="gr10" draw:text-style-name="P3" draw:layer="layout" svg:x1="19.447cm" svg:y1="28.564cm" svg:x2="19.447cm" svg:y2="28.488cm">
          <text:p/>
        </draw:line>
        <draw:line draw:style-name="gr10" draw:text-style-name="P3" draw:layer="layout" svg:x1="19.75cm" svg:y1="28.564cm" svg:x2="19.75cm" svg:y2="28.488cm">
          <text:p/>
        </draw:line>
        <draw:line draw:style-name="gr10" draw:text-style-name="P3" draw:layer="layout" svg:x1="20.053cm" svg:y1="28.564cm" svg:x2="20.053cm" svg:y2="28.488cm">
          <text:p/>
        </draw:line>
        <draw:line draw:style-name="gr10" draw:text-style-name="P3" draw:layer="layout" svg:x1="20.205cm" svg:y1="28.564cm" svg:x2="20.205cm" svg:y2="28.488cm">
          <text:p/>
        </draw:line>
        <draw:line draw:style-name="gr10" draw:text-style-name="P3" draw:layer="layout" svg:x1="20.356cm" svg:y1="28.564cm" svg:x2="20.356cm" svg:y2="28.488cm">
          <text:p/>
        </draw:line>
        <draw:line draw:style-name="gr10" draw:text-style-name="P3" draw:layer="layout" svg:x1="17.932cm" svg:y1="28.64cm" svg:x2="17.932cm" svg:y2="28.564cm">
          <text:p/>
        </draw:line>
        <draw:line draw:style-name="gr10" draw:text-style-name="P3" draw:layer="layout" svg:x1="18.008cm" svg:y1="28.64cm" svg:x2="18.008cm" svg:y2="28.564cm">
          <text:p/>
        </draw:line>
        <draw:line draw:style-name="gr10" draw:text-style-name="P3" draw:layer="layout" svg:x1="18.083cm" svg:y1="28.64cm" svg:x2="18.083cm" svg:y2="28.564cm">
          <text:p/>
        </draw:line>
        <draw:line draw:style-name="gr10" draw:text-style-name="P3" draw:layer="layout" svg:x1="18.159cm" svg:y1="28.64cm" svg:x2="18.159cm" svg:y2="28.564cm">
          <text:p/>
        </draw:line>
        <draw:line draw:style-name="gr10" draw:text-style-name="P3" draw:layer="layout" svg:x1="18.235cm" svg:y1="28.64cm" svg:x2="18.235cm" svg:y2="28.564cm">
          <text:p/>
        </draw:line>
        <draw:line draw:style-name="gr10" draw:text-style-name="P3" draw:layer="layout" svg:x1="18.311cm" svg:y1="28.64cm" svg:x2="18.311cm" svg:y2="28.564cm">
          <text:p/>
        </draw:line>
        <draw:line draw:style-name="gr10" draw:text-style-name="P3" draw:layer="layout" svg:x1="18.386cm" svg:y1="28.64cm" svg:x2="18.386cm" svg:y2="28.564cm">
          <text:p/>
        </draw:line>
        <draw:line draw:style-name="gr10" draw:text-style-name="P3" draw:layer="layout" svg:x1="18.765cm" svg:y1="28.64cm" svg:x2="18.765cm" svg:y2="28.564cm">
          <text:p/>
        </draw:line>
        <draw:line draw:style-name="gr10" draw:text-style-name="P3" draw:layer="layout" svg:x1="18.841cm" svg:y1="28.64cm" svg:x2="18.841cm" svg:y2="28.564cm">
          <text:p/>
        </draw:line>
        <draw:line draw:style-name="gr10" draw:text-style-name="P3" draw:layer="layout" svg:x1="18.993cm" svg:y1="28.64cm" svg:x2="18.993cm" svg:y2="28.564cm">
          <text:p/>
        </draw:line>
        <draw:line draw:style-name="gr10" draw:text-style-name="P3" draw:layer="layout" svg:x1="19.068cm" svg:y1="28.64cm" svg:x2="19.068cm" svg:y2="28.564cm">
          <text:p/>
        </draw:line>
        <draw:line draw:style-name="gr10" draw:text-style-name="P3" draw:layer="layout" svg:x1="19.144cm" svg:y1="28.64cm" svg:x2="19.144cm" svg:y2="28.564cm">
          <text:p/>
        </draw:line>
        <draw:line draw:style-name="gr10" draw:text-style-name="P3" draw:layer="layout" svg:x1="19.296cm" svg:y1="28.64cm" svg:x2="19.296cm" svg:y2="28.564cm">
          <text:p/>
        </draw:line>
        <draw:line draw:style-name="gr10" draw:text-style-name="P3" draw:layer="layout" svg:x1="19.447cm" svg:y1="28.64cm" svg:x2="19.447cm" svg:y2="28.564cm">
          <text:p/>
        </draw:line>
        <draw:line draw:style-name="gr10" draw:text-style-name="P3" draw:layer="layout" svg:x1="19.599cm" svg:y1="28.64cm" svg:x2="19.599cm" svg:y2="28.564cm">
          <text:p/>
        </draw:line>
        <draw:line draw:style-name="gr10" draw:text-style-name="P3" draw:layer="layout" svg:x1="19.674cm" svg:y1="28.64cm" svg:x2="19.674cm" svg:y2="28.564cm">
          <text:p/>
        </draw:line>
        <draw:line draw:style-name="gr10" draw:text-style-name="P3" draw:layer="layout" svg:x1="19.75cm" svg:y1="28.64cm" svg:x2="19.75cm" svg:y2="28.564cm">
          <text:p/>
        </draw:line>
        <draw:line draw:style-name="gr10" draw:text-style-name="P3" draw:layer="layout" svg:x1="19.902cm" svg:y1="28.64cm" svg:x2="19.902cm" svg:y2="28.564cm">
          <text:p/>
        </draw:line>
        <draw:line draw:style-name="gr10" draw:text-style-name="P3" draw:layer="layout" svg:x1="20.053cm" svg:y1="28.64cm" svg:x2="20.053cm" svg:y2="28.564cm">
          <text:p/>
        </draw:line>
        <draw:line draw:style-name="gr10" draw:text-style-name="P3" draw:layer="layout" svg:x1="20.205cm" svg:y1="28.64cm" svg:x2="20.205cm" svg:y2="28.564cm">
          <text:p/>
        </draw:line>
        <draw:line draw:style-name="gr10" draw:text-style-name="P3" draw:layer="layout" svg:x1="20.28cm" svg:y1="28.64cm" svg:x2="20.28cm" svg:y2="28.564cm">
          <text:p/>
        </draw:line>
        <draw:line draw:style-name="gr10" draw:text-style-name="P3" draw:layer="layout" svg:x1="17.932cm" svg:y1="28.715cm" svg:x2="17.932cm" svg:y2="28.64cm">
          <text:p/>
        </draw:line>
        <draw:line draw:style-name="gr10" draw:text-style-name="P3" draw:layer="layout" svg:x1="18.386cm" svg:y1="28.715cm" svg:x2="18.386cm" svg:y2="28.64cm">
          <text:p/>
        </draw:line>
        <draw:line draw:style-name="gr10" draw:text-style-name="P3" draw:layer="layout" svg:x1="18.538cm" svg:y1="28.715cm" svg:x2="18.538cm" svg:y2="28.64cm">
          <text:p/>
        </draw:line>
        <draw:line draw:style-name="gr10" draw:text-style-name="P3" draw:layer="layout" svg:x1="18.614cm" svg:y1="28.715cm" svg:x2="18.614cm" svg:y2="28.64cm">
          <text:p/>
        </draw:line>
        <draw:line draw:style-name="gr10" draw:text-style-name="P3" draw:layer="layout" svg:x1="19.068cm" svg:y1="28.715cm" svg:x2="19.068cm" svg:y2="28.64cm">
          <text:p/>
        </draw:line>
        <draw:line draw:style-name="gr10" draw:text-style-name="P3" draw:layer="layout" svg:x1="19.523cm" svg:y1="28.715cm" svg:x2="19.523cm" svg:y2="28.64cm">
          <text:p/>
        </draw:line>
        <draw:line draw:style-name="gr10" draw:text-style-name="P3" draw:layer="layout" svg:x1="19.599cm" svg:y1="28.715cm" svg:x2="19.599cm" svg:y2="28.64cm">
          <text:p/>
        </draw:line>
        <draw:line draw:style-name="gr10" draw:text-style-name="P3" draw:layer="layout" svg:x1="19.674cm" svg:y1="28.715cm" svg:x2="19.674cm" svg:y2="28.64cm">
          <text:p/>
        </draw:line>
        <draw:line draw:style-name="gr10" draw:text-style-name="P3" draw:layer="layout" svg:x1="19.75cm" svg:y1="28.715cm" svg:x2="19.75cm" svg:y2="28.64cm">
          <text:p/>
        </draw:line>
        <draw:line draw:style-name="gr10" draw:text-style-name="P3" draw:layer="layout" svg:x1="20.053cm" svg:y1="28.715cm" svg:x2="20.053cm" svg:y2="28.64cm">
          <text:p/>
        </draw:line>
        <draw:line draw:style-name="gr10" draw:text-style-name="P3" draw:layer="layout" svg:x1="20.129cm" svg:y1="28.715cm" svg:x2="20.129cm" svg:y2="28.64cm">
          <text:p/>
        </draw:line>
        <draw:line draw:style-name="gr10" draw:text-style-name="P3" draw:layer="layout" svg:x1="20.205cm" svg:y1="28.715cm" svg:x2="20.205cm" svg:y2="28.64cm">
          <text:p/>
        </draw:line>
        <draw:line draw:style-name="gr10" draw:text-style-name="P3" draw:layer="layout" svg:x1="17.932cm" svg:y1="28.791cm" svg:x2="17.932cm" svg:y2="28.715cm">
          <text:p/>
        </draw:line>
        <draw:line draw:style-name="gr10" draw:text-style-name="P3" draw:layer="layout" svg:x1="18.083cm" svg:y1="28.791cm" svg:x2="18.083cm" svg:y2="28.715cm">
          <text:p/>
        </draw:line>
        <draw:line draw:style-name="gr10" draw:text-style-name="P3" draw:layer="layout" svg:x1="18.159cm" svg:y1="28.791cm" svg:x2="18.159cm" svg:y2="28.715cm">
          <text:p/>
        </draw:line>
        <draw:line draw:style-name="gr10" draw:text-style-name="P3" draw:layer="layout" svg:x1="18.235cm" svg:y1="28.791cm" svg:x2="18.235cm" svg:y2="28.715cm">
          <text:p/>
        </draw:line>
        <draw:line draw:style-name="gr10" draw:text-style-name="P3" draw:layer="layout" svg:x1="18.386cm" svg:y1="28.791cm" svg:x2="18.386cm" svg:y2="28.715cm">
          <text:p/>
        </draw:line>
        <draw:line draw:style-name="gr10" draw:text-style-name="P3" draw:layer="layout" svg:x1="18.538cm" svg:y1="28.791cm" svg:x2="18.538cm" svg:y2="28.715cm">
          <text:p/>
        </draw:line>
        <draw:line draw:style-name="gr10" draw:text-style-name="P3" draw:layer="layout" svg:x1="18.69cm" svg:y1="28.791cm" svg:x2="18.69cm" svg:y2="28.715cm">
          <text:p/>
        </draw:line>
        <draw:line draw:style-name="gr10" draw:text-style-name="P3" draw:layer="layout" svg:x1="18.765cm" svg:y1="28.791cm" svg:x2="18.765cm" svg:y2="28.715cm">
          <text:p/>
        </draw:line>
        <draw:line draw:style-name="gr10" draw:text-style-name="P3" draw:layer="layout" svg:x1="18.917cm" svg:y1="28.791cm" svg:x2="18.917cm" svg:y2="28.715cm">
          <text:p/>
        </draw:line>
        <draw:line draw:style-name="gr10" draw:text-style-name="P3" draw:layer="layout" svg:x1="18.993cm" svg:y1="28.791cm" svg:x2="18.993cm" svg:y2="28.715cm">
          <text:p/>
        </draw:line>
        <draw:line draw:style-name="gr10" draw:text-style-name="P3" draw:layer="layout" svg:x1="19.068cm" svg:y1="28.791cm" svg:x2="19.068cm" svg:y2="28.715cm">
          <text:p/>
        </draw:line>
        <draw:line draw:style-name="gr10" draw:text-style-name="P3" draw:layer="layout" svg:x1="19.296cm" svg:y1="28.791cm" svg:x2="19.296cm" svg:y2="28.715cm">
          <text:p/>
        </draw:line>
        <draw:line draw:style-name="gr10" draw:text-style-name="P3" draw:layer="layout" svg:x1="19.523cm" svg:y1="28.791cm" svg:x2="19.523cm" svg:y2="28.715cm">
          <text:p/>
        </draw:line>
        <draw:line draw:style-name="gr10" draw:text-style-name="P3" draw:layer="layout" svg:x1="19.75cm" svg:y1="28.791cm" svg:x2="19.75cm" svg:y2="28.715cm">
          <text:p/>
        </draw:line>
        <draw:line draw:style-name="gr10" draw:text-style-name="P3" draw:layer="layout" svg:x1="19.826cm" svg:y1="28.791cm" svg:x2="19.826cm" svg:y2="28.715cm">
          <text:p/>
        </draw:line>
        <draw:line draw:style-name="gr10" draw:text-style-name="P3" draw:layer="layout" svg:x1="19.902cm" svg:y1="28.791cm" svg:x2="19.902cm" svg:y2="28.715cm">
          <text:p/>
        </draw:line>
        <draw:line draw:style-name="gr10" draw:text-style-name="P3" draw:layer="layout" svg:x1="19.977cm" svg:y1="28.791cm" svg:x2="19.977cm" svg:y2="28.715cm">
          <text:p/>
        </draw:line>
        <draw:line draw:style-name="gr10" draw:text-style-name="P3" draw:layer="layout" svg:x1="20.053cm" svg:y1="28.791cm" svg:x2="20.053cm" svg:y2="28.715cm">
          <text:p/>
        </draw:line>
        <draw:line draw:style-name="gr10" draw:text-style-name="P3" draw:layer="layout" svg:x1="20.129cm" svg:y1="28.791cm" svg:x2="20.129cm" svg:y2="28.715cm">
          <text:p/>
        </draw:line>
        <draw:line draw:style-name="gr10" draw:text-style-name="P3" draw:layer="layout" svg:x1="20.28cm" svg:y1="28.791cm" svg:x2="20.28cm" svg:y2="28.715cm">
          <text:p/>
        </draw:line>
        <draw:line draw:style-name="gr10" draw:text-style-name="P3" draw:layer="layout" svg:x1="17.932cm" svg:y1="28.867cm" svg:x2="17.932cm" svg:y2="28.791cm">
          <text:p/>
        </draw:line>
        <draw:line draw:style-name="gr10" draw:text-style-name="P3" draw:layer="layout" svg:x1="18.083cm" svg:y1="28.867cm" svg:x2="18.083cm" svg:y2="28.791cm">
          <text:p/>
        </draw:line>
        <draw:line draw:style-name="gr10" draw:text-style-name="P3" draw:layer="layout" svg:x1="18.159cm" svg:y1="28.867cm" svg:x2="18.159cm" svg:y2="28.791cm">
          <text:p/>
        </draw:line>
        <draw:line draw:style-name="gr10" draw:text-style-name="P3" draw:layer="layout" svg:x1="18.235cm" svg:y1="28.867cm" svg:x2="18.235cm" svg:y2="28.791cm">
          <text:p/>
        </draw:line>
        <draw:line draw:style-name="gr10" draw:text-style-name="P3" draw:layer="layout" svg:x1="18.386cm" svg:y1="28.867cm" svg:x2="18.386cm" svg:y2="28.791cm">
          <text:p/>
        </draw:line>
        <draw:line draw:style-name="gr10" draw:text-style-name="P3" draw:layer="layout" svg:x1="18.538cm" svg:y1="28.867cm" svg:x2="18.538cm" svg:y2="28.791cm">
          <text:p/>
        </draw:line>
        <draw:line draw:style-name="gr10" draw:text-style-name="P3" draw:layer="layout" svg:x1="18.614cm" svg:y1="28.867cm" svg:x2="18.614cm" svg:y2="28.791cm">
          <text:p/>
        </draw:line>
        <draw:line draw:style-name="gr10" draw:text-style-name="P3" draw:layer="layout" svg:x1="18.69cm" svg:y1="28.867cm" svg:x2="18.69cm" svg:y2="28.791cm">
          <text:p/>
        </draw:line>
        <draw:line draw:style-name="gr10" draw:text-style-name="P3" draw:layer="layout" svg:x1="18.841cm" svg:y1="28.867cm" svg:x2="18.841cm" svg:y2="28.791cm">
          <text:p/>
        </draw:line>
        <draw:line draw:style-name="gr10" draw:text-style-name="P3" draw:layer="layout" svg:x1="19.068cm" svg:y1="28.867cm" svg:x2="19.068cm" svg:y2="28.791cm">
          <text:p/>
        </draw:line>
        <draw:line draw:style-name="gr10" draw:text-style-name="P3" draw:layer="layout" svg:x1="19.144cm" svg:y1="28.867cm" svg:x2="19.144cm" svg:y2="28.791cm">
          <text:p/>
        </draw:line>
        <draw:line draw:style-name="gr10" draw:text-style-name="P3" draw:layer="layout" svg:x1="19.447cm" svg:y1="28.867cm" svg:x2="19.447cm" svg:y2="28.791cm">
          <text:p/>
        </draw:line>
        <draw:line draw:style-name="gr10" draw:text-style-name="P3" draw:layer="layout" svg:x1="19.674cm" svg:y1="28.867cm" svg:x2="19.674cm" svg:y2="28.791cm">
          <text:p/>
        </draw:line>
        <draw:line draw:style-name="gr10" draw:text-style-name="P3" draw:layer="layout" svg:x1="19.826cm" svg:y1="28.867cm" svg:x2="19.826cm" svg:y2="28.791cm">
          <text:p/>
        </draw:line>
        <draw:line draw:style-name="gr10" draw:text-style-name="P3" draw:layer="layout" svg:x1="20.053cm" svg:y1="28.867cm" svg:x2="20.053cm" svg:y2="28.791cm">
          <text:p/>
        </draw:line>
        <draw:line draw:style-name="gr10" draw:text-style-name="P3" draw:layer="layout" svg:x1="20.28cm" svg:y1="28.867cm" svg:x2="20.28cm" svg:y2="28.791cm">
          <text:p/>
        </draw:line>
        <draw:line draw:style-name="gr10" draw:text-style-name="P3" draw:layer="layout" svg:x1="20.356cm" svg:y1="28.867cm" svg:x2="20.356cm" svg:y2="28.791cm">
          <text:p/>
        </draw:line>
        <draw:line draw:style-name="gr10" draw:text-style-name="P3" draw:layer="layout" svg:x1="17.932cm" svg:y1="28.943cm" svg:x2="17.932cm" svg:y2="28.867cm">
          <text:p/>
        </draw:line>
        <draw:line draw:style-name="gr10" draw:text-style-name="P3" draw:layer="layout" svg:x1="18.083cm" svg:y1="28.943cm" svg:x2="18.083cm" svg:y2="28.867cm">
          <text:p/>
        </draw:line>
        <draw:line draw:style-name="gr10" draw:text-style-name="P3" draw:layer="layout" svg:x1="18.159cm" svg:y1="28.943cm" svg:x2="18.159cm" svg:y2="28.867cm">
          <text:p/>
        </draw:line>
        <draw:line draw:style-name="gr10" draw:text-style-name="P3" draw:layer="layout" svg:x1="18.235cm" svg:y1="28.943cm" svg:x2="18.235cm" svg:y2="28.867cm">
          <text:p/>
        </draw:line>
        <draw:line draw:style-name="gr10" draw:text-style-name="P3" draw:layer="layout" svg:x1="18.386cm" svg:y1="28.943cm" svg:x2="18.386cm" svg:y2="28.867cm">
          <text:p/>
        </draw:line>
        <draw:line draw:style-name="gr10" draw:text-style-name="P3" draw:layer="layout" svg:x1="18.538cm" svg:y1="28.943cm" svg:x2="18.538cm" svg:y2="28.867cm">
          <text:p/>
        </draw:line>
        <draw:line draw:style-name="gr10" draw:text-style-name="P3" draw:layer="layout" svg:x1="18.765cm" svg:y1="28.943cm" svg:x2="18.765cm" svg:y2="28.867cm">
          <text:p/>
        </draw:line>
        <draw:line draw:style-name="gr10" draw:text-style-name="P3" draw:layer="layout" svg:x1="18.917cm" svg:y1="28.943cm" svg:x2="18.917cm" svg:y2="28.867cm">
          <text:p/>
        </draw:line>
        <draw:line draw:style-name="gr10" draw:text-style-name="P3" draw:layer="layout" svg:x1="19.371cm" svg:y1="28.943cm" svg:x2="19.371cm" svg:y2="28.867cm">
          <text:p/>
        </draw:line>
        <draw:line draw:style-name="gr10" draw:text-style-name="P3" draw:layer="layout" svg:x1="19.523cm" svg:y1="28.943cm" svg:x2="19.523cm" svg:y2="28.867cm">
          <text:p/>
        </draw:line>
        <draw:line draw:style-name="gr10" draw:text-style-name="P3" draw:layer="layout" svg:x1="19.599cm" svg:y1="28.943cm" svg:x2="19.599cm" svg:y2="28.867cm">
          <text:p/>
        </draw:line>
        <draw:line draw:style-name="gr10" draw:text-style-name="P3" draw:layer="layout" svg:x1="19.75cm" svg:y1="28.943cm" svg:x2="19.75cm" svg:y2="28.867cm">
          <text:p/>
        </draw:line>
        <draw:line draw:style-name="gr10" draw:text-style-name="P3" draw:layer="layout" svg:x1="19.826cm" svg:y1="28.943cm" svg:x2="19.826cm" svg:y2="28.867cm">
          <text:p/>
        </draw:line>
        <draw:line draw:style-name="gr10" draw:text-style-name="P3" draw:layer="layout" svg:x1="19.902cm" svg:y1="28.943cm" svg:x2="19.902cm" svg:y2="28.867cm">
          <text:p/>
        </draw:line>
        <draw:line draw:style-name="gr10" draw:text-style-name="P3" draw:layer="layout" svg:x1="19.977cm" svg:y1="28.943cm" svg:x2="19.977cm" svg:y2="28.867cm">
          <text:p/>
        </draw:line>
        <draw:line draw:style-name="gr10" draw:text-style-name="P3" draw:layer="layout" svg:x1="20.129cm" svg:y1="28.943cm" svg:x2="20.129cm" svg:y2="28.867cm">
          <text:p/>
        </draw:line>
        <draw:line draw:style-name="gr10" draw:text-style-name="P3" draw:layer="layout" svg:x1="20.205cm" svg:y1="28.943cm" svg:x2="20.205cm" svg:y2="28.867cm">
          <text:p/>
        </draw:line>
        <draw:line draw:style-name="gr10" draw:text-style-name="P3" draw:layer="layout" svg:x1="17.932cm" svg:y1="29.018cm" svg:x2="17.932cm" svg:y2="28.943cm">
          <text:p/>
        </draw:line>
        <draw:line draw:style-name="gr10" draw:text-style-name="P3" draw:layer="layout" svg:x1="18.386cm" svg:y1="29.018cm" svg:x2="18.386cm" svg:y2="28.943cm">
          <text:p/>
        </draw:line>
        <draw:line draw:style-name="gr10" draw:text-style-name="P3" draw:layer="layout" svg:x1="18.841cm" svg:y1="29.018cm" svg:x2="18.841cm" svg:y2="28.943cm">
          <text:p/>
        </draw:line>
        <draw:line draw:style-name="gr10" draw:text-style-name="P3" draw:layer="layout" svg:x1="18.993cm" svg:y1="29.018cm" svg:x2="18.993cm" svg:y2="28.943cm">
          <text:p/>
        </draw:line>
        <draw:line draw:style-name="gr10" draw:text-style-name="P3" draw:layer="layout" svg:x1="19.144cm" svg:y1="29.018cm" svg:x2="19.144cm" svg:y2="28.943cm">
          <text:p/>
        </draw:line>
        <draw:line draw:style-name="gr10" draw:text-style-name="P3" draw:layer="layout" svg:x1="19.371cm" svg:y1="29.018cm" svg:x2="19.371cm" svg:y2="28.943cm">
          <text:p/>
        </draw:line>
        <draw:line draw:style-name="gr10" draw:text-style-name="P3" draw:layer="layout" svg:x1="19.447cm" svg:y1="29.018cm" svg:x2="19.447cm" svg:y2="28.943cm">
          <text:p/>
        </draw:line>
        <draw:line draw:style-name="gr10" draw:text-style-name="P3" draw:layer="layout" svg:x1="19.523cm" svg:y1="29.018cm" svg:x2="19.523cm" svg:y2="28.943cm">
          <text:p/>
        </draw:line>
        <draw:line draw:style-name="gr10" draw:text-style-name="P3" draw:layer="layout" svg:x1="19.599cm" svg:y1="29.018cm" svg:x2="19.599cm" svg:y2="28.943cm">
          <text:p/>
        </draw:line>
        <draw:line draw:style-name="gr10" draw:text-style-name="P3" draw:layer="layout" svg:x1="19.826cm" svg:y1="29.018cm" svg:x2="19.826cm" svg:y2="28.943cm">
          <text:p/>
        </draw:line>
        <draw:line draw:style-name="gr10" draw:text-style-name="P3" draw:layer="layout" svg:x1="19.902cm" svg:y1="29.018cm" svg:x2="19.902cm" svg:y2="28.943cm">
          <text:p/>
        </draw:line>
        <draw:line draw:style-name="gr10" draw:text-style-name="P3" draw:layer="layout" svg:x1="20.053cm" svg:y1="29.018cm" svg:x2="20.053cm" svg:y2="28.943cm">
          <text:p/>
        </draw:line>
        <draw:line draw:style-name="gr10" draw:text-style-name="P3" draw:layer="layout" svg:x1="20.129cm" svg:y1="29.018cm" svg:x2="20.129cm" svg:y2="28.943cm">
          <text:p/>
        </draw:line>
        <draw:line draw:style-name="gr10" draw:text-style-name="P3" draw:layer="layout" svg:x1="20.205cm" svg:y1="29.018cm" svg:x2="20.205cm" svg:y2="28.943cm">
          <text:p/>
        </draw:line>
        <draw:line draw:style-name="gr10" draw:text-style-name="P3" draw:layer="layout" svg:x1="17.932cm" svg:y1="29.094cm" svg:x2="17.932cm" svg:y2="29.018cm">
          <text:p/>
        </draw:line>
        <draw:line draw:style-name="gr10" draw:text-style-name="P3" draw:layer="layout" svg:x1="18.008cm" svg:y1="29.094cm" svg:x2="18.008cm" svg:y2="29.018cm">
          <text:p/>
        </draw:line>
        <draw:line draw:style-name="gr10" draw:text-style-name="P3" draw:layer="layout" svg:x1="18.083cm" svg:y1="29.094cm" svg:x2="18.083cm" svg:y2="29.018cm">
          <text:p/>
        </draw:line>
        <draw:line draw:style-name="gr10" draw:text-style-name="P3" draw:layer="layout" svg:x1="18.159cm" svg:y1="29.094cm" svg:x2="18.159cm" svg:y2="29.018cm">
          <text:p/>
        </draw:line>
        <draw:line draw:style-name="gr10" draw:text-style-name="P3" draw:layer="layout" svg:x1="18.235cm" svg:y1="29.094cm" svg:x2="18.235cm" svg:y2="29.018cm">
          <text:p/>
        </draw:line>
        <draw:line draw:style-name="gr10" draw:text-style-name="P3" draw:layer="layout" svg:x1="18.311cm" svg:y1="29.094cm" svg:x2="18.311cm" svg:y2="29.018cm">
          <text:p/>
        </draw:line>
        <draw:line draw:style-name="gr10" draw:text-style-name="P3" draw:layer="layout" svg:x1="18.386cm" svg:y1="29.094cm" svg:x2="18.386cm" svg:y2="29.018cm">
          <text:p/>
        </draw:line>
        <draw:line draw:style-name="gr10" draw:text-style-name="P3" draw:layer="layout" svg:x1="18.538cm" svg:y1="29.094cm" svg:x2="18.538cm" svg:y2="29.018cm">
          <text:p/>
        </draw:line>
        <draw:line draw:style-name="gr10" draw:text-style-name="P3" draw:layer="layout" svg:x1="18.614cm" svg:y1="29.094cm" svg:x2="18.614cm" svg:y2="29.018cm">
          <text:p/>
        </draw:line>
        <draw:line draw:style-name="gr10" draw:text-style-name="P3" draw:layer="layout" svg:x1="18.841cm" svg:y1="29.094cm" svg:x2="18.841cm" svg:y2="29.018cm">
          <text:p/>
        </draw:line>
        <draw:line draw:style-name="gr10" draw:text-style-name="P3" draw:layer="layout" svg:x1="18.993cm" svg:y1="29.094cm" svg:x2="18.993cm" svg:y2="29.018cm">
          <text:p/>
        </draw:line>
        <draw:line draw:style-name="gr10" draw:text-style-name="P3" draw:layer="layout" svg:x1="19.22cm" svg:y1="29.094cm" svg:x2="19.22cm" svg:y2="29.018cm">
          <text:p/>
        </draw:line>
        <draw:line draw:style-name="gr10" draw:text-style-name="P3" draw:layer="layout" svg:x1="19.371cm" svg:y1="29.094cm" svg:x2="19.371cm" svg:y2="29.018cm">
          <text:p/>
        </draw:line>
        <draw:line draw:style-name="gr10" draw:text-style-name="P3" draw:layer="layout" svg:x1="19.599cm" svg:y1="29.094cm" svg:x2="19.599cm" svg:y2="29.018cm">
          <text:p/>
        </draw:line>
        <draw:line draw:style-name="gr10" draw:text-style-name="P3" draw:layer="layout" svg:x1="19.674cm" svg:y1="29.094cm" svg:x2="19.674cm" svg:y2="29.018cm">
          <text:p/>
        </draw:line>
        <draw:line draw:style-name="gr10" draw:text-style-name="P3" draw:layer="layout" svg:x1="19.75cm" svg:y1="29.094cm" svg:x2="19.75cm" svg:y2="29.018cm">
          <text:p/>
        </draw:line>
        <draw:line draw:style-name="gr10" draw:text-style-name="P3" draw:layer="layout" svg:x1="19.826cm" svg:y1="29.094cm" svg:x2="19.826cm" svg:y2="29.018cm">
          <text:p/>
        </draw:line>
        <draw:line draw:style-name="gr10" draw:text-style-name="P3" draw:layer="layout" svg:x1="19.902cm" svg:y1="29.094cm" svg:x2="19.902cm" svg:y2="29.018cm">
          <text:p/>
        </draw:line>
        <draw:line draw:style-name="gr10" draw:text-style-name="P3" draw:layer="layout" svg:x1="19.977cm" svg:y1="29.094cm" svg:x2="19.977cm" svg:y2="29.018cm">
          <text:p/>
        </draw:line>
        <draw:line draw:style-name="gr10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1" draw:text-style-name="P3" draw:layer="layout" svg:x1="1.5cm" svg:y1="32.7cm" svg:x2="1.5cm" svg:y2="31.7cm">
          <text:p/>
        </draw:line>
        <draw:line draw:style-name="gr11" draw:text-style-name="P3" draw:layer="layout" svg:x1="22.5cm" svg:y1="32.7cm" svg:x2="22.5cm" svg:y2="31.7cm">
          <text:p/>
        </draw:line>
        <draw:line draw:style-name="gr11" draw:text-style-name="P3" draw:layer="layout" svg:x1="26.1cm" svg:y1="32.7cm" svg:x2="26.1cm" svg:y2="31.7cm">
          <text:p/>
        </draw:line>
        <draw:line draw:style-name="gr11" draw:text-style-name="P3" draw:layer="layout" svg:x1="47.1cm" svg:y1="32.7cm" svg:x2="47.1cm" svg:y2="31.7cm">
          <text:p/>
        </draw:line>
        <draw:line draw:style-name="gr11" draw:text-style-name="P3" draw:layer="layout" svg:x1="1.5cm" svg:y1="0cm" svg:x2="1.5cm" svg:y2="1cm">
          <text:p/>
        </draw:line>
        <draw:line draw:style-name="gr11" draw:text-style-name="P3" draw:layer="layout" svg:x1="22.5cm" svg:y1="0cm" svg:x2="22.5cm" svg:y2="1cm">
          <text:p/>
        </draw:line>
        <draw:line draw:style-name="gr11" draw:text-style-name="P3" draw:layer="layout" svg:x1="26.1cm" svg:y1="0cm" svg:x2="26.1cm" svg:y2="1cm">
          <text:p/>
        </draw:line>
        <draw:line draw:style-name="gr11" draw:text-style-name="P3" draw:layer="layout" svg:x1="47.1cm" svg:y1="0cm" svg:x2="47.1cm" svg:y2="1cm">
          <text:p/>
        </draw:line>
        <draw:line draw:style-name="gr11" draw:text-style-name="P3" draw:layer="layout" svg:x1="0cm" svg:y1="1.5cm" svg:x2="1cm" svg:y2="1.5cm">
          <text:p/>
        </draw:line>
        <draw:line draw:style-name="gr11" draw:text-style-name="P3" draw:layer="layout" svg:x1="0cm" svg:y1="31.2cm" svg:x2="1cm" svg:y2="31.2cm">
          <text:p/>
        </draw:line>
        <draw:line draw:style-name="gr11" draw:text-style-name="P3" draw:layer="layout" svg:x1="48.6cm" svg:y1="1.5cm" svg:x2="47.6cm" svg:y2="1.5cm">
          <text:p/>
        </draw:line>
        <draw:line draw:style-name="gr11" draw:text-style-name="P3" draw:layer="layout" svg:x1="48.6cm" svg:y1="31.2cm" svg:x2="47.6cm" svg:y2="31.2cm">
          <text:p/>
        </draw:line>
        <draw:frame draw:style-name="gr9" draw:text-style-name="P12" draw:layer="layout" svg:width="2.026cm" svg:height="0.475cm" svg:x="18.156cm" svg:y="26.066cm">
          <draw:text-box>
            <text:p text:style-name="P11"><text:span text:style-name="T5">document</text:span></text:p>
          </draw:text-box>
        </draw:frame>
        <draw:frame draw:style-name="gr8" draw:text-style-name="P3" draw:layer="layout" svg:width="1.893cm" svg:height="2.21cm" svg:x="23.4cm" svg:y="2.54cm">
          <draw:image xlink:href="Pictures/10000201000001C6000002121FC73BFD949025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SansCJKjpIdentityH" svg:font-family="NotoSansCJKjpIdentityH"/>
    <style:font-face style:name="NotoSansCJKjpularIdentityH" svg:font-family="NotoSansCJKjpularIdentityH"/>
    <style:font-face style:name="MS Gothic" svg:font-family="'MS Gothic'" style:font-pitch="variable"/>
    <style:font-face style:name="Noto Serif KR1" svg:font-family="'Noto Serif KR'" style:font-pitch="variable"/>
    <style:font-face style:name="NotoSansCJKjpIdentityH1" svg:font-family="NotoSansCJKjpIdentityH" style:font-pitch="variable"/>
    <style:font-face style:name="NotoSansCJKjpularIdentityH1" svg:font-family="NotoSansCJKjpularIdentityH" style:font-pitch="variable"/>
    <style:font-face style:name="Tahoma1" svg:font-family="Tahoma" style:font-pitch="variable"/>
    <style:font-face style:name="맑은 고딕1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KR" svg:font-family="'Noto Serif KR'" style:font-family-generic="roman" style:font-pitch="variable"/>
    <style:font-face style:name="맑은 고딕" svg:font-family="'맑은 고딕'" style:font-family-generic="roman" style:font-pitch="variable"/>
    <style:font-face style:name="휴먼둥근헤드라인" svg:font-family="휴먼둥근헤드라인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Noto Serif KR2" svg:font-family="'Noto Serif KR'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8.6cm" fo:page-height="3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06T12:18:07.808000000</dc:date>
    <meta:editing-duration>PT1H30M17S</meta:editing-duration>
    <meta:editing-cycles>3</meta:editing-cycles>
    <meta:generator>LibreOffice/7.1.4.2$Windows_X86_64 LibreOffice_project/a529a4fab45b75fefc5b6226684193eb000654f6</meta:generator>
    <meta:document-statistic meta:object-count="1818"/>
  </office:meta>
</office:document-meta>
</file>